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Pictures/2000000E000000DF000000DFEBC41A6293732F30.svm" manifest:media-type="image/x-svm"/>
  <manifest:file-entry manifest:full-path="Object 12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Pictures/2000000E000000DF000000DFEBC41A6293732F30.svm" manifest:media-type="image/x-svm"/>
  <manifest:file-entry manifest:full-path="Object 15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Pictures/2000000E000000DF000000DFEBC41A6293732F30.svm" manifest:media-type="image/x-svm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Pictures/2000000E000000DF000000DFEBC41A6293732F30.svm" manifest:media-type="image/x-svm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Pictures/2000000E000000DF000000DFEBC41A6293732F30.svm" manifest:media-type="image/x-svm"/>
  <manifest:file-entry manifest:full-path="Object 1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Pictures/2000000E000000DF000000DFEBC41A6293732F30.svm" manifest:media-type="image/x-svm"/>
  <manifest:file-entry manifest:full-path="Object 13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3cm"/>
    </style:style>
    <style:style style:name="co3" style:family="table-column">
      <style:table-column-properties fo:break-before="auto" style:column-width="2.6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" style:family="table-cell" style:parent-style-name="Default" style:data-style-name="N11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6" style:family="table-cell" style:parent-style-name="Default" style:data-style-name="N11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" style:family="table-cell" style:parent-style-name="Default" style:data-style-name="N11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6cm" svg:height="8.988cm" svg:x="1.793cm" svg:y="25.965cm">
            <draw:object draw:notify-on-update-of-ranges="Sheet1.G3:Sheet1.G52 Sheet1.H3:Sheet1.H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8cm" svg:height="8.992cm" svg:x="28.907cm" svg:y="7.814cm">
            <draw:object draw:notify-on-update-of-ranges="Sheet1.N3:Sheet1.N16 Sheet1.O3:Sheet1.O16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16.006cm" svg:height="9.009cm" svg:x="28.934cm" svg:y="16.743cm">
            <draw:object draw:notify-on-update-of-ranges="Sheet1.N3:Sheet1.N16 Sheet1.Q3:Sheet1.Q16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3" draw:style-name="gr1" draw:text-style-name="P1" svg:width="15.996cm" svg:height="8.988cm" svg:x="19.462cm" svg:y="26.431cm">
            <draw:object draw:notify-on-update-of-ranges="Sheet1.G3:Sheet1.G52 Sheet1.K3:Sheet1.K52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3"/>
        <table:table-column table:style-name="co1" table:number-columns-repeated="5" table:default-cell-style-name="ce6"/>
        <table:table-column table:style-name="co1" table:number-columns-repeated="9" table:default-cell-style-name="Default"/>
        <table:table-row table:style-name="ro1">
          <table:table-cell/>
          <table:table-cell table:style-name="Default" table:number-columns-repeated="10"/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XM</text:p>
          </table:table-cell>
          <table:table-cell table:style-name="ce1" office:value-type="string" calcext:value-type="string">
            <text:p>YM</text:p>
          </table:table-cell>
          <table:table-cell table:style-name="ce1" office:value-type="string" calcext:value-type="string">
            <text:p>dy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Y-y_0 (m)</text:p>
          </table:table-cell>
          <table:table-cell table:style-name="ce1" office:value-type="string" calcext:value-type="string">
            <text:p>Smear (pixel)</text:p>
          </table:table-cell>
          <table:table-cell table:style-name="ce1" office:value-type="string" calcext:value-type="string">
            <text:p>y adj (pixel)</text:p>
          </table:table-cell>
          <table:table-cell table:style-name="ce1" office:value-type="string" calcext:value-type="string">
            <text:p>y adj (m)</text:p>
          </table:table-cell>
          <table:table-cell table:number-columns-repeated="2"/>
          <table:table-cell office:value-type="string" calcext:value-type="string">
            <text:p>Frame</text:p>
          </table:table-cell>
          <table:table-cell office:value-type="string" calcext:value-type="string">
            <text:p>Smear (pixel)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Residual</text:p>
          </table:table-cell>
          <table:table-cell/>
          <table:table-cell office:value-type="string" calcext:value-type="string">
            <text:p>coef</text:p>
          </table:table-cell>
          <table:table-cell office:value-type="string" calcext:value-type="string">
            <text:p>pw</text:p>
          </table:table-cell>
        </table:table-row>
        <table:table-row table:style-name="ro1">
          <table:table-cell table:formula="of:=0.04/76" office:value-type="float" office:value="0.000526315789473684" calcext:value-type="float">
            <text:p>0.0005263157894736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03" calcext:value-type="float">
            <text:p>1103</text:p>
          </table:table-cell>
          <table:table-cell table:style-name="ce2" office:value-type="float" office:value="110.929" calcext:value-type="float">
            <text:p>110.929</text:p>
          </table:table-cell>
          <table:table-cell table:style-name="ce2" office:value-type="float" office:value="55.854" calcext:value-type="float">
            <text:p>55.854</text:p>
          </table:table-cell>
          <table:table-cell table:style-name="ce2"/>
          <table:table-cell table:style-name="ce5" office:value-type="float" office:value="0" calcext:value-type="float">
            <text:p>0.00000</text:p>
          </table:table-cell>
          <table:table-cell table:style-name="ce5" table:formula="of:=0" office:value-type="float" office:value="0" calcext:value-type="float">
            <text:p>0.00000</text:p>
          </table:table-cell>
          <table:table-cell table:style-name="ce5" table:formula="of:=([.B3]^2*[.$S$3]+[.B3]*[.$S$4]+[.$S$5])" office:value-type="float" office:value="1.2672334" calcext:value-type="float">
            <text:p>1.26723</text:p>
          </table:table-cell>
          <table:table-cell table:style-name="ce5" table:formula="of:=[.E3]+[.I3]" office:value-type="float" office:value="57.1212334" calcext:value-type="float">
            <text:p>57.12123</text:p>
          </table:table-cell>
          <table:table-cell table:style-name="ce5" office:value-type="float" office:value="0" calcext:value-type="float">
            <text:p>0.0000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 ([.N3]^2*[.$S$3]+[.N3]*[.$S$4]+[.$S$5])" office:value-type="float" office:value="6.2523734" calcext:value-type="float">
            <text:p>6.2523734</text:p>
          </table:table-cell>
          <table:table-cell table:formula="of:=[.P3]-[.O3]" office:value-type="float" office:value="-0.7476266" calcext:value-type="float">
            <text:p>-0.7476266</text:p>
          </table:table-cell>
          <table:table-cell/>
          <table:table-cell office:value-type="float" office:value="0.0017194" calcext:value-type="float">
            <text:p>0.00171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98" calcext:value-type="float">
            <text:p>1098</text:p>
          </table:table-cell>
          <table:table-cell office:value-type="float" office:value="110.624" calcext:value-type="float">
            <text:p>110.624</text:p>
          </table:table-cell>
          <table:table-cell office:value-type="float" office:value="61.393" calcext:value-type="float">
            <text:p>61.393</text:p>
          </table:table-cell>
          <table:table-cell table:formula="of:=[.E4]-[.E3]" office:value-type="float" office:value="5.539" calcext:value-type="float">
            <text:p>5.539</text:p>
          </table:table-cell>
          <table:table-cell table:formula="of:=([.B4]-1)/[.$A$2]" office:value-type="float" office:value="0.00416666666666667" calcext:value-type="float">
            <text:p>0.00417</text:p>
          </table:table-cell>
          <table:table-cell table:formula="of:=([.E4]-[.$E$3]) *[.$A$3]" office:value-type="float" office:value="0.00291526315789474" calcext:value-type="float">
            <text:p>0.00292</text:p>
          </table:table-cell>
          <table:table-cell table:formula="of:=([.B4]^2*[.$S$3]+[.B4]*[.$S$4]+[.$S$5])" office:value-type="float" office:value="1.2826856" calcext:value-type="float">
            <text:p>1.28269</text:p>
          </table:table-cell>
          <table:table-cell table:formula="of:=[.E4]+[.I4]" office:value-type="float" office:value="62.6756856" calcext:value-type="float">
            <text:p>62.67569</text:p>
          </table:table-cell>
          <table:table-cell table:formula="of:=([.J4]-[.$J$3]) * [.$A$3]" office:value-type="float" office:value="0.00292339589473684" calcext:value-type="float">
            <text:p>0.00292</text:p>
          </table:table-cell>
          <table:table-cell table:number-columns-repeated="2"/>
          <table:table-cell table:formula="of:=[.N3]-4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 ([.N4]^2*[.$S$3]+[.N4]*[.$S$4]+[.$S$5])" office:value-type="float" office:value="5.5371926" calcext:value-type="float">
            <text:p>5.5371926</text:p>
          </table:table-cell>
          <table:table-cell table:formula="of:=[.P4]-[.O4]" office:value-type="float" office:value="0.537192600000001" calcext:value-type="float">
            <text:p>0.537192600000001</text:p>
          </table:table-cell>
          <table:table-cell/>
          <table:table-cell office:value-type="float" office:value="0.010294" calcext:value-type="float">
            <text:p>0.010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25" calcext:value-type="float">
            <text:p>1125</text:p>
          </table:table-cell>
          <table:table-cell office:value-type="float" office:value="110.2" calcext:value-type="float">
            <text:p>110.2</text:p>
          </table:table-cell>
          <table:table-cell office:value-type="float" office:value="67.667" calcext:value-type="float">
            <text:p>67.667</text:p>
          </table:table-cell>
          <table:table-cell table:formula="of:=[.E5]-[.E4]" office:value-type="float" office:value="6.274" calcext:value-type="float">
            <text:p>6.274</text:p>
          </table:table-cell>
          <table:table-cell table:formula="of:=([.B5]-1)/[.$A$2]" office:value-type="float" office:value="0.00833333333333333" calcext:value-type="float">
            <text:p>0.00833</text:p>
          </table:table-cell>
          <table:table-cell table:formula="of:=([.E5]-[.$E$3]) *[.$A$3]" office:value-type="float" office:value="0.00621736842105263" calcext:value-type="float">
            <text:p>0.00622</text:p>
          </table:table-cell>
          <table:table-cell table:formula="of:=([.B5]^2*[.$S$3]+[.B5]*[.$S$4]+[.$S$5])" office:value-type="float" office:value="1.3015766" calcext:value-type="float">
            <text:p>1.30158</text:p>
          </table:table-cell>
          <table:table-cell table:formula="of:=[.E5]+[.I5]" office:value-type="float" office:value="68.9685766" calcext:value-type="float">
            <text:p>68.96858</text:p>
          </table:table-cell>
          <table:table-cell table:formula="of:=([.J5]-[.$J$3]) * [.$A$3]" office:value-type="float" office:value="0.00623544378947369" calcext:value-type="float">
            <text:p>0.00624</text:p>
          </table:table-cell>
          <table:table-cell table:number-columns-repeated="2"/>
          <table:table-cell table:formula="of:=[.N4]-4" office:value-type="float" office:value="43" calcext:value-type="float">
            <text:p>43</text:p>
          </table:table-cell>
          <table:table-cell office:value-type="float" office:value="4.6" calcext:value-type="float">
            <text:p>4.6</text:p>
          </table:table-cell>
          <table:table-cell table:formula="of:= ([.N5]^2*[.$S$3]+[.N5]*[.$S$4]+[.$S$5])" office:value-type="float" office:value="4.8770326" calcext:value-type="float">
            <text:p>4.8770326</text:p>
          </table:table-cell>
          <table:table-cell table:formula="of:=[.P5]-[.O5]" office:value-type="float" office:value="0.2770326" calcext:value-type="float">
            <text:p>0.2770326</text:p>
          </table:table-cell>
          <table:table-cell/>
          <table:table-cell office:value-type="float" office:value="1.25522" calcext:value-type="float">
            <text:p>1.25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12" calcext:value-type="float">
            <text:p>1112</text:p>
          </table:table-cell>
          <table:table-cell office:value-type="float" office:value="109.891" calcext:value-type="float">
            <text:p>109.891</text:p>
          </table:table-cell>
          <table:table-cell office:value-type="float" office:value="73.901" calcext:value-type="float">
            <text:p>73.901</text:p>
          </table:table-cell>
          <table:table-cell table:formula="of:=[.E6]-[.E5]" office:value-type="float" office:value="6.23399999999999" calcext:value-type="float">
            <text:p>6.23399999999999</text:p>
          </table:table-cell>
          <table:table-cell table:formula="of:=([.B6]-1)/[.$A$2]" office:value-type="float" office:value="0.0125" calcext:value-type="float">
            <text:p>0.01250</text:p>
          </table:table-cell>
          <table:table-cell table:formula="of:=([.E6]-[.$E$3]) *[.$A$3]" office:value-type="float" office:value="0.00949842105263158" calcext:value-type="float">
            <text:p>0.00950</text:p>
          </table:table-cell>
          <table:table-cell table:formula="of:=([.B6]^2*[.$S$3]+[.B6]*[.$S$4]+[.$S$5])" office:value-type="float" office:value="1.3239064" calcext:value-type="float">
            <text:p>1.32391</text:p>
          </table:table-cell>
          <table:table-cell table:formula="of:=[.E6]+[.I6]" office:value-type="float" office:value="75.2249064" calcext:value-type="float">
            <text:p>75.22491</text:p>
          </table:table-cell>
          <table:table-cell table:formula="of:=([.J6]-[.$J$3]) * [.$A$3]" office:value-type="float" office:value="0.00952824894736842" calcext:value-type="float">
            <text:p>0.00953</text:p>
          </table:table-cell>
          <table:table-cell table:number-columns-repeated="2"/>
          <table:table-cell table:formula="of:=[.N5]-4" office:value-type="float" office:value="39" calcext:value-type="float">
            <text:p>39</text:p>
          </table:table-cell>
          <table:table-cell office:value-type="float" office:value="4.8" calcext:value-type="float">
            <text:p>4.8</text:p>
          </table:table-cell>
          <table:table-cell table:formula="of:= ([.N6]^2*[.$S$3]+[.N6]*[.$S$4]+[.$S$5])" office:value-type="float" office:value="4.2718934" calcext:value-type="float">
            <text:p>4.2718934</text:p>
          </table:table-cell>
          <table:table-cell table:formula="of:=[.P6]-[.O6]" office:value-type="float" office:value="-0.5281066" calcext:value-type="float">
            <text:p>-0.52810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27" calcext:value-type="float">
            <text:p>1127</text:p>
          </table:table-cell>
          <table:table-cell office:value-type="float" office:value="109.563" calcext:value-type="float">
            <text:p>109.563</text:p>
          </table:table-cell>
          <table:table-cell office:value-type="float" office:value="80.724" calcext:value-type="float">
            <text:p>80.724</text:p>
          </table:table-cell>
          <table:table-cell table:formula="of:=[.E7]-[.E6]" office:value-type="float" office:value="6.82300000000001" calcext:value-type="float">
            <text:p>6.82300000000001</text:p>
          </table:table-cell>
          <table:table-cell table:formula="of:=([.B7]-1)/[.$A$2]" office:value-type="float" office:value="0.0166666666666667" calcext:value-type="float">
            <text:p>0.01667</text:p>
          </table:table-cell>
          <table:table-cell table:formula="of:=([.E7]-[.$E$3]) *[.$A$3]" office:value-type="float" office:value="0.0130894736842105" calcext:value-type="float">
            <text:p>0.01309</text:p>
          </table:table-cell>
          <table:table-cell table:formula="of:=([.B7]^2*[.$S$3]+[.B7]*[.$S$4]+[.$S$5])" office:value-type="float" office:value="1.349675" calcext:value-type="float">
            <text:p>1.34968</text:p>
          </table:table-cell>
          <table:table-cell table:formula="of:=[.E7]+[.I7]" office:value-type="float" office:value="82.073675" calcext:value-type="float">
            <text:p>82.07368</text:p>
          </table:table-cell>
          <table:table-cell table:formula="of:=([.J7]-[.$J$3]) * [.$A$3]" office:value-type="float" office:value="0.013132864" calcext:value-type="float">
            <text:p>0.01313</text:p>
          </table:table-cell>
          <table:table-cell table:number-columns-repeated="2"/>
          <table:table-cell table:formula="of:=[.N6]-4" office:value-type="float" office:value="35" calcext:value-type="float">
            <text:p>35</text:p>
          </table:table-cell>
          <table:table-cell office:value-type="float" office:value="2.5" calcext:value-type="float">
            <text:p>2.5</text:p>
          </table:table-cell>
          <table:table-cell table:formula="of:= ([.N7]^2*[.$S$3]+[.N7]*[.$S$4]+[.$S$5])" office:value-type="float" office:value="3.721775" calcext:value-type="float">
            <text:p>3.721775</text:p>
          </table:table-cell>
          <table:table-cell table:formula="of:=[.P7]-[.O7]" office:value-type="float" office:value="1.221775" calcext:value-type="float">
            <text:p>1.2217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44" calcext:value-type="float">
            <text:p>1144</text:p>
          </table:table-cell>
          <table:table-cell office:value-type="float" office:value="109.023" calcext:value-type="float">
            <text:p>109.023</text:p>
          </table:table-cell>
          <table:table-cell office:value-type="float" office:value="87.69" calcext:value-type="float">
            <text:p>87.69</text:p>
          </table:table-cell>
          <table:table-cell table:formula="of:=[.E8]-[.E7]" office:value-type="float" office:value="6.96599999999999" calcext:value-type="float">
            <text:p>6.96599999999999</text:p>
          </table:table-cell>
          <table:table-cell table:formula="of:=([.B8]-1)/[.$A$2]" office:value-type="float" office:value="0.0208333333333333" calcext:value-type="float">
            <text:p>0.02083</text:p>
          </table:table-cell>
          <table:table-cell table:formula="of:=([.E8]-[.$E$3]) *[.$A$3]" office:value-type="float" office:value="0.0167557894736842" calcext:value-type="float">
            <text:p>0.01676</text:p>
          </table:table-cell>
          <table:table-cell table:formula="of:=([.B8]^2*[.$S$3]+[.B8]*[.$S$4]+[.$S$5])" office:value-type="float" office:value="1.3788824" calcext:value-type="float">
            <text:p>1.37888</text:p>
          </table:table-cell>
          <table:table-cell table:formula="of:=[.E8]+[.I8]" office:value-type="float" office:value="89.0688824" calcext:value-type="float">
            <text:p>89.06888</text:p>
          </table:table-cell>
          <table:table-cell table:formula="of:=([.J8]-[.$J$3]) * [.$A$3]" office:value-type="float" office:value="0.0168145521052632" calcext:value-type="float">
            <text:p>0.01681</text:p>
          </table:table-cell>
          <table:table-cell table:number-columns-repeated="2"/>
          <table:table-cell table:formula="of:=[.N7]-4" office:value-type="float" office:value="31" calcext:value-type="float">
            <text:p>31</text:p>
          </table:table-cell>
          <table:table-cell office:value-type="float" office:value="3.2" calcext:value-type="float">
            <text:p>3.2</text:p>
          </table:table-cell>
          <table:table-cell table:formula="of:= ([.N8]^2*[.$S$3]+[.N8]*[.$S$4]+[.$S$5])" office:value-type="float" office:value="3.2266774" calcext:value-type="float">
            <text:p>3.2266774</text:p>
          </table:table-cell>
          <table:table-cell table:formula="of:=[.P8]-[.O8]" office:value-type="float" office:value="0.0266773999999996" calcext:value-type="float">
            <text:p>0.0266773999999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38" calcext:value-type="float">
            <text:p>1138</text:p>
          </table:table-cell>
          <table:table-cell office:value-type="float" office:value="108.641" calcext:value-type="float">
            <text:p>108.641</text:p>
          </table:table-cell>
          <table:table-cell office:value-type="float" office:value="94.837" calcext:value-type="float">
            <text:p>94.837</text:p>
          </table:table-cell>
          <table:table-cell table:formula="of:=[.E9]-[.E8]" office:value-type="float" office:value="7.14700000000001" calcext:value-type="float">
            <text:p>7.14700000000001</text:p>
          </table:table-cell>
          <table:table-cell table:formula="of:=([.B9]-1)/[.$A$2]" office:value-type="float" office:value="0.025" calcext:value-type="float">
            <text:p>0.02500</text:p>
          </table:table-cell>
          <table:table-cell table:formula="of:=([.E9]-[.$E$3]) *[.$A$3]" office:value-type="float" office:value="0.0205173684210526" calcext:value-type="float">
            <text:p>0.02052</text:p>
          </table:table-cell>
          <table:table-cell table:formula="of:=([.B9]^2*[.$S$3]+[.B9]*[.$S$4]+[.$S$5])" office:value-type="float" office:value="1.4115286" calcext:value-type="float">
            <text:p>1.41153</text:p>
          </table:table-cell>
          <table:table-cell table:formula="of:=[.E9]+[.I9]" office:value-type="float" office:value="96.2485286" calcext:value-type="float">
            <text:p>96.24853</text:p>
          </table:table-cell>
          <table:table-cell table:formula="of:=([.J9]-[.$J$3]) * [.$A$3]" office:value-type="float" office:value="0.0205933132631579" calcext:value-type="float">
            <text:p>0.02059</text:p>
          </table:table-cell>
          <table:table-cell table:number-columns-repeated="2"/>
          <table:table-cell table:formula="of:=[.N8]-4" office:value-type="float" office:value="27" calcext:value-type="float">
            <text:p>27</text:p>
          </table:table-cell>
          <table:table-cell office:value-type="float" office:value="3.4" calcext:value-type="float">
            <text:p>3.4</text:p>
          </table:table-cell>
          <table:table-cell table:formula="of:= ([.N9]^2*[.$S$3]+[.N9]*[.$S$4]+[.$S$5])" office:value-type="float" office:value="2.7866006" calcext:value-type="float">
            <text:p>2.7866006</text:p>
          </table:table-cell>
          <table:table-cell table:formula="of:=[.P9]-[.O9]" office:value-type="float" office:value="-0.6133994" calcext:value-type="float">
            <text:p>-0.6133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59" calcext:value-type="float">
            <text:p>1159</text:p>
          </table:table-cell>
          <table:table-cell office:value-type="float" office:value="108.184" calcext:value-type="float">
            <text:p>108.184</text:p>
          </table:table-cell>
          <table:table-cell office:value-type="float" office:value="102.372" calcext:value-type="float">
            <text:p>102.372</text:p>
          </table:table-cell>
          <table:table-cell table:formula="of:=[.E10]-[.E9]" office:value-type="float" office:value="7.535" calcext:value-type="float">
            <text:p>7.535</text:p>
          </table:table-cell>
          <table:table-cell table:formula="of:=([.B10]-1)/[.$A$2]" office:value-type="float" office:value="0.0291666666666667" calcext:value-type="float">
            <text:p>0.02917</text:p>
          </table:table-cell>
          <table:table-cell table:formula="of:=([.E10]-[.$E$3]) *[.$A$3]" office:value-type="float" office:value="0.0244831578947368" calcext:value-type="float">
            <text:p>0.02448</text:p>
          </table:table-cell>
          <table:table-cell table:formula="of:=([.B10]^2*[.$S$3]+[.B10]*[.$S$4]+[.$S$5])" office:value-type="float" office:value="1.4476136" calcext:value-type="float">
            <text:p>1.44761</text:p>
          </table:table-cell>
          <table:table-cell table:formula="of:=[.E10]+[.I10]" office:value-type="float" office:value="103.8196136" calcext:value-type="float">
            <text:p>103.81961</text:p>
          </table:table-cell>
          <table:table-cell table:formula="of:=([.J10]-[.$J$3]) * [.$A$3]" office:value-type="float" office:value="0.0245780948421053" calcext:value-type="float">
            <text:p>0.02458</text:p>
          </table:table-cell>
          <table:table-cell table:number-columns-repeated="2"/>
          <table:table-cell table:formula="of:=[.N9]-4" office:value-type="float" office:value="23" calcext:value-type="float">
            <text:p>23</text:p>
          </table:table-cell>
          <table:table-cell office:value-type="float" office:value="1.4" calcext:value-type="float">
            <text:p>1.4</text:p>
          </table:table-cell>
          <table:table-cell table:formula="of:= ([.N10]^2*[.$S$3]+[.N10]*[.$S$4]+[.$S$5])" office:value-type="float" office:value="2.4015446" calcext:value-type="float">
            <text:p>2.4015446</text:p>
          </table:table-cell>
          <table:table-cell table:formula="of:=[.P10]-[.O10]" office:value-type="float" office:value="1.0015446" calcext:value-type="float">
            <text:p>1.00154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37" calcext:value-type="float">
            <text:p>1137</text:p>
          </table:table-cell>
          <table:table-cell office:value-type="float" office:value="107.78" calcext:value-type="float">
            <text:p>107.78</text:p>
          </table:table-cell>
          <table:table-cell office:value-type="float" office:value="110.219" calcext:value-type="float">
            <text:p>110.219</text:p>
          </table:table-cell>
          <table:table-cell table:formula="of:=[.E11]-[.E10]" office:value-type="float" office:value="7.84699999999999" calcext:value-type="float">
            <text:p>7.84699999999999</text:p>
          </table:table-cell>
          <table:table-cell table:formula="of:=([.B11]-1)/[.$A$2]" office:value-type="float" office:value="0.0333333333333333" calcext:value-type="float">
            <text:p>0.03333</text:p>
          </table:table-cell>
          <table:table-cell table:formula="of:=([.E11]-[.$E$3]) *[.$A$3]" office:value-type="float" office:value="0.0286131578947368" calcext:value-type="float">
            <text:p>0.02861</text:p>
          </table:table-cell>
          <table:table-cell table:formula="of:=([.B11]^2*[.$S$3]+[.B11]*[.$S$4]+[.$S$5])" office:value-type="float" office:value="1.4871374" calcext:value-type="float">
            <text:p>1.48714</text:p>
          </table:table-cell>
          <table:table-cell table:formula="of:=[.E11]+[.I11]" office:value-type="float" office:value="111.7061374" calcext:value-type="float">
            <text:p>111.70614</text:p>
          </table:table-cell>
          <table:table-cell table:formula="of:=([.J11]-[.$J$3]) * [.$A$3]" office:value-type="float" office:value="0.0287288968421053" calcext:value-type="float">
            <text:p>0.02873</text:p>
          </table:table-cell>
          <table:table-cell table:number-columns-repeated="2"/>
          <table:table-cell table:formula="of:=[.N10]-4" office:value-type="float" office:value="19" calcext:value-type="float">
            <text:p>19</text:p>
          </table:table-cell>
          <table:table-cell office:value-type="float" office:value="3.3" calcext:value-type="float">
            <text:p>3.3</text:p>
          </table:table-cell>
          <table:table-cell table:formula="of:= ([.N11]^2*[.$S$3]+[.N11]*[.$S$4]+[.$S$5])" office:value-type="float" office:value="2.0715094" calcext:value-type="float">
            <text:p>2.0715094</text:p>
          </table:table-cell>
          <table:table-cell table:formula="of:=[.P11]-[.O11]" office:value-type="float" office:value="-1.2284906" calcext:value-type="float">
            <text:p>-1.22849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61" calcext:value-type="float">
            <text:p>1161</text:p>
          </table:table-cell>
          <table:table-cell office:value-type="float" office:value="107.223" calcext:value-type="float">
            <text:p>107.223</text:p>
          </table:table-cell>
          <table:table-cell office:value-type="float" office:value="118.517" calcext:value-type="float">
            <text:p>118.517</text:p>
          </table:table-cell>
          <table:table-cell table:formula="of:=[.E12]-[.E11]" office:value-type="float" office:value="8.298" calcext:value-type="float">
            <text:p>8.298</text:p>
          </table:table-cell>
          <table:table-cell table:formula="of:=([.B12]-1)/[.$A$2]" office:value-type="float" office:value="0.0375" calcext:value-type="float">
            <text:p>0.03750</text:p>
          </table:table-cell>
          <table:table-cell table:formula="of:=([.E12]-[.$E$3]) *[.$A$3]" office:value-type="float" office:value="0.0329805263157895" calcext:value-type="float">
            <text:p>0.03298</text:p>
          </table:table-cell>
          <table:table-cell table:formula="of:=([.B12]^2*[.$S$3]+[.B12]*[.$S$4]+[.$S$5])" office:value-type="float" office:value="1.5301" calcext:value-type="float">
            <text:p>1.53010</text:p>
          </table:table-cell>
          <table:table-cell table:formula="of:=[.E12]+[.I12]" office:value-type="float" office:value="120.0471" calcext:value-type="float">
            <text:p>120.04710</text:p>
          </table:table-cell>
          <table:table-cell table:formula="of:=([.J12]-[.$J$3]) * [.$A$3]" office:value-type="float" office:value="0.0331188771578947" calcext:value-type="float">
            <text:p>0.03312</text:p>
          </table:table-cell>
          <table:table-cell table:number-columns-repeated="2"/>
          <table:table-cell table:formula="of:=[.N11]-4" office:value-type="float" office:value="15" calcext:value-type="float">
            <text:p>15</text:p>
          </table:table-cell>
          <table:table-cell office:value-type="float" office:value="2.6" calcext:value-type="float">
            <text:p>2.6</text:p>
          </table:table-cell>
          <table:table-cell table:formula="of:= ([.N12]^2*[.$S$3]+[.N12]*[.$S$4]+[.$S$5])" office:value-type="float" office:value="1.796495" calcext:value-type="float">
            <text:p>1.796495</text:p>
          </table:table-cell>
          <table:table-cell table:formula="of:=[.P12]-[.O12]" office:value-type="float" office:value="-0.803505" calcext:value-type="float">
            <text:p>-0.8035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43" calcext:value-type="float">
            <text:p>1143</text:p>
          </table:table-cell>
          <table:table-cell office:value-type="float" office:value="106.634" calcext:value-type="float">
            <text:p>106.634</text:p>
          </table:table-cell>
          <table:table-cell office:value-type="float" office:value="126.881" calcext:value-type="float">
            <text:p>126.881</text:p>
          </table:table-cell>
          <table:table-cell table:formula="of:=[.E13]-[.E12]" office:value-type="float" office:value="8.364" calcext:value-type="float">
            <text:p>8.364</text:p>
          </table:table-cell>
          <table:table-cell table:formula="of:=([.B13]-1)/[.$A$2]" office:value-type="float" office:value="0.0416666666666667" calcext:value-type="float">
            <text:p>0.04167</text:p>
          </table:table-cell>
          <table:table-cell table:formula="of:=([.E13]-[.$E$3]) *[.$A$3]" office:value-type="float" office:value="0.0373826315789474" calcext:value-type="float">
            <text:p>0.03738</text:p>
          </table:table-cell>
          <table:table-cell table:formula="of:=([.B13]^2*[.$S$3]+[.B13]*[.$S$4]+[.$S$5])" office:value-type="float" office:value="1.5765014" calcext:value-type="float">
            <text:p>1.57650</text:p>
          </table:table-cell>
          <table:table-cell table:formula="of:=[.E13]+[.I13]" office:value-type="float" office:value="128.4575014" calcext:value-type="float">
            <text:p>128.45750</text:p>
          </table:table-cell>
          <table:table-cell table:formula="of:=([.J13]-[.$J$3]) * [.$A$3]" office:value-type="float" office:value="0.0375454042105263" calcext:value-type="float">
            <text:p>0.03755</text:p>
          </table:table-cell>
          <table:table-cell table:number-columns-repeated="2"/>
          <table:table-cell table:formula="of:=[.N12]-4" office:value-type="float" office:value="11" calcext:value-type="float">
            <text:p>11</text:p>
          </table:table-cell>
          <table:table-cell office:value-type="float" office:value="1.1" calcext:value-type="float">
            <text:p>1.1</text:p>
          </table:table-cell>
          <table:table-cell table:formula="of:= ([.N13]^2*[.$S$3]+[.N13]*[.$S$4]+[.$S$5])" office:value-type="float" office:value="1.5765014" calcext:value-type="float">
            <text:p>1.5765014</text:p>
          </table:table-cell>
          <table:table-cell table:formula="of:=[.P13]-[.O13]" office:value-type="float" office:value="0.4765014" calcext:value-type="float">
            <text:p>0.4765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56" calcext:value-type="float">
            <text:p>1156</text:p>
          </table:table-cell>
          <table:table-cell office:value-type="float" office:value="106.118" calcext:value-type="float">
            <text:p>106.118</text:p>
          </table:table-cell>
          <table:table-cell office:value-type="float" office:value="135.905" calcext:value-type="float">
            <text:p>135.905</text:p>
          </table:table-cell>
          <table:table-cell table:formula="of:=[.E14]-[.E13]" office:value-type="float" office:value="9.024" calcext:value-type="float">
            <text:p>9.024</text:p>
          </table:table-cell>
          <table:table-cell table:formula="of:=([.B14]-1)/[.$A$2]" office:value-type="float" office:value="0.0458333333333333" calcext:value-type="float">
            <text:p>0.04583</text:p>
          </table:table-cell>
          <table:table-cell table:formula="of:=([.E14]-[.$E$3]) *[.$A$3]" office:value-type="float" office:value="0.0421321052631579" calcext:value-type="float">
            <text:p>0.04213</text:p>
          </table:table-cell>
          <table:table-cell table:formula="of:=([.B14]^2*[.$S$3]+[.B14]*[.$S$4]+[.$S$5])" office:value-type="float" office:value="1.6263416" calcext:value-type="float">
            <text:p>1.62634</text:p>
          </table:table-cell>
          <table:table-cell table:formula="of:=[.E14]+[.I14]" office:value-type="float" office:value="137.5313416" calcext:value-type="float">
            <text:p>137.53134</text:p>
          </table:table-cell>
          <table:table-cell table:formula="of:=([.J14]-[.$J$3]) * [.$A$3]" office:value-type="float" office:value="0.0423211095789474" calcext:value-type="float">
            <text:p>0.04232</text:p>
          </table:table-cell>
          <table:table-cell table:number-columns-repeated="2"/>
          <table:table-cell table:formula="of:=[.N13]-4"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table:formula="of:= ([.N14]^2*[.$S$3]+[.N14]*[.$S$4]+[.$S$5])" office:value-type="float" office:value="1.4115286" calcext:value-type="float">
            <text:p>1.4115286</text:p>
          </table:table-cell>
          <table:table-cell table:formula="of:=[.P14]-[.O14]" office:value-type="float" office:value="0.2115286" calcext:value-type="float">
            <text:p>0.2115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176" calcext:value-type="float">
            <text:p>1176</text:p>
          </table:table-cell>
          <table:table-cell office:value-type="float" office:value="105.586" calcext:value-type="float">
            <text:p>105.586</text:p>
          </table:table-cell>
          <table:table-cell office:value-type="float" office:value="145.105" calcext:value-type="float">
            <text:p>145.105</text:p>
          </table:table-cell>
          <table:table-cell table:formula="of:=[.E15]-[.E14]" office:value-type="float" office:value="9.19999999999999" calcext:value-type="float">
            <text:p>9.19999999999999</text:p>
          </table:table-cell>
          <table:table-cell table:formula="of:=([.B15]-1)/[.$A$2]" office:value-type="float" office:value="0.05" calcext:value-type="float">
            <text:p>0.05000</text:p>
          </table:table-cell>
          <table:table-cell table:formula="of:=([.E15]-[.$E$3]) *[.$A$3]" office:value-type="float" office:value="0.0469742105263158" calcext:value-type="float">
            <text:p>0.04697</text:p>
          </table:table-cell>
          <table:table-cell table:formula="of:=([.B15]^2*[.$S$3]+[.B15]*[.$S$4]+[.$S$5])" office:value-type="float" office:value="1.6796206" calcext:value-type="float">
            <text:p>1.67962</text:p>
          </table:table-cell>
          <table:table-cell table:formula="of:=[.E15]+[.I15]" office:value-type="float" office:value="146.7846206" calcext:value-type="float">
            <text:p>146.78462</text:p>
          </table:table-cell>
          <table:table-cell table:formula="of:=([.J15]-[.$J$3]) * [.$A$3]" office:value-type="float" office:value="0.0471912564210526" calcext:value-type="float">
            <text:p>0.04719</text:p>
          </table:table-cell>
          <table:table-cell table:number-columns-repeated="2"/>
          <table:table-cell table:formula="of:=[.N14]-4"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formula="of:= ([.N15]^2*[.$S$3]+[.N15]*[.$S$4]+[.$S$5])" office:value-type="float" office:value="1.3015766" calcext:value-type="float">
            <text:p>1.3015766</text:p>
          </table:table-cell>
          <table:table-cell table:formula="of:=[.P15]-[.O15]" office:value-type="float" office:value="0.00157659999999993" calcext:value-type="float">
            <text:p>0.001576599999999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164" calcext:value-type="float">
            <text:p>1164</text:p>
          </table:table-cell>
          <table:table-cell office:value-type="float" office:value="105.088" calcext:value-type="float">
            <text:p>105.088</text:p>
          </table:table-cell>
          <table:table-cell office:value-type="float" office:value="154.65" calcext:value-type="float">
            <text:p>154.65</text:p>
          </table:table-cell>
          <table:table-cell table:formula="of:=[.E16]-[.E15]" office:value-type="float" office:value="9.54500000000002" calcext:value-type="float">
            <text:p>9.54500000000002</text:p>
          </table:table-cell>
          <table:table-cell table:formula="of:=([.B16]-1)/[.$A$2]" office:value-type="float" office:value="0.0541666666666667" calcext:value-type="float">
            <text:p>0.05417</text:p>
          </table:table-cell>
          <table:table-cell table:formula="of:=([.E16]-[.$E$3]) *[.$A$3]" office:value-type="float" office:value="0.0519978947368421" calcext:value-type="float">
            <text:p>0.05200</text:p>
          </table:table-cell>
          <table:table-cell table:formula="of:=([.B16]^2*[.$S$3]+[.B16]*[.$S$4]+[.$S$5])" office:value-type="float" office:value="1.7363384" calcext:value-type="float">
            <text:p>1.73634</text:p>
          </table:table-cell>
          <table:table-cell table:formula="of:=[.E16]+[.I16]" office:value-type="float" office:value="156.3863384" calcext:value-type="float">
            <text:p>156.38634</text:p>
          </table:table-cell>
          <table:table-cell table:formula="of:=([.J16]-[.$J$3]) * [.$A$3]" office:value-type="float" office:value="0.0522447921052632" calcext:value-type="float">
            <text:p>0.052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formula="of:= ([.N16]^2*[.$S$3]+[.N16]*[.$S$4]+[.$S$5])" office:value-type="float" office:value="1.2672334" calcext:value-type="float">
            <text:p>1.2672334</text:p>
          </table:table-cell>
          <table:table-cell table:formula="of:=[.P16]-[.O16]" office:value-type="float" office:value="0.1672334" calcext:value-type="float">
            <text:p>0.16723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88" calcext:value-type="float">
            <text:p>1188</text:p>
          </table:table-cell>
          <table:table-cell office:value-type="float" office:value="104.424" calcext:value-type="float">
            <text:p>104.424</text:p>
          </table:table-cell>
          <table:table-cell office:value-type="float" office:value="164.443" calcext:value-type="float">
            <text:p>164.443</text:p>
          </table:table-cell>
          <table:table-cell table:formula="of:=[.E17]-[.E16]" office:value-type="float" office:value="9.79300000000001" calcext:value-type="float">
            <text:p>9.79300000000001</text:p>
          </table:table-cell>
          <table:table-cell table:formula="of:=([.B17]-1)/[.$A$2]" office:value-type="float" office:value="0.0583333333333333" calcext:value-type="float">
            <text:p>0.05833</text:p>
          </table:table-cell>
          <table:table-cell table:formula="of:=([.E17]-[.$E$3]) *[.$A$3]" office:value-type="float" office:value="0.0571521052631579" calcext:value-type="float">
            <text:p>0.05715</text:p>
          </table:table-cell>
          <table:table-cell table:formula="of:=([.B17]^2*[.$S$3]+[.B17]*[.$S$4]+[.$S$5])" office:value-type="float" office:value="1.796495" calcext:value-type="float">
            <text:p>1.79650</text:p>
          </table:table-cell>
          <table:table-cell table:formula="of:=[.E17]+[.I17]" office:value-type="float" office:value="166.239495" calcext:value-type="float">
            <text:p>166.23950</text:p>
          </table:table-cell>
          <table:table-cell table:formula="of:=([.J17]-[.$J$3]) * [.$A$3]" office:value-type="float" office:value="0.057430664" calcext:value-type="float">
            <text:p>0.057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70" calcext:value-type="float">
            <text:p>1170</text:p>
          </table:table-cell>
          <table:table-cell office:value-type="float" office:value="103.805" calcext:value-type="float">
            <text:p>103.805</text:p>
          </table:table-cell>
          <table:table-cell office:value-type="float" office:value="174.278" calcext:value-type="float">
            <text:p>174.278</text:p>
          </table:table-cell>
          <table:table-cell table:formula="of:=[.E18]-[.E17]" office:value-type="float" office:value="9.83499999999998" calcext:value-type="float">
            <text:p>9.83499999999998</text:p>
          </table:table-cell>
          <table:table-cell table:formula="of:=([.B18]-1)/[.$A$2]" office:value-type="float" office:value="0.0625" calcext:value-type="float">
            <text:p>0.06250</text:p>
          </table:table-cell>
          <table:table-cell table:formula="of:=([.E18]-[.$E$3]) *[.$A$3]" office:value-type="float" office:value="0.0623284210526316" calcext:value-type="float">
            <text:p>0.06233</text:p>
          </table:table-cell>
          <table:table-cell table:formula="of:=([.B18]^2*[.$S$3]+[.B18]*[.$S$4]+[.$S$5])" office:value-type="float" office:value="1.8600904" calcext:value-type="float">
            <text:p>1.86009</text:p>
          </table:table-cell>
          <table:table-cell table:formula="of:=[.E18]+[.I18]" office:value-type="float" office:value="176.1380904" calcext:value-type="float">
            <text:p>176.13809</text:p>
          </table:table-cell>
          <table:table-cell table:formula="of:=([.J18]-[.$J$3]) * [.$A$3]" office:value-type="float" office:value="0.0626404510526316" calcext:value-type="float">
            <text:p>0.062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192" calcext:value-type="float">
            <text:p>1192</text:p>
          </table:table-cell>
          <table:table-cell office:value-type="float" office:value="103.389" calcext:value-type="float">
            <text:p>103.389</text:p>
          </table:table-cell>
          <table:table-cell office:value-type="float" office:value="184.962" calcext:value-type="float">
            <text:p>184.962</text:p>
          </table:table-cell>
          <table:table-cell table:formula="of:=[.E19]-[.E18]" office:value-type="float" office:value="10.684" calcext:value-type="float">
            <text:p>10.684</text:p>
          </table:table-cell>
          <table:table-cell table:formula="of:=([.B19]-1)/[.$A$2]" office:value-type="float" office:value="0.0666666666666667" calcext:value-type="float">
            <text:p>0.06667</text:p>
          </table:table-cell>
          <table:table-cell table:formula="of:=([.E19]-[.$E$3]) *[.$A$3]" office:value-type="float" office:value="0.0679515789473684" calcext:value-type="float">
            <text:p>0.06795</text:p>
          </table:table-cell>
          <table:table-cell table:formula="of:=([.B19]^2*[.$S$3]+[.B19]*[.$S$4]+[.$S$5])" office:value-type="float" office:value="1.9271246" calcext:value-type="float">
            <text:p>1.92712</text:p>
          </table:table-cell>
          <table:table-cell table:formula="of:=[.E19]+[.I19]" office:value-type="float" office:value="186.8891246" calcext:value-type="float">
            <text:p>186.88912</text:p>
          </table:table-cell>
          <table:table-cell table:formula="of:=([.J19]-[.$J$3]) * [.$A$3]" office:value-type="float" office:value="0.0682988901052632" calcext:value-type="float">
            <text:p>0.0683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81" calcext:value-type="float">
            <text:p>1181</text:p>
          </table:table-cell>
          <table:table-cell office:value-type="float" office:value="102.721" calcext:value-type="float">
            <text:p>102.721</text:p>
          </table:table-cell>
          <table:table-cell office:value-type="float" office:value="195.492" calcext:value-type="float">
            <text:p>195.492</text:p>
          </table:table-cell>
          <table:table-cell table:formula="of:=[.E20]-[.E19]" office:value-type="float" office:value="10.53" calcext:value-type="float">
            <text:p>10.53</text:p>
          </table:table-cell>
          <table:table-cell table:formula="of:=([.B20]-1)/[.$A$2]" office:value-type="float" office:value="0.0708333333333333" calcext:value-type="float">
            <text:p>0.07083</text:p>
          </table:table-cell>
          <table:table-cell table:formula="of:=([.E20]-[.$E$3]) *[.$A$3]" office:value-type="float" office:value="0.0734936842105263" calcext:value-type="float">
            <text:p>0.07349</text:p>
          </table:table-cell>
          <table:table-cell table:formula="of:=([.B20]^2*[.$S$3]+[.B20]*[.$S$4]+[.$S$5])" office:value-type="float" office:value="1.9975976" calcext:value-type="float">
            <text:p>1.99760</text:p>
          </table:table-cell>
          <table:table-cell table:formula="of:=[.E20]+[.I20]" office:value-type="float" office:value="197.4895976" calcext:value-type="float">
            <text:p>197.48960</text:p>
          </table:table-cell>
          <table:table-cell table:formula="of:=([.J20]-[.$J$3]) * [.$A$3]" office:value-type="float" office:value="0.0738780864210526" calcext:value-type="float">
            <text:p>0.073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76" calcext:value-type="float">
            <text:p>1176</text:p>
          </table:table-cell>
          <table:table-cell office:value-type="float" office:value="102.156" calcext:value-type="float">
            <text:p>102.156</text:p>
          </table:table-cell>
          <table:table-cell office:value-type="float" office:value="206.675" calcext:value-type="float">
            <text:p>206.675</text:p>
          </table:table-cell>
          <table:table-cell table:formula="of:=[.E21]-[.E20]" office:value-type="float" office:value="11.183" calcext:value-type="float">
            <text:p>11.183</text:p>
          </table:table-cell>
          <table:table-cell table:formula="of:=([.B21]-1)/[.$A$2]" office:value-type="float" office:value="0.075" calcext:value-type="float">
            <text:p>0.07500</text:p>
          </table:table-cell>
          <table:table-cell table:formula="of:=([.E21]-[.$E$3]) *[.$A$3]" office:value-type="float" office:value="0.0793794736842105" calcext:value-type="float">
            <text:p>0.07938</text:p>
          </table:table-cell>
          <table:table-cell table:formula="of:=([.B21]^2*[.$S$3]+[.B21]*[.$S$4]+[.$S$5])" office:value-type="float" office:value="2.0715094" calcext:value-type="float">
            <text:p>2.07151</text:p>
          </table:table-cell>
          <table:table-cell table:formula="of:=[.E21]+[.I21]" office:value-type="float" office:value="208.7465094" calcext:value-type="float">
            <text:p>208.74651</text:p>
          </table:table-cell>
          <table:table-cell table:formula="of:=([.J21]-[.$J$3]) * [.$A$3]" office:value-type="float" office:value="0.0798027768421053" calcext:value-type="float">
            <text:p>0.0798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office:value-type="float" office:value="101.582" calcext:value-type="float">
            <text:p>101.582</text:p>
          </table:table-cell>
          <table:table-cell office:value-type="float" office:value="217.939" calcext:value-type="float">
            <text:p>217.939</text:p>
          </table:table-cell>
          <table:table-cell table:formula="of:=[.E22]-[.E21]" office:value-type="float" office:value="11.264" calcext:value-type="float">
            <text:p>11.264</text:p>
          </table:table-cell>
          <table:table-cell table:formula="of:=([.B22]-1)/[.$A$2]" office:value-type="float" office:value="0.0791666666666667" calcext:value-type="float">
            <text:p>0.07917</text:p>
          </table:table-cell>
          <table:table-cell table:formula="of:=([.E22]-[.$E$3]) *[.$A$3]" office:value-type="float" office:value="0.0853078947368421" calcext:value-type="float">
            <text:p>0.08531</text:p>
          </table:table-cell>
          <table:table-cell table:formula="of:=([.B22]^2*[.$S$3]+[.B22]*[.$S$4]+[.$S$5])" office:value-type="float" office:value="2.14886" calcext:value-type="float">
            <text:p>2.14886</text:p>
          </table:table-cell>
          <table:table-cell table:formula="of:=[.E22]+[.I22]" office:value-type="float" office:value="220.08786" calcext:value-type="float">
            <text:p>220.08786</text:p>
          </table:table-cell>
          <table:table-cell table:formula="of:=([.J22]-[.$J$3]) * [.$A$3]" office:value-type="float" office:value="0.0857719087368421" calcext:value-type="float">
            <text:p>0.085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159" calcext:value-type="float">
            <text:p>1159</text:p>
          </table:table-cell>
          <table:table-cell office:value-type="float" office:value="100.964" calcext:value-type="float">
            <text:p>100.964</text:p>
          </table:table-cell>
          <table:table-cell office:value-type="float" office:value="229.414" calcext:value-type="float">
            <text:p>229.414</text:p>
          </table:table-cell>
          <table:table-cell table:formula="of:=[.E23]-[.E22]" office:value-type="float" office:value="11.475" calcext:value-type="float">
            <text:p>11.475</text:p>
          </table:table-cell>
          <table:table-cell table:formula="of:=([.B23]-1)/[.$A$2]" office:value-type="float" office:value="0.0833333333333333" calcext:value-type="float">
            <text:p>0.08333</text:p>
          </table:table-cell>
          <table:table-cell table:formula="of:=([.E23]-[.$E$3]) *[.$A$3]" office:value-type="float" office:value="0.0913473684210526" calcext:value-type="float">
            <text:p>0.09135</text:p>
          </table:table-cell>
          <table:table-cell table:formula="of:=([.B23]^2*[.$S$3]+[.B23]*[.$S$4]+[.$S$5])" office:value-type="float" office:value="2.2296494" calcext:value-type="float">
            <text:p>2.22965</text:p>
          </table:table-cell>
          <table:table-cell table:formula="of:=[.E23]+[.I23]" office:value-type="float" office:value="231.6436494" calcext:value-type="float">
            <text:p>231.64365</text:p>
          </table:table-cell>
          <table:table-cell table:formula="of:=([.J23]-[.$J$3]) * [.$A$3]" office:value-type="float" office:value="0.0918539031578947" calcext:value-type="float">
            <text:p>0.091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85" calcext:value-type="float">
            <text:p>1185</text:p>
          </table:table-cell>
          <table:table-cell office:value-type="float" office:value="100.308" calcext:value-type="float">
            <text:p>100.308</text:p>
          </table:table-cell>
          <table:table-cell office:value-type="float" office:value="241.691" calcext:value-type="float">
            <text:p>241.691</text:p>
          </table:table-cell>
          <table:table-cell table:formula="of:=[.E24]-[.E23]" office:value-type="float" office:value="12.277" calcext:value-type="float">
            <text:p>12.277</text:p>
          </table:table-cell>
          <table:table-cell table:formula="of:=([.B24]-1)/[.$A$2]" office:value-type="float" office:value="0.0875" calcext:value-type="float">
            <text:p>0.08750</text:p>
          </table:table-cell>
          <table:table-cell table:formula="of:=([.E24]-[.$E$3]) *[.$A$3]" office:value-type="float" office:value="0.0978089473684211" calcext:value-type="float">
            <text:p>0.09781</text:p>
          </table:table-cell>
          <table:table-cell table:formula="of:=([.B24]^2*[.$S$3]+[.B24]*[.$S$4]+[.$S$5])" office:value-type="float" office:value="2.3138776" calcext:value-type="float">
            <text:p>2.31388</text:p>
          </table:table-cell>
          <table:table-cell table:formula="of:=[.E24]+[.I24]" office:value-type="float" office:value="244.0048776" calcext:value-type="float">
            <text:p>244.00488</text:p>
          </table:table-cell>
          <table:table-cell table:formula="of:=([.J24]-[.$J$3]) * [.$A$3]" office:value-type="float" office:value="0.0983598127368421" calcext:value-type="float">
            <text:p>0.098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65" calcext:value-type="float">
            <text:p>1165</text:p>
          </table:table-cell>
          <table:table-cell office:value-type="float" office:value="99.597" calcext:value-type="float">
            <text:p>99.597</text:p>
          </table:table-cell>
          <table:table-cell office:value-type="float" office:value="253.607" calcext:value-type="float">
            <text:p>253.607</text:p>
          </table:table-cell>
          <table:table-cell table:formula="of:=[.E25]-[.E24]" office:value-type="float" office:value="11.916" calcext:value-type="float">
            <text:p>11.916</text:p>
          </table:table-cell>
          <table:table-cell table:formula="of:=([.B25]-1)/[.$A$2]" office:value-type="float" office:value="0.0916666666666667" calcext:value-type="float">
            <text:p>0.09167</text:p>
          </table:table-cell>
          <table:table-cell table:formula="of:=([.E25]-[.$E$3]) *[.$A$3]" office:value-type="float" office:value="0.104080526315789" calcext:value-type="float">
            <text:p>0.10408</text:p>
          </table:table-cell>
          <table:table-cell table:formula="of:=([.B25]^2*[.$S$3]+[.B25]*[.$S$4]+[.$S$5])" office:value-type="float" office:value="2.4015446" calcext:value-type="float">
            <text:p>2.40154</text:p>
          </table:table-cell>
          <table:table-cell table:formula="of:=[.E25]+[.I25]" office:value-type="float" office:value="256.0085446" calcext:value-type="float">
            <text:p>256.00854</text:p>
          </table:table-cell>
          <table:table-cell table:formula="of:=([.J25]-[.$J$3]) * [.$A$3]" office:value-type="float" office:value="0.104677532210526" calcext:value-type="float">
            <text:p>0.104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162" calcext:value-type="float">
            <text:p>1162</text:p>
          </table:table-cell>
          <table:table-cell office:value-type="float" office:value="98.941" calcext:value-type="float">
            <text:p>98.941</text:p>
          </table:table-cell>
          <table:table-cell office:value-type="float" office:value="266.241" calcext:value-type="float">
            <text:p>266.241</text:p>
          </table:table-cell>
          <table:table-cell table:formula="of:=[.E26]-[.E25]" office:value-type="float" office:value="12.634" calcext:value-type="float">
            <text:p>12.634</text:p>
          </table:table-cell>
          <table:table-cell table:formula="of:=([.B26]-1)/[.$A$2]" office:value-type="float" office:value="0.0958333333333333" calcext:value-type="float">
            <text:p>0.09583</text:p>
          </table:table-cell>
          <table:table-cell table:formula="of:=([.E26]-[.$E$3]) *[.$A$3]" office:value-type="float" office:value="0.11073" calcext:value-type="float">
            <text:p>0.11073</text:p>
          </table:table-cell>
          <table:table-cell table:formula="of:=([.B26]^2*[.$S$3]+[.B26]*[.$S$4]+[.$S$5])" office:value-type="float" office:value="2.4926504" calcext:value-type="float">
            <text:p>2.49265</text:p>
          </table:table-cell>
          <table:table-cell table:formula="of:=[.E26]+[.I26]" office:value-type="float" office:value="268.7336504" calcext:value-type="float">
            <text:p>268.73365</text:p>
          </table:table-cell>
          <table:table-cell table:formula="of:=([.J26]-[.$J$3]) * [.$A$3]" office:value-type="float" office:value="0.111374956315789" calcext:value-type="float">
            <text:p>0.1113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164" calcext:value-type="float">
            <text:p>1164</text:p>
          </table:table-cell>
          <table:table-cell office:value-type="float" office:value="98.199" calcext:value-type="float">
            <text:p>98.199</text:p>
          </table:table-cell>
          <table:table-cell office:value-type="float" office:value="279.06" calcext:value-type="float">
            <text:p>279.06</text:p>
          </table:table-cell>
          <table:table-cell table:formula="of:=[.E27]-[.E26]" office:value-type="float" office:value="12.819" calcext:value-type="float">
            <text:p>12.819</text:p>
          </table:table-cell>
          <table:table-cell table:formula="of:=([.B27]-1)/[.$A$2]" office:value-type="float" office:value="0.1" calcext:value-type="float">
            <text:p>0.10000</text:p>
          </table:table-cell>
          <table:table-cell table:formula="of:=([.E27]-[.$E$3]) *[.$A$3]" office:value-type="float" office:value="0.117476842105263" calcext:value-type="float">
            <text:p>0.11748</text:p>
          </table:table-cell>
          <table:table-cell table:formula="of:=([.B27]^2*[.$S$3]+[.B27]*[.$S$4]+[.$S$5])" office:value-type="float" office:value="2.587195" calcext:value-type="float">
            <text:p>2.58720</text:p>
          </table:table-cell>
          <table:table-cell table:formula="of:=[.E27]+[.I27]" office:value-type="float" office:value="281.647195" calcext:value-type="float">
            <text:p>281.64720</text:p>
          </table:table-cell>
          <table:table-cell table:formula="of:=([.J27]-[.$J$3]) * [.$A$3]" office:value-type="float" office:value="0.118171558736842" calcext:value-type="float">
            <text:p>0.118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159" calcext:value-type="float">
            <text:p>1159</text:p>
          </table:table-cell>
          <table:table-cell office:value-type="float" office:value="97.78" calcext:value-type="float">
            <text:p>97.78</text:p>
          </table:table-cell>
          <table:table-cell office:value-type="float" office:value="292.171" calcext:value-type="float">
            <text:p>292.171</text:p>
          </table:table-cell>
          <table:table-cell table:formula="of:=[.E28]-[.E27]" office:value-type="float" office:value="13.111" calcext:value-type="float">
            <text:p>13.111</text:p>
          </table:table-cell>
          <table:table-cell table:formula="of:=([.B28]-1)/[.$A$2]" office:value-type="float" office:value="0.104166666666667" calcext:value-type="float">
            <text:p>0.10417</text:p>
          </table:table-cell>
          <table:table-cell table:formula="of:=([.E28]-[.$E$3]) *[.$A$3]" office:value-type="float" office:value="0.124377368421053" calcext:value-type="float">
            <text:p>0.12438</text:p>
          </table:table-cell>
          <table:table-cell table:formula="of:=([.B28]^2*[.$S$3]+[.B28]*[.$S$4]+[.$S$5])" office:value-type="float" office:value="2.6851784" calcext:value-type="float">
            <text:p>2.68518</text:p>
          </table:table-cell>
          <table:table-cell table:formula="of:=[.E28]+[.I28]" office:value-type="float" office:value="294.8561784" calcext:value-type="float">
            <text:p>294.85618</text:p>
          </table:table-cell>
          <table:table-cell table:formula="of:=([.J28]-[.$J$3]) * [.$A$3]" office:value-type="float" office:value="0.125123655263158" calcext:value-type="float">
            <text:p>0.125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160" calcext:value-type="float">
            <text:p>1160</text:p>
          </table:table-cell>
          <table:table-cell office:value-type="float" office:value="96.918" calcext:value-type="float">
            <text:p>96.918</text:p>
          </table:table-cell>
          <table:table-cell office:value-type="float" office:value="305.616" calcext:value-type="float">
            <text:p>305.616</text:p>
          </table:table-cell>
          <table:table-cell table:formula="of:=[.E29]-[.E28]" office:value-type="float" office:value="13.445" calcext:value-type="float">
            <text:p>13.445</text:p>
          </table:table-cell>
          <table:table-cell table:formula="of:=([.B29]-1)/[.$A$2]" office:value-type="float" office:value="0.108333333333333" calcext:value-type="float">
            <text:p>0.10833</text:p>
          </table:table-cell>
          <table:table-cell table:formula="of:=([.E29]-[.$E$3]) *[.$A$3]" office:value-type="float" office:value="0.131453684210526" calcext:value-type="float">
            <text:p>0.13145</text:p>
          </table:table-cell>
          <table:table-cell table:formula="of:=([.B29]^2*[.$S$3]+[.B29]*[.$S$4]+[.$S$5])" office:value-type="float" office:value="2.7866006" calcext:value-type="float">
            <text:p>2.78660</text:p>
          </table:table-cell>
          <table:table-cell table:formula="of:=[.E29]+[.I29]" office:value-type="float" office:value="308.4026006" calcext:value-type="float">
            <text:p>308.40260</text:p>
          </table:table-cell>
          <table:table-cell table:formula="of:=([.J29]-[.$J$3]) * [.$A$3]" office:value-type="float" office:value="0.132253351157895" calcext:value-type="float">
            <text:p>0.132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154" calcext:value-type="float">
            <text:p>1154</text:p>
          </table:table-cell>
          <table:table-cell office:value-type="float" office:value="96.07" calcext:value-type="float">
            <text:p>96.07</text:p>
          </table:table-cell>
          <table:table-cell office:value-type="float" office:value="319.147" calcext:value-type="float">
            <text:p>319.147</text:p>
          </table:table-cell>
          <table:table-cell table:formula="of:=[.E30]-[.E29]" office:value-type="float" office:value="13.531" calcext:value-type="float">
            <text:p>13.531</text:p>
          </table:table-cell>
          <table:table-cell table:formula="of:=([.B30]-1)/[.$A$2]" office:value-type="float" office:value="0.1125" calcext:value-type="float">
            <text:p>0.11250</text:p>
          </table:table-cell>
          <table:table-cell table:formula="of:=([.E30]-[.$E$3]) *[.$A$3]" office:value-type="float" office:value="0.138575263157895" calcext:value-type="float">
            <text:p>0.13858</text:p>
          </table:table-cell>
          <table:table-cell table:formula="of:=([.B30]^2*[.$S$3]+[.B30]*[.$S$4]+[.$S$5])" office:value-type="float" office:value="2.8914616" calcext:value-type="float">
            <text:p>2.89146</text:p>
          </table:table-cell>
          <table:table-cell table:formula="of:=[.E30]+[.I30]" office:value-type="float" office:value="322.0384616" calcext:value-type="float">
            <text:p>322.03846</text:p>
          </table:table-cell>
          <table:table-cell table:formula="of:=([.J30]-[.$J$3]) * [.$A$3]" office:value-type="float" office:value="0.139430120105263" calcext:value-type="float">
            <text:p>0.139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159" calcext:value-type="float">
            <text:p>1159</text:p>
          </table:table-cell>
          <table:table-cell office:value-type="float" office:value="94.769" calcext:value-type="float">
            <text:p>94.769</text:p>
          </table:table-cell>
          <table:table-cell office:value-type="float" office:value="347.245" calcext:value-type="float">
            <text:p>347.245</text:p>
          </table:table-cell>
          <table:table-cell table:formula="of:=[.E31]-[.E30]" office:value-type="float" office:value="28.098" calcext:value-type="float">
            <text:p>28.098</text:p>
          </table:table-cell>
          <table:table-cell table:formula="of:=([.B31]-1)/[.$A$2]" office:value-type="float" office:value="0.120833333333333" calcext:value-type="float">
            <text:p>0.12083</text:p>
          </table:table-cell>
          <table:table-cell table:formula="of:=([.E31]-[.$E$3]) *[.$A$3]" office:value-type="float" office:value="0.153363684210526" calcext:value-type="float">
            <text:p>0.15336</text:p>
          </table:table-cell>
          <table:table-cell table:formula="of:=([.B31]^2*[.$S$3]+[.B31]*[.$S$4]+[.$S$5])" office:value-type="float" office:value="3.1115" calcext:value-type="float">
            <text:p>3.11150</text:p>
          </table:table-cell>
          <table:table-cell table:formula="of:=[.E31]+[.I31]" office:value-type="float" office:value="350.3565" calcext:value-type="float">
            <text:p>350.35650</text:p>
          </table:table-cell>
          <table:table-cell table:formula="of:=([.J31]-[.$J$3]) * [.$A$3]" office:value-type="float" office:value="0.154334350842105" calcext:value-type="float">
            <text:p>0.15433</text:p>
          </table:table-cell>
          <table:table-cell table:number-columns-repeated="9"/>
        </table:table-row>
        <table:table-row table:style-name="ro1">
          <table:table-cell/>
          <table:table-cell table:formula="of:=[.B31]+1" office:value-type="float" office:value="31" calcext:value-type="float">
            <text:p>31</text:p>
          </table:table-cell>
          <table:table-cell office:value-type="float" office:value="1153" calcext:value-type="float">
            <text:p>1153</text:p>
          </table:table-cell>
          <table:table-cell office:value-type="float" office:value="93.952" calcext:value-type="float">
            <text:p>93.952</text:p>
          </table:table-cell>
          <table:table-cell office:value-type="float" office:value="361.842" calcext:value-type="float">
            <text:p>361.842</text:p>
          </table:table-cell>
          <table:table-cell table:formula="of:=[.E32]-[.E31]" office:value-type="float" office:value="14.597" calcext:value-type="float">
            <text:p>14.597</text:p>
          </table:table-cell>
          <table:table-cell table:formula="of:=([.B32]-1)/[.$A$2]" office:value-type="float" office:value="0.125" calcext:value-type="float">
            <text:p>0.12500</text:p>
          </table:table-cell>
          <table:table-cell table:formula="of:=([.E32]-[.$E$3]) *[.$A$3]" office:value-type="float" office:value="0.161046315789474" calcext:value-type="float">
            <text:p>0.16105</text:p>
          </table:table-cell>
          <table:table-cell table:formula="of:=([.B32]^2*[.$S$3]+[.B32]*[.$S$4]+[.$S$5])" office:value-type="float" office:value="3.2266774" calcext:value-type="float">
            <text:p>3.22668</text:p>
          </table:table-cell>
          <table:table-cell table:formula="of:=[.E32]+[.I32]" office:value-type="float" office:value="365.0686774" calcext:value-type="float">
            <text:p>365.06868</text:p>
          </table:table-cell>
          <table:table-cell table:formula="of:=([.J32]-[.$J$3]) * [.$A$3]" office:value-type="float" office:value="0.162077602105263" calcext:value-type="float">
            <text:p>0.16208</text:p>
          </table:table-cell>
          <table:table-cell table:number-columns-repeated="9"/>
        </table:table-row>
        <table:table-row table:style-name="ro1">
          <table:table-cell/>
          <table:table-cell table:formula="of:=[.B32]+1" office:value-type="float" office:value="32" calcext:value-type="float">
            <text:p>32</text:p>
          </table:table-cell>
          <table:table-cell office:value-type="float" office:value="1163" calcext:value-type="float">
            <text:p>1163</text:p>
          </table:table-cell>
          <table:table-cell office:value-type="float" office:value="93.097" calcext:value-type="float">
            <text:p>93.097</text:p>
          </table:table-cell>
          <table:table-cell office:value-type="float" office:value="376.78" calcext:value-type="float">
            <text:p>376.78</text:p>
          </table:table-cell>
          <table:table-cell table:formula="of:=[.E33]-[.E32]" office:value-type="float" office:value="14.938" calcext:value-type="float">
            <text:p>14.938</text:p>
          </table:table-cell>
          <table:table-cell table:formula="of:=([.B33]-1)/[.$A$2]" office:value-type="float" office:value="0.129166666666667" calcext:value-type="float">
            <text:p>0.12917</text:p>
          </table:table-cell>
          <table:table-cell table:formula="of:=([.E33]-[.$E$3]) *[.$A$3]" office:value-type="float" office:value="0.168908421052632" calcext:value-type="float">
            <text:p>0.16891</text:p>
          </table:table-cell>
          <table:table-cell table:formula="of:=([.B33]^2*[.$S$3]+[.B33]*[.$S$4]+[.$S$5])" office:value-type="float" office:value="3.3452936" calcext:value-type="float">
            <text:p>3.34529</text:p>
          </table:table-cell>
          <table:table-cell table:formula="of:=[.E33]+[.I33]" office:value-type="float" office:value="380.1252936" calcext:value-type="float">
            <text:p>380.12529</text:p>
          </table:table-cell>
          <table:table-cell table:formula="of:=([.J33]-[.$J$3]) * [.$A$3]" office:value-type="float" office:value="0.170002136947368" calcext:value-type="float">
            <text:p>0.17000</text:p>
          </table:table-cell>
          <table:table-cell table:number-columns-repeated="9"/>
        </table:table-row>
        <table:table-row table:style-name="ro1">
          <table:table-cell/>
          <table:table-cell table:formula="of:=[.B33]+1" office:value-type="float" office:value="33" calcext:value-type="float">
            <text:p>33</text:p>
          </table:table-cell>
          <table:table-cell office:value-type="float" office:value="1144" calcext:value-type="float">
            <text:p>1144</text:p>
          </table:table-cell>
          <table:table-cell office:value-type="float" office:value="92.335" calcext:value-type="float">
            <text:p>92.335</text:p>
          </table:table-cell>
          <table:table-cell office:value-type="float" office:value="392.017" calcext:value-type="float">
            <text:p>392.017</text:p>
          </table:table-cell>
          <table:table-cell table:formula="of:=[.E34]-[.E33]" office:value-type="float" office:value="15.237" calcext:value-type="float">
            <text:p>15.237</text:p>
          </table:table-cell>
          <table:table-cell table:formula="of:=([.B34]-1)/[.$A$2]" office:value-type="float" office:value="0.133333333333333" calcext:value-type="float">
            <text:p>0.13333</text:p>
          </table:table-cell>
          <table:table-cell table:formula="of:=([.E34]-[.$E$3]) *[.$A$3]" office:value-type="float" office:value="0.176927894736842" calcext:value-type="float">
            <text:p>0.17693</text:p>
          </table:table-cell>
          <table:table-cell table:formula="of:=([.B34]^2*[.$S$3]+[.B34]*[.$S$4]+[.$S$5])" office:value-type="float" office:value="3.4673486" calcext:value-type="float">
            <text:p>3.46735</text:p>
          </table:table-cell>
          <table:table-cell table:formula="of:=[.E34]+[.I34]" office:value-type="float" office:value="395.4843486" calcext:value-type="float">
            <text:p>395.48435</text:p>
          </table:table-cell>
          <table:table-cell table:formula="of:=([.J34]-[.$J$3]) * [.$A$3]" office:value-type="float" office:value="0.178085850105263" calcext:value-type="float">
            <text:p>0.17809</text:p>
          </table:table-cell>
          <table:table-cell table:number-columns-repeated="9"/>
        </table:table-row>
        <table:table-row table:style-name="ro1">
          <table:table-cell/>
          <table:table-cell table:formula="of:=[.B34]+1" office:value-type="float" office:value="34" calcext:value-type="float">
            <text:p>34</text:p>
          </table:table-cell>
          <table:table-cell office:value-type="float" office:value="1167" calcext:value-type="float">
            <text:p>1167</text:p>
          </table:table-cell>
          <table:table-cell office:value-type="float" office:value="91.73" calcext:value-type="float">
            <text:p>91.73</text:p>
          </table:table-cell>
          <table:table-cell office:value-type="float" office:value="407.753" calcext:value-type="float">
            <text:p>407.753</text:p>
          </table:table-cell>
          <table:table-cell table:formula="of:=[.E35]-[.E34]" office:value-type="float" office:value="15.736" calcext:value-type="float">
            <text:p>15.736</text:p>
          </table:table-cell>
          <table:table-cell table:formula="of:=([.B35]-1)/[.$A$2]" office:value-type="float" office:value="0.1375" calcext:value-type="float">
            <text:p>0.13750</text:p>
          </table:table-cell>
          <table:table-cell table:formula="of:=([.E35]-[.$E$3]) *[.$A$3]" office:value-type="float" office:value="0.18521" calcext:value-type="float">
            <text:p>0.18521</text:p>
          </table:table-cell>
          <table:table-cell table:formula="of:=([.B35]^2*[.$S$3]+[.B35]*[.$S$4]+[.$S$5])" office:value-type="float" office:value="3.5928424" calcext:value-type="float">
            <text:p>3.59284</text:p>
          </table:table-cell>
          <table:table-cell table:formula="of:=[.E35]+[.I35]" office:value-type="float" office:value="411.3458424" calcext:value-type="float">
            <text:p>411.34584</text:p>
          </table:table-cell>
          <table:table-cell table:formula="of:=([.J35]-[.$J$3]) * [.$A$3]" office:value-type="float" office:value="0.186434004736842" calcext:value-type="float">
            <text:p>0.18643</text:p>
          </table:table-cell>
          <table:table-cell table:number-columns-repeated="9"/>
        </table:table-row>
        <table:table-row table:style-name="ro1">
          <table:table-cell/>
          <table:table-cell table:formula="of:=[.B35]+1" office:value-type="float" office:value="35" calcext:value-type="float">
            <text:p>35</text:p>
          </table:table-cell>
          <table:table-cell office:value-type="float" office:value="1156" calcext:value-type="float">
            <text:p>1156</text:p>
          </table:table-cell>
          <table:table-cell office:value-type="float" office:value="90.907" calcext:value-type="float">
            <text:p>90.907</text:p>
          </table:table-cell>
          <table:table-cell office:value-type="float" office:value="423.518" calcext:value-type="float">
            <text:p>423.518</text:p>
          </table:table-cell>
          <table:table-cell table:formula="of:=[.E36]-[.E35]" office:value-type="float" office:value="15.765" calcext:value-type="float">
            <text:p>15.765</text:p>
          </table:table-cell>
          <table:table-cell table:formula="of:=([.B36]-1)/[.$A$2]" office:value-type="float" office:value="0.141666666666667" calcext:value-type="float">
            <text:p>0.14167</text:p>
          </table:table-cell>
          <table:table-cell table:formula="of:=([.E36]-[.$E$3]) *[.$A$3]" office:value-type="float" office:value="0.193507368421053" calcext:value-type="float">
            <text:p>0.19351</text:p>
          </table:table-cell>
          <table:table-cell table:formula="of:=([.B36]^2*[.$S$3]+[.B36]*[.$S$4]+[.$S$5])" office:value-type="float" office:value="3.721775" calcext:value-type="float">
            <text:p>3.72178</text:p>
          </table:table-cell>
          <table:table-cell table:formula="of:=[.E36]+[.I36]" office:value-type="float" office:value="427.239775" calcext:value-type="float">
            <text:p>427.23978</text:p>
          </table:table-cell>
          <table:table-cell table:formula="of:=([.J36]-[.$J$3]) * [.$A$3]" office:value-type="float" office:value="0.194799232421053" calcext:value-type="float">
            <text:p>0.19480</text:p>
          </table:table-cell>
          <table:table-cell table:number-columns-repeated="9"/>
        </table:table-row>
        <table:table-row table:style-name="ro1">
          <table:table-cell/>
          <table:table-cell table:formula="of:=[.B36]+1" office:value-type="float" office:value="36" calcext:value-type="float">
            <text:p>36</text:p>
          </table:table-cell>
          <table:table-cell office:value-type="float" office:value="1174" calcext:value-type="float">
            <text:p>1174</text:p>
          </table:table-cell>
          <table:table-cell office:value-type="float" office:value="89.991" calcext:value-type="float">
            <text:p>89.991</text:p>
          </table:table-cell>
          <table:table-cell office:value-type="float" office:value="439.892" calcext:value-type="float">
            <text:p>439.892</text:p>
          </table:table-cell>
          <table:table-cell table:formula="of:=[.E37]-[.E36]" office:value-type="float" office:value="16.374" calcext:value-type="float">
            <text:p>16.374</text:p>
          </table:table-cell>
          <table:table-cell table:formula="of:=([.B37]-1)/[.$A$2]" office:value-type="float" office:value="0.145833333333333" calcext:value-type="float">
            <text:p>0.14583</text:p>
          </table:table-cell>
          <table:table-cell table:formula="of:=([.E37]-[.$E$3]) *[.$A$3]" office:value-type="float" office:value="0.202125263157895" calcext:value-type="float">
            <text:p>0.20213</text:p>
          </table:table-cell>
          <table:table-cell table:formula="of:=([.B37]^2*[.$S$3]+[.B37]*[.$S$4]+[.$S$5])" office:value-type="float" office:value="3.8541464" calcext:value-type="float">
            <text:p>3.85415</text:p>
          </table:table-cell>
          <table:table-cell table:formula="of:=[.E37]+[.I37]" office:value-type="float" office:value="443.7461464" calcext:value-type="float">
            <text:p>443.74615</text:p>
          </table:table-cell>
          <table:table-cell table:formula="of:=([.J37]-[.$J$3]) * [.$A$3]" office:value-type="float" office:value="0.203486796315789" calcext:value-type="float">
            <text:p>0.20349</text:p>
          </table:table-cell>
          <table:table-cell table:number-columns-repeated="9"/>
        </table:table-row>
        <table:table-row table:style-name="ro1">
          <table:table-cell/>
          <table:table-cell table:formula="of:=[.B37]+1" office:value-type="float" office:value="37" calcext:value-type="float">
            <text:p>37</text:p>
          </table:table-cell>
          <table:table-cell office:value-type="float" office:value="1185" calcext:value-type="float">
            <text:p>1185</text:p>
          </table:table-cell>
          <table:table-cell office:value-type="float" office:value="89.123" calcext:value-type="float">
            <text:p>89.123</text:p>
          </table:table-cell>
          <table:table-cell office:value-type="float" office:value="456.472" calcext:value-type="float">
            <text:p>456.472</text:p>
          </table:table-cell>
          <table:table-cell table:formula="of:=[.E38]-[.E37]" office:value-type="float" office:value="16.58" calcext:value-type="float">
            <text:p>16.58</text:p>
          </table:table-cell>
          <table:table-cell table:formula="of:=([.B38]-1)/[.$A$2]" office:value-type="float" office:value="0.15" calcext:value-type="float">
            <text:p>0.15000</text:p>
          </table:table-cell>
          <table:table-cell table:formula="of:=([.E38]-[.$E$3]) *[.$A$3]" office:value-type="float" office:value="0.210851578947368" calcext:value-type="float">
            <text:p>0.21085</text:p>
          </table:table-cell>
          <table:table-cell table:formula="of:=([.B38]^2*[.$S$3]+[.B38]*[.$S$4]+[.$S$5])" office:value-type="float" office:value="3.9899566" calcext:value-type="float">
            <text:p>3.98996</text:p>
          </table:table-cell>
          <table:table-cell table:formula="of:=[.E38]+[.I38]" office:value-type="float" office:value="460.4619566" calcext:value-type="float">
            <text:p>460.46196</text:p>
          </table:table-cell>
          <table:table-cell table:formula="of:=([.J38]-[.$J$3]) * [.$A$3]" office:value-type="float" office:value="0.212284591157895" calcext:value-type="float">
            <text:p>0.21228</text:p>
          </table:table-cell>
          <table:table-cell table:number-columns-repeated="9"/>
        </table:table-row>
        <table:table-row table:style-name="ro1">
          <table:table-cell/>
          <table:table-cell table:formula="of:=[.B38]+1" office:value-type="float" office:value="38" calcext:value-type="float">
            <text:p>38</text:p>
          </table:table-cell>
          <table:table-cell office:value-type="float" office:value="1184" calcext:value-type="float">
            <text:p>1184</text:p>
          </table:table-cell>
          <table:table-cell office:value-type="float" office:value="88.427" calcext:value-type="float">
            <text:p>88.427</text:p>
          </table:table-cell>
          <table:table-cell office:value-type="float" office:value="473.532" calcext:value-type="float">
            <text:p>473.532</text:p>
          </table:table-cell>
          <table:table-cell table:formula="of:=[.E39]-[.E38]" office:value-type="float" office:value="17.06" calcext:value-type="float">
            <text:p>17.06</text:p>
          </table:table-cell>
          <table:table-cell table:formula="of:=([.B39]-1)/[.$A$2]" office:value-type="float" office:value="0.154166666666667" calcext:value-type="float">
            <text:p>0.15417</text:p>
          </table:table-cell>
          <table:table-cell table:formula="of:=([.E39]-[.$E$3]) *[.$A$3]" office:value-type="float" office:value="0.219830526315789" calcext:value-type="float">
            <text:p>0.21983</text:p>
          </table:table-cell>
          <table:table-cell table:formula="of:=([.B39]^2*[.$S$3]+[.B39]*[.$S$4]+[.$S$5])" office:value-type="float" office:value="4.1292056" calcext:value-type="float">
            <text:p>4.12921</text:p>
          </table:table-cell>
          <table:table-cell table:formula="of:=[.E39]+[.I39]" office:value-type="float" office:value="477.6612056" calcext:value-type="float">
            <text:p>477.66121</text:p>
          </table:table-cell>
          <table:table-cell table:formula="of:=([.J39]-[.$J$3]) * [.$A$3]" office:value-type="float" office:value="0.221336827473684" calcext:value-type="float">
            <text:p>0.22134</text:p>
          </table:table-cell>
          <table:table-cell table:number-columns-repeated="9"/>
        </table:table-row>
        <table:table-row table:style-name="ro1">
          <table:table-cell/>
          <table:table-cell table:formula="of:=[.B39]+1" office:value-type="float" office:value="39" calcext:value-type="float">
            <text:p>39</text:p>
          </table:table-cell>
          <table:table-cell office:value-type="float" office:value="1211" calcext:value-type="float">
            <text:p>1211</text:p>
          </table:table-cell>
          <table:table-cell office:value-type="float" office:value="87.705" calcext:value-type="float">
            <text:p>87.705</text:p>
          </table:table-cell>
          <table:table-cell office:value-type="float" office:value="491.187" calcext:value-type="float">
            <text:p>491.187</text:p>
          </table:table-cell>
          <table:table-cell table:formula="of:=[.E40]-[.E39]" office:value-type="float" office:value="17.655" calcext:value-type="float">
            <text:p>17.655</text:p>
          </table:table-cell>
          <table:table-cell table:formula="of:=([.B40]-1)/[.$A$2]" office:value-type="float" office:value="0.158333333333333" calcext:value-type="float">
            <text:p>0.15833</text:p>
          </table:table-cell>
          <table:table-cell table:formula="of:=([.E40]-[.$E$3]) *[.$A$3]" office:value-type="float" office:value="0.229122631578947" calcext:value-type="float">
            <text:p>0.22912</text:p>
          </table:table-cell>
          <table:table-cell table:formula="of:=([.B40]^2*[.$S$3]+[.B40]*[.$S$4]+[.$S$5])" office:value-type="float" office:value="4.2718934" calcext:value-type="float">
            <text:p>4.27189</text:p>
          </table:table-cell>
          <table:table-cell table:formula="of:=[.E40]+[.I40]" office:value-type="float" office:value="495.4588934" calcext:value-type="float">
            <text:p>495.45889</text:p>
          </table:table-cell>
          <table:table-cell table:formula="of:=([.J40]-[.$J$3]) * [.$A$3]" office:value-type="float" office:value="0.230704031578947" calcext:value-type="float">
            <text:p>0.23070</text:p>
          </table:table-cell>
          <table:table-cell table:number-columns-repeated="9"/>
        </table:table-row>
        <table:table-row table:style-name="ro1">
          <table:table-cell/>
          <table:table-cell table:formula="of:=[.B40]+1" office:value-type="float" office:value="40" calcext:value-type="float">
            <text:p>40</text:p>
          </table:table-cell>
          <table:table-cell office:value-type="float" office:value="1203" calcext:value-type="float">
            <text:p>1203</text:p>
          </table:table-cell>
          <table:table-cell office:value-type="float" office:value="86.803" calcext:value-type="float">
            <text:p>86.803</text:p>
          </table:table-cell>
          <table:table-cell office:value-type="float" office:value="508.893" calcext:value-type="float">
            <text:p>508.893</text:p>
          </table:table-cell>
          <table:table-cell table:formula="of:=[.E41]-[.E40]" office:value-type="float" office:value="17.706" calcext:value-type="float">
            <text:p>17.706</text:p>
          </table:table-cell>
          <table:table-cell table:formula="of:=([.B41]-1)/[.$A$2]" office:value-type="float" office:value="0.1625" calcext:value-type="float">
            <text:p>0.16250</text:p>
          </table:table-cell>
          <table:table-cell table:formula="of:=([.E41]-[.$E$3]) *[.$A$3]" office:value-type="float" office:value="0.238441578947368" calcext:value-type="float">
            <text:p>0.23844</text:p>
          </table:table-cell>
          <table:table-cell table:formula="of:=([.B41]^2*[.$S$3]+[.B41]*[.$S$4]+[.$S$5])" office:value-type="float" office:value="4.41802" calcext:value-type="float">
            <text:p>4.41802</text:p>
          </table:table-cell>
          <table:table-cell table:formula="of:=[.E41]+[.I41]" office:value-type="float" office:value="513.31102" calcext:value-type="float">
            <text:p>513.31102</text:p>
          </table:table-cell>
          <table:table-cell table:formula="of:=([.J41]-[.$J$3]) * [.$A$3]" office:value-type="float" office:value="0.24009988768421" calcext:value-type="float">
            <text:p>0.24010</text:p>
          </table:table-cell>
          <table:table-cell table:number-columns-repeated="9"/>
        </table:table-row>
        <table:table-row table:style-name="ro1">
          <table:table-cell/>
          <table:table-cell table:formula="of:=[.B41]+1" office:value-type="float" office:value="41" calcext:value-type="float">
            <text:p>41</text:p>
          </table:table-cell>
          <table:table-cell office:value-type="float" office:value="1221" calcext:value-type="float">
            <text:p>1221</text:p>
          </table:table-cell>
          <table:table-cell office:value-type="float" office:value="85.883" calcext:value-type="float">
            <text:p>85.883</text:p>
          </table:table-cell>
          <table:table-cell office:value-type="float" office:value="527.131" calcext:value-type="float">
            <text:p>527.131</text:p>
          </table:table-cell>
          <table:table-cell table:formula="of:=[.E42]-[.E41]" office:value-type="float" office:value="18.238" calcext:value-type="float">
            <text:p>18.238</text:p>
          </table:table-cell>
          <table:table-cell table:formula="of:=([.B42]-1)/[.$A$2]" office:value-type="float" office:value="0.166666666666667" calcext:value-type="float">
            <text:p>0.16667</text:p>
          </table:table-cell>
          <table:table-cell table:formula="of:=([.E42]-[.$E$3]) *[.$A$3]" office:value-type="float" office:value="0.248040526315789" calcext:value-type="float">
            <text:p>0.24804</text:p>
          </table:table-cell>
          <table:table-cell table:formula="of:=([.B42]^2*[.$S$3]+[.B42]*[.$S$4]+[.$S$5])" office:value-type="float" office:value="4.5675854" calcext:value-type="float">
            <text:p>4.56759</text:p>
          </table:table-cell>
          <table:table-cell table:formula="of:=[.E42]+[.I42]" office:value-type="float" office:value="531.6985854" calcext:value-type="float">
            <text:p>531.69859</text:p>
          </table:table-cell>
          <table:table-cell table:formula="of:=([.J42]-[.$J$3]) * [.$A$3]" office:value-type="float" office:value="0.24977755368421" calcext:value-type="float">
            <text:p>0.24978</text:p>
          </table:table-cell>
          <table:table-cell table:number-columns-repeated="9"/>
        </table:table-row>
        <table:table-row table:style-name="ro1">
          <table:table-cell/>
          <table:table-cell table:formula="of:=[.B42]+1" office:value-type="float" office:value="42" calcext:value-type="float">
            <text:p>42</text:p>
          </table:table-cell>
          <table:table-cell office:value-type="float" office:value="1217" calcext:value-type="float">
            <text:p>1217</text:p>
          </table:table-cell>
          <table:table-cell office:value-type="float" office:value="85.02" calcext:value-type="float">
            <text:p>85.02</text:p>
          </table:table-cell>
          <table:table-cell office:value-type="float" office:value="545.53" calcext:value-type="float">
            <text:p>545.53</text:p>
          </table:table-cell>
          <table:table-cell table:formula="of:=[.E43]-[.E42]" office:value-type="float" office:value="18.399" calcext:value-type="float">
            <text:p>18.399</text:p>
          </table:table-cell>
          <table:table-cell table:formula="of:=([.B43]-1)/[.$A$2]" office:value-type="float" office:value="0.170833333333333" calcext:value-type="float">
            <text:p>0.17083</text:p>
          </table:table-cell>
          <table:table-cell table:formula="of:=([.E43]-[.$E$3]) *[.$A$3]" office:value-type="float" office:value="0.257724210526316" calcext:value-type="float">
            <text:p>0.25772</text:p>
          </table:table-cell>
          <table:table-cell table:formula="of:=([.B43]^2*[.$S$3]+[.B43]*[.$S$4]+[.$S$5])" office:value-type="float" office:value="4.7205896" calcext:value-type="float">
            <text:p>4.72059</text:p>
          </table:table-cell>
          <table:table-cell table:formula="of:=[.E43]+[.I43]" office:value-type="float" office:value="550.2505896" calcext:value-type="float">
            <text:p>550.25059</text:p>
          </table:table-cell>
          <table:table-cell table:formula="of:=([.J43]-[.$J$3]) * [.$A$3]" office:value-type="float" office:value="0.259541766421053" calcext:value-type="float">
            <text:p>0.25954</text:p>
          </table:table-cell>
          <table:table-cell table:number-columns-repeated="9"/>
        </table:table-row>
        <table:table-row table:style-name="ro1">
          <table:table-cell/>
          <table:table-cell table:formula="of:=[.B43]+1" office:value-type="float" office:value="43" calcext:value-type="float">
            <text:p>43</text:p>
          </table:table-cell>
          <table:table-cell office:value-type="float" office:value="1232" calcext:value-type="float">
            <text:p>1232</text:p>
          </table:table-cell>
          <table:table-cell office:value-type="float" office:value="84.134" calcext:value-type="float">
            <text:p>84.134</text:p>
          </table:table-cell>
          <table:table-cell office:value-type="float" office:value="564.436" calcext:value-type="float">
            <text:p>564.436</text:p>
          </table:table-cell>
          <table:table-cell table:formula="of:=[.E44]-[.E43]" office:value-type="float" office:value="18.9060000000001" calcext:value-type="float">
            <text:p>18.9060000000001</text:p>
          </table:table-cell>
          <table:table-cell table:formula="of:=([.B44]-1)/[.$A$2]" office:value-type="float" office:value="0.175" calcext:value-type="float">
            <text:p>0.17500</text:p>
          </table:table-cell>
          <table:table-cell table:formula="of:=([.E44]-[.$E$3]) *[.$A$3]" office:value-type="float" office:value="0.267674736842105" calcext:value-type="float">
            <text:p>0.26767</text:p>
          </table:table-cell>
          <table:table-cell table:formula="of:=([.B44]^2*[.$S$3]+[.B44]*[.$S$4]+[.$S$5])" office:value-type="float" office:value="4.8770326" calcext:value-type="float">
            <text:p>4.87703</text:p>
          </table:table-cell>
          <table:table-cell table:formula="of:=[.E44]+[.I44]" office:value-type="float" office:value="569.3130326" calcext:value-type="float">
            <text:p>569.31303</text:p>
          </table:table-cell>
          <table:table-cell table:formula="of:=([.J44]-[.$J$3]) * [.$A$3]" office:value-type="float" office:value="0.269574631157895" calcext:value-type="float">
            <text:p>0.26957</text:p>
          </table:table-cell>
          <table:table-cell table:number-columns-repeated="9"/>
        </table:table-row>
        <table:table-row table:style-name="ro1">
          <table:table-cell/>
          <table:table-cell table:formula="of:=[.B44]+1" office:value-type="float" office:value="44" calcext:value-type="float">
            <text:p>44</text:p>
          </table:table-cell>
          <table:table-cell office:value-type="float" office:value="1265" calcext:value-type="float">
            <text:p>1265</text:p>
          </table:table-cell>
          <table:table-cell office:value-type="float" office:value="83.303" calcext:value-type="float">
            <text:p>83.303</text:p>
          </table:table-cell>
          <table:table-cell office:value-type="float" office:value="583.513" calcext:value-type="float">
            <text:p>583.513</text:p>
          </table:table-cell>
          <table:table-cell table:formula="of:=[.E45]-[.E44]" office:value-type="float" office:value="19.077" calcext:value-type="float">
            <text:p>19.077</text:p>
          </table:table-cell>
          <table:table-cell table:formula="of:=([.B45]-1)/[.$A$2]" office:value-type="float" office:value="0.179166666666667" calcext:value-type="float">
            <text:p>0.17917</text:p>
          </table:table-cell>
          <table:table-cell table:formula="of:=([.E45]-[.$E$3]) *[.$A$3]" office:value-type="float" office:value="0.277715263157895" calcext:value-type="float">
            <text:p>0.27772</text:p>
          </table:table-cell>
          <table:table-cell table:formula="of:=([.B45]^2*[.$S$3]+[.B45]*[.$S$4]+[.$S$5])" office:value-type="float" office:value="5.0369144" calcext:value-type="float">
            <text:p>5.03691</text:p>
          </table:table-cell>
          <table:table-cell table:formula="of:=[.E45]+[.I45]" office:value-type="float" office:value="588.5499144" calcext:value-type="float">
            <text:p>588.54991</text:p>
          </table:table-cell>
          <table:table-cell table:formula="of:=([.J45]-[.$J$3]) * [.$A$3]" office:value-type="float" office:value="0.279699305789474" calcext:value-type="float">
            <text:p>0.27970</text:p>
          </table:table-cell>
          <table:table-cell table:number-columns-repeated="9"/>
        </table:table-row>
        <table:table-row table:style-name="ro1">
          <table:table-cell/>
          <table:table-cell table:formula="of:=[.B45]+1" office:value-type="float" office:value="45" calcext:value-type="float">
            <text:p>45</text:p>
          </table:table-cell>
          <table:table-cell office:value-type="float" office:value="1267" calcext:value-type="float">
            <text:p>1267</text:p>
          </table:table-cell>
          <table:table-cell office:value-type="float" office:value="82.318" calcext:value-type="float">
            <text:p>82.318</text:p>
          </table:table-cell>
          <table:table-cell office:value-type="float" office:value="602.744" calcext:value-type="float">
            <text:p>602.744</text:p>
          </table:table-cell>
          <table:table-cell table:formula="of:=[.E46]-[.E45]" office:value-type="float" office:value="19.231" calcext:value-type="float">
            <text:p>19.231</text:p>
          </table:table-cell>
          <table:table-cell table:formula="of:=([.B46]-1)/[.$A$2]" office:value-type="float" office:value="0.183333333333333" calcext:value-type="float">
            <text:p>0.18333</text:p>
          </table:table-cell>
          <table:table-cell table:formula="of:=([.E46]-[.$E$3]) *[.$A$3]" office:value-type="float" office:value="0.287836842105263" calcext:value-type="float">
            <text:p>0.28784</text:p>
          </table:table-cell>
          <table:table-cell table:formula="of:=([.B46]^2*[.$S$3]+[.B46]*[.$S$4]+[.$S$5])" office:value-type="float" office:value="5.200235" calcext:value-type="float">
            <text:p>5.20024</text:p>
          </table:table-cell>
          <table:table-cell table:formula="of:=[.E46]+[.I46]" office:value-type="float" office:value="607.944235" calcext:value-type="float">
            <text:p>607.94424</text:p>
          </table:table-cell>
          <table:table-cell table:formula="of:=([.J46]-[.$J$3]) * [.$A$3]" office:value-type="float" office:value="0.289906842947368" calcext:value-type="float">
            <text:p>0.28991</text:p>
          </table:table-cell>
          <table:table-cell table:number-columns-repeated="9"/>
        </table:table-row>
        <table:table-row table:style-name="ro1">
          <table:table-cell/>
          <table:table-cell table:formula="of:=[.B46]+1" office:value-type="float" office:value="46" calcext:value-type="float">
            <text:p>46</text:p>
          </table:table-cell>
          <table:table-cell office:value-type="float" office:value="1317" calcext:value-type="float">
            <text:p>1317</text:p>
          </table:table-cell>
          <table:table-cell office:value-type="float" office:value="81.377" calcext:value-type="float">
            <text:p>81.377</text:p>
          </table:table-cell>
          <table:table-cell office:value-type="float" office:value="622.775" calcext:value-type="float">
            <text:p>622.775</text:p>
          </table:table-cell>
          <table:table-cell table:formula="of:=[.E47]-[.E46]" office:value-type="float" office:value="20.0309999999999" calcext:value-type="float">
            <text:p>20.0309999999999</text:p>
          </table:table-cell>
          <table:table-cell table:formula="of:=([.B47]-1)/[.$A$2]" office:value-type="float" office:value="0.1875" calcext:value-type="float">
            <text:p>0.18750</text:p>
          </table:table-cell>
          <table:table-cell table:formula="of:=([.E47]-[.$E$3]) *[.$A$3]" office:value-type="float" office:value="0.29837947368421" calcext:value-type="float">
            <text:p>0.29838</text:p>
          </table:table-cell>
          <table:table-cell table:formula="of:=([.B47]^2*[.$S$3]+[.B47]*[.$S$4]+[.$S$5])" office:value-type="float" office:value="5.3669944" calcext:value-type="float">
            <text:p>5.36699</text:p>
          </table:table-cell>
          <table:table-cell table:formula="of:=[.E47]+[.I47]" office:value-type="float" office:value="628.1419944" calcext:value-type="float">
            <text:p>628.14199</text:p>
          </table:table-cell>
          <table:table-cell table:formula="of:=([.J47]-[.$J$3]) * [.$A$3]" office:value-type="float" office:value="0.300537242631579" calcext:value-type="float">
            <text:p>0.30054</text:p>
          </table:table-cell>
          <table:table-cell table:number-columns-repeated="9"/>
        </table:table-row>
        <table:table-row table:style-name="ro1">
          <table:table-cell/>
          <table:table-cell table:formula="of:=[.B47]+1" office:value-type="float" office:value="47" calcext:value-type="float">
            <text:p>47</text:p>
          </table:table-cell>
          <table:table-cell office:value-type="float" office:value="1331" calcext:value-type="float">
            <text:p>1331</text:p>
          </table:table-cell>
          <table:table-cell office:value-type="float" office:value="80.543" calcext:value-type="float">
            <text:p>80.543</text:p>
          </table:table-cell>
          <table:table-cell office:value-type="float" office:value="642.974" calcext:value-type="float">
            <text:p>642.974</text:p>
          </table:table-cell>
          <table:table-cell table:formula="of:=[.E48]-[.E47]" office:value-type="float" office:value="20.1990000000001" calcext:value-type="float">
            <text:p>20.1990000000001</text:p>
          </table:table-cell>
          <table:table-cell table:formula="of:=([.B48]-1)/[.$A$2]" office:value-type="float" office:value="0.191666666666667" calcext:value-type="float">
            <text:p>0.19167</text:p>
          </table:table-cell>
          <table:table-cell table:formula="of:=([.E48]-[.$E$3]) *[.$A$3]" office:value-type="float" office:value="0.309010526315789" calcext:value-type="float">
            <text:p>0.30901</text:p>
          </table:table-cell>
          <table:table-cell table:formula="of:=([.B48]^2*[.$S$3]+[.B48]*[.$S$4]+[.$S$5])" office:value-type="float" office:value="5.5371926" calcext:value-type="float">
            <text:p>5.53719</text:p>
          </table:table-cell>
          <table:table-cell table:formula="of:=[.E48]+[.I48]" office:value-type="float" office:value="648.5111926" calcext:value-type="float">
            <text:p>648.51119</text:p>
          </table:table-cell>
          <table:table-cell table:formula="of:=([.J48]-[.$J$3]) * [.$A$3]" office:value-type="float" office:value="0.311257873263158" calcext:value-type="float">
            <text:p>0.31126</text:p>
          </table:table-cell>
          <table:table-cell table:number-columns-repeated="9"/>
        </table:table-row>
        <table:table-row table:style-name="ro1">
          <table:table-cell/>
          <table:table-cell table:formula="of:=[.B48]+1" office:value-type="float" office:value="48" calcext:value-type="float">
            <text:p>48</text:p>
          </table:table-cell>
          <table:table-cell office:value-type="float" office:value="1369" calcext:value-type="float">
            <text:p>1369</text:p>
          </table:table-cell>
          <table:table-cell office:value-type="float" office:value="79.543" calcext:value-type="float">
            <text:p>79.543</text:p>
          </table:table-cell>
          <table:table-cell office:value-type="float" office:value="663.838" calcext:value-type="float">
            <text:p>663.838</text:p>
          </table:table-cell>
          <table:table-cell table:formula="of:=[.E49]-[.E48]" office:value-type="float" office:value="20.8639999999999" calcext:value-type="float">
            <text:p>20.8639999999999</text:p>
          </table:table-cell>
          <table:table-cell table:formula="of:=([.B49]-1)/[.$A$2]" office:value-type="float" office:value="0.195833333333333" calcext:value-type="float">
            <text:p>0.19583</text:p>
          </table:table-cell>
          <table:table-cell table:formula="of:=([.E49]-[.$E$3]) *[.$A$3]" office:value-type="float" office:value="0.319991578947368" calcext:value-type="float">
            <text:p>0.31999</text:p>
          </table:table-cell>
          <table:table-cell table:formula="of:=([.B49]^2*[.$S$3]+[.B49]*[.$S$4]+[.$S$5])" office:value-type="float" office:value="5.7108296" calcext:value-type="float">
            <text:p>5.71083</text:p>
          </table:table-cell>
          <table:table-cell table:formula="of:=[.E49]+[.I49]" office:value-type="float" office:value="669.5488296" calcext:value-type="float">
            <text:p>669.54883</text:p>
          </table:table-cell>
          <table:table-cell table:formula="of:=([.J49]-[.$J$3]) * [.$A$3]" office:value-type="float" office:value="0.322330313789474" calcext:value-type="float">
            <text:p>0.32233</text:p>
          </table:table-cell>
          <table:table-cell table:number-columns-repeated="9"/>
        </table:table-row>
        <table:table-row table:style-name="ro1">
          <table:table-cell/>
          <table:table-cell table:formula="of:=[.B49]+1" office:value-type="float" office:value="49" calcext:value-type="float">
            <text:p>49</text:p>
          </table:table-cell>
          <table:table-cell office:value-type="float" office:value="1405" calcext:value-type="float">
            <text:p>1405</text:p>
          </table:table-cell>
          <table:table-cell office:value-type="float" office:value="78.486" calcext:value-type="float">
            <text:p>78.486</text:p>
          </table:table-cell>
          <table:table-cell office:value-type="float" office:value="684.833" calcext:value-type="float">
            <text:p>684.833</text:p>
          </table:table-cell>
          <table:table-cell table:formula="of:=[.E50]-[.E49]" office:value-type="float" office:value="20.995" calcext:value-type="float">
            <text:p>20.995</text:p>
          </table:table-cell>
          <table:table-cell table:formula="of:=([.B50]-1)/[.$A$2]" office:value-type="float" office:value="0.2" calcext:value-type="float">
            <text:p>0.20000</text:p>
          </table:table-cell>
          <table:table-cell table:formula="of:=([.E50]-[.$E$3]) *[.$A$3]" office:value-type="float" office:value="0.331041578947368" calcext:value-type="float">
            <text:p>0.33104</text:p>
          </table:table-cell>
          <table:table-cell table:formula="of:=([.B50]^2*[.$S$3]+[.B50]*[.$S$4]+[.$S$5])" office:value-type="float" office:value="5.8879054" calcext:value-type="float">
            <text:p>5.88791</text:p>
          </table:table-cell>
          <table:table-cell table:formula="of:=[.E50]+[.I50]" office:value-type="float" office:value="690.7209054" calcext:value-type="float">
            <text:p>690.72091</text:p>
          </table:table-cell>
          <table:table-cell table:formula="of:=([.J50]-[.$J$3]) * [.$A$3]" office:value-type="float" office:value="0.333473511578947" calcext:value-type="float">
            <text:p>0.33347</text:p>
          </table:table-cell>
          <table:table-cell table:number-columns-repeated="9"/>
        </table:table-row>
        <table:table-row table:style-name="ro1">
          <table:table-cell/>
          <table:table-cell table:formula="of:=[.B50]+1" office:value-type="float" office:value="50" calcext:value-type="float">
            <text:p>50</text:p>
          </table:table-cell>
          <table:table-cell office:value-type="float" office:value="1417" calcext:value-type="float">
            <text:p>1417</text:p>
          </table:table-cell>
          <table:table-cell office:value-type="float" office:value="77.435" calcext:value-type="float">
            <text:p>77.435</text:p>
          </table:table-cell>
          <table:table-cell office:value-type="float" office:value="706.185" calcext:value-type="float">
            <text:p>706.185</text:p>
          </table:table-cell>
          <table:table-cell table:formula="of:=[.E51]-[.E50]" office:value-type="float" office:value="21.352" calcext:value-type="float">
            <text:p>21.352</text:p>
          </table:table-cell>
          <table:table-cell table:formula="of:=([.B51]-1)/[.$A$2]" office:value-type="float" office:value="0.204166666666667" calcext:value-type="float">
            <text:p>0.20417</text:p>
          </table:table-cell>
          <table:table-cell table:formula="of:=([.E51]-[.$E$3]) *[.$A$3]" office:value-type="float" office:value="0.34227947368421" calcext:value-type="float">
            <text:p>0.34228</text:p>
          </table:table-cell>
          <table:table-cell table:formula="of:=([.B51]^2*[.$S$3]+[.B51]*[.$S$4]+[.$S$5])" office:value-type="float" office:value="6.06842" calcext:value-type="float">
            <text:p>6.06842</text:p>
          </table:table-cell>
          <table:table-cell table:formula="of:=[.E51]+[.I51]" office:value-type="float" office:value="712.25342" calcext:value-type="float">
            <text:p>712.25342</text:p>
          </table:table-cell>
          <table:table-cell table:formula="of:=([.J51]-[.$J$3]) * [.$A$3]" office:value-type="float" office:value="0.344806414" calcext:value-type="float">
            <text:p>0.34481</text:p>
          </table:table-cell>
          <table:table-cell table:number-columns-repeated="9"/>
        </table:table-row>
        <table:table-row table:style-name="ro1">
          <table:table-cell/>
          <table:table-cell table:style-name="ce4" table:formula="of:=[.B51]+1" office:value-type="float" office:value="51" calcext:value-type="float">
            <text:p>51</text:p>
          </table:table-cell>
          <table:table-cell table:style-name="ce4" office:value-type="float" office:value="1472" calcext:value-type="float">
            <text:p>1472</text:p>
          </table:table-cell>
          <table:table-cell table:style-name="ce4" office:value-type="float" office:value="76.504" calcext:value-type="float">
            <text:p>76.504</text:p>
          </table:table-cell>
          <table:table-cell table:style-name="ce4" office:value-type="float" office:value="727.976" calcext:value-type="float">
            <text:p>727.976</text:p>
          </table:table-cell>
          <table:table-cell table:style-name="ce4" table:formula="of:=[.E52]-[.E51]" office:value-type="float" office:value="21.7910000000001" calcext:value-type="float">
            <text:p>21.7910000000001</text:p>
          </table:table-cell>
          <table:table-cell table:style-name="ce7" table:formula="of:=([.B52]-1)/[.$A$2]" office:value-type="float" office:value="0.208333333333333" calcext:value-type="float">
            <text:p>0.20833</text:p>
          </table:table-cell>
          <table:table-cell table:style-name="ce7" table:formula="of:=([.E52]-[.$E$3]) *[.$A$3]" office:value-type="float" office:value="0.353748421052632" calcext:value-type="float">
            <text:p>0.35375</text:p>
          </table:table-cell>
          <table:table-cell table:style-name="ce7" table:formula="of:=([.B52]^2*[.$S$3]+[.B52]*[.$S$4]+[.$S$5])" office:value-type="float" office:value="6.2523734" calcext:value-type="float">
            <text:p>6.25237</text:p>
          </table:table-cell>
          <table:table-cell table:style-name="ce7" table:formula="of:=[.E52]+[.I52]" office:value-type="float" office:value="734.2283734" calcext:value-type="float">
            <text:p>734.22837</text:p>
          </table:table-cell>
          <table:table-cell table:style-name="ce7" table:formula="of:=([.J52]-[.$J$3]) * [.$A$3]" office:value-type="float" office:value="0.356372178947368" calcext:value-type="float">
            <text:p>0.35637</text:p>
          </table:table-cell>
          <table:table-cell table:number-columns-repeated="9"/>
        </table:table-row>
      </table:table>
      <table:table table:name="Sheet2" table:style-name="ta1">
        <table:shapes>
          <draw:frame draw:z-index="0" draw:style-name="gr1" draw:text-style-name="P1" svg:width="15.996cm" svg:height="8.988cm" svg:x="3.09cm" svg:y="25.242cm">
            <draw:object draw:notify-on-update-of-ranges="Sheet2.G3:Sheet2.G52 Sheet2.H3:Sheet2.H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8cm" svg:height="8.992cm" svg:x="28.907cm" svg:y="7.814cm">
            <draw:object draw:notify-on-update-of-ranges="Sheet2.N3:Sheet2.N16 Sheet2.O3:Sheet2.O16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1" draw:text-style-name="P1" svg:width="16.006cm" svg:height="9.009cm" svg:x="28.956cm" svg:y="16.666cm">
            <draw:object draw:notify-on-update-of-ranges="Sheet2.N3:Sheet2.N16 Sheet2.Q3:Sheet2.Q16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3" draw:style-name="gr1" draw:text-style-name="P1" svg:width="15.996cm" svg:height="8.988cm" svg:x="19.471cm" svg:y="26.686cm">
            <draw:object draw:notify-on-update-of-ranges="Sheet2.G3:Sheet2.G52 Sheet2.K3:Sheet2.K52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3"/>
        <table:table-column table:style-name="co1" table:number-columns-repeated="5" table:default-cell-style-name="ce6"/>
        <table:table-column table:style-name="co1" table:number-columns-repeated="9" table:default-cell-style-name="Default"/>
        <table:table-row table:style-name="ro1">
          <table:table-cell/>
          <table:table-cell table:style-name="Default" table:number-columns-repeated="10"/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8" office:value-type="string" calcext:value-type="string">
            <text:p>Frame</text:p>
          </table:table-cell>
          <table:table-cell table:style-name="ce8" office:value-type="string" calcext:value-type="string">
            <text:p>Area</text:p>
          </table:table-cell>
          <table:table-cell table:style-name="ce8" office:value-type="string" calcext:value-type="string">
            <text:p>XM</text:p>
          </table:table-cell>
          <table:table-cell table:style-name="ce8" office:value-type="string" calcext:value-type="string">
            <text:p>YM</text:p>
          </table:table-cell>
          <table:table-cell table:style-name="ce8" office:value-type="string" calcext:value-type="string">
            <text:p>dy</text:p>
          </table:table-cell>
          <table:table-cell table:style-name="ce8" office:value-type="string" calcext:value-type="string">
            <text:p>time (s)</text:p>
          </table:table-cell>
          <table:table-cell table:style-name="ce8" office:value-type="string" calcext:value-type="string">
            <text:p>Y-y_0 (m)</text:p>
          </table:table-cell>
          <table:table-cell table:style-name="ce8" office:value-type="string" calcext:value-type="string">
            <text:p>Smear (pixel)</text:p>
          </table:table-cell>
          <table:table-cell table:style-name="ce8" office:value-type="string" calcext:value-type="string">
            <text:p>y adj (pixel)</text:p>
          </table:table-cell>
          <table:table-cell table:style-name="ce8" office:value-type="string" calcext:value-type="string">
            <text:p>y adj (m)</text:p>
          </table:table-cell>
          <table:table-cell table:number-columns-repeated="2"/>
          <table:table-cell office:value-type="string" calcext:value-type="string">
            <text:p>Frame</text:p>
          </table:table-cell>
          <table:table-cell office:value-type="string" calcext:value-type="string">
            <text:p>Smear (pixel)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Residual</text:p>
          </table:table-cell>
          <table:table-cell/>
          <table:table-cell office:value-type="string" calcext:value-type="string">
            <text:p>coef</text:p>
          </table:table-cell>
          <table:table-cell office:value-type="string" calcext:value-type="string">
            <text:p>pw</text:p>
          </table:table-cell>
        </table:table-row>
        <table:table-row table:style-name="ro1">
          <table:table-cell table:formula="of:=0.04/76" office:value-type="float" office:value="0.000526315789473684" calcext:value-type="float">
            <text:p>0.0005263157894736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85" calcext:value-type="float">
            <text:p>1085</text:p>
          </table:table-cell>
          <table:table-cell table:style-name="ce2" office:value-type="float" office:value="73.256" calcext:value-type="float">
            <text:p>73.256</text:p>
          </table:table-cell>
          <table:table-cell table:style-name="ce2" office:value-type="float" office:value="60.525" calcext:value-type="float">
            <text:p>60.525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.00000</text:p>
          </table:table-cell>
          <table:table-cell table:style-name="ce5" table:formula="of:=0" office:value-type="float" office:value="0" calcext:value-type="float">
            <text:p>0.00000</text:p>
          </table:table-cell>
          <table:table-cell table:style-name="ce5" table:formula="of:=([.B3]^2*[.$S$3]+[.B3]*[.$S$4]+[.$S$5])" office:value-type="float" office:value="2.2591505" calcext:value-type="float">
            <text:p>2.25915</text:p>
          </table:table-cell>
          <table:table-cell table:style-name="ce5" table:formula="of:=[.E3]+[.I3]" office:value-type="float" office:value="62.7841505" calcext:value-type="float">
            <text:p>62.78415</text:p>
          </table:table-cell>
          <table:table-cell table:style-name="ce5" office:value-type="float" office:value="0" calcext:value-type="float">
            <text:p>0.0000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7.2" calcext:value-type="float">
            <text:p>7.2</text:p>
          </table:table-cell>
          <table:table-cell table:formula="of:= ([.N3]^2*[.$S$3]+[.N3]*[.$S$4]+[.$S$5])" office:value-type="float" office:value="6.316532" calcext:value-type="float">
            <text:p>6.316532</text:p>
          </table:table-cell>
          <table:table-cell table:formula="of:=[.P3]-[.O3]" office:value-type="float" office:value="-0.883468000000002" calcext:value-type="float">
            <text:p>-0.883468000000002</text:p>
          </table:table-cell>
          <table:table-cell/>
          <table:table-cell office:value-type="float" office:value="0.0044905" calcext:value-type="float">
            <text:p>0.00449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 office:value-type="float" office:value="1073" calcext:value-type="float">
            <text:p>1073</text:p>
          </table:table-cell>
          <table:table-cell office:value-type="float" office:value="73.007" calcext:value-type="float">
            <text:p>73.007</text:p>
          </table:table-cell>
          <table:table-cell office:value-type="float" office:value="66.305" calcext:value-type="float">
            <text:p>66.305</text:p>
          </table:table-cell>
          <table:table-cell table:formula="of:=[.E4]-[.E3]" office:value-type="float" office:value="5.78000000000001" calcext:value-type="float">
            <text:p>5.78000000000001</text:p>
          </table:table-cell>
          <table:table-cell table:formula="of:=([.B4]-1)/[.$A$2]" office:value-type="float" office:value="0.00416666666666667" calcext:value-type="float">
            <text:p>0.00417</text:p>
          </table:table-cell>
          <table:table-cell table:formula="of:=([.E4]-[.$E$3]) *[.$A$3]" office:value-type="float" office:value="0.0030421052631579" calcext:value-type="float">
            <text:p>0.00304</text:p>
          </table:table-cell>
          <table:table-cell table:formula="of:=([.B4]^2*[.$S$3]+[.B4]*[.$S$4]+[.$S$5])" office:value-type="float" office:value="2.114182" calcext:value-type="float">
            <text:p>2.11418</text:p>
          </table:table-cell>
          <table:table-cell table:formula="of:=[.E4]+[.I4]" office:value-type="float" office:value="68.419182" calcext:value-type="float">
            <text:p>68.41918</text:p>
          </table:table-cell>
          <table:table-cell table:formula="of:=([.J4]-[.$J$3]) * [.$A$3]" office:value-type="float" office:value="0.00296580605263158" calcext:value-type="float">
            <text:p>0.00297</text:p>
          </table:table-cell>
          <table:table-cell table:number-columns-repeated="2"/>
          <table:table-cell table:formula="of:=[.N3]-4"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formula="of:= ([.N4]^2*[.$S$3]+[.N4]*[.$S$4]+[.$S$5])" office:value-type="float" office:value="5.154092" calcext:value-type="float">
            <text:p>5.154092</text:p>
          </table:table-cell>
          <table:table-cell table:formula="of:=[.P4]-[.O4]" office:value-type="float" office:value="0.154092" calcext:value-type="float">
            <text:p>0.154092</text:p>
          </table:table-cell>
          <table:table-cell/>
          <table:table-cell office:value-type="float" office:value="-0.15844" calcext:value-type="float">
            <text:p>-0.15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 office:value-type="float" office:value="1118" calcext:value-type="float">
            <text:p>1118</text:p>
          </table:table-cell>
          <table:table-cell office:value-type="float" office:value="72.564" calcext:value-type="float">
            <text:p>72.564</text:p>
          </table:table-cell>
          <table:table-cell office:value-type="float" office:value="72.711" calcext:value-type="float">
            <text:p>72.711</text:p>
          </table:table-cell>
          <table:table-cell table:formula="of:=[.E5]-[.E4]" office:value-type="float" office:value="6.40599999999999" calcext:value-type="float">
            <text:p>6.40599999999999</text:p>
          </table:table-cell>
          <table:table-cell table:formula="of:=([.B5]-1)/[.$A$2]" office:value-type="float" office:value="0.00833333333333333" calcext:value-type="float">
            <text:p>0.00833</text:p>
          </table:table-cell>
          <table:table-cell table:formula="of:=([.E5]-[.$E$3]) *[.$A$3]" office:value-type="float" office:value="0.00641368421052632" calcext:value-type="float">
            <text:p>0.00641</text:p>
          </table:table-cell>
          <table:table-cell table:formula="of:=([.B5]^2*[.$S$3]+[.B5]*[.$S$4]+[.$S$5])" office:value-type="float" office:value="1.9781945" calcext:value-type="float">
            <text:p>1.97819</text:p>
          </table:table-cell>
          <table:table-cell table:formula="of:=[.E5]+[.I5]" office:value-type="float" office:value="74.6891945" calcext:value-type="float">
            <text:p>74.68919</text:p>
          </table:table-cell>
          <table:table-cell table:formula="of:=([.J5]-[.$J$3]) * [.$A$3]" office:value-type="float" office:value="0.00626581263157895" calcext:value-type="float">
            <text:p>0.00627</text:p>
          </table:table-cell>
          <table:table-cell table:number-columns-repeated="2"/>
          <table:table-cell table:formula="of:=[.N4]-4" office:value-type="float" office:value="44" calcext:value-type="float">
            <text:p>44</text:p>
          </table:table-cell>
          <table:table-cell office:value-type="float" office:value="3.3" calcext:value-type="float">
            <text:p>3.3</text:p>
          </table:table-cell>
          <table:table-cell table:formula="of:= ([.N5]^2*[.$S$3]+[.N5]*[.$S$4]+[.$S$5])" office:value-type="float" office:value="4.135348" calcext:value-type="float">
            <text:p>4.135348</text:p>
          </table:table-cell>
          <table:table-cell table:formula="of:=[.P5]-[.O5]" office:value-type="float" office:value="0.835348" calcext:value-type="float">
            <text:p>0.835348</text:p>
          </table:table-cell>
          <table:table-cell/>
          <table:table-cell office:value-type="float" office:value="2.4131" calcext:value-type="float">
            <text:p>2.4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 office:value-type="float" office:value="1100" calcext:value-type="float">
            <text:p>1100</text:p>
          </table:table-cell>
          <table:table-cell office:value-type="float" office:value="72.449" calcext:value-type="float">
            <text:p>72.449</text:p>
          </table:table-cell>
          <table:table-cell office:value-type="float" office:value="79.143" calcext:value-type="float">
            <text:p>79.143</text:p>
          </table:table-cell>
          <table:table-cell table:formula="of:=[.E6]-[.E5]" office:value-type="float" office:value="6.432" calcext:value-type="float">
            <text:p>6.432</text:p>
          </table:table-cell>
          <table:table-cell table:formula="of:=([.B6]-1)/[.$A$2]" office:value-type="float" office:value="0.0125" calcext:value-type="float">
            <text:p>0.01250</text:p>
          </table:table-cell>
          <table:table-cell table:formula="of:=([.E6]-[.$E$3]) *[.$A$3]" office:value-type="float" office:value="0.00979894736842105" calcext:value-type="float">
            <text:p>0.00980</text:p>
          </table:table-cell>
          <table:table-cell table:formula="of:=([.B6]^2*[.$S$3]+[.B6]*[.$S$4]+[.$S$5])" office:value-type="float" office:value="1.851188" calcext:value-type="float">
            <text:p>1.85119</text:p>
          </table:table-cell>
          <table:table-cell table:formula="of:=[.E6]+[.I6]" office:value-type="float" office:value="80.994188" calcext:value-type="float">
            <text:p>80.99419</text:p>
          </table:table-cell>
          <table:table-cell table:formula="of:=([.J6]-[.$J$3]) * [.$A$3]" office:value-type="float" office:value="0.00958423026315789" calcext:value-type="float">
            <text:p>0.00958</text:p>
          </table:table-cell>
          <table:table-cell table:number-columns-repeated="2"/>
          <table:table-cell table:formula="of:=[.N5]-4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 ([.N6]^2*[.$S$3]+[.N6]*[.$S$4]+[.$S$5])" office:value-type="float" office:value="3.2603" calcext:value-type="float">
            <text:p>3.2603</text:p>
          </table:table-cell>
          <table:table-cell table:formula="of:=[.P6]-[.O6]" office:value-type="float" office:value="0.260299999999999" calcext:value-type="float">
            <text:p>0.260299999999999</text:p>
          </table:table-cell>
          <table:table-cell table:number-columns-repeated="3"/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 office:value-type="float" office:value="1116" calcext:value-type="float">
            <text:p>1116</text:p>
          </table:table-cell>
          <table:table-cell office:value-type="float" office:value="72.244" calcext:value-type="float">
            <text:p>72.244</text:p>
          </table:table-cell>
          <table:table-cell office:value-type="float" office:value="85.996" calcext:value-type="float">
            <text:p>85.996</text:p>
          </table:table-cell>
          <table:table-cell table:formula="of:=[.E7]-[.E6]" office:value-type="float" office:value="6.85299999999999" calcext:value-type="float">
            <text:p>6.85299999999999</text:p>
          </table:table-cell>
          <table:table-cell table:formula="of:=([.B7]-1)/[.$A$2]" office:value-type="float" office:value="0.0166666666666667" calcext:value-type="float">
            <text:p>0.01667</text:p>
          </table:table-cell>
          <table:table-cell table:formula="of:=([.E7]-[.$E$3]) *[.$A$3]" office:value-type="float" office:value="0.0134057894736842" calcext:value-type="float">
            <text:p>0.01341</text:p>
          </table:table-cell>
          <table:table-cell table:formula="of:=([.B7]^2*[.$S$3]+[.B7]*[.$S$4]+[.$S$5])" office:value-type="float" office:value="1.7331625" calcext:value-type="float">
            <text:p>1.73316</text:p>
          </table:table-cell>
          <table:table-cell table:formula="of:=[.E7]+[.I7]" office:value-type="float" office:value="87.7291625" calcext:value-type="float">
            <text:p>87.72916</text:p>
          </table:table-cell>
          <table:table-cell table:formula="of:=([.J7]-[.$J$3]) * [.$A$3]" office:value-type="float" office:value="0.0131289536842105" calcext:value-type="float">
            <text:p>0.01313</text:p>
          </table:table-cell>
          <table:table-cell table:number-columns-repeated="2"/>
          <table:table-cell table:formula="of:=[.N6]-4" office:value-type="float" office:value="36" calcext:value-type="float">
            <text:p>36</text:p>
          </table:table-cell>
          <table:table-cell office:value-type="float" office:value="2.6" calcext:value-type="float">
            <text:p>2.6</text:p>
          </table:table-cell>
          <table:table-cell table:formula="of:= ([.N7]^2*[.$S$3]+[.N7]*[.$S$4]+[.$S$5])" office:value-type="float" office:value="2.528948" calcext:value-type="float">
            <text:p>2.528948</text:p>
          </table:table-cell>
          <table:table-cell table:formula="of:=[.P7]-[.O7]" office:value-type="float" office:value="-0.0710520000000003" calcext:value-type="float">
            <text:p>-0.0710520000000003</text:p>
          </table:table-cell>
          <table:table-cell table:number-columns-repeated="3"/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office:value-type="float" office:value="1125" calcext:value-type="float">
            <text:p>1125</text:p>
          </table:table-cell>
          <table:table-cell office:value-type="float" office:value="72.174" calcext:value-type="float">
            <text:p>72.174</text:p>
          </table:table-cell>
          <table:table-cell office:value-type="float" office:value="93" calcext:value-type="float">
            <text:p>93</text:p>
          </table:table-cell>
          <table:table-cell table:formula="of:=[.E8]-[.E7]" office:value-type="float" office:value="7.00400000000001" calcext:value-type="float">
            <text:p>7.00400000000001</text:p>
          </table:table-cell>
          <table:table-cell table:formula="of:=([.B8]-1)/[.$A$2]" office:value-type="float" office:value="0.0208333333333333" calcext:value-type="float">
            <text:p>0.02083</text:p>
          </table:table-cell>
          <table:table-cell table:formula="of:=([.E8]-[.$E$3]) *[.$A$3]" office:value-type="float" office:value="0.0170921052631579" calcext:value-type="float">
            <text:p>0.01709</text:p>
          </table:table-cell>
          <table:table-cell table:formula="of:=([.B8]^2*[.$S$3]+[.B8]*[.$S$4]+[.$S$5])" office:value-type="float" office:value="1.624118" calcext:value-type="float">
            <text:p>1.62412</text:p>
          </table:table-cell>
          <table:table-cell table:formula="of:=[.E8]+[.I8]" office:value-type="float" office:value="94.624118" calcext:value-type="float">
            <text:p>94.62412</text:p>
          </table:table-cell>
          <table:table-cell table:formula="of:=([.J8]-[.$J$3]) * [.$A$3]" office:value-type="float" office:value="0.0167578776315789" calcext:value-type="float">
            <text:p>0.01676</text:p>
          </table:table-cell>
          <table:table-cell table:number-columns-repeated="2"/>
          <table:table-cell table:formula="of:=[.N7]-4" office:value-type="float" office:value="32" calcext:value-type="float">
            <text:p>32</text:p>
          </table:table-cell>
          <table:table-cell office:value-type="float" office:value="1.8" calcext:value-type="float">
            <text:p>1.8</text:p>
          </table:table-cell>
          <table:table-cell table:formula="of:= ([.N8]^2*[.$S$3]+[.N8]*[.$S$4]+[.$S$5])" office:value-type="float" office:value="1.941292" calcext:value-type="float">
            <text:p>1.941292</text:p>
          </table:table-cell>
          <table:table-cell table:formula="of:=[.P8]-[.O8]" office:value-type="float" office:value="0.141292" calcext:value-type="float">
            <text:p>0.1412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42" calcext:value-type="float">
            <text:p>1142</text:p>
          </table:table-cell>
          <table:table-cell office:value-type="float" office:value="71.581" calcext:value-type="float">
            <text:p>71.581</text:p>
          </table:table-cell>
          <table:table-cell office:value-type="float" office:value="108.049" calcext:value-type="float">
            <text:p>108.049</text:p>
          </table:table-cell>
          <table:table-cell table:formula="of:=[.E9]-[.E8]" office:value-type="float" office:value="15.049" calcext:value-type="float">
            <text:p>15.049</text:p>
          </table:table-cell>
          <table:table-cell table:formula="of:=([.B9]-1)/[.$A$2]" office:value-type="float" office:value="0.0291666666666667" calcext:value-type="float">
            <text:p>0.02917</text:p>
          </table:table-cell>
          <table:table-cell table:formula="of:=([.E9]-[.$E$3]) *[.$A$3]" office:value-type="float" office:value="0.0250126315789474" calcext:value-type="float">
            <text:p>0.02501</text:p>
          </table:table-cell>
          <table:table-cell table:formula="of:=([.B9]^2*[.$S$3]+[.B9]*[.$S$4]+[.$S$5])" office:value-type="float" office:value="1.432972" calcext:value-type="float">
            <text:p>1.43297</text:p>
          </table:table-cell>
          <table:table-cell table:formula="of:=[.E9]+[.I9]" office:value-type="float" office:value="109.481972" calcext:value-type="float">
            <text:p>109.48197</text:p>
          </table:table-cell>
          <table:table-cell table:formula="of:=([.J9]-[.$J$3]) * [.$A$3]" office:value-type="float" office:value="0.0245778007894737" calcext:value-type="float">
            <text:p>0.02458</text:p>
          </table:table-cell>
          <table:table-cell table:number-columns-repeated="2"/>
          <table:table-cell table:formula="of:=[.N8]-4" office:value-type="float" office:value="28" calcext:value-type="float">
            <text:p>28</text:p>
          </table:table-cell>
          <table:table-cell office:value-type="float" office:value="0.9" calcext:value-type="float">
            <text:p>0.9</text:p>
          </table:table-cell>
          <table:table-cell table:formula="of:= ([.N9]^2*[.$S$3]+[.N9]*[.$S$4]+[.$S$5])" office:value-type="float" office:value="1.497332" calcext:value-type="float">
            <text:p>1.497332</text:p>
          </table:table-cell>
          <table:table-cell table:formula="of:=[.P9]-[.O9]" office:value-type="float" office:value="0.597332" calcext:value-type="float">
            <text:p>0.597332</text:p>
          </table:table-cell>
          <table:table-cell table:number-columns-repeated="3"/>
        </table:table-row>
        <table:table-row table:style-name="ro1">
          <table:table-cell/>
          <table:table-cell table:formula="of:=[.B9]+1" office:value-type="float" office:value="9" calcext:value-type="float">
            <text:p>9</text:p>
          </table:table-cell>
          <table:table-cell office:value-type="float" office:value="1121" calcext:value-type="float">
            <text:p>1121</text:p>
          </table:table-cell>
          <table:table-cell office:value-type="float" office:value="71.516" calcext:value-type="float">
            <text:p>71.516</text:p>
          </table:table-cell>
          <table:table-cell office:value-type="float" office:value="115.695" calcext:value-type="float">
            <text:p>115.695</text:p>
          </table:table-cell>
          <table:table-cell table:formula="of:=[.E10]-[.E9]" office:value-type="float" office:value="7.64599999999999" calcext:value-type="float">
            <text:p>7.64599999999999</text:p>
          </table:table-cell>
          <table:table-cell table:formula="of:=([.B10]-1)/[.$A$2]" office:value-type="float" office:value="0.0333333333333333" calcext:value-type="float">
            <text:p>0.03333</text:p>
          </table:table-cell>
          <table:table-cell table:formula="of:=([.E10]-[.$E$3]) *[.$A$3]" office:value-type="float" office:value="0.0290368421052632" calcext:value-type="float">
            <text:p>0.02904</text:p>
          </table:table-cell>
          <table:table-cell table:formula="of:=([.B10]^2*[.$S$3]+[.B10]*[.$S$4]+[.$S$5])" office:value-type="float" office:value="1.3508705" calcext:value-type="float">
            <text:p>1.35087</text:p>
          </table:table-cell>
          <table:table-cell table:formula="of:=[.E10]+[.I10]" office:value-type="float" office:value="117.0458705" calcext:value-type="float">
            <text:p>117.04587</text:p>
          </table:table-cell>
          <table:table-cell table:formula="of:=([.J10]-[.$J$3]) * [.$A$3]" office:value-type="float" office:value="0.0285588" calcext:value-type="float">
            <text:p>0.02856</text:p>
          </table:table-cell>
          <table:table-cell table:number-columns-repeated="2"/>
          <table:table-cell table:formula="of:=[.N9]-4" office:value-type="float" office:value="24" calcext:value-type="float">
            <text:p>24</text:p>
          </table:table-cell>
          <table:table-cell office:value-type="float" office:value="1.7" calcext:value-type="float">
            <text:p>1.7</text:p>
          </table:table-cell>
          <table:table-cell table:formula="of:= ([.N10]^2*[.$S$3]+[.N10]*[.$S$4]+[.$S$5])" office:value-type="float" office:value="1.197068" calcext:value-type="float">
            <text:p>1.197068</text:p>
          </table:table-cell>
          <table:table-cell table:formula="of:=[.P10]-[.O10]" office:value-type="float" office:value="-0.502932" calcext:value-type="float">
            <text:p>-0.502932</text:p>
          </table:table-cell>
          <table:table-cell table:number-columns-repeated="3"/>
        </table:table-row>
        <table:table-row table:style-name="ro1">
          <table:table-cell/>
          <table:table-cell table:formula="of:=[.B10]+1" office:value-type="float" office:value="10" calcext:value-type="float">
            <text:p>10</text:p>
          </table:table-cell>
          <table:table-cell office:value-type="float" office:value="1157" calcext:value-type="float">
            <text:p>1157</text:p>
          </table:table-cell>
          <table:table-cell office:value-type="float" office:value="71.293" calcext:value-type="float">
            <text:p>71.293</text:p>
          </table:table-cell>
          <table:table-cell office:value-type="float" office:value="124.242" calcext:value-type="float">
            <text:p>124.242</text:p>
          </table:table-cell>
          <table:table-cell table:formula="of:=[.E11]-[.E10]" office:value-type="float" office:value="8.54700000000001" calcext:value-type="float">
            <text:p>8.54700000000001</text:p>
          </table:table-cell>
          <table:table-cell table:formula="of:=([.B11]-1)/[.$A$2]" office:value-type="float" office:value="0.0375" calcext:value-type="float">
            <text:p>0.03750</text:p>
          </table:table-cell>
          <table:table-cell table:formula="of:=([.E11]-[.$E$3]) *[.$A$3]" office:value-type="float" office:value="0.0335352631578947" calcext:value-type="float">
            <text:p>0.03354</text:p>
          </table:table-cell>
          <table:table-cell table:formula="of:=([.B11]^2*[.$S$3]+[.B11]*[.$S$4]+[.$S$5])" office:value-type="float" office:value="1.27775" calcext:value-type="float">
            <text:p>1.27775</text:p>
          </table:table-cell>
          <table:table-cell table:formula="of:=[.E11]+[.I11]" office:value-type="float" office:value="125.51975" calcext:value-type="float">
            <text:p>125.51975</text:p>
          </table:table-cell>
          <table:table-cell table:formula="of:=([.J11]-[.$J$3]) * [.$A$3]" office:value-type="float" office:value="0.0330187365789474" calcext:value-type="float">
            <text:p>0.03302</text:p>
          </table:table-cell>
          <table:table-cell table:number-columns-repeated="2"/>
          <table:table-cell table:formula="of:=[.N10]-4"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 table:formula="of:= ([.N11]^2*[.$S$3]+[.N11]*[.$S$4]+[.$S$5])" office:value-type="float" office:value="1.0405" calcext:value-type="float">
            <text:p>1.0405</text:p>
          </table:table-cell>
          <table:table-cell table:formula="of:=[.P11]-[.O11]" office:value-type="float" office:value="-0.2595" calcext:value-type="float">
            <text:p>-0.2595</text:p>
          </table:table-cell>
          <table:table-cell table:number-columns-repeated="3"/>
        </table:table-row>
        <table:table-row table:style-name="ro1">
          <table:table-cell/>
          <table:table-cell table:formula="of:=[.B11]+1" office:value-type="float" office:value="11" calcext:value-type="float">
            <text:p>11</text:p>
          </table:table-cell>
          <table:table-cell office:value-type="float" office:value="1150" calcext:value-type="float">
            <text:p>1150</text:p>
          </table:table-cell>
          <table:table-cell office:value-type="float" office:value="71.111" calcext:value-type="float">
            <text:p>71.111</text:p>
          </table:table-cell>
          <table:table-cell office:value-type="float" office:value="132.733" calcext:value-type="float">
            <text:p>132.733</text:p>
          </table:table-cell>
          <table:table-cell table:formula="of:=[.E12]-[.E11]" office:value-type="float" office:value="8.491" calcext:value-type="float">
            <text:p>8.491</text:p>
          </table:table-cell>
          <table:table-cell table:formula="of:=([.B12]-1)/[.$A$2]" office:value-type="float" office:value="0.0416666666666667" calcext:value-type="float">
            <text:p>0.04167</text:p>
          </table:table-cell>
          <table:table-cell table:formula="of:=([.E12]-[.$E$3]) *[.$A$3]" office:value-type="float" office:value="0.0380042105263158" calcext:value-type="float">
            <text:p>0.03800</text:p>
          </table:table-cell>
          <table:table-cell table:formula="of:=([.B12]^2*[.$S$3]+[.B12]*[.$S$4]+[.$S$5])" office:value-type="float" office:value="1.2136105" calcext:value-type="float">
            <text:p>1.21361</text:p>
          </table:table-cell>
          <table:table-cell table:formula="of:=[.E12]+[.I12]" office:value-type="float" office:value="133.9466105" calcext:value-type="float">
            <text:p>133.94661</text:p>
          </table:table-cell>
          <table:table-cell table:formula="of:=([.J12]-[.$J$3]) * [.$A$3]" office:value-type="float" office:value="0.0374539263157895" calcext:value-type="float">
            <text:p>0.03745</text:p>
          </table:table-cell>
          <table:table-cell table:number-columns-repeated="2"/>
          <table:table-cell table:formula="of:=[.N11]-4" office:value-type="float" office:value="16" calcext:value-type="float">
            <text:p>16</text:p>
          </table:table-cell>
          <table:table-cell office:value-type="float" office:value="1.3" calcext:value-type="float">
            <text:p>1.3</text:p>
          </table:table-cell>
          <table:table-cell table:formula="of:= ([.N12]^2*[.$S$3]+[.N12]*[.$S$4]+[.$S$5])" office:value-type="float" office:value="1.027628" calcext:value-type="float">
            <text:p>1.027628</text:p>
          </table:table-cell>
          <table:table-cell table:formula="of:=[.P12]-[.O12]" office:value-type="float" office:value="-0.272372" calcext:value-type="float">
            <text:p>-0.272372</text:p>
          </table:table-cell>
          <table:table-cell table:number-columns-repeated="3"/>
        </table:table-row>
        <table:table-row table:style-name="ro1">
          <table:table-cell/>
          <table:table-cell table:formula="of:=[.B12]+1" office:value-type="float" office:value="12" calcext:value-type="float">
            <text:p>12</text:p>
          </table:table-cell>
          <table:table-cell office:value-type="float" office:value="1149" calcext:value-type="float">
            <text:p>1149</text:p>
          </table:table-cell>
          <table:table-cell office:value-type="float" office:value="70.609" calcext:value-type="float">
            <text:p>70.609</text:p>
          </table:table-cell>
          <table:table-cell office:value-type="float" office:value="141.749" calcext:value-type="float">
            <text:p>141.749</text:p>
          </table:table-cell>
          <table:table-cell table:formula="of:=[.E13]-[.E12]" office:value-type="float" office:value="9.01599999999999" calcext:value-type="float">
            <text:p>9.01599999999999</text:p>
          </table:table-cell>
          <table:table-cell table:formula="of:=([.B13]-1)/[.$A$2]" office:value-type="float" office:value="0.0458333333333333" calcext:value-type="float">
            <text:p>0.04583</text:p>
          </table:table-cell>
          <table:table-cell table:formula="of:=([.E13]-[.$E$3]) *[.$A$3]" office:value-type="float" office:value="0.0427494736842105" calcext:value-type="float">
            <text:p>0.04275</text:p>
          </table:table-cell>
          <table:table-cell table:formula="of:=([.B13]^2*[.$S$3]+[.B13]*[.$S$4]+[.$S$5])" office:value-type="float" office:value="1.158452" calcext:value-type="float">
            <text:p>1.15845</text:p>
          </table:table-cell>
          <table:table-cell table:formula="of:=[.E13]+[.I13]" office:value-type="float" office:value="142.907452" calcext:value-type="float">
            <text:p>142.90745</text:p>
          </table:table-cell>
          <table:table-cell table:formula="of:=([.J13]-[.$J$3]) * [.$A$3]" office:value-type="float" office:value="0.0421701586842105" calcext:value-type="float">
            <text:p>0.04217</text:p>
          </table:table-cell>
          <table:table-cell table:number-columns-repeated="2"/>
          <table:table-cell table:formula="of:=[.N12]-4" office:value-type="float" office:value="12" calcext:value-type="float">
            <text:p>12</text:p>
          </table:table-cell>
          <table:table-cell office:value-type="float" office:value="1.3" calcext:value-type="float">
            <text:p>1.3</text:p>
          </table:table-cell>
          <table:table-cell table:formula="of:= ([.N13]^2*[.$S$3]+[.N13]*[.$S$4]+[.$S$5])" office:value-type="float" office:value="1.158452" calcext:value-type="float">
            <text:p>1.158452</text:p>
          </table:table-cell>
          <table:table-cell table:formula="of:=[.P13]-[.O13]" office:value-type="float" office:value="-0.141548" calcext:value-type="float">
            <text:p>-0.141548</text:p>
          </table:table-cell>
          <table:table-cell table:number-columns-repeated="3"/>
        </table:table-row>
        <table:table-row table:style-name="ro1">
          <table:table-cell/>
          <table:table-cell table:formula="of:=[.B13]+1" office:value-type="float" office:value="13" calcext:value-type="float">
            <text:p>13</text:p>
          </table:table-cell>
          <table:table-cell office:value-type="float" office:value="1186" calcext:value-type="float">
            <text:p>1186</text:p>
          </table:table-cell>
          <table:table-cell office:value-type="float" office:value="70.354" calcext:value-type="float">
            <text:p>70.354</text:p>
          </table:table-cell>
          <table:table-cell office:value-type="float" office:value="151.158" calcext:value-type="float">
            <text:p>151.158</text:p>
          </table:table-cell>
          <table:table-cell table:formula="of:=[.E14]-[.E13]" office:value-type="float" office:value="9.40899999999999" calcext:value-type="float">
            <text:p>9.40899999999999</text:p>
          </table:table-cell>
          <table:table-cell table:formula="of:=([.B14]-1)/[.$A$2]" office:value-type="float" office:value="0.05" calcext:value-type="float">
            <text:p>0.05000</text:p>
          </table:table-cell>
          <table:table-cell table:formula="of:=([.E14]-[.$E$3]) *[.$A$3]" office:value-type="float" office:value="0.0477015789473684" calcext:value-type="float">
            <text:p>0.04770</text:p>
          </table:table-cell>
          <table:table-cell table:formula="of:=([.B14]^2*[.$S$3]+[.B14]*[.$S$4]+[.$S$5])" office:value-type="float" office:value="1.1122745" calcext:value-type="float">
            <text:p>1.11227</text:p>
          </table:table-cell>
          <table:table-cell table:formula="of:=[.E14]+[.I14]" office:value-type="float" office:value="152.2702745" calcext:value-type="float">
            <text:p>152.27027</text:p>
          </table:table-cell>
          <table:table-cell table:formula="of:=([.J14]-[.$J$3]) * [.$A$3]" office:value-type="float" office:value="0.04709796" calcext:value-type="float">
            <text:p>0.04710</text:p>
          </table:table-cell>
          <table:table-cell table:number-columns-repeated="2"/>
          <table:table-cell table:formula="of:=[.N13]-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 ([.N14]^2*[.$S$3]+[.N14]*[.$S$4]+[.$S$5])" office:value-type="float" office:value="1.432972" calcext:value-type="float">
            <text:p>1.432972</text:p>
          </table:table-cell>
          <table:table-cell table:formula="of:=[.P14]-[.O14]" office:value-type="float" office:value="-0.567028" calcext:value-type="float">
            <text:p>-0.567028</text:p>
          </table:table-cell>
          <table:table-cell table:number-columns-repeated="3"/>
        </table:table-row>
        <table:table-row table:style-name="ro1">
          <table:table-cell/>
          <table:table-cell table:formula="of:=[.B14]+1" office:value-type="float" office:value="14" calcext:value-type="float">
            <text:p>14</text:p>
          </table:table-cell>
          <table:table-cell office:value-type="float" office:value="1170" calcext:value-type="float">
            <text:p>1170</text:p>
          </table:table-cell>
          <table:table-cell office:value-type="float" office:value="70.262" calcext:value-type="float">
            <text:p>70.262</text:p>
          </table:table-cell>
          <table:table-cell office:value-type="float" office:value="160.591" calcext:value-type="float">
            <text:p>160.591</text:p>
          </table:table-cell>
          <table:table-cell table:formula="of:=[.E15]-[.E14]" office:value-type="float" office:value="9.43300000000002" calcext:value-type="float">
            <text:p>9.43300000000002</text:p>
          </table:table-cell>
          <table:table-cell table:formula="of:=([.B15]-1)/[.$A$2]" office:value-type="float" office:value="0.0541666666666667" calcext:value-type="float">
            <text:p>0.05417</text:p>
          </table:table-cell>
          <table:table-cell table:formula="of:=([.E15]-[.$E$3]) *[.$A$3]" office:value-type="float" office:value="0.0526663157894737" calcext:value-type="float">
            <text:p>0.05267</text:p>
          </table:table-cell>
          <table:table-cell table:formula="of:=([.B15]^2*[.$S$3]+[.B15]*[.$S$4]+[.$S$5])" office:value-type="float" office:value="1.075078" calcext:value-type="float">
            <text:p>1.07508</text:p>
          </table:table-cell>
          <table:table-cell table:formula="of:=[.E15]+[.I15]" office:value-type="float" office:value="161.666078" calcext:value-type="float">
            <text:p>161.66608</text:p>
          </table:table-cell>
          <table:table-cell table:formula="of:=([.J15]-[.$J$3]) * [.$A$3]" office:value-type="float" office:value="0.0520431197368421" calcext:value-type="float">
            <text:p>0.05204</text:p>
          </table:table-cell>
          <table:table-cell table:number-columns-repeated="2"/>
          <table:table-cell table:formula="of:=[.N14]-4"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table:formula="of:= ([.N15]^2*[.$S$3]+[.N15]*[.$S$4]+[.$S$5])" office:value-type="float" office:value="1.851188" calcext:value-type="float">
            <text:p>1.851188</text:p>
          </table:table-cell>
          <table:table-cell table:formula="of:=[.P15]-[.O15]" office:value-type="float" office:value="-0.0488119999999999" calcext:value-type="float">
            <text:p>-0.0488119999999999</text:p>
          </table:table-cell>
          <table:table-cell table:number-columns-repeated="3"/>
        </table:table-row>
        <table:table-row table:style-name="ro1">
          <table:table-cell/>
          <table:table-cell table:formula="of:=[.B15]+1" office:value-type="float" office:value="15" calcext:value-type="float">
            <text:p>15</text:p>
          </table:table-cell>
          <table:table-cell office:value-type="float" office:value="1192" calcext:value-type="float">
            <text:p>1192</text:p>
          </table:table-cell>
          <table:table-cell office:value-type="float" office:value="69.831" calcext:value-type="float">
            <text:p>69.831</text:p>
          </table:table-cell>
          <table:table-cell office:value-type="float" office:value="170.721" calcext:value-type="float">
            <text:p>170.721</text:p>
          </table:table-cell>
          <table:table-cell table:formula="of:=[.E16]-[.E15]" office:value-type="float" office:value="10.13" calcext:value-type="float">
            <text:p>10.13</text:p>
          </table:table-cell>
          <table:table-cell table:formula="of:=([.B16]-1)/[.$A$2]" office:value-type="float" office:value="0.0583333333333333" calcext:value-type="float">
            <text:p>0.05833</text:p>
          </table:table-cell>
          <table:table-cell table:formula="of:=([.E16]-[.$E$3]) *[.$A$3]" office:value-type="float" office:value="0.0579978947368421" calcext:value-type="float">
            <text:p>0.05800</text:p>
          </table:table-cell>
          <table:table-cell table:formula="of:=([.B16]^2*[.$S$3]+[.B16]*[.$S$4]+[.$S$5])" office:value-type="float" office:value="1.0468625" calcext:value-type="float">
            <text:p>1.04686</text:p>
          </table:table-cell>
          <table:table-cell table:formula="of:=[.E16]+[.I16]" office:value-type="float" office:value="171.7678625" calcext:value-type="float">
            <text:p>171.76786</text:p>
          </table:table-cell>
          <table:table-cell table:formula="of:=([.J16]-[.$J$3]) * [.$A$3]" office:value-type="float" office:value="0.0573598484210526" calcext:value-type="float">
            <text:p>0.057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 ([.N16]^2*[.$S$3]+[.N16]*[.$S$4]+[.$S$5])" office:value-type="float" office:value="2.2591505" calcext:value-type="float">
            <text:p>2.2591505</text:p>
          </table:table-cell>
          <table:table-cell table:formula="of:=[.P16]-[.O16]" office:value-type="float" office:value="0.7591505" calcext:value-type="float">
            <text:p>0.7591505</text:p>
          </table:table-cell>
          <table:table-cell table:number-columns-repeated="3"/>
        </table:table-row>
        <table:table-row table:style-name="ro1">
          <table:table-cell/>
          <table:table-cell table:formula="of:=[.B16]+1" office:value-type="float" office:value="16" calcext:value-type="float">
            <text:p>16</text:p>
          </table:table-cell>
          <table:table-cell office:value-type="float" office:value="1190" calcext:value-type="float">
            <text:p>1190</text:p>
          </table:table-cell>
          <table:table-cell office:value-type="float" office:value="69.364" calcext:value-type="float">
            <text:p>69.364</text:p>
          </table:table-cell>
          <table:table-cell office:value-type="float" office:value="180.665" calcext:value-type="float">
            <text:p>180.665</text:p>
          </table:table-cell>
          <table:table-cell table:formula="of:=[.E17]-[.E16]" office:value-type="float" office:value="9.94399999999999" calcext:value-type="float">
            <text:p>9.94399999999999</text:p>
          </table:table-cell>
          <table:table-cell table:formula="of:=([.B17]-1)/[.$A$2]" office:value-type="float" office:value="0.0625" calcext:value-type="float">
            <text:p>0.06250</text:p>
          </table:table-cell>
          <table:table-cell table:formula="of:=([.E17]-[.$E$3]) *[.$A$3]" office:value-type="float" office:value="0.0632315789473684" calcext:value-type="float">
            <text:p>0.06323</text:p>
          </table:table-cell>
          <table:table-cell table:formula="of:=([.B17]^2*[.$S$3]+[.B17]*[.$S$4]+[.$S$5])" office:value-type="float" office:value="1.027628" calcext:value-type="float">
            <text:p>1.02763</text:p>
          </table:table-cell>
          <table:table-cell table:formula="of:=[.E17]+[.I17]" office:value-type="float" office:value="181.692628" calcext:value-type="float">
            <text:p>181.69263</text:p>
          </table:table-cell>
          <table:table-cell table:formula="of:=([.J17]-[.$J$3]) * [.$A$3]" office:value-type="float" office:value="0.0625834092105263" calcext:value-type="float">
            <text:p>0.06258</text:p>
          </table:table-cell>
          <table:table-cell table:number-columns-repeated="9"/>
        </table:table-row>
        <table:table-row table:style-name="ro1">
          <table:table-cell/>
          <table:table-cell table:formula="of:=[.B17]+1" office:value-type="float" office:value="17" calcext:value-type="float">
            <text:p>17</text:p>
          </table:table-cell>
          <table:table-cell office:value-type="float" office:value="1210" calcext:value-type="float">
            <text:p>1210</text:p>
          </table:table-cell>
          <table:table-cell office:value-type="float" office:value="69.1" calcext:value-type="float">
            <text:p>69.1</text:p>
          </table:table-cell>
          <table:table-cell office:value-type="float" office:value="191.361" calcext:value-type="float">
            <text:p>191.361</text:p>
          </table:table-cell>
          <table:table-cell table:formula="of:=[.E18]-[.E17]" office:value-type="float" office:value="10.696" calcext:value-type="float">
            <text:p>10.696</text:p>
          </table:table-cell>
          <table:table-cell table:formula="of:=([.B18]-1)/[.$A$2]" office:value-type="float" office:value="0.0666666666666667" calcext:value-type="float">
            <text:p>0.06667</text:p>
          </table:table-cell>
          <table:table-cell table:formula="of:=([.E18]-[.$E$3]) *[.$A$3]" office:value-type="float" office:value="0.0688610526315789" calcext:value-type="float">
            <text:p>0.06886</text:p>
          </table:table-cell>
          <table:table-cell table:formula="of:=([.B18]^2*[.$S$3]+[.B18]*[.$S$4]+[.$S$5])" office:value-type="float" office:value="1.0173745" calcext:value-type="float">
            <text:p>1.01737</text:p>
          </table:table-cell>
          <table:table-cell table:formula="of:=[.E18]+[.I18]" office:value-type="float" office:value="192.3783745" calcext:value-type="float">
            <text:p>192.37837</text:p>
          </table:table-cell>
          <table:table-cell table:formula="of:=([.J18]-[.$J$3]) * [.$A$3]" office:value-type="float" office:value="0.0682074863157895" calcext:value-type="float">
            <text:p>0.06821</text:p>
          </table:table-cell>
          <table:table-cell table:number-columns-repeated="9"/>
        </table:table-row>
        <table:table-row table:style-name="ro1">
          <table:table-cell/>
          <table:table-cell table:formula="of:=[.B18]+1" office:value-type="float" office:value="18" calcext:value-type="float">
            <text:p>18</text:p>
          </table:table-cell>
          <table:table-cell office:value-type="float" office:value="1212" calcext:value-type="float">
            <text:p>1212</text:p>
          </table:table-cell>
          <table:table-cell office:value-type="float" office:value="68.783" calcext:value-type="float">
            <text:p>68.783</text:p>
          </table:table-cell>
          <table:table-cell office:value-type="float" office:value="202.138" calcext:value-type="float">
            <text:p>202.138</text:p>
          </table:table-cell>
          <table:table-cell table:formula="of:=[.E19]-[.E18]" office:value-type="float" office:value="10.777" calcext:value-type="float">
            <text:p>10.777</text:p>
          </table:table-cell>
          <table:table-cell table:formula="of:=([.B19]-1)/[.$A$2]" office:value-type="float" office:value="0.0708333333333333" calcext:value-type="float">
            <text:p>0.07083</text:p>
          </table:table-cell>
          <table:table-cell table:formula="of:=([.E19]-[.$E$3]) *[.$A$3]" office:value-type="float" office:value="0.0745331578947368" calcext:value-type="float">
            <text:p>0.07453</text:p>
          </table:table-cell>
          <table:table-cell table:formula="of:=([.B19]^2*[.$S$3]+[.B19]*[.$S$4]+[.$S$5])" office:value-type="float" office:value="1.016102" calcext:value-type="float">
            <text:p>1.01610</text:p>
          </table:table-cell>
          <table:table-cell table:formula="of:=[.E19]+[.I19]" office:value-type="float" office:value="203.154102" calcext:value-type="float">
            <text:p>203.15410</text:p>
          </table:table-cell>
          <table:table-cell table:formula="of:=([.J19]-[.$J$3]) * [.$A$3]" office:value-type="float" office:value="0.0738789218421053" calcext:value-type="float">
            <text:p>0.07388</text:p>
          </table:table-cell>
          <table:table-cell table:number-columns-repeated="9"/>
        </table:table-row>
        <table:table-row table:style-name="ro1">
          <table:table-cell/>
          <table:table-cell table:formula="of:=[.B19]+1" office:value-type="float" office:value="19" calcext:value-type="float">
            <text:p>19</text:p>
          </table:table-cell>
          <table:table-cell office:value-type="float" office:value="1184" calcext:value-type="float">
            <text:p>1184</text:p>
          </table:table-cell>
          <table:table-cell office:value-type="float" office:value="68.458" calcext:value-type="float">
            <text:p>68.458</text:p>
          </table:table-cell>
          <table:table-cell office:value-type="float" office:value="213.096" calcext:value-type="float">
            <text:p>213.096</text:p>
          </table:table-cell>
          <table:table-cell table:formula="of:=[.E20]-[.E19]" office:value-type="float" office:value="10.958" calcext:value-type="float">
            <text:p>10.958</text:p>
          </table:table-cell>
          <table:table-cell table:formula="of:=([.B20]-1)/[.$A$2]" office:value-type="float" office:value="0.075" calcext:value-type="float">
            <text:p>0.07500</text:p>
          </table:table-cell>
          <table:table-cell table:formula="of:=([.E20]-[.$E$3]) *[.$A$3]" office:value-type="float" office:value="0.0803005263157895" calcext:value-type="float">
            <text:p>0.08030</text:p>
          </table:table-cell>
          <table:table-cell table:formula="of:=([.B20]^2*[.$S$3]+[.B20]*[.$S$4]+[.$S$5])" office:value-type="float" office:value="1.0238105" calcext:value-type="float">
            <text:p>1.02381</text:p>
          </table:table-cell>
          <table:table-cell table:formula="of:=[.E20]+[.I20]" office:value-type="float" office:value="214.1198105" calcext:value-type="float">
            <text:p>214.11981</text:p>
          </table:table-cell>
          <table:table-cell table:formula="of:=([.J20]-[.$J$3]) * [.$A$3]" office:value-type="float" office:value="0.0796503473684211" calcext:value-type="float">
            <text:p>0.07965</text:p>
          </table:table-cell>
          <table:table-cell table:number-columns-repeated="9"/>
        </table:table-row>
        <table:table-row table:style-name="ro1">
          <table:table-cell/>
          <table:table-cell table:formula="of:=[.B20]+1" office:value-type="float" office:value="20" calcext:value-type="float">
            <text:p>20</text:p>
          </table:table-cell>
          <table:table-cell office:value-type="float" office:value="1205" calcext:value-type="float">
            <text:p>1205</text:p>
          </table:table-cell>
          <table:table-cell office:value-type="float" office:value="68.078" calcext:value-type="float">
            <text:p>68.078</text:p>
          </table:table-cell>
          <table:table-cell office:value-type="float" office:value="224.732" calcext:value-type="float">
            <text:p>224.732</text:p>
          </table:table-cell>
          <table:table-cell table:formula="of:=[.E21]-[.E20]" office:value-type="float" office:value="11.636" calcext:value-type="float">
            <text:p>11.636</text:p>
          </table:table-cell>
          <table:table-cell table:formula="of:=([.B21]-1)/[.$A$2]" office:value-type="float" office:value="0.0791666666666667" calcext:value-type="float">
            <text:p>0.07917</text:p>
          </table:table-cell>
          <table:table-cell table:formula="of:=([.E21]-[.$E$3]) *[.$A$3]" office:value-type="float" office:value="0.0864247368421053" calcext:value-type="float">
            <text:p>0.08642</text:p>
          </table:table-cell>
          <table:table-cell table:formula="of:=([.B21]^2*[.$S$3]+[.B21]*[.$S$4]+[.$S$5])" office:value-type="float" office:value="1.0405" calcext:value-type="float">
            <text:p>1.04050</text:p>
          </table:table-cell>
          <table:table-cell table:formula="of:=[.E21]+[.I21]" office:value-type="float" office:value="225.7725" calcext:value-type="float">
            <text:p>225.77250</text:p>
          </table:table-cell>
          <table:table-cell table:formula="of:=([.J21]-[.$J$3]) * [.$A$3]" office:value-type="float" office:value="0.0857833418421053" calcext:value-type="float">
            <text:p>0.08578</text:p>
          </table:table-cell>
          <table:table-cell table:number-columns-repeated="9"/>
        </table:table-row>
        <table:table-row table:style-name="ro1">
          <table:table-cell/>
          <table:table-cell table:formula="of:=[.B21]+1" office:value-type="float" office:value="21" calcext:value-type="float">
            <text:p>21</text:p>
          </table:table-cell>
          <table:table-cell office:value-type="float" office:value="1171" calcext:value-type="float">
            <text:p>1171</text:p>
          </table:table-cell>
          <table:table-cell office:value-type="float" office:value="67.637" calcext:value-type="float">
            <text:p>67.637</text:p>
          </table:table-cell>
          <table:table-cell office:value-type="float" office:value="236.186" calcext:value-type="float">
            <text:p>236.186</text:p>
          </table:table-cell>
          <table:table-cell table:formula="of:=[.E22]-[.E21]" office:value-type="float" office:value="11.454" calcext:value-type="float">
            <text:p>11.454</text:p>
          </table:table-cell>
          <table:table-cell table:formula="of:=([.B22]-1)/[.$A$2]" office:value-type="float" office:value="0.0833333333333333" calcext:value-type="float">
            <text:p>0.08333</text:p>
          </table:table-cell>
          <table:table-cell table:formula="of:=([.E22]-[.$E$3]) *[.$A$3]" office:value-type="float" office:value="0.0924531578947368" calcext:value-type="float">
            <text:p>0.09245</text:p>
          </table:table-cell>
          <table:table-cell table:formula="of:=([.B22]^2*[.$S$3]+[.B22]*[.$S$4]+[.$S$5])" office:value-type="float" office:value="1.0661705" calcext:value-type="float">
            <text:p>1.06617</text:p>
          </table:table-cell>
          <table:table-cell table:formula="of:=[.E22]+[.I22]" office:value-type="float" office:value="237.2521705" calcext:value-type="float">
            <text:p>237.25217</text:p>
          </table:table-cell>
          <table:table-cell table:formula="of:=([.J22]-[.$J$3]) * [.$A$3]" office:value-type="float" office:value="0.0918252736842105" calcext:value-type="float">
            <text:p>0.09183</text:p>
          </table:table-cell>
          <table:table-cell table:number-columns-repeated="9"/>
        </table:table-row>
        <table:table-row table:style-name="ro1">
          <table:table-cell/>
          <table:table-cell table:formula="of:=[.B22]+1" office:value-type="float" office:value="22" calcext:value-type="float">
            <text:p>22</text:p>
          </table:table-cell>
          <table:table-cell office:value-type="float" office:value="1195" calcext:value-type="float">
            <text:p>1195</text:p>
          </table:table-cell>
          <table:table-cell office:value-type="float" office:value="67.323" calcext:value-type="float">
            <text:p>67.323</text:p>
          </table:table-cell>
          <table:table-cell office:value-type="float" office:value="248.597" calcext:value-type="float">
            <text:p>248.597</text:p>
          </table:table-cell>
          <table:table-cell table:formula="of:=[.E23]-[.E22]" office:value-type="float" office:value="12.411" calcext:value-type="float">
            <text:p>12.411</text:p>
          </table:table-cell>
          <table:table-cell table:formula="of:=([.B23]-1)/[.$A$2]" office:value-type="float" office:value="0.0875" calcext:value-type="float">
            <text:p>0.08750</text:p>
          </table:table-cell>
          <table:table-cell table:formula="of:=([.E23]-[.$E$3]) *[.$A$3]" office:value-type="float" office:value="0.0989852631578948" calcext:value-type="float">
            <text:p>0.09899</text:p>
          </table:table-cell>
          <table:table-cell table:formula="of:=([.B23]^2*[.$S$3]+[.B23]*[.$S$4]+[.$S$5])" office:value-type="float" office:value="1.100822" calcext:value-type="float">
            <text:p>1.10082</text:p>
          </table:table-cell>
          <table:table-cell table:formula="of:=[.E23]+[.I23]" office:value-type="float" office:value="249.697822" calcext:value-type="float">
            <text:p>249.69782</text:p>
          </table:table-cell>
          <table:table-cell table:formula="of:=([.J23]-[.$J$3]) * [.$A$3]" office:value-type="float" office:value="0.0983756165789474" calcext:value-type="float">
            <text:p>0.09838</text:p>
          </table:table-cell>
          <table:table-cell table:number-columns-repeated="9"/>
        </table:table-row>
        <table:table-row table:style-name="ro1">
          <table:table-cell/>
          <table:table-cell table:formula="of:=[.B23]+1" office:value-type="float" office:value="23" calcext:value-type="float">
            <text:p>23</text:p>
          </table:table-cell>
          <table:table-cell office:value-type="float" office:value="1180" calcext:value-type="float">
            <text:p>1180</text:p>
          </table:table-cell>
          <table:table-cell office:value-type="float" office:value="66.953" calcext:value-type="float">
            <text:p>66.953</text:p>
          </table:table-cell>
          <table:table-cell office:value-type="float" office:value="260.594" calcext:value-type="float">
            <text:p>260.594</text:p>
          </table:table-cell>
          <table:table-cell table:formula="of:=[.E24]-[.E23]" office:value-type="float" office:value="11.997" calcext:value-type="float">
            <text:p>11.997</text:p>
          </table:table-cell>
          <table:table-cell table:formula="of:=([.B24]-1)/[.$A$2]" office:value-type="float" office:value="0.0916666666666667" calcext:value-type="float">
            <text:p>0.09167</text:p>
          </table:table-cell>
          <table:table-cell table:formula="of:=([.E24]-[.$E$3]) *[.$A$3]" office:value-type="float" office:value="0.105299473684211" calcext:value-type="float">
            <text:p>0.10530</text:p>
          </table:table-cell>
          <table:table-cell table:formula="of:=([.B24]^2*[.$S$3]+[.B24]*[.$S$4]+[.$S$5])" office:value-type="float" office:value="1.1444545" calcext:value-type="float">
            <text:p>1.14445</text:p>
          </table:table-cell>
          <table:table-cell table:formula="of:=[.E24]+[.I24]" office:value-type="float" office:value="261.7384545" calcext:value-type="float">
            <text:p>261.73845</text:p>
          </table:table-cell>
          <table:table-cell table:formula="of:=([.J24]-[.$J$3]) * [.$A$3]" office:value-type="float" office:value="0.104712791578947" calcext:value-type="float">
            <text:p>0.10471</text:p>
          </table:table-cell>
          <table:table-cell table:number-columns-repeated="9"/>
        </table:table-row>
        <table:table-row table:style-name="ro1">
          <table:table-cell/>
          <table:table-cell table:formula="of:=[.B24]+1" office:value-type="float" office:value="24" calcext:value-type="float">
            <text:p>24</text:p>
          </table:table-cell>
          <table:table-cell office:value-type="float" office:value="1162" calcext:value-type="float">
            <text:p>1162</text:p>
          </table:table-cell>
          <table:table-cell office:value-type="float" office:value="66.608" calcext:value-type="float">
            <text:p>66.608</text:p>
          </table:table-cell>
          <table:table-cell office:value-type="float" office:value="273.333" calcext:value-type="float">
            <text:p>273.333</text:p>
          </table:table-cell>
          <table:table-cell table:formula="of:=[.E25]-[.E24]" office:value-type="float" office:value="12.739" calcext:value-type="float">
            <text:p>12.739</text:p>
          </table:table-cell>
          <table:table-cell table:formula="of:=([.B25]-1)/[.$A$2]" office:value-type="float" office:value="0.0958333333333333" calcext:value-type="float">
            <text:p>0.09583</text:p>
          </table:table-cell>
          <table:table-cell table:formula="of:=([.E25]-[.$E$3]) *[.$A$3]" office:value-type="float" office:value="0.112004210526316" calcext:value-type="float">
            <text:p>0.11200</text:p>
          </table:table-cell>
          <table:table-cell table:formula="of:=([.B25]^2*[.$S$3]+[.B25]*[.$S$4]+[.$S$5])" office:value-type="float" office:value="1.197068" calcext:value-type="float">
            <text:p>1.19707</text:p>
          </table:table-cell>
          <table:table-cell table:formula="of:=[.E25]+[.I25]" office:value-type="float" office:value="274.530068" calcext:value-type="float">
            <text:p>274.53007</text:p>
          </table:table-cell>
          <table:table-cell table:formula="of:=([.J25]-[.$J$3]) * [.$A$3]" office:value-type="float" office:value="0.111445219736842" calcext:value-type="float">
            <text:p>0.11145</text:p>
          </table:table-cell>
          <table:table-cell table:number-columns-repeated="9"/>
        </table:table-row>
        <table:table-row table:style-name="ro1">
          <table:table-cell/>
          <table:table-cell table:formula="of:=[.B25]+1" office:value-type="float" office:value="25" calcext:value-type="float">
            <text:p>25</text:p>
          </table:table-cell>
          <table:table-cell office:value-type="float" office:value="1171" calcext:value-type="float">
            <text:p>1171</text:p>
          </table:table-cell>
          <table:table-cell office:value-type="float" office:value="66.345" calcext:value-type="float">
            <text:p>66.345</text:p>
          </table:table-cell>
          <table:table-cell office:value-type="float" office:value="286.247" calcext:value-type="float">
            <text:p>286.247</text:p>
          </table:table-cell>
          <table:table-cell table:formula="of:=[.E26]-[.E25]" office:value-type="float" office:value="12.914" calcext:value-type="float">
            <text:p>12.914</text:p>
          </table:table-cell>
          <table:table-cell table:formula="of:=([.B26]-1)/[.$A$2]" office:value-type="float" office:value="0.1" calcext:value-type="float">
            <text:p>0.10000</text:p>
          </table:table-cell>
          <table:table-cell table:formula="of:=([.E26]-[.$E$3]) *[.$A$3]" office:value-type="float" office:value="0.118801052631579" calcext:value-type="float">
            <text:p>0.11880</text:p>
          </table:table-cell>
          <table:table-cell table:formula="of:=([.B26]^2*[.$S$3]+[.B26]*[.$S$4]+[.$S$5])" office:value-type="float" office:value="1.2586625" calcext:value-type="float">
            <text:p>1.25866</text:p>
          </table:table-cell>
          <table:table-cell table:formula="of:=[.E26]+[.I26]" office:value-type="float" office:value="287.5056625" calcext:value-type="float">
            <text:p>287.50566</text:p>
          </table:table-cell>
          <table:table-cell table:formula="of:=([.J26]-[.$J$3]) * [.$A$3]" office:value-type="float" office:value="0.11827448" calcext:value-type="float">
            <text:p>0.11827</text:p>
          </table:table-cell>
          <table:table-cell table:number-columns-repeated="9"/>
        </table:table-row>
        <table:table-row table:style-name="ro1">
          <table:table-cell/>
          <table:table-cell table:formula="of:=[.B26]+1" office:value-type="float" office:value="26" calcext:value-type="float">
            <text:p>26</text:p>
          </table:table-cell>
          <table:table-cell office:value-type="float" office:value="1152" calcext:value-type="float">
            <text:p>1152</text:p>
          </table:table-cell>
          <table:table-cell office:value-type="float" office:value="65.945" calcext:value-type="float">
            <text:p>65.945</text:p>
          </table:table-cell>
          <table:table-cell office:value-type="float" office:value="299.16" calcext:value-type="float">
            <text:p>299.16</text:p>
          </table:table-cell>
          <table:table-cell table:formula="of:=[.E27]-[.E26]" office:value-type="float" office:value="12.913" calcext:value-type="float">
            <text:p>12.913</text:p>
          </table:table-cell>
          <table:table-cell table:formula="of:=([.B27]-1)/[.$A$2]" office:value-type="float" office:value="0.104166666666667" calcext:value-type="float">
            <text:p>0.10417</text:p>
          </table:table-cell>
          <table:table-cell table:formula="of:=([.E27]-[.$E$3]) *[.$A$3]" office:value-type="float" office:value="0.125597368421053" calcext:value-type="float">
            <text:p>0.12560</text:p>
          </table:table-cell>
          <table:table-cell table:formula="of:=([.B27]^2*[.$S$3]+[.B27]*[.$S$4]+[.$S$5])" office:value-type="float" office:value="1.329238" calcext:value-type="float">
            <text:p>1.32924</text:p>
          </table:table-cell>
          <table:table-cell table:formula="of:=[.E27]+[.I27]" office:value-type="float" office:value="300.489238" calcext:value-type="float">
            <text:p>300.48924</text:p>
          </table:table-cell>
          <table:table-cell table:formula="of:=([.J27]-[.$J$3]) * [.$A$3]" office:value-type="float" office:value="0.125107940789474" calcext:value-type="float">
            <text:p>0.12511</text:p>
          </table:table-cell>
          <table:table-cell table:number-columns-repeated="9"/>
        </table:table-row>
        <table:table-row table:style-name="ro1">
          <table:table-cell/>
          <table:table-cell table:formula="of:=[.B27]+1" office:value-type="float" office:value="27" calcext:value-type="float">
            <text:p>27</text:p>
          </table:table-cell>
          <table:table-cell office:value-type="float" office:value="1172" calcext:value-type="float">
            <text:p>1172</text:p>
          </table:table-cell>
          <table:table-cell office:value-type="float" office:value="65.673" calcext:value-type="float">
            <text:p>65.673</text:p>
          </table:table-cell>
          <table:table-cell office:value-type="float" office:value="312.658" calcext:value-type="float">
            <text:p>312.658</text:p>
          </table:table-cell>
          <table:table-cell table:formula="of:=[.E28]-[.E27]" office:value-type="float" office:value="13.498" calcext:value-type="float">
            <text:p>13.498</text:p>
          </table:table-cell>
          <table:table-cell table:formula="of:=([.B28]-1)/[.$A$2]" office:value-type="float" office:value="0.108333333333333" calcext:value-type="float">
            <text:p>0.10833</text:p>
          </table:table-cell>
          <table:table-cell table:formula="of:=([.E28]-[.$E$3]) *[.$A$3]" office:value-type="float" office:value="0.132701578947368" calcext:value-type="float">
            <text:p>0.13270</text:p>
          </table:table-cell>
          <table:table-cell table:formula="of:=([.B28]^2*[.$S$3]+[.B28]*[.$S$4]+[.$S$5])" office:value-type="float" office:value="1.4087945" calcext:value-type="float">
            <text:p>1.40879</text:p>
          </table:table-cell>
          <table:table-cell table:formula="of:=[.E28]+[.I28]" office:value-type="float" office:value="314.0667945" calcext:value-type="float">
            <text:p>314.06679</text:p>
          </table:table-cell>
          <table:table-cell table:formula="of:=([.J28]-[.$J$3]) * [.$A$3]" office:value-type="float" office:value="0.132254023157895" calcext:value-type="float">
            <text:p>0.13225</text:p>
          </table:table-cell>
          <table:table-cell table:number-columns-repeated="9"/>
        </table:table-row>
        <table:table-row table:style-name="ro1">
          <table:table-cell/>
          <table:table-cell table:formula="of:=[.B28]+1" office:value-type="float" office:value="28" calcext:value-type="float">
            <text:p>28</text:p>
          </table:table-cell>
          <table:table-cell office:value-type="float" office:value="1159" calcext:value-type="float">
            <text:p>1159</text:p>
          </table:table-cell>
          <table:table-cell office:value-type="float" office:value="65.522" calcext:value-type="float">
            <text:p>65.522</text:p>
          </table:table-cell>
          <table:table-cell office:value-type="float" office:value="326.121" calcext:value-type="float">
            <text:p>326.121</text:p>
          </table:table-cell>
          <table:table-cell table:formula="of:=[.E29]-[.E28]" office:value-type="float" office:value="13.463" calcext:value-type="float">
            <text:p>13.463</text:p>
          </table:table-cell>
          <table:table-cell table:formula="of:=([.B29]-1)/[.$A$2]" office:value-type="float" office:value="0.1125" calcext:value-type="float">
            <text:p>0.11250</text:p>
          </table:table-cell>
          <table:table-cell table:formula="of:=([.E29]-[.$E$3]) *[.$A$3]" office:value-type="float" office:value="0.139787368421053" calcext:value-type="float">
            <text:p>0.13979</text:p>
          </table:table-cell>
          <table:table-cell table:formula="of:=([.B29]^2*[.$S$3]+[.B29]*[.$S$4]+[.$S$5])" office:value-type="float" office:value="1.497332" calcext:value-type="float">
            <text:p>1.49733</text:p>
          </table:table-cell>
          <table:table-cell table:formula="of:=[.E29]+[.I29]" office:value-type="float" office:value="327.618332" calcext:value-type="float">
            <text:p>327.61833</text:p>
          </table:table-cell>
          <table:table-cell table:formula="of:=([.J29]-[.$J$3]) * [.$A$3]" office:value-type="float" office:value="0.139386411315789" calcext:value-type="float">
            <text:p>0.13939</text:p>
          </table:table-cell>
          <table:table-cell table:number-columns-repeated="9"/>
        </table:table-row>
        <table:table-row table:style-name="ro1">
          <table:table-cell/>
          <table:table-cell table:formula="of:=[.B29]+1" office:value-type="float" office:value="29" calcext:value-type="float">
            <text:p>29</text:p>
          </table:table-cell>
          <table:table-cell office:value-type="float" office:value="1152" calcext:value-type="float">
            <text:p>1152</text:p>
          </table:table-cell>
          <table:table-cell office:value-type="float" office:value="65.174" calcext:value-type="float">
            <text:p>65.174</text:p>
          </table:table-cell>
          <table:table-cell office:value-type="float" office:value="340" calcext:value-type="float">
            <text:p>340</text:p>
          </table:table-cell>
          <table:table-cell table:formula="of:=[.E30]-[.E29]" office:value-type="float" office:value="13.879" calcext:value-type="float">
            <text:p>13.879</text:p>
          </table:table-cell>
          <table:table-cell table:formula="of:=([.B30]-1)/[.$A$2]" office:value-type="float" office:value="0.116666666666667" calcext:value-type="float">
            <text:p>0.11667</text:p>
          </table:table-cell>
          <table:table-cell table:formula="of:=([.E30]-[.$E$3]) *[.$A$3]" office:value-type="float" office:value="0.147092105263158" calcext:value-type="float">
            <text:p>0.14709</text:p>
          </table:table-cell>
          <table:table-cell table:formula="of:=([.B30]^2*[.$S$3]+[.B30]*[.$S$4]+[.$S$5])" office:value-type="float" office:value="1.5948505" calcext:value-type="float">
            <text:p>1.59485</text:p>
          </table:table-cell>
          <table:table-cell table:formula="of:=[.E30]+[.I30]" office:value-type="float" office:value="341.5948505" calcext:value-type="float">
            <text:p>341.59485</text:p>
          </table:table-cell>
          <table:table-cell table:formula="of:=([.J30]-[.$J$3]) * [.$A$3]" office:value-type="float" office:value="0.146742473684211" calcext:value-type="float">
            <text:p>0.14674</text:p>
          </table:table-cell>
          <table:table-cell table:number-columns-repeated="9"/>
        </table:table-row>
        <table:table-row table:style-name="ro1">
          <table:table-cell/>
          <table:table-cell table:formula="of:=[.B30]+1" office:value-type="float" office:value="30" calcext:value-type="float">
            <text:p>30</text:p>
          </table:table-cell>
          <table:table-cell office:value-type="float" office:value="1160" calcext:value-type="float">
            <text:p>1160</text:p>
          </table:table-cell>
          <table:table-cell office:value-type="float" office:value="64.758" calcext:value-type="float">
            <text:p>64.758</text:p>
          </table:table-cell>
          <table:table-cell office:value-type="float" office:value="354.033" calcext:value-type="float">
            <text:p>354.033</text:p>
          </table:table-cell>
          <table:table-cell table:formula="of:=[.E31]-[.E30]" office:value-type="float" office:value="14.033" calcext:value-type="float">
            <text:p>14.033</text:p>
          </table:table-cell>
          <table:table-cell table:formula="of:=([.B31]-1)/[.$A$2]" office:value-type="float" office:value="0.120833333333333" calcext:value-type="float">
            <text:p>0.12083</text:p>
          </table:table-cell>
          <table:table-cell table:formula="of:=([.E31]-[.$E$3]) *[.$A$3]" office:value-type="float" office:value="0.154477894736842" calcext:value-type="float">
            <text:p>0.15448</text:p>
          </table:table-cell>
          <table:table-cell table:formula="of:=([.B31]^2*[.$S$3]+[.B31]*[.$S$4]+[.$S$5])" office:value-type="float" office:value="1.70135" calcext:value-type="float">
            <text:p>1.70135</text:p>
          </table:table-cell>
          <table:table-cell table:formula="of:=[.E31]+[.I31]" office:value-type="float" office:value="355.73435" calcext:value-type="float">
            <text:p>355.73435</text:p>
          </table:table-cell>
          <table:table-cell table:formula="of:=([.J31]-[.$J$3]) * [.$A$3]" office:value-type="float" office:value="0.154184315526316" calcext:value-type="float">
            <text:p>0.15418</text:p>
          </table:table-cell>
          <table:table-cell table:number-columns-repeated="9"/>
        </table:table-row>
        <table:table-row table:style-name="ro1">
          <table:table-cell/>
          <table:table-cell table:formula="of:=[.B31]+1" office:value-type="float" office:value="31" calcext:value-type="float">
            <text:p>31</text:p>
          </table:table-cell>
          <table:table-cell office:value-type="float" office:value="1152" calcext:value-type="float">
            <text:p>1152</text:p>
          </table:table-cell>
          <table:table-cell office:value-type="float" office:value="64.443" calcext:value-type="float">
            <text:p>64.443</text:p>
          </table:table-cell>
          <table:table-cell office:value-type="float" office:value="368.329" calcext:value-type="float">
            <text:p>368.329</text:p>
          </table:table-cell>
          <table:table-cell table:formula="of:=[.E32]-[.E31]" office:value-type="float" office:value="14.296" calcext:value-type="float">
            <text:p>14.296</text:p>
          </table:table-cell>
          <table:table-cell table:formula="of:=([.B32]-1)/[.$A$2]" office:value-type="float" office:value="0.125" calcext:value-type="float">
            <text:p>0.12500</text:p>
          </table:table-cell>
          <table:table-cell table:formula="of:=([.E32]-[.$E$3]) *[.$A$3]" office:value-type="float" office:value="0.162002105263158" calcext:value-type="float">
            <text:p>0.16200</text:p>
          </table:table-cell>
          <table:table-cell table:formula="of:=([.B32]^2*[.$S$3]+[.B32]*[.$S$4]+[.$S$5])" office:value-type="float" office:value="1.8168305" calcext:value-type="float">
            <text:p>1.81683</text:p>
          </table:table-cell>
          <table:table-cell table:formula="of:=[.E32]+[.I32]" office:value-type="float" office:value="370.1458305" calcext:value-type="float">
            <text:p>370.14583</text:p>
          </table:table-cell>
          <table:table-cell table:formula="of:=([.J32]-[.$J$3]) * [.$A$3]" office:value-type="float" office:value="0.161769305263158" calcext:value-type="float">
            <text:p>0.16177</text:p>
          </table:table-cell>
          <table:table-cell table:number-columns-repeated="9"/>
        </table:table-row>
        <table:table-row table:style-name="ro1">
          <table:table-cell/>
          <table:table-cell table:formula="of:=[.B32]+1" office:value-type="float" office:value="32" calcext:value-type="float">
            <text:p>32</text:p>
          </table:table-cell>
          <table:table-cell office:value-type="float" office:value="1156" calcext:value-type="float">
            <text:p>1156</text:p>
          </table:table-cell>
          <table:table-cell office:value-type="float" office:value="64.033" calcext:value-type="float">
            <text:p>64.033</text:p>
          </table:table-cell>
          <table:table-cell office:value-type="float" office:value="383.181" calcext:value-type="float">
            <text:p>383.181</text:p>
          </table:table-cell>
          <table:table-cell table:formula="of:=[.E33]-[.E32]" office:value-type="float" office:value="14.852" calcext:value-type="float">
            <text:p>14.852</text:p>
          </table:table-cell>
          <table:table-cell table:formula="of:=([.B33]-1)/[.$A$2]" office:value-type="float" office:value="0.129166666666667" calcext:value-type="float">
            <text:p>0.12917</text:p>
          </table:table-cell>
          <table:table-cell table:formula="of:=([.E33]-[.$E$3]) *[.$A$3]" office:value-type="float" office:value="0.169818947368421" calcext:value-type="float">
            <text:p>0.16982</text:p>
          </table:table-cell>
          <table:table-cell table:formula="of:=([.B33]^2*[.$S$3]+[.B33]*[.$S$4]+[.$S$5])" office:value-type="float" office:value="1.941292" calcext:value-type="float">
            <text:p>1.94129</text:p>
          </table:table-cell>
          <table:table-cell table:formula="of:=[.E33]+[.I33]" office:value-type="float" office:value="385.122292" calcext:value-type="float">
            <text:p>385.12229</text:p>
          </table:table-cell>
          <table:table-cell table:formula="of:=([.J33]-[.$J$3]) * [.$A$3]" office:value-type="float" office:value="0.169651653421053" calcext:value-type="float">
            <text:p>0.16965</text:p>
          </table:table-cell>
          <table:table-cell table:number-columns-repeated="9"/>
        </table:table-row>
        <table:table-row table:style-name="ro1">
          <table:table-cell/>
          <table:table-cell table:formula="of:=[.B33]+1" office:value-type="float" office:value="33" calcext:value-type="float">
            <text:p>33</text:p>
          </table:table-cell>
          <table:table-cell office:value-type="float" office:value="1150" calcext:value-type="float">
            <text:p>1150</text:p>
          </table:table-cell>
          <table:table-cell office:value-type="float" office:value="63.611" calcext:value-type="float">
            <text:p>63.611</text:p>
          </table:table-cell>
          <table:table-cell office:value-type="float" office:value="398.104" calcext:value-type="float">
            <text:p>398.104</text:p>
          </table:table-cell>
          <table:table-cell table:formula="of:=[.E34]-[.E33]" office:value-type="float" office:value="14.923" calcext:value-type="float">
            <text:p>14.923</text:p>
          </table:table-cell>
          <table:table-cell table:formula="of:=([.B34]-1)/[.$A$2]" office:value-type="float" office:value="0.133333333333333" calcext:value-type="float">
            <text:p>0.13333</text:p>
          </table:table-cell>
          <table:table-cell table:formula="of:=([.E34]-[.$E$3]) *[.$A$3]" office:value-type="float" office:value="0.177673157894737" calcext:value-type="float">
            <text:p>0.17767</text:p>
          </table:table-cell>
          <table:table-cell table:formula="of:=([.B34]^2*[.$S$3]+[.B34]*[.$S$4]+[.$S$5])" office:value-type="float" office:value="2.0747345" calcext:value-type="float">
            <text:p>2.07473</text:p>
          </table:table-cell>
          <table:table-cell table:formula="of:=[.E34]+[.I34]" office:value-type="float" office:value="400.1787345" calcext:value-type="float">
            <text:p>400.17873</text:p>
          </table:table-cell>
          <table:table-cell table:formula="of:=([.J34]-[.$J$3]) * [.$A$3]" office:value-type="float" office:value="0.177576096842105" calcext:value-type="float">
            <text:p>0.17758</text:p>
          </table:table-cell>
          <table:table-cell table:number-columns-repeated="9"/>
        </table:table-row>
        <table:table-row table:style-name="ro1">
          <table:table-cell/>
          <table:table-cell table:formula="of:=[.B34]+1" office:value-type="float" office:value="34" calcext:value-type="float">
            <text:p>34</text:p>
          </table:table-cell>
          <table:table-cell office:value-type="float" office:value="1163" calcext:value-type="float">
            <text:p>1163</text:p>
          </table:table-cell>
          <table:table-cell office:value-type="float" office:value="63.043" calcext:value-type="float">
            <text:p>63.043</text:p>
          </table:table-cell>
          <table:table-cell office:value-type="float" office:value="413.686" calcext:value-type="float">
            <text:p>413.686</text:p>
          </table:table-cell>
          <table:table-cell table:formula="of:=[.E35]-[.E34]" office:value-type="float" office:value="15.582" calcext:value-type="float">
            <text:p>15.582</text:p>
          </table:table-cell>
          <table:table-cell table:formula="of:=([.B35]-1)/[.$A$2]" office:value-type="float" office:value="0.1375" calcext:value-type="float">
            <text:p>0.13750</text:p>
          </table:table-cell>
          <table:table-cell table:formula="of:=([.E35]-[.$E$3]) *[.$A$3]" office:value-type="float" office:value="0.185874210526316" calcext:value-type="float">
            <text:p>0.18587</text:p>
          </table:table-cell>
          <table:table-cell table:formula="of:=([.B35]^2*[.$S$3]+[.B35]*[.$S$4]+[.$S$5])" office:value-type="float" office:value="2.217158" calcext:value-type="float">
            <text:p>2.21716</text:p>
          </table:table-cell>
          <table:table-cell table:formula="of:=[.E35]+[.I35]" office:value-type="float" office:value="415.903158" calcext:value-type="float">
            <text:p>415.90316</text:p>
          </table:table-cell>
          <table:table-cell table:formula="of:=([.J35]-[.$J$3]) * [.$A$3]" office:value-type="float" office:value="0.185852109210526" calcext:value-type="float">
            <text:p>0.18585</text:p>
          </table:table-cell>
          <table:table-cell table:number-columns-repeated="9"/>
        </table:table-row>
        <table:table-row table:style-name="ro1">
          <table:table-cell/>
          <table:table-cell table:formula="of:=[.B35]+1" office:value-type="float" office:value="35" calcext:value-type="float">
            <text:p>35</text:p>
          </table:table-cell>
          <table:table-cell office:value-type="float" office:value="1167" calcext:value-type="float">
            <text:p>1167</text:p>
          </table:table-cell>
          <table:table-cell office:value-type="float" office:value="62.524" calcext:value-type="float">
            <text:p>62.524</text:p>
          </table:table-cell>
          <table:table-cell office:value-type="float" office:value="429.286" calcext:value-type="float">
            <text:p>429.286</text:p>
          </table:table-cell>
          <table:table-cell table:formula="of:=[.E36]-[.E35]" office:value-type="float" office:value="15.6" calcext:value-type="float">
            <text:p>15.6</text:p>
          </table:table-cell>
          <table:table-cell table:formula="of:=([.B36]-1)/[.$A$2]" office:value-type="float" office:value="0.141666666666667" calcext:value-type="float">
            <text:p>0.14167</text:p>
          </table:table-cell>
          <table:table-cell table:formula="of:=([.E36]-[.$E$3]) *[.$A$3]" office:value-type="float" office:value="0.194084736842105" calcext:value-type="float">
            <text:p>0.19408</text:p>
          </table:table-cell>
          <table:table-cell table:formula="of:=([.B36]^2*[.$S$3]+[.B36]*[.$S$4]+[.$S$5])" office:value-type="float" office:value="2.3685625" calcext:value-type="float">
            <text:p>2.36856</text:p>
          </table:table-cell>
          <table:table-cell table:formula="of:=[.E36]+[.I36]" office:value-type="float" office:value="431.6545625" calcext:value-type="float">
            <text:p>431.65456</text:p>
          </table:table-cell>
          <table:table-cell table:formula="of:=([.J36]-[.$J$3]) * [.$A$3]" office:value-type="float" office:value="0.194142322105263" calcext:value-type="float">
            <text:p>0.19414</text:p>
          </table:table-cell>
          <table:table-cell table:number-columns-repeated="9"/>
        </table:table-row>
        <table:table-row table:style-name="ro1">
          <table:table-cell/>
          <table:table-cell table:formula="of:=[.B36]+1" office:value-type="float" office:value="36" calcext:value-type="float">
            <text:p>36</text:p>
          </table:table-cell>
          <table:table-cell office:value-type="float" office:value="1165" calcext:value-type="float">
            <text:p>1165</text:p>
          </table:table-cell>
          <table:table-cell office:value-type="float" office:value="61.915" calcext:value-type="float">
            <text:p>61.915</text:p>
          </table:table-cell>
          <table:table-cell office:value-type="float" office:value="445.382" calcext:value-type="float">
            <text:p>445.382</text:p>
          </table:table-cell>
          <table:table-cell table:formula="of:=[.E37]-[.E36]" office:value-type="float" office:value="16.096" calcext:value-type="float">
            <text:p>16.096</text:p>
          </table:table-cell>
          <table:table-cell table:formula="of:=([.B37]-1)/[.$A$2]" office:value-type="float" office:value="0.145833333333333" calcext:value-type="float">
            <text:p>0.14583</text:p>
          </table:table-cell>
          <table:table-cell table:formula="of:=([.E37]-[.$E$3]) *[.$A$3]" office:value-type="float" office:value="0.202556315789474" calcext:value-type="float">
            <text:p>0.20256</text:p>
          </table:table-cell>
          <table:table-cell table:formula="of:=([.B37]^2*[.$S$3]+[.B37]*[.$S$4]+[.$S$5])" office:value-type="float" office:value="2.528948" calcext:value-type="float">
            <text:p>2.52895</text:p>
          </table:table-cell>
          <table:table-cell table:formula="of:=[.E37]+[.I37]" office:value-type="float" office:value="447.910948" calcext:value-type="float">
            <text:p>447.91095</text:p>
          </table:table-cell>
          <table:table-cell table:formula="of:=([.J37]-[.$J$3]) * [.$A$3]" office:value-type="float" office:value="0.202698314473684" calcext:value-type="float">
            <text:p>0.20270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175" calcext:value-type="float">
            <text:p>1175</text:p>
          </table:table-cell>
          <table:table-cell office:value-type="float" office:value="60.697" calcext:value-type="float">
            <text:p>60.697</text:p>
          </table:table-cell>
          <table:table-cell office:value-type="float" office:value="478.481" calcext:value-type="float">
            <text:p>478.481</text:p>
          </table:table-cell>
          <table:table-cell table:formula="of:=[.E38]-[.E37]" office:value-type="float" office:value="33.099" calcext:value-type="float">
            <text:p>33.099</text:p>
          </table:table-cell>
          <table:table-cell table:formula="of:=([.B38]-1)/[.$A$2]" office:value-type="float" office:value="0.154166666666667" calcext:value-type="float">
            <text:p>0.15417</text:p>
          </table:table-cell>
          <table:table-cell table:formula="of:=([.E38]-[.$E$3]) *[.$A$3]" office:value-type="float" office:value="0.219976842105263" calcext:value-type="float">
            <text:p>0.21998</text:p>
          </table:table-cell>
          <table:table-cell table:formula="of:=([.B38]^2*[.$S$3]+[.B38]*[.$S$4]+[.$S$5])" office:value-type="float" office:value="2.876662" calcext:value-type="float">
            <text:p>2.87666</text:p>
          </table:table-cell>
          <table:table-cell table:formula="of:=[.E38]+[.I38]" office:value-type="float" office:value="481.357662" calcext:value-type="float">
            <text:p>481.35766</text:p>
          </table:table-cell>
          <table:table-cell table:formula="of:=([.J38]-[.$J$3]) * [.$A$3]" office:value-type="float" office:value="0.220301848157895" calcext:value-type="float">
            <text:p>0.22030</text:p>
          </table:table-cell>
          <table:table-cell table:number-columns-repeated="9"/>
        </table:table-row>
        <table:table-row table:style-name="ro1">
          <table:table-cell/>
          <table:table-cell table:formula="of:=[.B38]+1" office:value-type="float" office:value="39" calcext:value-type="float">
            <text:p>39</text:p>
          </table:table-cell>
          <table:table-cell office:value-type="float" office:value="1199" calcext:value-type="float">
            <text:p>1199</text:p>
          </table:table-cell>
          <table:table-cell office:value-type="float" office:value="60.015" calcext:value-type="float">
            <text:p>60.015</text:p>
          </table:table-cell>
          <table:table-cell office:value-type="float" office:value="495.727" calcext:value-type="float">
            <text:p>495.727</text:p>
          </table:table-cell>
          <table:table-cell table:formula="of:=[.E39]-[.E38]" office:value-type="float" office:value="17.246" calcext:value-type="float">
            <text:p>17.246</text:p>
          </table:table-cell>
          <table:table-cell table:formula="of:=([.B39]-1)/[.$A$2]" office:value-type="float" office:value="0.158333333333333" calcext:value-type="float">
            <text:p>0.15833</text:p>
          </table:table-cell>
          <table:table-cell table:formula="of:=([.E39]-[.$E$3]) *[.$A$3]" office:value-type="float" office:value="0.229053684210526" calcext:value-type="float">
            <text:p>0.22905</text:p>
          </table:table-cell>
          <table:table-cell table:formula="of:=([.B39]^2*[.$S$3]+[.B39]*[.$S$4]+[.$S$5])" office:value-type="float" office:value="3.0639905" calcext:value-type="float">
            <text:p>3.06399</text:p>
          </table:table-cell>
          <table:table-cell table:formula="of:=[.E39]+[.I39]" office:value-type="float" office:value="498.7909905" calcext:value-type="float">
            <text:p>498.79099</text:p>
          </table:table-cell>
          <table:table-cell table:formula="of:=([.J39]-[.$J$3]) * [.$A$3]" office:value-type="float" office:value="0.229477284210526" calcext:value-type="float">
            <text:p>0.22948</text:p>
          </table:table-cell>
          <table:table-cell table:number-columns-repeated="9"/>
        </table:table-row>
        <table:table-row table:style-name="ro1">
          <table:table-cell/>
          <table:table-cell table:formula="of:=[.B39]+1" office:value-type="float" office:value="40" calcext:value-type="float">
            <text:p>40</text:p>
          </table:table-cell>
          <table:table-cell office:value-type="float" office:value="1196" calcext:value-type="float">
            <text:p>1196</text:p>
          </table:table-cell>
          <table:table-cell office:value-type="float" office:value="59.295" calcext:value-type="float">
            <text:p>59.295</text:p>
          </table:table-cell>
          <table:table-cell office:value-type="float" office:value="513.059" calcext:value-type="float">
            <text:p>513.059</text:p>
          </table:table-cell>
          <table:table-cell table:formula="of:=[.E40]-[.E39]" office:value-type="float" office:value="17.332" calcext:value-type="float">
            <text:p>17.332</text:p>
          </table:table-cell>
          <table:table-cell table:formula="of:=([.B40]-1)/[.$A$2]" office:value-type="float" office:value="0.1625" calcext:value-type="float">
            <text:p>0.16250</text:p>
          </table:table-cell>
          <table:table-cell table:formula="of:=([.E40]-[.$E$3]) *[.$A$3]" office:value-type="float" office:value="0.238175789473684" calcext:value-type="float">
            <text:p>0.23818</text:p>
          </table:table-cell>
          <table:table-cell table:formula="of:=([.B40]^2*[.$S$3]+[.B40]*[.$S$4]+[.$S$5])" office:value-type="float" office:value="3.2603" calcext:value-type="float">
            <text:p>3.26030</text:p>
          </table:table-cell>
          <table:table-cell table:formula="of:=[.E40]+[.I40]" office:value-type="float" office:value="516.3193" calcext:value-type="float">
            <text:p>516.31930</text:p>
          </table:table-cell>
          <table:table-cell table:formula="of:=([.J40]-[.$J$3]) * [.$A$3]" office:value-type="float" office:value="0.238702710263158" calcext:value-type="float">
            <text:p>0.23870</text:p>
          </table:table-cell>
          <table:table-cell table:number-columns-repeated="9"/>
        </table:table-row>
        <table:table-row table:style-name="ro1">
          <table:table-cell/>
          <table:table-cell table:formula="of:=[.B40]+1" office:value-type="float" office:value="41" calcext:value-type="float">
            <text:p>41</text:p>
          </table:table-cell>
          <table:table-cell office:value-type="float" office:value="1206" calcext:value-type="float">
            <text:p>1206</text:p>
          </table:table-cell>
          <table:table-cell office:value-type="float" office:value="58.896" calcext:value-type="float">
            <text:p>58.896</text:p>
          </table:table-cell>
          <table:table-cell office:value-type="float" office:value="530.9" calcext:value-type="float">
            <text:p>530.9</text:p>
          </table:table-cell>
          <table:table-cell table:formula="of:=[.E41]-[.E40]" office:value-type="float" office:value="17.841" calcext:value-type="float">
            <text:p>17.841</text:p>
          </table:table-cell>
          <table:table-cell table:formula="of:=([.B41]-1)/[.$A$2]" office:value-type="float" office:value="0.166666666666667" calcext:value-type="float">
            <text:p>0.16667</text:p>
          </table:table-cell>
          <table:table-cell table:formula="of:=([.E41]-[.$E$3]) *[.$A$3]" office:value-type="float" office:value="0.247565789473684" calcext:value-type="float">
            <text:p>0.24757</text:p>
          </table:table-cell>
          <table:table-cell table:formula="of:=([.B41]^2*[.$S$3]+[.B41]*[.$S$4]+[.$S$5])" office:value-type="float" office:value="3.4655905" calcext:value-type="float">
            <text:p>3.46559</text:p>
          </table:table-cell>
          <table:table-cell table:formula="of:=[.E41]+[.I41]" office:value-type="float" office:value="534.3655905" calcext:value-type="float">
            <text:p>534.36559</text:p>
          </table:table-cell>
          <table:table-cell table:formula="of:=([.J41]-[.$J$3]) * [.$A$3]" office:value-type="float" office:value="0.248200757894737" calcext:value-type="float">
            <text:p>0.24820</text:p>
          </table:table-cell>
          <table:table-cell table:number-columns-repeated="9"/>
        </table:table-row>
        <table:table-row table:style-name="ro1">
          <table:table-cell/>
          <table:table-cell table:formula="of:=[.B41]+1" office:value-type="float" office:value="42" calcext:value-type="float">
            <text:p>42</text:p>
          </table:table-cell>
          <table:table-cell office:value-type="float" office:value="1211" calcext:value-type="float">
            <text:p>1211</text:p>
          </table:table-cell>
          <table:table-cell office:value-type="float" office:value="58.194" calcext:value-type="float">
            <text:p>58.194</text:p>
          </table:table-cell>
          <table:table-cell office:value-type="float" office:value="548.863" calcext:value-type="float">
            <text:p>548.863</text:p>
          </table:table-cell>
          <table:table-cell table:formula="of:=[.E42]-[.E41]" office:value-type="float" office:value="17.9630000000001" calcext:value-type="float">
            <text:p>17.9630000000001</text:p>
          </table:table-cell>
          <table:table-cell table:formula="of:=([.B42]-1)/[.$A$2]" office:value-type="float" office:value="0.170833333333333" calcext:value-type="float">
            <text:p>0.17083</text:p>
          </table:table-cell>
          <table:table-cell table:formula="of:=([.E42]-[.$E$3]) *[.$A$3]" office:value-type="float" office:value="0.25702" calcext:value-type="float">
            <text:p>0.25702</text:p>
          </table:table-cell>
          <table:table-cell table:formula="of:=([.B42]^2*[.$S$3]+[.B42]*[.$S$4]+[.$S$5])" office:value-type="float" office:value="3.679862" calcext:value-type="float">
            <text:p>3.67986</text:p>
          </table:table-cell>
          <table:table-cell table:formula="of:=[.E42]+[.I42]" office:value-type="float" office:value="552.542862" calcext:value-type="float">
            <text:p>552.54286</text:p>
          </table:table-cell>
          <table:table-cell table:formula="of:=([.J42]-[.$J$3]) * [.$A$3]" office:value-type="float" office:value="0.257767742894737" calcext:value-type="float">
            <text:p>0.25777</text:p>
          </table:table-cell>
          <table:table-cell table:number-columns-repeated="9"/>
        </table:table-row>
        <table:table-row table:style-name="ro1">
          <table:table-cell/>
          <table:table-cell table:formula="of:=[.B42]+1" office:value-type="float" office:value="43" calcext:value-type="float">
            <text:p>43</text:p>
          </table:table-cell>
          <table:table-cell office:value-type="float" office:value="1197" calcext:value-type="float">
            <text:p>1197</text:p>
          </table:table-cell>
          <table:table-cell office:value-type="float" office:value="57.682" calcext:value-type="float">
            <text:p>57.682</text:p>
          </table:table-cell>
          <table:table-cell office:value-type="float" office:value="567.035" calcext:value-type="float">
            <text:p>567.035</text:p>
          </table:table-cell>
          <table:table-cell table:formula="of:=[.E43]-[.E42]" office:value-type="float" office:value="18.1719999999999" calcext:value-type="float">
            <text:p>18.1719999999999</text:p>
          </table:table-cell>
          <table:table-cell table:formula="of:=([.B43]-1)/[.$A$2]" office:value-type="float" office:value="0.175" calcext:value-type="float">
            <text:p>0.17500</text:p>
          </table:table-cell>
          <table:table-cell table:formula="of:=([.E43]-[.$E$3]) *[.$A$3]" office:value-type="float" office:value="0.266584210526316" calcext:value-type="float">
            <text:p>0.26658</text:p>
          </table:table-cell>
          <table:table-cell table:formula="of:=([.B43]^2*[.$S$3]+[.B43]*[.$S$4]+[.$S$5])" office:value-type="float" office:value="3.9031145" calcext:value-type="float">
            <text:p>3.90311</text:p>
          </table:table-cell>
          <table:table-cell table:formula="of:=[.E43]+[.I43]" office:value-type="float" office:value="570.9381145" calcext:value-type="float">
            <text:p>570.93811</text:p>
          </table:table-cell>
          <table:table-cell table:formula="of:=([.J43]-[.$J$3]) * [.$A$3]" office:value-type="float" office:value="0.267449454736842" calcext:value-type="float">
            <text:p>0.26745</text:p>
          </table:table-cell>
          <table:table-cell table:number-columns-repeated="9"/>
        </table:table-row>
        <table:table-row table:style-name="ro1">
          <table:table-cell/>
          <table:table-cell table:formula="of:=[.B43]+1" office:value-type="float" office:value="44" calcext:value-type="float">
            <text:p>44</text:p>
          </table:table-cell>
          <table:table-cell office:value-type="float" office:value="1221" calcext:value-type="float">
            <text:p>1221</text:p>
          </table:table-cell>
          <table:table-cell office:value-type="float" office:value="57.132" calcext:value-type="float">
            <text:p>57.132</text:p>
          </table:table-cell>
          <table:table-cell office:value-type="float" office:value="585.672" calcext:value-type="float">
            <text:p>585.672</text:p>
          </table:table-cell>
          <table:table-cell table:formula="of:=[.E44]-[.E43]" office:value-type="float" office:value="18.6370000000001" calcext:value-type="float">
            <text:p>18.6370000000001</text:p>
          </table:table-cell>
          <table:table-cell table:formula="of:=([.B44]-1)/[.$A$2]" office:value-type="float" office:value="0.179166666666667" calcext:value-type="float">
            <text:p>0.17917</text:p>
          </table:table-cell>
          <table:table-cell table:formula="of:=([.E44]-[.$E$3]) *[.$A$3]" office:value-type="float" office:value="0.276393157894737" calcext:value-type="float">
            <text:p>0.27639</text:p>
          </table:table-cell>
          <table:table-cell table:formula="of:=([.B44]^2*[.$S$3]+[.B44]*[.$S$4]+[.$S$5])" office:value-type="float" office:value="4.135348" calcext:value-type="float">
            <text:p>4.13535</text:p>
          </table:table-cell>
          <table:table-cell table:formula="of:=[.E44]+[.I44]" office:value-type="float" office:value="589.807348" calcext:value-type="float">
            <text:p>589.80735</text:p>
          </table:table-cell>
          <table:table-cell table:formula="of:=([.J44]-[.$J$3]) * [.$A$3]" office:value-type="float" office:value="0.277380630263158" calcext:value-type="float">
            <text:p>0.27738</text:p>
          </table:table-cell>
          <table:table-cell table:number-columns-repeated="9"/>
        </table:table-row>
        <table:table-row table:style-name="ro1">
          <table:table-cell/>
          <table:table-cell table:formula="of:=[.B44]+1" office:value-type="float" office:value="45" calcext:value-type="float">
            <text:p>45</text:p>
          </table:table-cell>
          <table:table-cell office:value-type="float" office:value="1236" calcext:value-type="float">
            <text:p>1236</text:p>
          </table:table-cell>
          <table:table-cell office:value-type="float" office:value="56.575" calcext:value-type="float">
            <text:p>56.575</text:p>
          </table:table-cell>
          <table:table-cell office:value-type="float" office:value="604.345" calcext:value-type="float">
            <text:p>604.345</text:p>
          </table:table-cell>
          <table:table-cell table:formula="of:=[.E45]-[.E44]" office:value-type="float" office:value="18.673" calcext:value-type="float">
            <text:p>18.673</text:p>
          </table:table-cell>
          <table:table-cell table:formula="of:=([.B45]-1)/[.$A$2]" office:value-type="float" office:value="0.183333333333333" calcext:value-type="float">
            <text:p>0.18333</text:p>
          </table:table-cell>
          <table:table-cell table:formula="of:=([.E45]-[.$E$3]) *[.$A$3]" office:value-type="float" office:value="0.286221052631579" calcext:value-type="float">
            <text:p>0.28622</text:p>
          </table:table-cell>
          <table:table-cell table:formula="of:=([.B45]^2*[.$S$3]+[.B45]*[.$S$4]+[.$S$5])" office:value-type="float" office:value="4.3765625" calcext:value-type="float">
            <text:p>4.37656</text:p>
          </table:table-cell>
          <table:table-cell table:formula="of:=[.E45]+[.I45]" office:value-type="float" office:value="608.7215625" calcext:value-type="float">
            <text:p>608.72156</text:p>
          </table:table-cell>
          <table:table-cell table:formula="of:=([.J45]-[.$J$3]) * [.$A$3]" office:value-type="float" office:value="0.28733548" calcext:value-type="float">
            <text:p>0.28734</text:p>
          </table:table-cell>
          <table:table-cell table:number-columns-repeated="9"/>
        </table:table-row>
        <table:table-row table:style-name="ro1">
          <table:table-cell/>
          <table:table-cell table:formula="of:=[.B45]+1"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56.097" calcext:value-type="float">
            <text:p>56.097</text:p>
          </table:table-cell>
          <table:table-cell office:value-type="float" office:value="623.696" calcext:value-type="float">
            <text:p>623.696</text:p>
          </table:table-cell>
          <table:table-cell table:formula="of:=[.E46]-[.E45]" office:value-type="float" office:value="19.351" calcext:value-type="float">
            <text:p>19.351</text:p>
          </table:table-cell>
          <table:table-cell table:formula="of:=([.B46]-1)/[.$A$2]" office:value-type="float" office:value="0.1875" calcext:value-type="float">
            <text:p>0.18750</text:p>
          </table:table-cell>
          <table:table-cell table:formula="of:=([.E46]-[.$E$3]) *[.$A$3]" office:value-type="float" office:value="0.296405789473684" calcext:value-type="float">
            <text:p>0.29641</text:p>
          </table:table-cell>
          <table:table-cell table:formula="of:=([.B46]^2*[.$S$3]+[.B46]*[.$S$4]+[.$S$5])" office:value-type="float" office:value="4.626758" calcext:value-type="float">
            <text:p>4.62676</text:p>
          </table:table-cell>
          <table:table-cell table:formula="of:=[.E46]+[.I46]" office:value-type="float" office:value="628.322758" calcext:value-type="float">
            <text:p>628.32276</text:p>
          </table:table-cell>
          <table:table-cell table:formula="of:=([.J46]-[.$J$3]) * [.$A$3]" office:value-type="float" office:value="0.297651898684211" calcext:value-type="float">
            <text:p>0.29765</text:p>
          </table:table-cell>
          <table:table-cell table:number-columns-repeated="9"/>
        </table:table-row>
        <table:table-row table:style-name="ro1">
          <table:table-cell/>
          <table:table-cell table:formula="of:=[.B46]+1" office:value-type="float" office:value="47" calcext:value-type="float">
            <text:p>47</text:p>
          </table:table-cell>
          <table:table-cell office:value-type="float" office:value="1276" calcext:value-type="float">
            <text:p>1276</text:p>
          </table:table-cell>
          <table:table-cell office:value-type="float" office:value="55.451" calcext:value-type="float">
            <text:p>55.451</text:p>
          </table:table-cell>
          <table:table-cell office:value-type="float" office:value="643.006" calcext:value-type="float">
            <text:p>643.006</text:p>
          </table:table-cell>
          <table:table-cell table:formula="of:=[.E47]-[.E46]" office:value-type="float" office:value="19.3099999999999" calcext:value-type="float">
            <text:p>19.3099999999999</text:p>
          </table:table-cell>
          <table:table-cell table:formula="of:=([.B47]-1)/[.$A$2]" office:value-type="float" office:value="0.191666666666667" calcext:value-type="float">
            <text:p>0.19167</text:p>
          </table:table-cell>
          <table:table-cell table:formula="of:=([.E47]-[.$E$3]) *[.$A$3]" office:value-type="float" office:value="0.306568947368421" calcext:value-type="float">
            <text:p>0.30657</text:p>
          </table:table-cell>
          <table:table-cell table:formula="of:=([.B47]^2*[.$S$3]+[.B47]*[.$S$4]+[.$S$5])" office:value-type="float" office:value="4.8859345" calcext:value-type="float">
            <text:p>4.88593</text:p>
          </table:table-cell>
          <table:table-cell table:formula="of:=[.E47]+[.I47]" office:value-type="float" office:value="647.8919345" calcext:value-type="float">
            <text:p>647.89193</text:p>
          </table:table-cell>
          <table:table-cell table:formula="of:=([.J47]-[.$J$3]) * [.$A$3]" office:value-type="float" office:value="0.307951465263158" calcext:value-type="float">
            <text:p>0.30795</text:p>
          </table:table-cell>
          <table:table-cell table:number-columns-repeated="9"/>
        </table:table-row>
        <table:table-row table:style-name="ro1">
          <table:table-cell/>
          <table:table-cell table:formula="of:=[.B47]+1" office:value-type="float" office:value="48" calcext:value-type="float">
            <text:p>48</text:p>
          </table:table-cell>
          <table:table-cell office:value-type="float" office:value="1302" calcext:value-type="float">
            <text:p>1302</text:p>
          </table:table-cell>
          <table:table-cell office:value-type="float" office:value="54.965" calcext:value-type="float">
            <text:p>54.965</text:p>
          </table:table-cell>
          <table:table-cell office:value-type="float" office:value="662.951" calcext:value-type="float">
            <text:p>662.951</text:p>
          </table:table-cell>
          <table:table-cell table:formula="of:=[.E48]-[.E47]" office:value-type="float" office:value="19.9450000000001" calcext:value-type="float">
            <text:p>19.9450000000001</text:p>
          </table:table-cell>
          <table:table-cell table:formula="of:=([.B48]-1)/[.$A$2]" office:value-type="float" office:value="0.195833333333333" calcext:value-type="float">
            <text:p>0.19583</text:p>
          </table:table-cell>
          <table:table-cell table:formula="of:=([.E48]-[.$E$3]) *[.$A$3]" office:value-type="float" office:value="0.317066315789474" calcext:value-type="float">
            <text:p>0.31707</text:p>
          </table:table-cell>
          <table:table-cell table:formula="of:=([.B48]^2*[.$S$3]+[.B48]*[.$S$4]+[.$S$5])" office:value-type="float" office:value="5.154092" calcext:value-type="float">
            <text:p>5.15409</text:p>
          </table:table-cell>
          <table:table-cell table:formula="of:=[.E48]+[.I48]" office:value-type="float" office:value="668.105092" calcext:value-type="float">
            <text:p>668.10509</text:p>
          </table:table-cell>
          <table:table-cell table:formula="of:=([.J48]-[.$J$3]) * [.$A$3]" office:value-type="float" office:value="0.318589969210526" calcext:value-type="float">
            <text:p>0.31859</text:p>
          </table:table-cell>
          <table:table-cell table:number-columns-repeated="9"/>
        </table:table-row>
        <table:table-row table:style-name="ro1">
          <table:table-cell/>
          <table:table-cell table:formula="of:=[.B48]+1" office:value-type="float" office:value="49" calcext:value-type="float">
            <text:p>49</text:p>
          </table:table-cell>
          <table:table-cell office:value-type="float" office:value="1342" calcext:value-type="float">
            <text:p>1342</text:p>
          </table:table-cell>
          <table:table-cell office:value-type="float" office:value="54.158" calcext:value-type="float">
            <text:p>54.158</text:p>
          </table:table-cell>
          <table:table-cell office:value-type="float" office:value="683.209" calcext:value-type="float">
            <text:p>683.209</text:p>
          </table:table-cell>
          <table:table-cell table:formula="of:=[.E49]-[.E48]" office:value-type="float" office:value="20.2579999999999" calcext:value-type="float">
            <text:p>20.2579999999999</text:p>
          </table:table-cell>
          <table:table-cell table:formula="of:=([.B49]-1)/[.$A$2]" office:value-type="float" office:value="0.2" calcext:value-type="float">
            <text:p>0.20000</text:p>
          </table:table-cell>
          <table:table-cell table:formula="of:=([.E49]-[.$E$3]) *[.$A$3]" office:value-type="float" office:value="0.327728421052632" calcext:value-type="float">
            <text:p>0.32773</text:p>
          </table:table-cell>
          <table:table-cell table:formula="of:=([.B49]^2*[.$S$3]+[.B49]*[.$S$4]+[.$S$5])" office:value-type="float" office:value="5.4312305" calcext:value-type="float">
            <text:p>5.43123</text:p>
          </table:table-cell>
          <table:table-cell table:formula="of:=[.E49]+[.I49]" office:value-type="float" office:value="688.6402305" calcext:value-type="float">
            <text:p>688.64023</text:p>
          </table:table-cell>
          <table:table-cell table:formula="of:=([.J49]-[.$J$3]) * [.$A$3]" office:value-type="float" office:value="0.329397936842105" calcext:value-type="float">
            <text:p>0.32940</text:p>
          </table:table-cell>
          <table:table-cell table:number-columns-repeated="9"/>
        </table:table-row>
        <table:table-row table:style-name="ro1">
          <table:table-cell/>
          <table:table-cell table:formula="of:=[.B49]+1" office:value-type="float" office:value="50" calcext:value-type="float">
            <text:p>50</text:p>
          </table:table-cell>
          <table:table-cell office:value-type="float" office:value="1354" calcext:value-type="float">
            <text:p>1354</text:p>
          </table:table-cell>
          <table:table-cell office:value-type="float" office:value="53.621" calcext:value-type="float">
            <text:p>53.621</text:p>
          </table:table-cell>
          <table:table-cell office:value-type="float" office:value="703.614" calcext:value-type="float">
            <text:p>703.614</text:p>
          </table:table-cell>
          <table:table-cell table:formula="of:=[.E50]-[.E49]" office:value-type="float" office:value="20.4050000000001" calcext:value-type="float">
            <text:p>20.4050000000001</text:p>
          </table:table-cell>
          <table:table-cell table:formula="of:=([.B50]-1)/[.$A$2]" office:value-type="float" office:value="0.204166666666667" calcext:value-type="float">
            <text:p>0.20417</text:p>
          </table:table-cell>
          <table:table-cell table:formula="of:=([.E50]-[.$E$3]) *[.$A$3]" office:value-type="float" office:value="0.338467894736842" calcext:value-type="float">
            <text:p>0.33847</text:p>
          </table:table-cell>
          <table:table-cell table:formula="of:=([.B50]^2*[.$S$3]+[.B50]*[.$S$4]+[.$S$5])" office:value-type="float" office:value="5.71735" calcext:value-type="float">
            <text:p>5.71735</text:p>
          </table:table-cell>
          <table:table-cell table:formula="of:=[.E50]+[.I50]" office:value-type="float" office:value="709.33135" calcext:value-type="float">
            <text:p>709.33135</text:p>
          </table:table-cell>
          <table:table-cell table:formula="of:=([.J50]-[.$J$3]) * [.$A$3]" office:value-type="float" office:value="0.340287999736842" calcext:value-type="float">
            <text:p>0.34029</text:p>
          </table:table-cell>
          <table:table-cell table:number-columns-repeated="9"/>
        </table:table-row>
        <table:table-row table:style-name="ro1">
          <table:table-cell/>
          <table:table-cell table:formula="of:=[.B50]+1" office:value-type="float" office:value="51" calcext:value-type="float">
            <text:p>51</text:p>
          </table:table-cell>
          <table:table-cell office:value-type="float" office:value="1389" calcext:value-type="float">
            <text:p>1389</text:p>
          </table:table-cell>
          <table:table-cell office:value-type="float" office:value="52.907" calcext:value-type="float">
            <text:p>52.907</text:p>
          </table:table-cell>
          <table:table-cell office:value-type="float" office:value="724.787" calcext:value-type="float">
            <text:p>724.787</text:p>
          </table:table-cell>
          <table:table-cell table:formula="of:=[.E51]-[.E50]" office:value-type="float" office:value="21.173" calcext:value-type="float">
            <text:p>21.173</text:p>
          </table:table-cell>
          <table:table-cell table:formula="of:=([.B51]-1)/[.$A$2]" office:value-type="float" office:value="0.208333333333333" calcext:value-type="float">
            <text:p>0.20833</text:p>
          </table:table-cell>
          <table:table-cell table:formula="of:=([.E51]-[.$E$3]) *[.$A$3]" office:value-type="float" office:value="0.349611578947368" calcext:value-type="float">
            <text:p>0.34961</text:p>
          </table:table-cell>
          <table:table-cell table:formula="of:=([.B51]^2*[.$S$3]+[.B51]*[.$S$4]+[.$S$5])" office:value-type="float" office:value="6.0124505" calcext:value-type="float">
            <text:p>6.01245</text:p>
          </table:table-cell>
          <table:table-cell table:formula="of:=[.E51]+[.I51]" office:value-type="float" office:value="730.7994505" calcext:value-type="float">
            <text:p>730.79945</text:p>
          </table:table-cell>
          <table:table-cell table:formula="of:=([.J51]-[.$J$3]) * [.$A$3]" office:value-type="float" office:value="0.351587" calcext:value-type="float">
            <text:p>0.35159</text:p>
          </table:table-cell>
          <table:table-cell table:number-columns-repeated="9"/>
        </table:table-row>
        <table:table-row table:style-name="ro1">
          <table:table-cell/>
          <table:table-cell table:style-name="ce4" table:formula="of:=[.B51]+1" office:value-type="float" office:value="52" calcext:value-type="float">
            <text:p>52</text:p>
          </table:table-cell>
          <table:table-cell table:style-name="ce4" office:value-type="float" office:value="1409" calcext:value-type="float">
            <text:p>1409</text:p>
          </table:table-cell>
          <table:table-cell table:style-name="ce4" office:value-type="float" office:value="52.172" calcext:value-type="float">
            <text:p>52.172</text:p>
          </table:table-cell>
          <table:table-cell table:style-name="ce4" office:value-type="float" office:value="745.778" calcext:value-type="float">
            <text:p>745.778</text:p>
          </table:table-cell>
          <table:table-cell table:style-name="ce4" table:formula="of:=[.E52]-[.E51]" office:value-type="float" office:value="20.991" calcext:value-type="float">
            <text:p>20.991</text:p>
          </table:table-cell>
          <table:table-cell table:style-name="ce7" table:formula="of:=([.B52]-1)/[.$A$2]" office:value-type="float" office:value="0.2125" calcext:value-type="float">
            <text:p>0.21250</text:p>
          </table:table-cell>
          <table:table-cell table:style-name="ce7" table:formula="of:=([.E52]-[.$E$3]) *[.$A$3]" office:value-type="float" office:value="0.36065947368421" calcext:value-type="float">
            <text:p>0.36066</text:p>
          </table:table-cell>
          <table:table-cell table:style-name="ce7" table:formula="of:=([.B52]^2*[.$S$3]+[.B52]*[.$S$4]+[.$S$5])" office:value-type="float" office:value="6.316532" calcext:value-type="float">
            <text:p>6.31653</text:p>
          </table:table-cell>
          <table:table-cell table:style-name="ce7" table:formula="of:=[.E52]+[.I52]" office:value-type="float" office:value="752.094532" calcext:value-type="float">
            <text:p>752.09453</text:p>
          </table:table-cell>
          <table:table-cell table:style-name="ce7" table:formula="of:=([.J52]-[.$J$3]) * [.$A$3]" office:value-type="float" office:value="0.362794937631579" calcext:value-type="float">
            <text:p>0.36279</text:p>
          </table:table-cell>
          <table:table-cell table:number-columns-repeated="9"/>
        </table:table-row>
      </table:table>
      <table:table table:name="Sheet3" table:style-name="ta1">
        <table:shapes>
          <draw:frame draw:z-index="0" draw:style-name="gr1" draw:text-style-name="P1" svg:width="15.996cm" svg:height="8.988cm" svg:x="2.386cm" svg:y="23.996cm">
            <draw:object draw:notify-on-update-of-ranges="Sheet3.G3:Sheet3.G52 Sheet3.H3:Sheet3.H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76cm" svg:height="9.001cm" svg:x="29.98cm" svg:y="7.646cm">
            <draw:object draw:notify-on-update-of-ranges="Sheet3.N3:Sheet3.N15 Sheet3.O3:Sheet3.O1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15.995cm" svg:height="9.007cm" svg:x="29.979cm" svg:y="16.535cm">
            <draw:object draw:notify-on-update-of-ranges="Sheet3.N3:Sheet3.N15 Sheet3.Q3:Sheet3.Q1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15.996cm" svg:height="8.988cm" svg:x="20.866cm" svg:y="26.668cm">
            <draw:object draw:notify-on-update-of-ranges="Sheet3.G3:Sheet3.G52 Sheet3.K3:Sheet3.K5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3"/>
        <table:table-column table:style-name="co1" table:number-columns-repeated="5" table:default-cell-style-name="ce6"/>
        <table:table-column table:style-name="co1" table:number-columns-repeated="9" table:default-cell-style-name="Default"/>
        <table:table-row table:style-name="ro1">
          <table:table-cell/>
          <table:table-cell table:style-name="Default" table:number-columns-repeated="10"/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XM</text:p>
          </table:table-cell>
          <table:table-cell table:style-name="ce1" office:value-type="string" calcext:value-type="string">
            <text:p>YM</text:p>
          </table:table-cell>
          <table:table-cell table:style-name="ce1" office:value-type="string" calcext:value-type="string">
            <text:p>dy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Y-y_0 (m)</text:p>
          </table:table-cell>
          <table:table-cell table:style-name="ce1" office:value-type="string" calcext:value-type="string">
            <text:p>Smear (pixel)</text:p>
          </table:table-cell>
          <table:table-cell table:style-name="ce1" office:value-type="string" calcext:value-type="string">
            <text:p>y adj (pixel)</text:p>
          </table:table-cell>
          <table:table-cell table:style-name="ce1" office:value-type="string" calcext:value-type="string">
            <text:p>y_adj (m)</text:p>
          </table:table-cell>
          <table:table-cell table:number-columns-repeated="2"/>
          <table:table-cell office:value-type="string" calcext:value-type="string">
            <text:p>Frame</text:p>
          </table:table-cell>
          <table:table-cell office:value-type="string" calcext:value-type="string">
            <text:p>Smear (pixel)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Residual</text:p>
          </table:table-cell>
          <table:table-cell/>
          <table:table-cell office:value-type="string" calcext:value-type="string">
            <text:p>coef</text:p>
          </table:table-cell>
          <table:table-cell office:value-type="string" calcext:value-type="string">
            <text:p>pw</text:p>
          </table:table-cell>
        </table:table-row>
        <table:table-row table:style-name="ro1">
          <table:table-cell table:formula="of:=0.04/78" office:value-type="float" office:value="0.000512820512820513" calcext:value-type="float">
            <text:p>0.0005128205128205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85" calcext:value-type="float">
            <text:p>1185</text:p>
          </table:table-cell>
          <table:table-cell table:style-name="ce2" office:value-type="float" office:value="103.465" calcext:value-type="float">
            <text:p>103.465</text:p>
          </table:table-cell>
          <table:table-cell table:style-name="ce2" office:value-type="float" office:value="69.631" calcext:value-type="float">
            <text:p>69.6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.00000</text:p>
          </table:table-cell>
          <table:table-cell table:style-name="ce5" table:formula="of:=0" office:value-type="float" office:value="0" calcext:value-type="float">
            <text:p>0.00000</text:p>
          </table:table-cell>
          <table:table-cell table:style-name="ce5" table:formula="of:=([.B3]^2*[.$S$3]+[.B3]*[.$S$4]+[.$S$5])" office:value-type="float" office:value="1.9504152" calcext:value-type="float">
            <text:p>1.95042</text:p>
          </table:table-cell>
          <table:table-cell table:style-name="ce5" table:formula="of:=[.E3]+[.I3]" office:value-type="float" office:value="71.5814152" calcext:value-type="float">
            <text:p>71.58142</text:p>
          </table:table-cell>
          <table:table-cell table:style-name="ce5" office:value-type="float" office:value="0" calcext:value-type="float">
            <text:p>0.000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.5" calcext:value-type="float">
            <text:p>7.5</text:p>
          </table:table-cell>
          <table:table-cell table:formula="of:= ([.N3]^2*[.$S$3]+[.N3]*[.$S$4]+[.$S$5])" office:value-type="float" office:value="6.72425" calcext:value-type="float">
            <text:p>6.72425</text:p>
          </table:table-cell>
          <table:table-cell table:formula="of:=[.P3]-[.O3]" office:value-type="float" office:value="-0.77575" calcext:value-type="float">
            <text:p>-0.77575</text:p>
          </table:table-cell>
          <table:table-cell office:value-type="float" office:value="1" calcext:value-type="float">
            <text:p>1</text:p>
          </table:table-cell>
          <table:table-cell office:value-type="float" office:value="0.0024382" calcext:value-type="float">
            <text:p>0.00243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13" calcext:value-type="float">
            <text:p>1213</text:p>
          </table:table-cell>
          <table:table-cell office:value-type="float" office:value="103.331" calcext:value-type="float">
            <text:p>103.331</text:p>
          </table:table-cell>
          <table:table-cell office:value-type="float" office:value="76.352" calcext:value-type="float">
            <text:p>76.352</text:p>
          </table:table-cell>
          <table:table-cell table:formula="of:=[.E4]-[.E3]" office:value-type="float" office:value="6.721" calcext:value-type="float">
            <text:p>6.721</text:p>
          </table:table-cell>
          <table:table-cell table:formula="of:=([.B4]-1)/[.$A$2]" office:value-type="float" office:value="0.00416666666666667" calcext:value-type="float">
            <text:p>0.00417</text:p>
          </table:table-cell>
          <table:table-cell table:formula="of:=([.E4]-[.$E$3]) *[.$A$3]" office:value-type="float" office:value="0.00344666666666667" calcext:value-type="float">
            <text:p>0.00345</text:p>
          </table:table-cell>
          <table:table-cell table:formula="of:=([.B4]^2*[.$S$3]+[.B4]*[.$S$4]+[.$S$5])" office:value-type="float" office:value="1.9308068" calcext:value-type="float">
            <text:p>1.93081</text:p>
          </table:table-cell>
          <table:table-cell table:formula="of:=[.E4]+[.I4]" office:value-type="float" office:value="78.2828068" calcext:value-type="float">
            <text:p>78.28281</text:p>
          </table:table-cell>
          <table:table-cell table:formula="of:=([.J4]-[.$J$3]) * [.$A$3]" office:value-type="float" office:value="0.00343661107692308" calcext:value-type="float">
            <text:p>0.00344</text:p>
          </table:table-cell>
          <table:table-cell table:number-columns-repeated="2"/>
          <table:table-cell table:formula="of:=[.N3]-4"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 ([.N4]^2*[.$S$3]+[.N4]*[.$S$4]+[.$S$5])" office:value-type="float" office:value="5.8956732" calcext:value-type="float">
            <text:p>5.8956732</text:p>
          </table:table-cell>
          <table:table-cell table:formula="of:=[.P4]-[.O4]" office:value-type="float" office:value="-0.104326799999999" calcext:value-type="float">
            <text:p>-0.104326799999999</text:p>
          </table:table-cell>
          <table:table-cell office:value-type="float" office:value="1" calcext:value-type="float">
            <text:p>1</text:p>
          </table:table-cell>
          <table:table-cell office:value-type="float" office:value="-0.026923" calcext:value-type="float">
            <text:p>-0.026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office:value-type="float" office:value="103.169" calcext:value-type="float">
            <text:p>103.169</text:p>
          </table:table-cell>
          <table:table-cell office:value-type="float" office:value="83.071" calcext:value-type="float">
            <text:p>83.071</text:p>
          </table:table-cell>
          <table:table-cell table:formula="of:=[.E5]-[.E4]" office:value-type="float" office:value="6.71899999999999" calcext:value-type="float">
            <text:p>6.71899999999999</text:p>
          </table:table-cell>
          <table:table-cell table:formula="of:=([.B5]-1)/[.$A$2]" office:value-type="float" office:value="0.00833333333333333" calcext:value-type="float">
            <text:p>0.00833</text:p>
          </table:table-cell>
          <table:table-cell table:formula="of:=([.E5]-[.$E$3]) *[.$A$3]" office:value-type="float" office:value="0.00689230769230769" calcext:value-type="float">
            <text:p>0.00689</text:p>
          </table:table-cell>
          <table:table-cell table:formula="of:=([.B5]^2*[.$S$3]+[.B5]*[.$S$4]+[.$S$5])" office:value-type="float" office:value="1.9160748" calcext:value-type="float">
            <text:p>1.91607</text:p>
          </table:table-cell>
          <table:table-cell table:formula="of:=[.E5]+[.I5]" office:value-type="float" office:value="84.9870748" calcext:value-type="float">
            <text:p>84.98707</text:p>
          </table:table-cell>
          <table:table-cell table:formula="of:=([.J5]-[.$J$3]) * [.$A$3]" office:value-type="float" office:value="0.00687469723076923" calcext:value-type="float">
            <text:p>0.00687</text:p>
          </table:table-cell>
          <table:table-cell table:number-columns-repeated="2"/>
          <table:table-cell table:formula="of:=[.N4]-4" office:value-type="float" office:value="42" calcext:value-type="float">
            <text:p>42</text:p>
          </table:table-cell>
          <table:table-cell office:value-type="float" office:value="4.2" calcext:value-type="float">
            <text:p>4.2</text:p>
          </table:table-cell>
          <table:table-cell table:formula="of:= ([.N5]^2*[.$S$3]+[.N5]*[.$S$4]+[.$S$5])" office:value-type="float" office:value="5.1451188" calcext:value-type="float">
            <text:p>5.1451188</text:p>
          </table:table-cell>
          <table:table-cell table:formula="of:=[.P5]-[.O5]" office:value-type="float" office:value="0.9451188" calcext:value-type="float">
            <text:p>0.9451188</text:p>
          </table:table-cell>
          <table:table-cell office:value-type="float" office:value="1" calcext:value-type="float">
            <text:p>1</text:p>
          </table:table-cell>
          <table:table-cell office:value-type="float" office:value="1.9749" calcext:value-type="float">
            <text:p>1.9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25" calcext:value-type="float">
            <text:p>1225</text:p>
          </table:table-cell>
          <table:table-cell office:value-type="float" office:value="103.049" calcext:value-type="float">
            <text:p>103.049</text:p>
          </table:table-cell>
          <table:table-cell office:value-type="float" office:value="90.508" calcext:value-type="float">
            <text:p>90.508</text:p>
          </table:table-cell>
          <table:table-cell table:formula="of:=[.E6]-[.E5]" office:value-type="float" office:value="7.437" calcext:value-type="float">
            <text:p>7.437</text:p>
          </table:table-cell>
          <table:table-cell table:formula="of:=([.B6]-1)/[.$A$2]" office:value-type="float" office:value="0.0125" calcext:value-type="float">
            <text:p>0.01250</text:p>
          </table:table-cell>
          <table:table-cell table:formula="of:=([.E6]-[.$E$3]) *[.$A$3]" office:value-type="float" office:value="0.0107061538461538" calcext:value-type="float">
            <text:p>0.01071</text:p>
          </table:table-cell>
          <table:table-cell table:formula="of:=([.B6]^2*[.$S$3]+[.B6]*[.$S$4]+[.$S$5])" office:value-type="float" office:value="1.9062192" calcext:value-type="float">
            <text:p>1.90622</text:p>
          </table:table-cell>
          <table:table-cell table:formula="of:=[.E6]+[.I6]" office:value-type="float" office:value="92.4142192" calcext:value-type="float">
            <text:p>92.41422</text:p>
          </table:table-cell>
          <table:table-cell table:formula="of:=([.J6]-[.$J$3]) * [.$A$3]" office:value-type="float" office:value="0.0106834892307692" calcext:value-type="float">
            <text:p>0.01068</text:p>
          </table:table-cell>
          <table:table-cell table:number-columns-repeated="2"/>
          <table:table-cell table:formula="of:=[.N5]-4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 ([.N6]^2*[.$S$3]+[.N6]*[.$S$4]+[.$S$5])" office:value-type="float" office:value="4.4725868" calcext:value-type="float">
            <text:p>4.4725868</text:p>
          </table:table-cell>
          <table:table-cell table:formula="of:=[.P6]-[.O6]" office:value-type="float" office:value="0.4725868" calcext:value-type="float">
            <text:p>0.47258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13" calcext:value-type="float">
            <text:p>1213</text:p>
          </table:table-cell>
          <table:table-cell office:value-type="float" office:value="102.898" calcext:value-type="float">
            <text:p>102.898</text:p>
          </table:table-cell>
          <table:table-cell office:value-type="float" office:value="97.643" calcext:value-type="float">
            <text:p>97.643</text:p>
          </table:table-cell>
          <table:table-cell table:formula="of:=[.E7]-[.E6]" office:value-type="float" office:value="7.13500000000001" calcext:value-type="float">
            <text:p>7.13500000000001</text:p>
          </table:table-cell>
          <table:table-cell table:formula="of:=([.B7]-1)/[.$A$2]" office:value-type="float" office:value="0.0166666666666667" calcext:value-type="float">
            <text:p>0.01667</text:p>
          </table:table-cell>
          <table:table-cell table:formula="of:=([.E7]-[.$E$3]) *[.$A$3]" office:value-type="float" office:value="0.0143651282051282" calcext:value-type="float">
            <text:p>0.01437</text:p>
          </table:table-cell>
          <table:table-cell table:formula="of:=([.B7]^2*[.$S$3]+[.B7]*[.$S$4]+[.$S$5])" office:value-type="float" office:value="1.90124" calcext:value-type="float">
            <text:p>1.90124</text:p>
          </table:table-cell>
          <table:table-cell table:formula="of:=[.E7]+[.I7]" office:value-type="float" office:value="99.54424" calcext:value-type="float">
            <text:p>99.54424</text:p>
          </table:table-cell>
          <table:table-cell table:formula="of:=([.J7]-[.$J$3]) * [.$A$3]" office:value-type="float" office:value="0.0143399101538462" calcext:value-type="float">
            <text:p>0.01434</text:p>
          </table:table-cell>
          <table:table-cell table:number-columns-repeated="2"/>
          <table:table-cell table:formula="of:=[.N6]-4" office:value-type="float" office:value="34" calcext:value-type="float">
            <text:p>34</text:p>
          </table:table-cell>
          <table:table-cell office:value-type="float" office:value="3.4" calcext:value-type="float">
            <text:p>3.4</text:p>
          </table:table-cell>
          <table:table-cell table:formula="of:= ([.N7]^2*[.$S$3]+[.N7]*[.$S$4]+[.$S$5])" office:value-type="float" office:value="3.8780772" calcext:value-type="float">
            <text:p>3.8780772</text:p>
          </table:table-cell>
          <table:table-cell table:formula="of:=[.P7]-[.O7]" office:value-type="float" office:value="0.4780772" calcext:value-type="float">
            <text:p>0.47807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95" calcext:value-type="float">
            <text:p>1195</text:p>
          </table:table-cell>
          <table:table-cell office:value-type="float" office:value="102.658" calcext:value-type="float">
            <text:p>102.658</text:p>
          </table:table-cell>
          <table:table-cell office:value-type="float" office:value="105.161" calcext:value-type="float">
            <text:p>105.161</text:p>
          </table:table-cell>
          <table:table-cell table:formula="of:=[.E8]-[.E7]" office:value-type="float" office:value="7.518" calcext:value-type="float">
            <text:p>7.518</text:p>
          </table:table-cell>
          <table:table-cell table:formula="of:=([.B8]-1)/[.$A$2]" office:value-type="float" office:value="0.0208333333333333" calcext:value-type="float">
            <text:p>0.02083</text:p>
          </table:table-cell>
          <table:table-cell table:formula="of:=([.E8]-[.$E$3]) *[.$A$3]" office:value-type="float" office:value="0.0182205128205128" calcext:value-type="float">
            <text:p>0.01822</text:p>
          </table:table-cell>
          <table:table-cell table:formula="of:=([.B8]^2*[.$S$3]+[.B8]*[.$S$4]+[.$S$5])" office:value-type="float" office:value="1.9011372" calcext:value-type="float">
            <text:p>1.90114</text:p>
          </table:table-cell>
          <table:table-cell table:formula="of:=[.E8]+[.I8]" office:value-type="float" office:value="107.0621372" calcext:value-type="float">
            <text:p>107.06214</text:p>
          </table:table-cell>
          <table:table-cell table:formula="of:=([.J8]-[.$J$3]) * [.$A$3]" office:value-type="float" office:value="0.0181952420512821" calcext:value-type="float">
            <text:p>0.01820</text:p>
          </table:table-cell>
          <table:table-cell table:number-columns-repeated="2"/>
          <table:table-cell table:formula="of:=[.N7]-4" office:value-type="float" office:value="30" calcext:value-type="float">
            <text:p>30</text:p>
          </table:table-cell>
          <table:table-cell office:value-type="float" office:value="3.4" calcext:value-type="float">
            <text:p>3.4</text:p>
          </table:table-cell>
          <table:table-cell table:formula="of:= ([.N8]^2*[.$S$3]+[.N8]*[.$S$4]+[.$S$5])" office:value-type="float" office:value="3.36159" calcext:value-type="float">
            <text:p>3.36159</text:p>
          </table:table-cell>
          <table:table-cell table:formula="of:=[.P8]-[.O8]" office:value-type="float" office:value="-0.0384099999999994" calcext:value-type="float">
            <text:p>-0.03840999999999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224" calcext:value-type="float">
            <text:p>1224</text:p>
          </table:table-cell>
          <table:table-cell office:value-type="float" office:value="102.366" calcext:value-type="float">
            <text:p>102.366</text:p>
          </table:table-cell>
          <table:table-cell office:value-type="float" office:value="113.24" calcext:value-type="float">
            <text:p>113.24</text:p>
          </table:table-cell>
          <table:table-cell table:formula="of:=[.E9]-[.E8]" office:value-type="float" office:value="8.07899999999999" calcext:value-type="float">
            <text:p>8.07899999999999</text:p>
          </table:table-cell>
          <table:table-cell table:formula="of:=([.B9]-1)/[.$A$2]" office:value-type="float" office:value="0.025" calcext:value-type="float">
            <text:p>0.02500</text:p>
          </table:table-cell>
          <table:table-cell table:formula="of:=([.E9]-[.$E$3]) *[.$A$3]" office:value-type="float" office:value="0.0223635897435897" calcext:value-type="float">
            <text:p>0.02236</text:p>
          </table:table-cell>
          <table:table-cell table:formula="of:=([.B9]^2*[.$S$3]+[.B9]*[.$S$4]+[.$S$5])" office:value-type="float" office:value="1.9059108" calcext:value-type="float">
            <text:p>1.90591</text:p>
          </table:table-cell>
          <table:table-cell table:formula="of:=[.E9]+[.I9]" office:value-type="float" office:value="115.1459108" calcext:value-type="float">
            <text:p>115.14591</text:p>
          </table:table-cell>
          <table:table-cell table:formula="of:=([.J9]-[.$J$3]) * [.$A$3]" office:value-type="float" office:value="0.022340766974359" calcext:value-type="float">
            <text:p>0.02234</text:p>
          </table:table-cell>
          <table:table-cell table:number-columns-repeated="2"/>
          <table:table-cell table:formula="of:=[.N8]-4" office:value-type="float" office:value="26" calcext:value-type="float">
            <text:p>26</text:p>
          </table:table-cell>
          <table:table-cell office:value-type="float" office:value="3.7" calcext:value-type="float">
            <text:p>3.7</text:p>
          </table:table-cell>
          <table:table-cell table:formula="of:= ([.N9]^2*[.$S$3]+[.N9]*[.$S$4]+[.$S$5])" office:value-type="float" office:value="2.9231252" calcext:value-type="float">
            <text:p>2.9231252</text:p>
          </table:table-cell>
          <table:table-cell table:formula="of:=[.P9]-[.O9]" office:value-type="float" office:value="-0.7768748" calcext:value-type="float">
            <text:p>-0.77687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98" calcext:value-type="float">
            <text:p>1198</text:p>
          </table:table-cell>
          <table:table-cell office:value-type="float" office:value="102.235" calcext:value-type="float">
            <text:p>102.235</text:p>
          </table:table-cell>
          <table:table-cell office:value-type="float" office:value="121.417" calcext:value-type="float">
            <text:p>121.417</text:p>
          </table:table-cell>
          <table:table-cell table:formula="of:=[.E10]-[.E9]" office:value-type="float" office:value="8.17700000000001" calcext:value-type="float">
            <text:p>8.17700000000001</text:p>
          </table:table-cell>
          <table:table-cell table:formula="of:=([.B10]-1)/[.$A$2]" office:value-type="float" office:value="0.0291666666666667" calcext:value-type="float">
            <text:p>0.02917</text:p>
          </table:table-cell>
          <table:table-cell table:formula="of:=([.E10]-[.$E$3]) *[.$A$3]" office:value-type="float" office:value="0.0265569230769231" calcext:value-type="float">
            <text:p>0.02656</text:p>
          </table:table-cell>
          <table:table-cell table:formula="of:=([.B10]^2*[.$S$3]+[.B10]*[.$S$4]+[.$S$5])" office:value-type="float" office:value="1.9155608" calcext:value-type="float">
            <text:p>1.91556</text:p>
          </table:table-cell>
          <table:table-cell table:formula="of:=[.E10]+[.I10]" office:value-type="float" office:value="123.3325608" calcext:value-type="float">
            <text:p>123.33256</text:p>
          </table:table-cell>
          <table:table-cell table:formula="of:=([.J10]-[.$J$3]) * [.$A$3]" office:value-type="float" office:value="0.026539049025641" calcext:value-type="float">
            <text:p>0.02654</text:p>
          </table:table-cell>
          <table:table-cell table:number-columns-repeated="2"/>
          <table:table-cell table:formula="of:=[.N9]-4" office:value-type="float" office:value="22" calcext:value-type="float">
            <text:p>22</text:p>
          </table:table-cell>
          <table:table-cell office:value-type="float" office:value="2.4" calcext:value-type="float">
            <text:p>2.4</text:p>
          </table:table-cell>
          <table:table-cell table:formula="of:= ([.N10]^2*[.$S$3]+[.N10]*[.$S$4]+[.$S$5])" office:value-type="float" office:value="2.5626828" calcext:value-type="float">
            <text:p>2.5626828</text:p>
          </table:table-cell>
          <table:table-cell table:formula="of:=[.P10]-[.O10]" office:value-type="float" office:value="0.1626828" calcext:value-type="float">
            <text:p>0.16268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233" calcext:value-type="float">
            <text:p>1233</text:p>
          </table:table-cell>
          <table:table-cell office:value-type="float" office:value="101.95" calcext:value-type="float">
            <text:p>101.95</text:p>
          </table:table-cell>
          <table:table-cell office:value-type="float" office:value="130.292" calcext:value-type="float">
            <text:p>130.292</text:p>
          </table:table-cell>
          <table:table-cell table:formula="of:=[.E11]-[.E10]" office:value-type="float" office:value="8.875" calcext:value-type="float">
            <text:p>8.875</text:p>
          </table:table-cell>
          <table:table-cell table:formula="of:=([.B11]-1)/[.$A$2]" office:value-type="float" office:value="0.0333333333333333" calcext:value-type="float">
            <text:p>0.03333</text:p>
          </table:table-cell>
          <table:table-cell table:formula="of:=([.E11]-[.$E$3]) *[.$A$3]" office:value-type="float" office:value="0.0311082051282051" calcext:value-type="float">
            <text:p>0.03111</text:p>
          </table:table-cell>
          <table:table-cell table:formula="of:=([.B11]^2*[.$S$3]+[.B11]*[.$S$4]+[.$S$5])" office:value-type="float" office:value="1.9300872" calcext:value-type="float">
            <text:p>1.93009</text:p>
          </table:table-cell>
          <table:table-cell table:formula="of:=[.E11]+[.I11]" office:value-type="float" office:value="132.2220872" calcext:value-type="float">
            <text:p>132.22209</text:p>
          </table:table-cell>
          <table:table-cell table:formula="of:=([.J11]-[.$J$3]) * [.$A$3]" office:value-type="float" office:value="0.0310977805128205" calcext:value-type="float">
            <text:p>0.03110</text:p>
          </table:table-cell>
          <table:table-cell table:number-columns-repeated="2"/>
          <table:table-cell table:formula="of:=[.N10]-4" office:value-type="float" office:value="18" calcext:value-type="float">
            <text:p>18</text:p>
          </table:table-cell>
          <table:table-cell office:value-type="float" office:value="3.4" calcext:value-type="float">
            <text:p>3.4</text:p>
          </table:table-cell>
          <table:table-cell table:formula="of:= ([.N11]^2*[.$S$3]+[.N11]*[.$S$4]+[.$S$5])" office:value-type="float" office:value="2.2802628" calcext:value-type="float">
            <text:p>2.2802628</text:p>
          </table:table-cell>
          <table:table-cell table:formula="of:=[.P11]-[.O11]" office:value-type="float" office:value="-1.1197372" calcext:value-type="float">
            <text:p>-1.11973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14" calcext:value-type="float">
            <text:p>1214</text:p>
          </table:table-cell>
          <table:table-cell office:value-type="float" office:value="101.705" calcext:value-type="float">
            <text:p>101.705</text:p>
          </table:table-cell>
          <table:table-cell office:value-type="float" office:value="138.89" calcext:value-type="float">
            <text:p>138.89</text:p>
          </table:table-cell>
          <table:table-cell table:formula="of:=[.E12]-[.E11]" office:value-type="float" office:value="8.59799999999999" calcext:value-type="float">
            <text:p>8.59799999999999</text:p>
          </table:table-cell>
          <table:table-cell table:formula="of:=([.B12]-1)/[.$A$2]" office:value-type="float" office:value="0.0375" calcext:value-type="float">
            <text:p>0.03750</text:p>
          </table:table-cell>
          <table:table-cell table:formula="of:=([.E12]-[.$E$3]) *[.$A$3]" office:value-type="float" office:value="0.0355174358974359" calcext:value-type="float">
            <text:p>0.03552</text:p>
          </table:table-cell>
          <table:table-cell table:formula="of:=([.B12]^2*[.$S$3]+[.B12]*[.$S$4]+[.$S$5])" office:value-type="float" office:value="1.94949" calcext:value-type="float">
            <text:p>1.94949</text:p>
          </table:table-cell>
          <table:table-cell table:formula="of:=[.E12]+[.I12]" office:value-type="float" office:value="140.83949" calcext:value-type="float">
            <text:p>140.83949</text:p>
          </table:table-cell>
          <table:table-cell table:formula="of:=([.J12]-[.$J$3]) * [.$A$3]" office:value-type="float" office:value="0.0355169614358974" calcext:value-type="float">
            <text:p>0.03552</text:p>
          </table:table-cell>
          <table:table-cell table:number-columns-repeated="2"/>
          <table:table-cell table:formula="of:=[.N11]-4"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table:formula="of:= ([.N12]^2*[.$S$3]+[.N12]*[.$S$4]+[.$S$5])" office:value-type="float" office:value="2.0758652" calcext:value-type="float">
            <text:p>2.0758652</text:p>
          </table:table-cell>
          <table:table-cell table:formula="of:=[.P12]-[.O12]" office:value-type="float" office:value="0.5758652" calcext:value-type="float">
            <text:p>0.57586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24" calcext:value-type="float">
            <text:p>1224</text:p>
          </table:table-cell>
          <table:table-cell office:value-type="float" office:value="101.501" calcext:value-type="float">
            <text:p>101.501</text:p>
          </table:table-cell>
          <table:table-cell office:value-type="float" office:value="148.389" calcext:value-type="float">
            <text:p>148.389</text:p>
          </table:table-cell>
          <table:table-cell table:formula="of:=[.E13]-[.E12]" office:value-type="float" office:value="9.49900000000002" calcext:value-type="float">
            <text:p>9.49900000000002</text:p>
          </table:table-cell>
          <table:table-cell table:formula="of:=([.B13]-1)/[.$A$2]" office:value-type="float" office:value="0.0416666666666667" calcext:value-type="float">
            <text:p>0.04167</text:p>
          </table:table-cell>
          <table:table-cell table:formula="of:=([.E13]-[.$E$3]) *[.$A$3]" office:value-type="float" office:value="0.040388717948718" calcext:value-type="float">
            <text:p>0.04039</text:p>
          </table:table-cell>
          <table:table-cell table:formula="of:=([.B13]^2*[.$S$3]+[.B13]*[.$S$4]+[.$S$5])" office:value-type="float" office:value="1.9737692" calcext:value-type="float">
            <text:p>1.97377</text:p>
          </table:table-cell>
          <table:table-cell table:formula="of:=[.E13]+[.I13]" office:value-type="float" office:value="150.3627692" calcext:value-type="float">
            <text:p>150.36277</text:p>
          </table:table-cell>
          <table:table-cell table:formula="of:=([.J13]-[.$J$3]) * [.$A$3]" office:value-type="float" office:value="0.0404006943589744" calcext:value-type="float">
            <text:p>0.04040</text:p>
          </table:table-cell>
          <table:table-cell table:number-columns-repeated="2"/>
          <table:table-cell table:formula="of:=[.N12]-4" office:value-type="float" office:value="10" calcext:value-type="float">
            <text:p>10</text:p>
          </table:table-cell>
          <table:table-cell office:value-type="float" office:value="2.1" calcext:value-type="float">
            <text:p>2.1</text:p>
          </table:table-cell>
          <table:table-cell table:formula="of:= ([.N13]^2*[.$S$3]+[.N13]*[.$S$4]+[.$S$5])" office:value-type="float" office:value="1.94949" calcext:value-type="float">
            <text:p>1.94949</text:p>
          </table:table-cell>
          <table:table-cell table:formula="of:=[.P13]-[.O13]" office:value-type="float" office:value="-0.15051" calcext:value-type="float">
            <text:p>-0.150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38" calcext:value-type="float">
            <text:p>1238</text:p>
          </table:table-cell>
          <table:table-cell office:value-type="float" office:value="101.441" calcext:value-type="float">
            <text:p>101.441</text:p>
          </table:table-cell>
          <table:table-cell office:value-type="float" office:value="157.771" calcext:value-type="float">
            <text:p>157.771</text:p>
          </table:table-cell>
          <table:table-cell table:formula="of:=[.E14]-[.E13]" office:value-type="float" office:value="9.38199999999998" calcext:value-type="float">
            <text:p>9.38199999999998</text:p>
          </table:table-cell>
          <table:table-cell table:formula="of:=([.B14]-1)/[.$A$2]" office:value-type="float" office:value="0.0458333333333333" calcext:value-type="float">
            <text:p>0.04583</text:p>
          </table:table-cell>
          <table:table-cell table:formula="of:=([.E14]-[.$E$3]) *[.$A$3]" office:value-type="float" office:value="0.0452" calcext:value-type="float">
            <text:p>0.04520</text:p>
          </table:table-cell>
          <table:table-cell table:formula="of:=([.B14]^2*[.$S$3]+[.B14]*[.$S$4]+[.$S$5])" office:value-type="float" office:value="2.0029248" calcext:value-type="float">
            <text:p>2.00292</text:p>
          </table:table-cell>
          <table:table-cell table:formula="of:=[.E14]+[.I14]" office:value-type="float" office:value="159.7739248" calcext:value-type="float">
            <text:p>159.77392</text:p>
          </table:table-cell>
          <table:table-cell table:formula="of:=([.J14]-[.$J$3]) * [.$A$3]" office:value-type="float" office:value="0.045226928" calcext:value-type="float">
            <text:p>0.04523</text:p>
          </table:table-cell>
          <table:table-cell table:number-columns-repeated="2"/>
          <table:table-cell table:formula="of:=[.N13]-4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formula="of:= ([.N14]^2*[.$S$3]+[.N14]*[.$S$4]+[.$S$5])" office:value-type="float" office:value="1.9011372" calcext:value-type="float">
            <text:p>1.9011372</text:p>
          </table:table-cell>
          <table:table-cell table:formula="of:=[.P14]-[.O14]" office:value-type="float" office:value="0.1011372" calcext:value-type="float">
            <text:p>0.10113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22" calcext:value-type="float">
            <text:p>1222</text:p>
          </table:table-cell>
          <table:table-cell office:value-type="float" office:value="101.279" calcext:value-type="float">
            <text:p>101.279</text:p>
          </table:table-cell>
          <table:table-cell office:value-type="float" office:value="167.311" calcext:value-type="float">
            <text:p>167.311</text:p>
          </table:table-cell>
          <table:table-cell table:formula="of:=[.E15]-[.E14]" office:value-type="float" office:value="9.54000000000002" calcext:value-type="float">
            <text:p>9.54000000000002</text:p>
          </table:table-cell>
          <table:table-cell table:formula="of:=([.B15]-1)/[.$A$2]" office:value-type="float" office:value="0.05" calcext:value-type="float">
            <text:p>0.05000</text:p>
          </table:table-cell>
          <table:table-cell table:formula="of:=([.E15]-[.$E$3]) *[.$A$3]" office:value-type="float" office:value="0.0500923076923077" calcext:value-type="float">
            <text:p>0.05009</text:p>
          </table:table-cell>
          <table:table-cell table:formula="of:=([.B15]^2*[.$S$3]+[.B15]*[.$S$4]+[.$S$5])" office:value-type="float" office:value="2.0369568" calcext:value-type="float">
            <text:p>2.03696</text:p>
          </table:table-cell>
          <table:table-cell table:formula="of:=[.E15]+[.I15]" office:value-type="float" office:value="169.3479568" calcext:value-type="float">
            <text:p>169.34796</text:p>
          </table:table-cell>
          <table:table-cell table:formula="of:=([.J15]-[.$J$3]) * [.$A$3]" office:value-type="float" office:value="0.050136688" calcext:value-type="float">
            <text:p>0.05014</text:p>
          </table:table-cell>
          <table:table-cell table:number-columns-repeated="2"/>
          <table:table-cell table:formula="of:=[.N14]-4"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table:formula="of:= ([.N15]^2*[.$S$3]+[.N15]*[.$S$4]+[.$S$5])" office:value-type="float" office:value="1.9308068" calcext:value-type="float">
            <text:p>1.9308068</text:p>
          </table:table-cell>
          <table:table-cell table:formula="of:=[.P15]-[.O15]" office:value-type="float" office:value="0.2308068" calcext:value-type="float">
            <text:p>0.23080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241" calcext:value-type="float">
            <text:p>1241</text:p>
          </table:table-cell>
          <table:table-cell office:value-type="float" office:value="101.071" calcext:value-type="float">
            <text:p>101.071</text:p>
          </table:table-cell>
          <table:table-cell office:value-type="float" office:value="177.449" calcext:value-type="float">
            <text:p>177.449</text:p>
          </table:table-cell>
          <table:table-cell table:formula="of:=[.E16]-[.E15]" office:value-type="float" office:value="10.138" calcext:value-type="float">
            <text:p>10.138</text:p>
          </table:table-cell>
          <table:table-cell table:formula="of:=([.B16]-1)/[.$A$2]" office:value-type="float" office:value="0.0541666666666667" calcext:value-type="float">
            <text:p>0.05417</text:p>
          </table:table-cell>
          <table:table-cell table:formula="of:=([.E16]-[.$E$3]) *[.$A$3]" office:value-type="float" office:value="0.0552912820512821" calcext:value-type="float">
            <text:p>0.05529</text:p>
          </table:table-cell>
          <table:table-cell table:formula="of:=([.B16]^2*[.$S$3]+[.B16]*[.$S$4]+[.$S$5])" office:value-type="float" office:value="2.0758652" calcext:value-type="float">
            <text:p>2.07587</text:p>
          </table:table-cell>
          <table:table-cell table:formula="of:=[.E16]+[.I16]" office:value-type="float" office:value="179.5248652" calcext:value-type="float">
            <text:p>179.52487</text:p>
          </table:table-cell>
          <table:table-cell table:formula="of:=([.J16]-[.$J$3]) * [.$A$3]" office:value-type="float" office:value="0.0553556153846154" calcext:value-type="float">
            <text:p>0.055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28" calcext:value-type="float">
            <text:p>1228</text:p>
          </table:table-cell>
          <table:table-cell office:value-type="float" office:value="100.827" calcext:value-type="float">
            <text:p>100.827</text:p>
          </table:table-cell>
          <table:table-cell office:value-type="float" office:value="187.523" calcext:value-type="float">
            <text:p>187.523</text:p>
          </table:table-cell>
          <table:table-cell table:formula="of:=[.E17]-[.E16]" office:value-type="float" office:value="10.074" calcext:value-type="float">
            <text:p>10.074</text:p>
          </table:table-cell>
          <table:table-cell table:formula="of:=([.B17]-1)/[.$A$2]" office:value-type="float" office:value="0.0583333333333333" calcext:value-type="float">
            <text:p>0.05833</text:p>
          </table:table-cell>
          <table:table-cell table:formula="of:=([.E17]-[.$E$3]) *[.$A$3]" office:value-type="float" office:value="0.0604574358974359" calcext:value-type="float">
            <text:p>0.06046</text:p>
          </table:table-cell>
          <table:table-cell table:formula="of:=([.B17]^2*[.$S$3]+[.B17]*[.$S$4]+[.$S$5])" office:value-type="float" office:value="2.11965" calcext:value-type="float">
            <text:p>2.11965</text:p>
          </table:table-cell>
          <table:table-cell table:formula="of:=[.E17]+[.I17]" office:value-type="float" office:value="189.64265" calcext:value-type="float">
            <text:p>189.64265</text:p>
          </table:table-cell>
          <table:table-cell table:formula="of:=([.J17]-[.$J$3]) * [.$A$3]" office:value-type="float" office:value="0.060544222974359" calcext:value-type="float">
            <text:p>0.060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41" calcext:value-type="float">
            <text:p>1241</text:p>
          </table:table-cell>
          <table:table-cell office:value-type="float" office:value="100.656" calcext:value-type="float">
            <text:p>100.656</text:p>
          </table:table-cell>
          <table:table-cell office:value-type="float" office:value="198.302" calcext:value-type="float">
            <text:p>198.302</text:p>
          </table:table-cell>
          <table:table-cell table:formula="of:=[.E18]-[.E17]" office:value-type="float" office:value="10.779" calcext:value-type="float">
            <text:p>10.779</text:p>
          </table:table-cell>
          <table:table-cell table:formula="of:=([.B18]-1)/[.$A$2]" office:value-type="float" office:value="0.0625" calcext:value-type="float">
            <text:p>0.06250</text:p>
          </table:table-cell>
          <table:table-cell table:formula="of:=([.E18]-[.$E$3]) *[.$A$3]" office:value-type="float" office:value="0.0659851282051282" calcext:value-type="float">
            <text:p>0.06599</text:p>
          </table:table-cell>
          <table:table-cell table:formula="of:=([.B18]^2*[.$S$3]+[.B18]*[.$S$4]+[.$S$5])" office:value-type="float" office:value="2.1683112" calcext:value-type="float">
            <text:p>2.16831</text:p>
          </table:table-cell>
          <table:table-cell table:formula="of:=[.E18]+[.I18]" office:value-type="float" office:value="200.4703112" calcext:value-type="float">
            <text:p>200.47031</text:p>
          </table:table-cell>
          <table:table-cell table:formula="of:=([.J18]-[.$J$3]) * [.$A$3]" office:value-type="float" office:value="0.0660968697435897" calcext:value-type="float">
            <text:p>0.0661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35" calcext:value-type="float">
            <text:p>1235</text:p>
          </table:table-cell>
          <table:table-cell office:value-type="float" office:value="100.411" calcext:value-type="float">
            <text:p>100.411</text:p>
          </table:table-cell>
          <table:table-cell office:value-type="float" office:value="209.26" calcext:value-type="float">
            <text:p>209.26</text:p>
          </table:table-cell>
          <table:table-cell table:formula="of:=[.E19]-[.E18]" office:value-type="float" office:value="10.958" calcext:value-type="float">
            <text:p>10.958</text:p>
          </table:table-cell>
          <table:table-cell table:formula="of:=([.B19]-1)/[.$A$2]" office:value-type="float" office:value="0.0666666666666667" calcext:value-type="float">
            <text:p>0.06667</text:p>
          </table:table-cell>
          <table:table-cell table:formula="of:=([.E19]-[.$E$3]) *[.$A$3]" office:value-type="float" office:value="0.0716046153846154" calcext:value-type="float">
            <text:p>0.07160</text:p>
          </table:table-cell>
          <table:table-cell table:formula="of:=([.B19]^2*[.$S$3]+[.B19]*[.$S$4]+[.$S$5])" office:value-type="float" office:value="2.2218488" calcext:value-type="float">
            <text:p>2.22185</text:p>
          </table:table-cell>
          <table:table-cell table:formula="of:=[.E19]+[.I19]" office:value-type="float" office:value="211.4818488" calcext:value-type="float">
            <text:p>211.48185</text:p>
          </table:table-cell>
          <table:table-cell table:formula="of:=([.J19]-[.$J$3]) * [.$A$3]" office:value-type="float" office:value="0.0717438121025641" calcext:value-type="float">
            <text:p>0.071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238" calcext:value-type="float">
            <text:p>1238</text:p>
          </table:table-cell>
          <table:table-cell office:value-type="float" office:value="100.162" calcext:value-type="float">
            <text:p>100.162</text:p>
          </table:table-cell>
          <table:table-cell office:value-type="float" office:value="220.602" calcext:value-type="float">
            <text:p>220.602</text:p>
          </table:table-cell>
          <table:table-cell table:formula="of:=[.E20]-[.E19]" office:value-type="float" office:value="11.342" calcext:value-type="float">
            <text:p>11.342</text:p>
          </table:table-cell>
          <table:table-cell table:formula="of:=([.B20]-1)/[.$A$2]" office:value-type="float" office:value="0.0708333333333333" calcext:value-type="float">
            <text:p>0.07083</text:p>
          </table:table-cell>
          <table:table-cell table:formula="of:=([.E20]-[.$E$3]) *[.$A$3]" office:value-type="float" office:value="0.0774210256410256" calcext:value-type="float">
            <text:p>0.07742</text:p>
          </table:table-cell>
          <table:table-cell table:formula="of:=([.B20]^2*[.$S$3]+[.B20]*[.$S$4]+[.$S$5])" office:value-type="float" office:value="2.2802628" calcext:value-type="float">
            <text:p>2.28026</text:p>
          </table:table-cell>
          <table:table-cell table:formula="of:=[.E20]+[.I20]" office:value-type="float" office:value="222.8822628" calcext:value-type="float">
            <text:p>222.88226</text:p>
          </table:table-cell>
          <table:table-cell table:formula="of:=([.J20]-[.$J$3]) * [.$A$3]" office:value-type="float" office:value="0.0775901782564103" calcext:value-type="float">
            <text:p>0.077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224" calcext:value-type="float">
            <text:p>1224</text:p>
          </table:table-cell>
          <table:table-cell office:value-type="float" office:value="99.775" calcext:value-type="float">
            <text:p>99.775</text:p>
          </table:table-cell>
          <table:table-cell office:value-type="float" office:value="232.085" calcext:value-type="float">
            <text:p>232.085</text:p>
          </table:table-cell>
          <table:table-cell table:formula="of:=[.E21]-[.E20]" office:value-type="float" office:value="11.483" calcext:value-type="float">
            <text:p>11.483</text:p>
          </table:table-cell>
          <table:table-cell table:formula="of:=([.B21]-1)/[.$A$2]" office:value-type="float" office:value="0.075" calcext:value-type="float">
            <text:p>0.07500</text:p>
          </table:table-cell>
          <table:table-cell table:formula="of:=([.E21]-[.$E$3]) *[.$A$3]" office:value-type="float" office:value="0.0833097435897436" calcext:value-type="float">
            <text:p>0.08331</text:p>
          </table:table-cell>
          <table:table-cell table:formula="of:=([.B21]^2*[.$S$3]+[.B21]*[.$S$4]+[.$S$5])" office:value-type="float" office:value="2.3435532" calcext:value-type="float">
            <text:p>2.34355</text:p>
          </table:table-cell>
          <table:table-cell table:formula="of:=[.E21]+[.I21]" office:value-type="float" office:value="234.4285532" calcext:value-type="float">
            <text:p>234.42855</text:p>
          </table:table-cell>
          <table:table-cell table:formula="of:=([.J21]-[.$J$3]) * [.$A$3]" office:value-type="float" office:value="0.0835113528205128" calcext:value-type="float">
            <text:p>0.083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205" calcext:value-type="float">
            <text:p>1205</text:p>
          </table:table-cell>
          <table:table-cell office:value-type="float" office:value="99.531" calcext:value-type="float">
            <text:p>99.531</text:p>
          </table:table-cell>
          <table:table-cell office:value-type="float" office:value="243.934" calcext:value-type="float">
            <text:p>243.934</text:p>
          </table:table-cell>
          <table:table-cell table:formula="of:=[.E22]-[.E21]" office:value-type="float" office:value="11.849" calcext:value-type="float">
            <text:p>11.849</text:p>
          </table:table-cell>
          <table:table-cell table:formula="of:=([.B22]-1)/[.$A$2]" office:value-type="float" office:value="0.0791666666666667" calcext:value-type="float">
            <text:p>0.07917</text:p>
          </table:table-cell>
          <table:table-cell table:formula="of:=([.E22]-[.$E$3]) *[.$A$3]" office:value-type="float" office:value="0.0893861538461539" calcext:value-type="float">
            <text:p>0.08939</text:p>
          </table:table-cell>
          <table:table-cell table:formula="of:=([.B22]^2*[.$S$3]+[.B22]*[.$S$4]+[.$S$5])" office:value-type="float" office:value="2.41172" calcext:value-type="float">
            <text:p>2.41172</text:p>
          </table:table-cell>
          <table:table-cell table:formula="of:=[.E22]+[.I22]" office:value-type="float" office:value="246.34572" calcext:value-type="float">
            <text:p>246.34572</text:p>
          </table:table-cell>
          <table:table-cell table:formula="of:=([.J22]-[.$J$3]) * [.$A$3]" office:value-type="float" office:value="0.0896227204102564" calcext:value-type="float">
            <text:p>0.089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203" calcext:value-type="float">
            <text:p>1203</text:p>
          </table:table-cell>
          <table:table-cell office:value-type="float" office:value="99.269" calcext:value-type="float">
            <text:p>99.269</text:p>
          </table:table-cell>
          <table:table-cell office:value-type="float" office:value="256.005" calcext:value-type="float">
            <text:p>256.005</text:p>
          </table:table-cell>
          <table:table-cell table:formula="of:=[.E23]-[.E22]" office:value-type="float" office:value="12.071" calcext:value-type="float">
            <text:p>12.071</text:p>
          </table:table-cell>
          <table:table-cell table:formula="of:=([.B23]-1)/[.$A$2]" office:value-type="float" office:value="0.0833333333333333" calcext:value-type="float">
            <text:p>0.08333</text:p>
          </table:table-cell>
          <table:table-cell table:formula="of:=([.E23]-[.$E$3]) *[.$A$3]" office:value-type="float" office:value="0.0955764102564103" calcext:value-type="float">
            <text:p>0.09558</text:p>
          </table:table-cell>
          <table:table-cell table:formula="of:=([.B23]^2*[.$S$3]+[.B23]*[.$S$4]+[.$S$5])" office:value-type="float" office:value="2.4847632" calcext:value-type="float">
            <text:p>2.48476</text:p>
          </table:table-cell>
          <table:table-cell table:formula="of:=[.E23]+[.I23]" office:value-type="float" office:value="258.4897632" calcext:value-type="float">
            <text:p>258.48976</text:p>
          </table:table-cell>
          <table:table-cell table:formula="of:=([.J23]-[.$J$3]) * [.$A$3]" office:value-type="float" office:value="0.0958504348717949" calcext:value-type="float">
            <text:p>0.095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99" calcext:value-type="float">
            <text:p>1199</text:p>
          </table:table-cell>
          <table:table-cell office:value-type="float" office:value="98.735" calcext:value-type="float">
            <text:p>98.735</text:p>
          </table:table-cell>
          <table:table-cell office:value-type="float" office:value="268.562" calcext:value-type="float">
            <text:p>268.562</text:p>
          </table:table-cell>
          <table:table-cell table:formula="of:=[.E24]-[.E23]" office:value-type="float" office:value="12.557" calcext:value-type="float">
            <text:p>12.557</text:p>
          </table:table-cell>
          <table:table-cell table:formula="of:=([.B24]-1)/[.$A$2]" office:value-type="float" office:value="0.0875" calcext:value-type="float">
            <text:p>0.08750</text:p>
          </table:table-cell>
          <table:table-cell table:formula="of:=([.E24]-[.$E$3]) *[.$A$3]" office:value-type="float" office:value="0.102015897435897" calcext:value-type="float">
            <text:p>0.10202</text:p>
          </table:table-cell>
          <table:table-cell table:formula="of:=([.B24]^2*[.$S$3]+[.B24]*[.$S$4]+[.$S$5])" office:value-type="float" office:value="2.5626828" calcext:value-type="float">
            <text:p>2.56268</text:p>
          </table:table-cell>
          <table:table-cell table:formula="of:=[.E24]+[.I24]" office:value-type="float" office:value="271.1246828" calcext:value-type="float">
            <text:p>271.12468</text:p>
          </table:table-cell>
          <table:table-cell table:formula="of:=([.J24]-[.$J$3]) * [.$A$3]" office:value-type="float" office:value="0.102329880820513" calcext:value-type="float">
            <text:p>0.102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96" calcext:value-type="float">
            <text:p>1196</text:p>
          </table:table-cell>
          <table:table-cell office:value-type="float" office:value="98.352" calcext:value-type="float">
            <text:p>98.352</text:p>
          </table:table-cell>
          <table:table-cell office:value-type="float" office:value="281.285" calcext:value-type="float">
            <text:p>281.285</text:p>
          </table:table-cell>
          <table:table-cell table:formula="of:=[.E25]-[.E24]" office:value-type="float" office:value="12.723" calcext:value-type="float">
            <text:p>12.723</text:p>
          </table:table-cell>
          <table:table-cell table:formula="of:=([.B25]-1)/[.$A$2]" office:value-type="float" office:value="0.0916666666666667" calcext:value-type="float">
            <text:p>0.09167</text:p>
          </table:table-cell>
          <table:table-cell table:formula="of:=([.E25]-[.$E$3]) *[.$A$3]" office:value-type="float" office:value="0.108540512820513" calcext:value-type="float">
            <text:p>0.10854</text:p>
          </table:table-cell>
          <table:table-cell table:formula="of:=([.B25]^2*[.$S$3]+[.B25]*[.$S$4]+[.$S$5])" office:value-type="float" office:value="2.6454788" calcext:value-type="float">
            <text:p>2.64548</text:p>
          </table:table-cell>
          <table:table-cell table:formula="of:=[.E25]+[.I25]" office:value-type="float" office:value="283.9304788" calcext:value-type="float">
            <text:p>283.93048</text:p>
          </table:table-cell>
          <table:table-cell table:formula="of:=([.J25]-[.$J$3]) * [.$A$3]" office:value-type="float" office:value="0.108896955692308" calcext:value-type="float">
            <text:p>0.1089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195" calcext:value-type="float">
            <text:p>1195</text:p>
          </table:table-cell>
          <table:table-cell office:value-type="float" office:value="97.95" calcext:value-type="float">
            <text:p>97.95</text:p>
          </table:table-cell>
          <table:table-cell office:value-type="float" office:value="294.514" calcext:value-type="float">
            <text:p>294.514</text:p>
          </table:table-cell>
          <table:table-cell table:formula="of:=[.E26]-[.E25]" office:value-type="float" office:value="13.229" calcext:value-type="float">
            <text:p>13.229</text:p>
          </table:table-cell>
          <table:table-cell table:formula="of:=([.B26]-1)/[.$A$2]" office:value-type="float" office:value="0.0958333333333333" calcext:value-type="float">
            <text:p>0.09583</text:p>
          </table:table-cell>
          <table:table-cell table:formula="of:=([.E26]-[.$E$3]) *[.$A$3]" office:value-type="float" office:value="0.115324615384615" calcext:value-type="float">
            <text:p>0.11532</text:p>
          </table:table-cell>
          <table:table-cell table:formula="of:=([.B26]^2*[.$S$3]+[.B26]*[.$S$4]+[.$S$5])" office:value-type="float" office:value="2.7331512" calcext:value-type="float">
            <text:p>2.73315</text:p>
          </table:table-cell>
          <table:table-cell table:formula="of:=[.E26]+[.I26]" office:value-type="float" office:value="297.2471512" calcext:value-type="float">
            <text:p>297.24715</text:p>
          </table:table-cell>
          <table:table-cell table:formula="of:=([.J26]-[.$J$3]) * [.$A$3]" office:value-type="float" office:value="0.115726018461538" calcext:value-type="float">
            <text:p>0.115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190" calcext:value-type="float">
            <text:p>1190</text:p>
          </table:table-cell>
          <table:table-cell office:value-type="float" office:value="97.627" calcext:value-type="float">
            <text:p>97.627</text:p>
          </table:table-cell>
          <table:table-cell office:value-type="float" office:value="307.83" calcext:value-type="float">
            <text:p>307.83</text:p>
          </table:table-cell>
          <table:table-cell table:formula="of:=[.E27]-[.E26]" office:value-type="float" office:value="13.316" calcext:value-type="float">
            <text:p>13.316</text:p>
          </table:table-cell>
          <table:table-cell table:formula="of:=([.B27]-1)/[.$A$2]" office:value-type="float" office:value="0.1" calcext:value-type="float">
            <text:p>0.10000</text:p>
          </table:table-cell>
          <table:table-cell table:formula="of:=([.E27]-[.$E$3]) *[.$A$3]" office:value-type="float" office:value="0.122153333333333" calcext:value-type="float">
            <text:p>0.12215</text:p>
          </table:table-cell>
          <table:table-cell table:formula="of:=([.B27]^2*[.$S$3]+[.B27]*[.$S$4]+[.$S$5])" office:value-type="float" office:value="2.8257" calcext:value-type="float">
            <text:p>2.82570</text:p>
          </table:table-cell>
          <table:table-cell table:formula="of:=[.E27]+[.I27]" office:value-type="float" office:value="310.6557" calcext:value-type="float">
            <text:p>310.65570</text:p>
          </table:table-cell>
          <table:table-cell table:formula="of:=([.J27]-[.$J$3]) * [.$A$3]" office:value-type="float" office:value="0.122602197333333" calcext:value-type="float">
            <text:p>0.1226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188" calcext:value-type="float">
            <text:p>1188</text:p>
          </table:table-cell>
          <table:table-cell office:value-type="float" office:value="97.167" calcext:value-type="float">
            <text:p>97.167</text:p>
          </table:table-cell>
          <table:table-cell office:value-type="float" office:value="321.344" calcext:value-type="float">
            <text:p>321.344</text:p>
          </table:table-cell>
          <table:table-cell table:formula="of:=[.E28]-[.E27]" office:value-type="float" office:value="13.514" calcext:value-type="float">
            <text:p>13.514</text:p>
          </table:table-cell>
          <table:table-cell table:formula="of:=([.B28]-1)/[.$A$2]" office:value-type="float" office:value="0.104166666666667" calcext:value-type="float">
            <text:p>0.10417</text:p>
          </table:table-cell>
          <table:table-cell table:formula="of:=([.E28]-[.$E$3]) *[.$A$3]" office:value-type="float" office:value="0.12908358974359" calcext:value-type="float">
            <text:p>0.12908</text:p>
          </table:table-cell>
          <table:table-cell table:formula="of:=([.B28]^2*[.$S$3]+[.B28]*[.$S$4]+[.$S$5])" office:value-type="float" office:value="2.9231252" calcext:value-type="float">
            <text:p>2.92313</text:p>
          </table:table-cell>
          <table:table-cell table:formula="of:=[.E28]+[.I28]" office:value-type="float" office:value="324.2671252" calcext:value-type="float">
            <text:p>324.26713</text:p>
          </table:table-cell>
          <table:table-cell table:formula="of:=([.J28]-[.$J$3]) * [.$A$3]" office:value-type="float" office:value="0.129582415384615" calcext:value-type="float">
            <text:p>0.129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169" calcext:value-type="float">
            <text:p>1169</text:p>
          </table:table-cell>
          <table:table-cell office:value-type="float" office:value="96.93" calcext:value-type="float">
            <text:p>96.93</text:p>
          </table:table-cell>
          <table:table-cell office:value-type="float" office:value="334.998" calcext:value-type="float">
            <text:p>334.998</text:p>
          </table:table-cell>
          <table:table-cell table:formula="of:=[.E29]-[.E28]" office:value-type="float" office:value="13.654" calcext:value-type="float">
            <text:p>13.654</text:p>
          </table:table-cell>
          <table:table-cell table:formula="of:=([.B29]-1)/[.$A$2]" office:value-type="float" office:value="0.108333333333333" calcext:value-type="float">
            <text:p>0.10833</text:p>
          </table:table-cell>
          <table:table-cell table:formula="of:=([.E29]-[.$E$3]) *[.$A$3]" office:value-type="float" office:value="0.136085641025641" calcext:value-type="float">
            <text:p>0.13609</text:p>
          </table:table-cell>
          <table:table-cell table:formula="of:=([.B29]^2*[.$S$3]+[.B29]*[.$S$4]+[.$S$5])" office:value-type="float" office:value="3.0254268" calcext:value-type="float">
            <text:p>3.02543</text:p>
          </table:table-cell>
          <table:table-cell table:formula="of:=[.E29]+[.I29]" office:value-type="float" office:value="338.0234268" calcext:value-type="float">
            <text:p>338.02343</text:p>
          </table:table-cell>
          <table:table-cell table:formula="of:=([.J29]-[.$J$3]) * [.$A$3]" office:value-type="float" office:value="0.136636929025641" calcext:value-type="float">
            <text:p>0.136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192" calcext:value-type="float">
            <text:p>1192</text:p>
          </table:table-cell>
          <table:table-cell office:value-type="float" office:value="96.488" calcext:value-type="float">
            <text:p>96.488</text:p>
          </table:table-cell>
          <table:table-cell office:value-type="float" office:value="349.044" calcext:value-type="float">
            <text:p>349.044</text:p>
          </table:table-cell>
          <table:table-cell table:formula="of:=[.E30]-[.E29]" office:value-type="float" office:value="14.046" calcext:value-type="float">
            <text:p>14.046</text:p>
          </table:table-cell>
          <table:table-cell table:formula="of:=([.B30]-1)/[.$A$2]" office:value-type="float" office:value="0.1125" calcext:value-type="float">
            <text:p>0.11250</text:p>
          </table:table-cell>
          <table:table-cell table:formula="of:=([.E30]-[.$E$3]) *[.$A$3]" office:value-type="float" office:value="0.143288717948718" calcext:value-type="float">
            <text:p>0.14329</text:p>
          </table:table-cell>
          <table:table-cell table:formula="of:=([.B30]^2*[.$S$3]+[.B30]*[.$S$4]+[.$S$5])" office:value-type="float" office:value="3.1326048" calcext:value-type="float">
            <text:p>3.13260</text:p>
          </table:table-cell>
          <table:table-cell table:formula="of:=[.E30]+[.I30]" office:value-type="float" office:value="352.1766048" calcext:value-type="float">
            <text:p>352.17660</text:p>
          </table:table-cell>
          <table:table-cell table:formula="of:=([.J30]-[.$J$3]) * [.$A$3]" office:value-type="float" office:value="0.143894969025641" calcext:value-type="float">
            <text:p>0.143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176" calcext:value-type="float">
            <text:p>1176</text:p>
          </table:table-cell>
          <table:table-cell office:value-type="float" office:value="96.172" calcext:value-type="float">
            <text:p>96.172</text:p>
          </table:table-cell>
          <table:table-cell office:value-type="float" office:value="363.11" calcext:value-type="float">
            <text:p>363.11</text:p>
          </table:table-cell>
          <table:table-cell table:formula="of:=[.E31]-[.E30]" office:value-type="float" office:value="14.066" calcext:value-type="float">
            <text:p>14.066</text:p>
          </table:table-cell>
          <table:table-cell table:formula="of:=([.B31]-1)/[.$A$2]" office:value-type="float" office:value="0.116666666666667" calcext:value-type="float">
            <text:p>0.11667</text:p>
          </table:table-cell>
          <table:table-cell table:formula="of:=([.E31]-[.$E$3]) *[.$A$3]" office:value-type="float" office:value="0.150502051282051" calcext:value-type="float">
            <text:p>0.15050</text:p>
          </table:table-cell>
          <table:table-cell table:formula="of:=([.B31]^2*[.$S$3]+[.B31]*[.$S$4]+[.$S$5])" office:value-type="float" office:value="3.2446592" calcext:value-type="float">
            <text:p>3.24466</text:p>
          </table:table-cell>
          <table:table-cell table:formula="of:=[.E31]+[.I31]" office:value-type="float" office:value="366.3546592" calcext:value-type="float">
            <text:p>366.35466</text:p>
          </table:table-cell>
          <table:table-cell table:formula="of:=([.J31]-[.$J$3]) * [.$A$3]" office:value-type="float" office:value="0.151165766153846" calcext:value-type="float">
            <text:p>0.151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166" calcext:value-type="float">
            <text:p>1166</text:p>
          </table:table-cell>
          <table:table-cell office:value-type="float" office:value="95.971" calcext:value-type="float">
            <text:p>95.971</text:p>
          </table:table-cell>
          <table:table-cell office:value-type="float" office:value="377.6" calcext:value-type="float">
            <text:p>377.6</text:p>
          </table:table-cell>
          <table:table-cell table:formula="of:=[.E32]-[.E31]" office:value-type="float" office:value="14.49" calcext:value-type="float">
            <text:p>14.49</text:p>
          </table:table-cell>
          <table:table-cell table:formula="of:=([.B32]-1)/[.$A$2]" office:value-type="float" office:value="0.120833333333333" calcext:value-type="float">
            <text:p>0.12083</text:p>
          </table:table-cell>
          <table:table-cell table:formula="of:=([.E32]-[.$E$3]) *[.$A$3]" office:value-type="float" office:value="0.157932820512821" calcext:value-type="float">
            <text:p>0.15793</text:p>
          </table:table-cell>
          <table:table-cell table:formula="of:=([.B32]^2*[.$S$3]+[.B32]*[.$S$4]+[.$S$5])" office:value-type="float" office:value="3.36159" calcext:value-type="float">
            <text:p>3.36159</text:p>
          </table:table-cell>
          <table:table-cell table:formula="of:=[.E32]+[.I32]" office:value-type="float" office:value="380.96159" calcext:value-type="float">
            <text:p>380.96159</text:p>
          </table:table-cell>
          <table:table-cell table:formula="of:=([.J32]-[.$J$3]) * [.$A$3]" office:value-type="float" office:value="0.158656499897436" calcext:value-type="float">
            <text:p>0.158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186" calcext:value-type="float">
            <text:p>1186</text:p>
          </table:table-cell>
          <table:table-cell office:value-type="float" office:value="95.724" calcext:value-type="float">
            <text:p>95.724</text:p>
          </table:table-cell>
          <table:table-cell office:value-type="float" office:value="392.481" calcext:value-type="float">
            <text:p>392.481</text:p>
          </table:table-cell>
          <table:table-cell table:formula="of:=[.E33]-[.E32]" office:value-type="float" office:value="14.881" calcext:value-type="float">
            <text:p>14.881</text:p>
          </table:table-cell>
          <table:table-cell table:formula="of:=([.B33]-1)/[.$A$2]" office:value-type="float" office:value="0.125" calcext:value-type="float">
            <text:p>0.12500</text:p>
          </table:table-cell>
          <table:table-cell table:formula="of:=([.E33]-[.$E$3]) *[.$A$3]" office:value-type="float" office:value="0.165564102564103" calcext:value-type="float">
            <text:p>0.16556</text:p>
          </table:table-cell>
          <table:table-cell table:formula="of:=([.B33]^2*[.$S$3]+[.B33]*[.$S$4]+[.$S$5])" office:value-type="float" office:value="3.4833972" calcext:value-type="float">
            <text:p>3.48340</text:p>
          </table:table-cell>
          <table:table-cell table:formula="of:=[.E33]+[.I33]" office:value-type="float" office:value="395.9643972" calcext:value-type="float">
            <text:p>395.96440</text:p>
          </table:table-cell>
          <table:table-cell table:formula="of:=([.J33]-[.$J$3]) * [.$A$3]" office:value-type="float" office:value="0.166350247179487" calcext:value-type="float">
            <text:p>0.166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164" calcext:value-type="float">
            <text:p>1164</text:p>
          </table:table-cell>
          <table:table-cell office:value-type="float" office:value="95.174" calcext:value-type="float">
            <text:p>95.174</text:p>
          </table:table-cell>
          <table:table-cell office:value-type="float" office:value="407.332" calcext:value-type="float">
            <text:p>407.332</text:p>
          </table:table-cell>
          <table:table-cell table:formula="of:=[.E34]-[.E33]" office:value-type="float" office:value="14.851" calcext:value-type="float">
            <text:p>14.851</text:p>
          </table:table-cell>
          <table:table-cell table:formula="of:=([.B34]-1)/[.$A$2]" office:value-type="float" office:value="0.129166666666667" calcext:value-type="float">
            <text:p>0.12917</text:p>
          </table:table-cell>
          <table:table-cell table:formula="of:=([.E34]-[.$E$3]) *[.$A$3]" office:value-type="float" office:value="0.17318" calcext:value-type="float">
            <text:p>0.17318</text:p>
          </table:table-cell>
          <table:table-cell table:formula="of:=([.B34]^2*[.$S$3]+[.B34]*[.$S$4]+[.$S$5])" office:value-type="float" office:value="3.6100808" calcext:value-type="float">
            <text:p>3.61008</text:p>
          </table:table-cell>
          <table:table-cell table:formula="of:=[.E34]+[.I34]" office:value-type="float" office:value="410.9420808" calcext:value-type="float">
            <text:p>410.94208</text:p>
          </table:table-cell>
          <table:table-cell table:formula="of:=([.J34]-[.$J$3]) * [.$A$3]" office:value-type="float" office:value="0.174031110564103" calcext:value-type="float">
            <text:p>0.174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188" calcext:value-type="float">
            <text:p>1188</text:p>
          </table:table-cell>
          <table:table-cell office:value-type="float" office:value="94.93" calcext:value-type="float">
            <text:p>94.93</text:p>
          </table:table-cell>
          <table:table-cell office:value-type="float" office:value="422.915" calcext:value-type="float">
            <text:p>422.915</text:p>
          </table:table-cell>
          <table:table-cell table:formula="of:=[.E35]-[.E34]" office:value-type="float" office:value="15.583" calcext:value-type="float">
            <text:p>15.583</text:p>
          </table:table-cell>
          <table:table-cell table:formula="of:=([.B35]-1)/[.$A$2]" office:value-type="float" office:value="0.133333333333333" calcext:value-type="float">
            <text:p>0.13333</text:p>
          </table:table-cell>
          <table:table-cell table:formula="of:=([.E35]-[.$E$3]) *[.$A$3]" office:value-type="float" office:value="0.181171282051282" calcext:value-type="float">
            <text:p>0.18117</text:p>
          </table:table-cell>
          <table:table-cell table:formula="of:=([.B35]^2*[.$S$3]+[.B35]*[.$S$4]+[.$S$5])" office:value-type="float" office:value="3.7416408" calcext:value-type="float">
            <text:p>3.74164</text:p>
          </table:table-cell>
          <table:table-cell table:formula="of:=[.E35]+[.I35]" office:value-type="float" office:value="426.6566408" calcext:value-type="float">
            <text:p>426.65664</text:p>
          </table:table-cell>
          <table:table-cell table:formula="of:=([.J35]-[.$J$3]) * [.$A$3]" office:value-type="float" office:value="0.182089859282051" calcext:value-type="float">
            <text:p>0.18209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168" calcext:value-type="float">
            <text:p>1168</text:p>
          </table:table-cell>
          <table:table-cell office:value-type="float" office:value="94.45" calcext:value-type="float">
            <text:p>94.45</text:p>
          </table:table-cell>
          <table:table-cell office:value-type="float" office:value="438.583" calcext:value-type="float">
            <text:p>438.583</text:p>
          </table:table-cell>
          <table:table-cell table:formula="of:=[.E36]-[.E35]" office:value-type="float" office:value="15.668" calcext:value-type="float">
            <text:p>15.668</text:p>
          </table:table-cell>
          <table:table-cell table:formula="of:=([.B36]-1)/[.$A$2]" office:value-type="float" office:value="0.1375" calcext:value-type="float">
            <text:p>0.13750</text:p>
          </table:table-cell>
          <table:table-cell table:formula="of:=([.E36]-[.$E$3]) *[.$A$3]" office:value-type="float" office:value="0.189206153846154" calcext:value-type="float">
            <text:p>0.18921</text:p>
          </table:table-cell>
          <table:table-cell table:formula="of:=([.B36]^2*[.$S$3]+[.B36]*[.$S$4]+[.$S$5])" office:value-type="float" office:value="3.8780772" calcext:value-type="float">
            <text:p>3.87808</text:p>
          </table:table-cell>
          <table:table-cell table:formula="of:=[.E36]+[.I36]" office:value-type="float" office:value="442.4610772" calcext:value-type="float">
            <text:p>442.46108</text:p>
          </table:table-cell>
          <table:table-cell table:formula="of:=([.J36]-[.$J$3]) * [.$A$3]" office:value-type="float" office:value="0.190194698461538" calcext:value-type="float">
            <text:p>0.190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192" calcext:value-type="float">
            <text:p>1192</text:p>
          </table:table-cell>
          <table:table-cell office:value-type="float" office:value="93.99" calcext:value-type="float">
            <text:p>93.99</text:p>
          </table:table-cell>
          <table:table-cell office:value-type="float" office:value="454.619" calcext:value-type="float">
            <text:p>454.619</text:p>
          </table:table-cell>
          <table:table-cell table:formula="of:=[.E37]-[.E36]" office:value-type="float" office:value="16.036" calcext:value-type="float">
            <text:p>16.036</text:p>
          </table:table-cell>
          <table:table-cell table:formula="of:=([.B37]-1)/[.$A$2]" office:value-type="float" office:value="0.141666666666667" calcext:value-type="float">
            <text:p>0.14167</text:p>
          </table:table-cell>
          <table:table-cell table:formula="of:=([.E37]-[.$E$3]) *[.$A$3]" office:value-type="float" office:value="0.197429743589744" calcext:value-type="float">
            <text:p>0.19743</text:p>
          </table:table-cell>
          <table:table-cell table:formula="of:=([.B37]^2*[.$S$3]+[.B37]*[.$S$4]+[.$S$5])" office:value-type="float" office:value="4.01939" calcext:value-type="float">
            <text:p>4.01939</text:p>
          </table:table-cell>
          <table:table-cell table:formula="of:=[.E37]+[.I37]" office:value-type="float" office:value="458.63839" calcext:value-type="float">
            <text:p>458.63839</text:p>
          </table:table-cell>
          <table:table-cell table:formula="of:=([.J37]-[.$J$3]) * [.$A$3]" office:value-type="float" office:value="0.198490756307692" calcext:value-type="float">
            <text:p>0.198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197" calcext:value-type="float">
            <text:p>1197</text:p>
          </table:table-cell>
          <table:table-cell office:value-type="float" office:value="93.376" calcext:value-type="float">
            <text:p>93.376</text:p>
          </table:table-cell>
          <table:table-cell office:value-type="float" office:value="471.198" calcext:value-type="float">
            <text:p>471.198</text:p>
          </table:table-cell>
          <table:table-cell table:formula="of:=[.E38]-[.E37]" office:value-type="float" office:value="16.579" calcext:value-type="float">
            <text:p>16.579</text:p>
          </table:table-cell>
          <table:table-cell table:formula="of:=([.B38]-1)/[.$A$2]" office:value-type="float" office:value="0.145833333333333" calcext:value-type="float">
            <text:p>0.14583</text:p>
          </table:table-cell>
          <table:table-cell table:formula="of:=([.E38]-[.$E$3]) *[.$A$3]" office:value-type="float" office:value="0.205931794871795" calcext:value-type="float">
            <text:p>0.20593</text:p>
          </table:table-cell>
          <table:table-cell table:formula="of:=([.B38]^2*[.$S$3]+[.B38]*[.$S$4]+[.$S$5])" office:value-type="float" office:value="4.1655792" calcext:value-type="float">
            <text:p>4.16558</text:p>
          </table:table-cell>
          <table:table-cell table:formula="of:=[.E38]+[.I38]" office:value-type="float" office:value="475.3635792" calcext:value-type="float">
            <text:p>475.36358</text:p>
          </table:table-cell>
          <table:table-cell table:formula="of:=([.J38]-[.$J$3]) * [.$A$3]" office:value-type="float" office:value="0.207067776410256" calcext:value-type="float">
            <text:p>0.207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211" calcext:value-type="float">
            <text:p>1211</text:p>
          </table:table-cell>
          <table:table-cell office:value-type="float" office:value="92.923" calcext:value-type="float">
            <text:p>92.923</text:p>
          </table:table-cell>
          <table:table-cell office:value-type="float" office:value="487.969" calcext:value-type="float">
            <text:p>487.969</text:p>
          </table:table-cell>
          <table:table-cell table:formula="of:=[.E39]-[.E38]" office:value-type="float" office:value="16.771" calcext:value-type="float">
            <text:p>16.771</text:p>
          </table:table-cell>
          <table:table-cell table:formula="of:=([.B39]-1)/[.$A$2]" office:value-type="float" office:value="0.15" calcext:value-type="float">
            <text:p>0.15000</text:p>
          </table:table-cell>
          <table:table-cell table:formula="of:=([.E39]-[.$E$3]) *[.$A$3]" office:value-type="float" office:value="0.214532307692308" calcext:value-type="float">
            <text:p>0.21453</text:p>
          </table:table-cell>
          <table:table-cell table:formula="of:=([.B39]^2*[.$S$3]+[.B39]*[.$S$4]+[.$S$5])" office:value-type="float" office:value="4.3166448" calcext:value-type="float">
            <text:p>4.31664</text:p>
          </table:table-cell>
          <table:table-cell table:formula="of:=[.E39]+[.I39]" office:value-type="float" office:value="492.2856448" calcext:value-type="float">
            <text:p>492.28564</text:p>
          </table:table-cell>
          <table:table-cell table:formula="of:=([.J39]-[.$J$3]) * [.$A$3]" office:value-type="float" office:value="0.215745758769231" calcext:value-type="float">
            <text:p>0.215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216" calcext:value-type="float">
            <text:p>1216</text:p>
          </table:table-cell>
          <table:table-cell office:value-type="float" office:value="92.303" calcext:value-type="float">
            <text:p>92.303</text:p>
          </table:table-cell>
          <table:table-cell office:value-type="float" office:value="505.1" calcext:value-type="float">
            <text:p>505.1</text:p>
          </table:table-cell>
          <table:table-cell table:formula="of:=[.E40]-[.E39]" office:value-type="float" office:value="17.131" calcext:value-type="float">
            <text:p>17.131</text:p>
          </table:table-cell>
          <table:table-cell table:formula="of:=([.B40]-1)/[.$A$2]" office:value-type="float" office:value="0.154166666666667" calcext:value-type="float">
            <text:p>0.15417</text:p>
          </table:table-cell>
          <table:table-cell table:formula="of:=([.E40]-[.$E$3]) *[.$A$3]" office:value-type="float" office:value="0.223317435897436" calcext:value-type="float">
            <text:p>0.22332</text:p>
          </table:table-cell>
          <table:table-cell table:formula="of:=([.B40]^2*[.$S$3]+[.B40]*[.$S$4]+[.$S$5])" office:value-type="float" office:value="4.4725868" calcext:value-type="float">
            <text:p>4.47259</text:p>
          </table:table-cell>
          <table:table-cell table:formula="of:=[.E40]+[.I40]" office:value-type="float" office:value="509.5725868" calcext:value-type="float">
            <text:p>509.57259</text:p>
          </table:table-cell>
          <table:table-cell table:formula="of:=([.J40]-[.$J$3]) * [.$A$3]" office:value-type="float" office:value="0.224610857230769" calcext:value-type="float">
            <text:p>0.224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208" calcext:value-type="float">
            <text:p>1208</text:p>
          </table:table-cell>
          <table:table-cell office:value-type="float" office:value="91.779" calcext:value-type="float">
            <text:p>91.779</text:p>
          </table:table-cell>
          <table:table-cell office:value-type="float" office:value="522.504" calcext:value-type="float">
            <text:p>522.504</text:p>
          </table:table-cell>
          <table:table-cell table:formula="of:=[.E41]-[.E40]" office:value-type="float" office:value="17.404" calcext:value-type="float">
            <text:p>17.404</text:p>
          </table:table-cell>
          <table:table-cell table:formula="of:=([.B41]-1)/[.$A$2]" office:value-type="float" office:value="0.158333333333333" calcext:value-type="float">
            <text:p>0.15833</text:p>
          </table:table-cell>
          <table:table-cell table:formula="of:=([.E41]-[.$E$3]) *[.$A$3]" office:value-type="float" office:value="0.232242564102564" calcext:value-type="float">
            <text:p>0.23224</text:p>
          </table:table-cell>
          <table:table-cell table:formula="of:=([.B41]^2*[.$S$3]+[.B41]*[.$S$4]+[.$S$5])" office:value-type="float" office:value="4.6334052" calcext:value-type="float">
            <text:p>4.63341</text:p>
          </table:table-cell>
          <table:table-cell table:formula="of:=[.E41]+[.I41]" office:value-type="float" office:value="527.1374052" calcext:value-type="float">
            <text:p>527.13741</text:p>
          </table:table-cell>
          <table:table-cell table:formula="of:=([.J41]-[.$J$3]) * [.$A$3]" office:value-type="float" office:value="0.233618456410256" calcext:value-type="float">
            <text:p>0.233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227" calcext:value-type="float">
            <text:p>1227</text:p>
          </table:table-cell>
          <table:table-cell office:value-type="float" office:value="91.021" calcext:value-type="float">
            <text:p>91.021</text:p>
          </table:table-cell>
          <table:table-cell office:value-type="float" office:value="540.399" calcext:value-type="float">
            <text:p>540.399</text:p>
          </table:table-cell>
          <table:table-cell table:formula="of:=[.E42]-[.E41]" office:value-type="float" office:value="17.895" calcext:value-type="float">
            <text:p>17.895</text:p>
          </table:table-cell>
          <table:table-cell table:formula="of:=([.B42]-1)/[.$A$2]" office:value-type="float" office:value="0.1625" calcext:value-type="float">
            <text:p>0.16250</text:p>
          </table:table-cell>
          <table:table-cell table:formula="of:=([.E42]-[.$E$3]) *[.$A$3]" office:value-type="float" office:value="0.241419487179487" calcext:value-type="float">
            <text:p>0.24142</text:p>
          </table:table-cell>
          <table:table-cell table:formula="of:=([.B42]^2*[.$S$3]+[.B42]*[.$S$4]+[.$S$5])" office:value-type="float" office:value="4.7991" calcext:value-type="float">
            <text:p>4.79910</text:p>
          </table:table-cell>
          <table:table-cell table:formula="of:=[.E42]+[.I42]" office:value-type="float" office:value="545.1981" calcext:value-type="float">
            <text:p>545.19810</text:p>
          </table:table-cell>
          <table:table-cell table:formula="of:=([.J42]-[.$J$3]) * [.$A$3]" office:value-type="float" office:value="0.242880351179487" calcext:value-type="float">
            <text:p>0.242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227" calcext:value-type="float">
            <text:p>1227</text:p>
          </table:table-cell>
          <table:table-cell office:value-type="float" office:value="90.309" calcext:value-type="float">
            <text:p>90.309</text:p>
          </table:table-cell>
          <table:table-cell office:value-type="float" office:value="558.356" calcext:value-type="float">
            <text:p>558.356</text:p>
          </table:table-cell>
          <table:table-cell table:formula="of:=[.E43]-[.E42]" office:value-type="float" office:value="17.957" calcext:value-type="float">
            <text:p>17.957</text:p>
          </table:table-cell>
          <table:table-cell table:formula="of:=([.B43]-1)/[.$A$2]" office:value-type="float" office:value="0.166666666666667" calcext:value-type="float">
            <text:p>0.16667</text:p>
          </table:table-cell>
          <table:table-cell table:formula="of:=([.E43]-[.$E$3]) *[.$A$3]" office:value-type="float" office:value="0.250628205128205" calcext:value-type="float">
            <text:p>0.25063</text:p>
          </table:table-cell>
          <table:table-cell table:formula="of:=([.B43]^2*[.$S$3]+[.B43]*[.$S$4]+[.$S$5])" office:value-type="float" office:value="4.9696712" calcext:value-type="float">
            <text:p>4.96967</text:p>
          </table:table-cell>
          <table:table-cell table:formula="of:=[.E43]+[.I43]" office:value-type="float" office:value="563.3256712" calcext:value-type="float">
            <text:p>563.32567</text:p>
          </table:table-cell>
          <table:table-cell table:formula="of:=([.J43]-[.$J$3]) * [.$A$3]" office:value-type="float" office:value="0.252176541538461" calcext:value-type="float">
            <text:p>0.252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230" calcext:value-type="float">
            <text:p>1230</text:p>
          </table:table-cell>
          <table:table-cell office:value-type="float" office:value="89.714" calcext:value-type="float">
            <text:p>89.714</text:p>
          </table:table-cell>
          <table:table-cell office:value-type="float" office:value="576.821" calcext:value-type="float">
            <text:p>576.821</text:p>
          </table:table-cell>
          <table:table-cell table:formula="of:=[.E44]-[.E43]" office:value-type="float" office:value="18.465" calcext:value-type="float">
            <text:p>18.465</text:p>
          </table:table-cell>
          <table:table-cell table:formula="of:=([.B44]-1)/[.$A$2]" office:value-type="float" office:value="0.170833333333333" calcext:value-type="float">
            <text:p>0.17083</text:p>
          </table:table-cell>
          <table:table-cell table:formula="of:=([.E44]-[.$E$3]) *[.$A$3]" office:value-type="float" office:value="0.260097435897436" calcext:value-type="float">
            <text:p>0.26010</text:p>
          </table:table-cell>
          <table:table-cell table:formula="of:=([.B44]^2*[.$S$3]+[.B44]*[.$S$4]+[.$S$5])" office:value-type="float" office:value="5.1451188" calcext:value-type="float">
            <text:p>5.14512</text:p>
          </table:table-cell>
          <table:table-cell table:formula="of:=[.E44]+[.I44]" office:value-type="float" office:value="581.9661188" calcext:value-type="float">
            <text:p>581.96612</text:p>
          </table:table-cell>
          <table:table-cell table:formula="of:=([.J44]-[.$J$3]) * [.$A$3]" office:value-type="float" office:value="0.261735745435897" calcext:value-type="float">
            <text:p>0.261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256" calcext:value-type="float">
            <text:p>1256</text:p>
          </table:table-cell>
          <table:table-cell office:value-type="float" office:value="89.07" calcext:value-type="float">
            <text:p>89.07</text:p>
          </table:table-cell>
          <table:table-cell office:value-type="float" office:value="595.439" calcext:value-type="float">
            <text:p>595.439</text:p>
          </table:table-cell>
          <table:table-cell table:formula="of:=[.E45]-[.E44]" office:value-type="float" office:value="18.6179999999999" calcext:value-type="float">
            <text:p>18.6179999999999</text:p>
          </table:table-cell>
          <table:table-cell table:formula="of:=([.B45]-1)/[.$A$2]" office:value-type="float" office:value="0.175" calcext:value-type="float">
            <text:p>0.17500</text:p>
          </table:table-cell>
          <table:table-cell table:formula="of:=([.E45]-[.$E$3]) *[.$A$3]" office:value-type="float" office:value="0.269645128205128" calcext:value-type="float">
            <text:p>0.26965</text:p>
          </table:table-cell>
          <table:table-cell table:formula="of:=([.B45]^2*[.$S$3]+[.B45]*[.$S$4]+[.$S$5])" office:value-type="float" office:value="5.3254428" calcext:value-type="float">
            <text:p>5.32544</text:p>
          </table:table-cell>
          <table:table-cell table:formula="of:=[.E45]+[.I45]" office:value-type="float" office:value="600.7644428" calcext:value-type="float">
            <text:p>600.76444</text:p>
          </table:table-cell>
          <table:table-cell table:formula="of:=([.J45]-[.$J$3]) * [.$A$3]" office:value-type="float" office:value="0.271375911589744" calcext:value-type="float">
            <text:p>0.271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248" calcext:value-type="float">
            <text:p>1248</text:p>
          </table:table-cell>
          <table:table-cell office:value-type="float" office:value="88.391" calcext:value-type="float">
            <text:p>88.391</text:p>
          </table:table-cell>
          <table:table-cell office:value-type="float" office:value="614.281" calcext:value-type="float">
            <text:p>614.281</text:p>
          </table:table-cell>
          <table:table-cell table:formula="of:=[.E46]-[.E45]" office:value-type="float" office:value="18.842" calcext:value-type="float">
            <text:p>18.842</text:p>
          </table:table-cell>
          <table:table-cell table:formula="of:=([.B46]-1)/[.$A$2]" office:value-type="float" office:value="0.179166666666667" calcext:value-type="float">
            <text:p>0.17917</text:p>
          </table:table-cell>
          <table:table-cell table:formula="of:=([.E46]-[.$E$3]) *[.$A$3]" office:value-type="float" office:value="0.279307692307692" calcext:value-type="float">
            <text:p>0.27931</text:p>
          </table:table-cell>
          <table:table-cell table:formula="of:=([.B46]^2*[.$S$3]+[.B46]*[.$S$4]+[.$S$5])" office:value-type="float" office:value="5.5106432" calcext:value-type="float">
            <text:p>5.51064</text:p>
          </table:table-cell>
          <table:table-cell table:formula="of:=[.E46]+[.I46]" office:value-type="float" office:value="619.7916432" calcext:value-type="float">
            <text:p>619.79164</text:p>
          </table:table-cell>
          <table:table-cell table:formula="of:=([.J46]-[.$J$3]) * [.$A$3]" office:value-type="float" office:value="0.28113345025641" calcext:value-type="float">
            <text:p>0.281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287" calcext:value-type="float">
            <text:p>1287</text:p>
          </table:table-cell>
          <table:table-cell office:value-type="float" office:value="87.744" calcext:value-type="float">
            <text:p>87.744</text:p>
          </table:table-cell>
          <table:table-cell office:value-type="float" office:value="633.593" calcext:value-type="float">
            <text:p>633.593</text:p>
          </table:table-cell>
          <table:table-cell table:formula="of:=[.E47]-[.E46]" office:value-type="float" office:value="19.312" calcext:value-type="float">
            <text:p>19.312</text:p>
          </table:table-cell>
          <table:table-cell table:formula="of:=([.B47]-1)/[.$A$2]" office:value-type="float" office:value="0.183333333333333" calcext:value-type="float">
            <text:p>0.18333</text:p>
          </table:table-cell>
          <table:table-cell table:formula="of:=([.E47]-[.$E$3]) *[.$A$3]" office:value-type="float" office:value="0.289211282051282" calcext:value-type="float">
            <text:p>0.28921</text:p>
          </table:table-cell>
          <table:table-cell table:formula="of:=([.B47]^2*[.$S$3]+[.B47]*[.$S$4]+[.$S$5])" office:value-type="float" office:value="5.70072" calcext:value-type="float">
            <text:p>5.70072</text:p>
          </table:table-cell>
          <table:table-cell table:formula="of:=[.E47]+[.I47]" office:value-type="float" office:value="639.29372" calcext:value-type="float">
            <text:p>639.29372</text:p>
          </table:table-cell>
          <table:table-cell table:formula="of:=([.J47]-[.$J$3]) * [.$A$3]" office:value-type="float" office:value="0.291134515282051" calcext:value-type="float">
            <text:p>0.291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304" calcext:value-type="float">
            <text:p>1304</text:p>
          </table:table-cell>
          <table:table-cell office:value-type="float" office:value="87.048" calcext:value-type="float">
            <text:p>87.048</text:p>
          </table:table-cell>
          <table:table-cell office:value-type="float" office:value="653.082" calcext:value-type="float">
            <text:p>653.082</text:p>
          </table:table-cell>
          <table:table-cell table:formula="of:=[.E48]-[.E47]" office:value-type="float" office:value="19.489" calcext:value-type="float">
            <text:p>19.489</text:p>
          </table:table-cell>
          <table:table-cell table:formula="of:=([.B48]-1)/[.$A$2]" office:value-type="float" office:value="0.1875" calcext:value-type="float">
            <text:p>0.18750</text:p>
          </table:table-cell>
          <table:table-cell table:formula="of:=([.E48]-[.$E$3]) *[.$A$3]" office:value-type="float" office:value="0.299205641025641" calcext:value-type="float">
            <text:p>0.29921</text:p>
          </table:table-cell>
          <table:table-cell table:formula="of:=([.B48]^2*[.$S$3]+[.B48]*[.$S$4]+[.$S$5])" office:value-type="float" office:value="5.8956732" calcext:value-type="float">
            <text:p>5.89567</text:p>
          </table:table-cell>
          <table:table-cell table:formula="of:=[.E48]+[.I48]" office:value-type="float" office:value="658.9776732" calcext:value-type="float">
            <text:p>658.97767</text:p>
          </table:table-cell>
          <table:table-cell table:formula="of:=([.J48]-[.$J$3]) * [.$A$3]" office:value-type="float" office:value="0.30122885025641" calcext:value-type="float">
            <text:p>0.301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320" calcext:value-type="float">
            <text:p>1320</text:p>
          </table:table-cell>
          <table:table-cell office:value-type="float" office:value="86.486" calcext:value-type="float">
            <text:p>86.486</text:p>
          </table:table-cell>
          <table:table-cell office:value-type="float" office:value="673.067" calcext:value-type="float">
            <text:p>673.067</text:p>
          </table:table-cell>
          <table:table-cell table:formula="of:=[.E49]-[.E48]" office:value-type="float" office:value="19.985" calcext:value-type="float">
            <text:p>19.985</text:p>
          </table:table-cell>
          <table:table-cell table:formula="of:=([.B49]-1)/[.$A$2]" office:value-type="float" office:value="0.191666666666667" calcext:value-type="float">
            <text:p>0.19167</text:p>
          </table:table-cell>
          <table:table-cell table:formula="of:=([.E49]-[.$E$3]) *[.$A$3]" office:value-type="float" office:value="0.309454358974359" calcext:value-type="float">
            <text:p>0.30945</text:p>
          </table:table-cell>
          <table:table-cell table:formula="of:=([.B49]^2*[.$S$3]+[.B49]*[.$S$4]+[.$S$5])" office:value-type="float" office:value="6.0955028" calcext:value-type="float">
            <text:p>6.09550</text:p>
          </table:table-cell>
          <table:table-cell table:formula="of:=[.E49]+[.I49]" office:value-type="float" office:value="679.1625028" calcext:value-type="float">
            <text:p>679.16250</text:p>
          </table:table-cell>
          <table:table-cell table:formula="of:=([.J49]-[.$J$3]) * [.$A$3]" office:value-type="float" office:value="0.311580044923077" calcext:value-type="float">
            <text:p>0.311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355" calcext:value-type="float">
            <text:p>1355</text:p>
          </table:table-cell>
          <table:table-cell office:value-type="float" office:value="85.754" calcext:value-type="float">
            <text:p>85.754</text:p>
          </table:table-cell>
          <table:table-cell office:value-type="float" office:value="693.177" calcext:value-type="float">
            <text:p>693.177</text:p>
          </table:table-cell>
          <table:table-cell table:formula="of:=[.E50]-[.E49]" office:value-type="float" office:value="20.11" calcext:value-type="float">
            <text:p>20.11</text:p>
          </table:table-cell>
          <table:table-cell table:formula="of:=([.B50]-1)/[.$A$2]" office:value-type="float" office:value="0.195833333333333" calcext:value-type="float">
            <text:p>0.19583</text:p>
          </table:table-cell>
          <table:table-cell table:formula="of:=([.E50]-[.$E$3]) *[.$A$3]" office:value-type="float" office:value="0.31976717948718" calcext:value-type="float">
            <text:p>0.31977</text:p>
          </table:table-cell>
          <table:table-cell table:formula="of:=([.B50]^2*[.$S$3]+[.B50]*[.$S$4]+[.$S$5])" office:value-type="float" office:value="6.3002088" calcext:value-type="float">
            <text:p>6.30021</text:p>
          </table:table-cell>
          <table:table-cell table:formula="of:=[.E50]+[.I50]" office:value-type="float" office:value="699.4772088" calcext:value-type="float">
            <text:p>699.47721</text:p>
          </table:table-cell>
          <table:table-cell table:formula="of:=([.J50]-[.$J$3]) * [.$A$3]" office:value-type="float" office:value="0.321997842871795" calcext:value-type="float">
            <text:p>0.322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372" calcext:value-type="float">
            <text:p>1372</text:p>
          </table:table-cell>
          <table:table-cell office:value-type="float" office:value="85.112" calcext:value-type="float">
            <text:p>85.112</text:p>
          </table:table-cell>
          <table:table-cell office:value-type="float" office:value="713.681" calcext:value-type="float">
            <text:p>713.681</text:p>
          </table:table-cell>
          <table:table-cell table:formula="of:=[.E51]-[.E50]" office:value-type="float" office:value="20.504" calcext:value-type="float">
            <text:p>20.504</text:p>
          </table:table-cell>
          <table:table-cell table:formula="of:=([.B51]-1)/[.$A$2]" office:value-type="float" office:value="0.2" calcext:value-type="float">
            <text:p>0.20000</text:p>
          </table:table-cell>
          <table:table-cell table:formula="of:=([.E51]-[.$E$3]) *[.$A$3]" office:value-type="float" office:value="0.330282051282051" calcext:value-type="float">
            <text:p>0.33028</text:p>
          </table:table-cell>
          <table:table-cell table:formula="of:=([.B51]^2*[.$S$3]+[.B51]*[.$S$4]+[.$S$5])" office:value-type="float" office:value="6.5097912" calcext:value-type="float">
            <text:p>6.50979</text:p>
          </table:table-cell>
          <table:table-cell table:formula="of:=[.E51]+[.I51]" office:value-type="float" office:value="720.1907912" calcext:value-type="float">
            <text:p>720.19079</text:p>
          </table:table-cell>
          <table:table-cell table:formula="of:=([.J51]-[.$J$3]) * [.$A$3]" office:value-type="float" office:value="0.332620192820513" calcext:value-type="float">
            <text:p>0.33262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393" calcext:value-type="float">
            <text:p>1393</text:p>
          </table:table-cell>
          <table:table-cell table:style-name="ce4" office:value-type="float" office:value="84.422" calcext:value-type="float">
            <text:p>84.422</text:p>
          </table:table-cell>
          <table:table-cell table:style-name="ce4" office:value-type="float" office:value="734.417" calcext:value-type="float">
            <text:p>734.417</text:p>
          </table:table-cell>
          <table:table-cell table:style-name="ce4" table:formula="of:=[.E52]-[.E51]" office:value-type="float" office:value="20.736" calcext:value-type="float">
            <text:p>20.736</text:p>
          </table:table-cell>
          <table:table-cell table:style-name="ce7" table:formula="of:=([.B52]-1)/[.$A$2]" office:value-type="float" office:value="0.204166666666667" calcext:value-type="float">
            <text:p>0.20417</text:p>
          </table:table-cell>
          <table:table-cell table:style-name="ce7" table:formula="of:=([.E52]-[.$E$3]) *[.$A$3]" office:value-type="float" office:value="0.340915897435897" calcext:value-type="float">
            <text:p>0.34092</text:p>
          </table:table-cell>
          <table:table-cell table:style-name="ce7" table:formula="of:=([.B52]^2*[.$S$3]+[.B52]*[.$S$4]+[.$S$5])" office:value-type="float" office:value="6.72425" calcext:value-type="float">
            <text:p>6.72425</text:p>
          </table:table-cell>
          <table:table-cell table:style-name="ce7" table:formula="of:=[.E52]+[.I52]" office:value-type="float" office:value="741.14125" calcext:value-type="float">
            <text:p>741.14125</text:p>
          </table:table-cell>
          <table:table-cell table:style-name="ce7" table:formula="of:=([.J52]-[.$J$3]) * [.$A$3]" office:value-type="float" office:value="0.343364017846154" calcext:value-type="float">
            <text:p>0.34336</text:p>
          </table:table-cell>
          <table:table-cell table:number-columns-repeated="9"/>
        </table:table-row>
      </table:table>
      <table:table table:name="Sheet4" table:style-name="ta1">
        <table:shapes>
          <draw:frame draw:z-index="0" draw:style-name="gr1" draw:text-style-name="P1" svg:width="15.997cm" svg:height="8.988cm" svg:x="3.855cm" svg:y="27.157cm">
            <draw:object draw:notify-on-update-of-ranges="Sheet4.G3:Sheet4.G54 Sheet4.H3:Sheet4.H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7cm" svg:height="8.991cm" svg:x="31.166cm" svg:y="8.403cm">
            <draw:object draw:notify-on-update-of-ranges="Sheet4.N3:Sheet4.N16 Sheet4.O3:Sheet4.O1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15.997cm" svg:height="8.992cm" svg:x="31.253cm" svg:y="17.363cm">
            <draw:object draw:notify-on-update-of-ranges="Sheet4.N3:Sheet4.N16 Sheet4.Q3:Sheet4.Q1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15.997cm" svg:height="8.988cm" svg:x="20.707cm" svg:y="27.426cm">
            <draw:object draw:notify-on-update-of-ranges="Sheet4.G3:Sheet4.G54 Sheet4.K3:Sheet4.K5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3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1" table:number-columns-repeated="9" table:default-cell-style-name="Default"/>
        <table:table-row table:style-name="ro1">
          <table:table-cell/>
          <table:table-cell table:style-name="Default" table:number-columns-repeated="10"/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8" office:value-type="string" calcext:value-type="string">
            <text:p>Frame</text:p>
          </table:table-cell>
          <table:table-cell table:style-name="ce8" office:value-type="string" calcext:value-type="string">
            <text:p>Area</text:p>
          </table:table-cell>
          <table:table-cell table:style-name="ce8" office:value-type="string" calcext:value-type="string">
            <text:p>XM</text:p>
          </table:table-cell>
          <table:table-cell table:style-name="ce8" office:value-type="string" calcext:value-type="string">
            <text:p>YM</text:p>
          </table:table-cell>
          <table:table-cell table:style-name="ce8" office:value-type="string" calcext:value-type="string">
            <text:p>dy</text:p>
          </table:table-cell>
          <table:table-cell table:style-name="ce8" office:value-type="string" calcext:value-type="string">
            <text:p>time (s)</text:p>
          </table:table-cell>
          <table:table-cell table:style-name="ce8" office:value-type="string" calcext:value-type="string">
            <text:p>Y-y_0 (m)</text:p>
          </table:table-cell>
          <table:table-cell table:style-name="ce8" office:value-type="string" calcext:value-type="string">
            <text:p>Smear (pixel)</text:p>
          </table:table-cell>
          <table:table-cell table:style-name="ce8" office:value-type="string" calcext:value-type="string">
            <text:p>y adj (pixel)</text:p>
          </table:table-cell>
          <table:table-cell table:style-name="ce8" office:value-type="string" calcext:value-type="string">
            <text:p>y adj (m)</text:p>
          </table:table-cell>
          <table:table-cell table:number-columns-repeated="2"/>
          <table:table-cell office:value-type="string" calcext:value-type="string">
            <text:p>Frame</text:p>
          </table:table-cell>
          <table:table-cell office:value-type="string" calcext:value-type="string">
            <text:p>Smear (pixel)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Residual</text:p>
          </table:table-cell>
          <table:table-cell/>
          <table:table-cell office:value-type="string" calcext:value-type="string">
            <text:p>coef</text:p>
          </table:table-cell>
          <table:table-cell office:value-type="string" calcext:value-type="string">
            <text:p>pw</text:p>
          </table:table-cell>
        </table:table-row>
        <table:table-row table:style-name="ro1">
          <table:table-cell table:formula="of:=0.04/81" office:value-type="float" office:value="0.000493827160493827" calcext:value-type="float">
            <text:p>0.0004938271604938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95.716" calcext:value-type="float">
            <text:p>95.716</text:p>
          </table:table-cell>
          <table:table-cell table:style-name="ce2" office:value-type="float" office:value="58.853" calcext:value-type="float">
            <text:p>58.853</text:p>
          </table:table-cell>
          <table:table-cell table:style-name="ce2"/>
          <table:table-cell table:style-name="ce5" office:value-type="float" office:value="0" calcext:value-type="float">
            <text:p>0.00000</text:p>
          </table:table-cell>
          <table:table-cell table:style-name="ce5" table:formula="of:=0" office:value-type="float" office:value="0" calcext:value-type="float">
            <text:p>0.00000</text:p>
          </table:table-cell>
          <table:table-cell table:style-name="ce5" table:formula="of:=([.B3]^2*[.$S$3]+[.B3]*[.$S$4]+[.$S$5])" office:value-type="float" office:value="1.7039441" calcext:value-type="float">
            <text:p>1.70394</text:p>
          </table:table-cell>
          <table:table-cell table:style-name="ce5" table:formula="of:=[.E3]+[.I3]" office:value-type="float" office:value="60.5569441" calcext:value-type="float">
            <text:p>60.55694</text:p>
          </table:table-cell>
          <table:table-cell table:style-name="ce5" office:value-type="float" office:value="0" calcext:value-type="float">
            <text:p>0.0000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formula="of:= ([.N3]^2*[.$S$3]+[.N3]*[.$S$4]+[.$S$5])" office:value-type="float" office:value="6.9497769" calcext:value-type="float">
            <text:p>6.9497769</text:p>
          </table:table-cell>
          <table:table-cell table:formula="of:=[.P3]-[.O3]" office:value-type="float" office:value="-1.0502231" calcext:value-type="float">
            <text:p>-1.0502231</text:p>
          </table:table-cell>
          <table:table-cell office:value-type="float" office:value="1" calcext:value-type="float">
            <text:p>1</text:p>
          </table:table-cell>
          <table:table-cell office:value-type="float" office:value="0.0016441" calcext:value-type="float">
            <text:p>0.00164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 office:value-type="float" office:value="1250" calcext:value-type="float">
            <text:p>1250</text:p>
          </table:table-cell>
          <table:table-cell office:value-type="float" office:value="95.527" calcext:value-type="float">
            <text:p>95.527</text:p>
          </table:table-cell>
          <table:table-cell office:value-type="float" office:value="65.226" calcext:value-type="float">
            <text:p>65.226</text:p>
          </table:table-cell>
          <table:table-cell table:formula="of:=[.E4]-[.E3]" office:value-type="float" office:value="6.373" calcext:value-type="float">
            <text:p>6.373</text:p>
          </table:table-cell>
          <table:table-cell table:formula="of:=([.B4]-1)/[.$A$2]" office:value-type="float" office:value="0.00416666666666667" calcext:value-type="float">
            <text:p>0.00417</text:p>
          </table:table-cell>
          <table:table-cell table:formula="of:=([.E4]-[.$E$3]) *[.$A$3]" office:value-type="float" office:value="0.00314716049382716" calcext:value-type="float">
            <text:p>0.00315</text:p>
          </table:table-cell>
          <table:table-cell table:formula="of:=([.B4]^2*[.$S$3]+[.B4]*[.$S$4]+[.$S$5])" office:value-type="float" office:value="1.7209764" calcext:value-type="float">
            <text:p>1.72098</text:p>
          </table:table-cell>
          <table:table-cell table:formula="of:=[.E4]+[.I4]" office:value-type="float" office:value="66.9469764" calcext:value-type="float">
            <text:p>66.94698</text:p>
          </table:table-cell>
          <table:table-cell table:formula="of:=([.J4]-[.$J$3]) * [.$A$3]" office:value-type="float" office:value="0.00315557150617284" calcext:value-type="float">
            <text:p>0.00316</text:p>
          </table:table-cell>
          <table:table-cell table:number-columns-repeated="2"/>
          <table:table-cell table:formula="of:=[.N3]-4" office:value-type="float" office:value="49" calcext:value-type="float">
            <text:p>49</text:p>
          </table:table-cell>
          <table:table-cell office:value-type="float" office:value="6.2" calcext:value-type="float">
            <text:p>6.2</text:p>
          </table:table-cell>
          <table:table-cell table:formula="of:= ([.N4]^2*[.$S$3]+[.N4]*[.$S$4]+[.$S$5])" office:value-type="float" office:value="6.2305841" calcext:value-type="float">
            <text:p>6.2305841</text:p>
          </table:table-cell>
          <table:table-cell table:formula="of:=[.P4]-[.O4]" office:value-type="float" office:value="0.0305840999999996" calcext:value-type="float">
            <text:p>0.0305840999999996</text:p>
          </table:table-cell>
          <table:table-cell office:value-type="float" office:value="1" calcext:value-type="float">
            <text:p>1</text:p>
          </table:table-cell>
          <table:table-cell office:value-type="float" office:value="0.0121" calcext:value-type="float">
            <text:p>0.0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70" calcext:value-type="float">
            <text:p>1270</text:p>
          </table:table-cell>
          <table:table-cell office:value-type="float" office:value="94.822" calcext:value-type="float">
            <text:p>94.822</text:p>
          </table:table-cell>
          <table:table-cell office:value-type="float" office:value="78.045" calcext:value-type="float">
            <text:p>78.045</text:p>
          </table:table-cell>
          <table:table-cell table:formula="of:=[.E5]-[.E4]" office:value-type="float" office:value="12.819" calcext:value-type="float">
            <text:p>12.819</text:p>
          </table:table-cell>
          <table:table-cell table:formula="of:=([.B5]-1)/[.$A$2]" office:value-type="float" office:value="0.0125" calcext:value-type="float">
            <text:p>0.01250</text:p>
          </table:table-cell>
          <table:table-cell table:formula="of:=([.E5]-[.$E$3]) *[.$A$3]" office:value-type="float" office:value="0.00947753086419753" calcext:value-type="float">
            <text:p>0.00948</text:p>
          </table:table-cell>
          <table:table-cell table:formula="of:=([.B5]^2*[.$S$3]+[.B5]*[.$S$4]+[.$S$5])" office:value-type="float" office:value="1.7649056" calcext:value-type="float">
            <text:p>1.76491</text:p>
          </table:table-cell>
          <table:table-cell table:formula="of:=[.E5]+[.I5]" office:value-type="float" office:value="79.8099056" calcext:value-type="float">
            <text:p>79.80991</text:p>
          </table:table-cell>
          <table:table-cell table:formula="of:=([.J5]-[.$J$3]) * [.$A$3]" office:value-type="float" office:value="0.00950763530864198" calcext:value-type="float">
            <text:p>0.00951</text:p>
          </table:table-cell>
          <table:table-cell table:number-columns-repeated="2"/>
          <table:table-cell table:formula="of:=[.N4]-4" office:value-type="float" office:value="45" calcext:value-type="float">
            <text:p>45</text:p>
          </table:table-cell>
          <table:table-cell office:value-type="float" office:value="4.7" calcext:value-type="float">
            <text:p>4.7</text:p>
          </table:table-cell>
          <table:table-cell table:formula="of:= ([.N5]^2*[.$S$3]+[.N5]*[.$S$4]+[.$S$5])" office:value-type="float" office:value="5.5640025" calcext:value-type="float">
            <text:p>5.5640025</text:p>
          </table:table-cell>
          <table:table-cell table:formula="of:=[.P5]-[.O5]" office:value-type="float" office:value="0.8640025" calcext:value-type="float">
            <text:p>0.8640025</text:p>
          </table:table-cell>
          <table:table-cell office:value-type="float" office:value="1" calcext:value-type="float">
            <text:p>1</text:p>
          </table:table-cell>
          <table:table-cell office:value-type="float" office:value="1.6902" calcext:value-type="float">
            <text:p>1.6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]+1" office:value-type="float" office:value="5" calcext:value-type="float">
            <text:p>5</text:p>
          </table:table-cell>
          <table:table-cell office:value-type="float" office:value="1298" calcext:value-type="float">
            <text:p>1298</text:p>
          </table:table-cell>
          <table:table-cell office:value-type="float" office:value="94.562" calcext:value-type="float">
            <text:p>94.562</text:p>
          </table:table-cell>
          <table:table-cell office:value-type="float" office:value="85.14" calcext:value-type="float">
            <text:p>85.14</text:p>
          </table:table-cell>
          <table:table-cell table:formula="of:=[.E6]-[.E5]" office:value-type="float" office:value="7.095" calcext:value-type="float">
            <text:p>7.095</text:p>
          </table:table-cell>
          <table:table-cell table:formula="of:=([.B6]-1)/[.$A$2]" office:value-type="float" office:value="0.0166666666666667" calcext:value-type="float">
            <text:p>0.01667</text:p>
          </table:table-cell>
          <table:table-cell table:formula="of:=([.E6]-[.$E$3]) *[.$A$3]" office:value-type="float" office:value="0.0129812345679012" calcext:value-type="float">
            <text:p>0.01298</text:p>
          </table:table-cell>
          <table:table-cell table:formula="of:=([.B6]^2*[.$S$3]+[.B6]*[.$S$4]+[.$S$5])" office:value-type="float" office:value="1.7918025" calcext:value-type="float">
            <text:p>1.79180</text:p>
          </table:table-cell>
          <table:table-cell table:formula="of:=[.E6]+[.I6]" office:value-type="float" office:value="86.9318025" calcext:value-type="float">
            <text:p>86.93180</text:p>
          </table:table-cell>
          <table:table-cell table:formula="of:=([.J6]-[.$J$3]) * [.$A$3]" office:value-type="float" office:value="0.0130246214320988" calcext:value-type="float">
            <text:p>0.01302</text:p>
          </table:table-cell>
          <table:table-cell table:number-columns-repeated="2"/>
          <table:table-cell table:formula="of:=[.N5]-4" office:value-type="float" office:value="41" calcext:value-type="float">
            <text:p>41</text:p>
          </table:table-cell>
          <table:table-cell office:value-type="float" office:value="4.1" calcext:value-type="float">
            <text:p>4.1</text:p>
          </table:table-cell>
          <table:table-cell table:formula="of:= ([.N6]^2*[.$S$3]+[.N6]*[.$S$4]+[.$S$5])" office:value-type="float" office:value="4.9500321" calcext:value-type="float">
            <text:p>4.9500321</text:p>
          </table:table-cell>
          <table:table-cell table:formula="of:=[.P6]-[.O6]" office:value-type="float" office:value="0.8500321" calcext:value-type="float">
            <text:p>0.85003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[.B6]+1" office:value-type="float" office:value="6" calcext:value-type="float">
            <text:p>6</text:p>
          </table:table-cell>
          <table:table-cell office:value-type="float" office:value="1263" calcext:value-type="float">
            <text:p>1263</text:p>
          </table:table-cell>
          <table:table-cell office:value-type="float" office:value="94.295" calcext:value-type="float">
            <text:p>94.295</text:p>
          </table:table-cell>
          <table:table-cell office:value-type="float" office:value="91.911" calcext:value-type="float">
            <text:p>91.911</text:p>
          </table:table-cell>
          <table:table-cell table:formula="of:=[.E7]-[.E6]" office:value-type="float" office:value="6.771" calcext:value-type="float">
            <text:p>6.771</text:p>
          </table:table-cell>
          <table:table-cell table:formula="of:=([.B7]-1)/[.$A$2]" office:value-type="float" office:value="0.0208333333333333" calcext:value-type="float">
            <text:p>0.02083</text:p>
          </table:table-cell>
          <table:table-cell table:formula="of:=([.E7]-[.$E$3]) *[.$A$3]" office:value-type="float" office:value="0.0163249382716049" calcext:value-type="float">
            <text:p>0.01632</text:p>
          </table:table-cell>
          <table:table-cell table:formula="of:=([.B7]^2*[.$S$3]+[.B7]*[.$S$4]+[.$S$5])" office:value-type="float" office:value="1.8219876" calcext:value-type="float">
            <text:p>1.82199</text:p>
          </table:table-cell>
          <table:table-cell table:formula="of:=[.E7]+[.I7]" office:value-type="float" office:value="93.7329876" calcext:value-type="float">
            <text:p>93.73299</text:p>
          </table:table-cell>
          <table:table-cell table:formula="of:=([.J7]-[.$J$3]) * [.$A$3]" office:value-type="float" office:value="0.0163832313580247" calcext:value-type="float">
            <text:p>0.01638</text:p>
          </table:table-cell>
          <table:table-cell table:number-columns-repeated="2"/>
          <table:table-cell table:formula="of:=[.N6]-4"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formula="of:= ([.N7]^2*[.$S$3]+[.N7]*[.$S$4]+[.$S$5])" office:value-type="float" office:value="4.3886729" calcext:value-type="float">
            <text:p>4.3886729</text:p>
          </table:table-cell>
          <table:table-cell table:formula="of:=[.P7]-[.O7]" office:value-type="float" office:value="0.3886729" calcext:value-type="float">
            <text:p>0.38867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[.B7]+1" office:value-type="float" office:value="7" calcext:value-type="float">
            <text:p>7</text:p>
          </table:table-cell>
          <table:table-cell office:value-type="float" office:value="1271" calcext:value-type="float">
            <text:p>1271</text:p>
          </table:table-cell>
          <table:table-cell office:value-type="float" office:value="93.992" calcext:value-type="float">
            <text:p>93.992</text:p>
          </table:table-cell>
          <table:table-cell office:value-type="float" office:value="99.419" calcext:value-type="float">
            <text:p>99.419</text:p>
          </table:table-cell>
          <table:table-cell table:formula="of:=[.E8]-[.E7]" office:value-type="float" office:value="7.508" calcext:value-type="float">
            <text:p>7.508</text:p>
          </table:table-cell>
          <table:table-cell table:formula="of:=([.B8]-1)/[.$A$2]" office:value-type="float" office:value="0.025" calcext:value-type="float">
            <text:p>0.02500</text:p>
          </table:table-cell>
          <table:table-cell table:formula="of:=([.E8]-[.$E$3]) *[.$A$3]" office:value-type="float" office:value="0.0200325925925926" calcext:value-type="float">
            <text:p>0.02003</text:p>
          </table:table-cell>
          <table:table-cell table:formula="of:=([.B8]^2*[.$S$3]+[.B8]*[.$S$4]+[.$S$5])" office:value-type="float" office:value="1.8554609" calcext:value-type="float">
            <text:p>1.85546</text:p>
          </table:table-cell>
          <table:table-cell table:formula="of:=[.E8]+[.I8]" office:value-type="float" office:value="101.2744609" calcext:value-type="float">
            <text:p>101.27446</text:p>
          </table:table-cell>
          <table:table-cell table:formula="of:=([.J8]-[.$J$3]) * [.$A$3]" office:value-type="float" office:value="0.0201074157037037" calcext:value-type="float">
            <text:p>0.02011</text:p>
          </table:table-cell>
          <table:table-cell table:number-columns-repeated="2"/>
          <table:table-cell table:formula="of:=[.N7]-4"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 ([.N8]^2*[.$S$3]+[.N8]*[.$S$4]+[.$S$5])" office:value-type="float" office:value="3.8799249" calcext:value-type="float">
            <text:p>3.8799249</text:p>
          </table:table-cell>
          <table:table-cell table:formula="of:=[.P8]-[.O8]" office:value-type="float" office:value="-0.1200751" calcext:value-type="float">
            <text:p>-0.12007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[.B8]+1" office:value-type="float" office:value="8" calcext:value-type="float">
            <text:p>8</text:p>
          </table:table-cell>
          <table:table-cell office:value-type="float" office:value="1272" calcext:value-type="float">
            <text:p>1272</text:p>
          </table:table-cell>
          <table:table-cell office:value-type="float" office:value="93.62" calcext:value-type="float">
            <text:p>93.62</text:p>
          </table:table-cell>
          <table:table-cell office:value-type="float" office:value="106.985" calcext:value-type="float">
            <text:p>106.985</text:p>
          </table:table-cell>
          <table:table-cell table:formula="of:=[.E9]-[.E8]" office:value-type="float" office:value="7.566" calcext:value-type="float">
            <text:p>7.566</text:p>
          </table:table-cell>
          <table:table-cell table:formula="of:=([.B9]-1)/[.$A$2]" office:value-type="float" office:value="0.0291666666666667" calcext:value-type="float">
            <text:p>0.02917</text:p>
          </table:table-cell>
          <table:table-cell table:formula="of:=([.E9]-[.$E$3]) *[.$A$3]" office:value-type="float" office:value="0.0237688888888889" calcext:value-type="float">
            <text:p>0.02377</text:p>
          </table:table-cell>
          <table:table-cell table:formula="of:=([.B9]^2*[.$S$3]+[.B9]*[.$S$4]+[.$S$5])" office:value-type="float" office:value="1.8922224" calcext:value-type="float">
            <text:p>1.89222</text:p>
          </table:table-cell>
          <table:table-cell table:formula="of:=[.E9]+[.I9]" office:value-type="float" office:value="108.8772224" calcext:value-type="float">
            <text:p>108.87722</text:p>
          </table:table-cell>
          <table:table-cell table:formula="of:=([.J9]-[.$J$3]) * [.$A$3]" office:value-type="float" office:value="0.0238618658271605" calcext:value-type="float">
            <text:p>0.02386</text:p>
          </table:table-cell>
          <table:table-cell table:number-columns-repeated="2"/>
          <table:table-cell table:formula="of:=[.N8]-4" office:value-type="float" office:value="29" calcext:value-type="float">
            <text:p>29</text:p>
          </table:table-cell>
          <table:table-cell office:value-type="float" office:value="3.8" calcext:value-type="float">
            <text:p>3.8</text:p>
          </table:table-cell>
          <table:table-cell table:formula="of:= ([.N9]^2*[.$S$3]+[.N9]*[.$S$4]+[.$S$5])" office:value-type="float" office:value="3.4237881" calcext:value-type="float">
            <text:p>3.4237881</text:p>
          </table:table-cell>
          <table:table-cell table:formula="of:=[.P9]-[.O9]" office:value-type="float" office:value="-0.3762119" calcext:value-type="float">
            <text:p>-0.37621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[.B9]+1" office:value-type="float" office:value="9" calcext:value-type="float">
            <text:p>9</text:p>
          </table:table-cell>
          <table:table-cell office:value-type="float" office:value="1275" calcext:value-type="float">
            <text:p>1275</text:p>
          </table:table-cell>
          <table:table-cell office:value-type="float" office:value="93.345" calcext:value-type="float">
            <text:p>93.345</text:p>
          </table:table-cell>
          <table:table-cell office:value-type="float" office:value="115.103" calcext:value-type="float">
            <text:p>115.103</text:p>
          </table:table-cell>
          <table:table-cell table:formula="of:=[.E10]-[.E9]" office:value-type="float" office:value="8.118" calcext:value-type="float">
            <text:p>8.118</text:p>
          </table:table-cell>
          <table:table-cell table:formula="of:=([.B10]-1)/[.$A$2]" office:value-type="float" office:value="0.0333333333333333" calcext:value-type="float">
            <text:p>0.03333</text:p>
          </table:table-cell>
          <table:table-cell table:formula="of:=([.E10]-[.$E$3]) *[.$A$3]" office:value-type="float" office:value="0.0277777777777778" calcext:value-type="float">
            <text:p>0.02778</text:p>
          </table:table-cell>
          <table:table-cell table:formula="of:=([.B10]^2*[.$S$3]+[.B10]*[.$S$4]+[.$S$5])" office:value-type="float" office:value="1.9322721" calcext:value-type="float">
            <text:p>1.93227</text:p>
          </table:table-cell>
          <table:table-cell table:formula="of:=[.E10]+[.I10]" office:value-type="float" office:value="117.0352721" calcext:value-type="float">
            <text:p>117.03527</text:p>
          </table:table-cell>
          <table:table-cell table:formula="of:=([.J10]-[.$J$3]) * [.$A$3]" office:value-type="float" office:value="0.027890532345679" calcext:value-type="float">
            <text:p>0.02789</text:p>
          </table:table-cell>
          <table:table-cell table:number-columns-repeated="2"/>
          <table:table-cell table:formula="of:=[.N9]-4" office:value-type="float" office:value="25" calcext:value-type="float">
            <text:p>25</text:p>
          </table:table-cell>
          <table:table-cell office:value-type="float" office:value="3.6" calcext:value-type="float">
            <text:p>3.6</text:p>
          </table:table-cell>
          <table:table-cell table:formula="of:= ([.N10]^2*[.$S$3]+[.N10]*[.$S$4]+[.$S$5])" office:value-type="float" office:value="3.0202625" calcext:value-type="float">
            <text:p>3.0202625</text:p>
          </table:table-cell>
          <table:table-cell table:formula="of:=[.P10]-[.O10]" office:value-type="float" office:value="-0.5797375" calcext:value-type="float">
            <text:p>-0.57973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[.B10]+1" office:value-type="float" office:value="10" calcext:value-type="float">
            <text:p>10</text:p>
          </table:table-cell>
          <table:table-cell office:value-type="float" office:value="1296" calcext:value-type="float">
            <text:p>1296</text:p>
          </table:table-cell>
          <table:table-cell office:value-type="float" office:value="93.029" calcext:value-type="float">
            <text:p>93.029</text:p>
          </table:table-cell>
          <table:table-cell office:value-type="float" office:value="123.517" calcext:value-type="float">
            <text:p>123.517</text:p>
          </table:table-cell>
          <table:table-cell table:formula="of:=[.E11]-[.E10]" office:value-type="float" office:value="8.414" calcext:value-type="float">
            <text:p>8.414</text:p>
          </table:table-cell>
          <table:table-cell table:formula="of:=([.B11]-1)/[.$A$2]" office:value-type="float" office:value="0.0375" calcext:value-type="float">
            <text:p>0.03750</text:p>
          </table:table-cell>
          <table:table-cell table:formula="of:=([.E11]-[.$E$3]) *[.$A$3]" office:value-type="float" office:value="0.0319328395061728" calcext:value-type="float">
            <text:p>0.03193</text:p>
          </table:table-cell>
          <table:table-cell table:formula="of:=([.B11]^2*[.$S$3]+[.B11]*[.$S$4]+[.$S$5])" office:value-type="float" office:value="1.97561" calcext:value-type="float">
            <text:p>1.97561</text:p>
          </table:table-cell>
          <table:table-cell table:formula="of:=[.E11]+[.I11]" office:value-type="float" office:value="125.49261" calcext:value-type="float">
            <text:p>125.49261</text:p>
          </table:table-cell>
          <table:table-cell table:formula="of:=([.J11]-[.$J$3]) * [.$A$3]" office:value-type="float" office:value="0.0320669955061728" calcext:value-type="float">
            <text:p>0.03207</text:p>
          </table:table-cell>
          <table:table-cell table:number-columns-repeated="2"/>
          <table:table-cell table:formula="of:=[.N10]-4" office:value-type="float" office:value="21" calcext:value-type="float">
            <text:p>21</text:p>
          </table:table-cell>
          <table:table-cell office:value-type="float" office:value="2.5" calcext:value-type="float">
            <text:p>2.5</text:p>
          </table:table-cell>
          <table:table-cell table:formula="of:= ([.N11]^2*[.$S$3]+[.N11]*[.$S$4]+[.$S$5])" office:value-type="float" office:value="2.6693481" calcext:value-type="float">
            <text:p>2.6693481</text:p>
          </table:table-cell>
          <table:table-cell table:formula="of:=[.P11]-[.O11]" office:value-type="float" office:value="0.1693481" calcext:value-type="float">
            <text:p>0.16934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[.B11]+1" office:value-type="float" office:value="11" calcext:value-type="float">
            <text:p>11</text:p>
          </table:table-cell>
          <table:table-cell office:value-type="float" office:value="1266" calcext:value-type="float">
            <text:p>1266</text:p>
          </table:table-cell>
          <table:table-cell office:value-type="float" office:value="92.731" calcext:value-type="float">
            <text:p>92.731</text:p>
          </table:table-cell>
          <table:table-cell office:value-type="float" office:value="131.858" calcext:value-type="float">
            <text:p>131.858</text:p>
          </table:table-cell>
          <table:table-cell table:formula="of:=[.E12]-[.E11]" office:value-type="float" office:value="8.34100000000001" calcext:value-type="float">
            <text:p>8.34100000000001</text:p>
          </table:table-cell>
          <table:table-cell table:formula="of:=([.B12]-1)/[.$A$2]" office:value-type="float" office:value="0.0416666666666667" calcext:value-type="float">
            <text:p>0.04167</text:p>
          </table:table-cell>
          <table:table-cell table:formula="of:=([.E12]-[.$E$3]) *[.$A$3]" office:value-type="float" office:value="0.0360518518518518" calcext:value-type="float">
            <text:p>0.03605</text:p>
          </table:table-cell>
          <table:table-cell table:formula="of:=([.B12]^2*[.$S$3]+[.B12]*[.$S$4]+[.$S$5])" office:value-type="float" office:value="2.0222361" calcext:value-type="float">
            <text:p>2.02224</text:p>
          </table:table-cell>
          <table:table-cell table:formula="of:=[.E12]+[.I12]" office:value-type="float" office:value="133.8802361" calcext:value-type="float">
            <text:p>133.88024</text:p>
          </table:table-cell>
          <table:table-cell table:formula="of:=([.J12]-[.$J$3]) * [.$A$3]" office:value-type="float" office:value="0.0362090330864197" calcext:value-type="float">
            <text:p>0.03621</text:p>
          </table:table-cell>
          <table:table-cell table:number-columns-repeated="2"/>
          <table:table-cell table:formula="of:=[.N11]-4" office:value-type="float" office:value="17" calcext:value-type="float">
            <text:p>17</text:p>
          </table:table-cell>
          <table:table-cell office:value-type="float" office:value="2.2" calcext:value-type="float">
            <text:p>2.2</text:p>
          </table:table-cell>
          <table:table-cell table:formula="of:= ([.N12]^2*[.$S$3]+[.N12]*[.$S$4]+[.$S$5])" office:value-type="float" office:value="2.3710449" calcext:value-type="float">
            <text:p>2.3710449</text:p>
          </table:table-cell>
          <table:table-cell table:formula="of:=[.P12]-[.O12]" office:value-type="float" office:value="0.1710449" calcext:value-type="float">
            <text:p>0.17104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[.B12]+1" office:value-type="float" office:value="12" calcext:value-type="float">
            <text:p>12</text:p>
          </table:table-cell>
          <table:table-cell office:value-type="float" office:value="1300" calcext:value-type="float">
            <text:p>1300</text:p>
          </table:table-cell>
          <table:table-cell office:value-type="float" office:value="92.37" calcext:value-type="float">
            <text:p>92.37</text:p>
          </table:table-cell>
          <table:table-cell office:value-type="float" office:value="141.158" calcext:value-type="float">
            <text:p>141.158</text:p>
          </table:table-cell>
          <table:table-cell table:formula="of:=[.E13]-[.E12]" office:value-type="float" office:value="9.29999999999998" calcext:value-type="float">
            <text:p>9.29999999999998</text:p>
          </table:table-cell>
          <table:table-cell table:formula="of:=([.B13]-1)/[.$A$2]" office:value-type="float" office:value="0.0458333333333333" calcext:value-type="float">
            <text:p>0.04583</text:p>
          </table:table-cell>
          <table:table-cell table:formula="of:=([.E13]-[.$E$3]) *[.$A$3]" office:value-type="float" office:value="0.0406444444444444" calcext:value-type="float">
            <text:p>0.04064</text:p>
          </table:table-cell>
          <table:table-cell table:formula="of:=([.B13]^2*[.$S$3]+[.B13]*[.$S$4]+[.$S$5])" office:value-type="float" office:value="2.0721504" calcext:value-type="float">
            <text:p>2.07215</text:p>
          </table:table-cell>
          <table:table-cell table:formula="of:=[.E13]+[.I13]" office:value-type="float" office:value="143.2301504" calcext:value-type="float">
            <text:p>143.23015</text:p>
          </table:table-cell>
          <table:table-cell table:formula="of:=([.J13]-[.$J$3]) * [.$A$3]" office:value-type="float" office:value="0.0408262747160494" calcext:value-type="float">
            <text:p>0.04083</text:p>
          </table:table-cell>
          <table:table-cell table:number-columns-repeated="2"/>
          <table:table-cell table:formula="of:=[.N12]-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 ([.N13]^2*[.$S$3]+[.N13]*[.$S$4]+[.$S$5])" office:value-type="float" office:value="2.1253529" calcext:value-type="float">
            <text:p>2.1253529</text:p>
          </table:table-cell>
          <table:table-cell table:formula="of:=[.P13]-[.O13]" office:value-type="float" office:value="-0.8746471" calcext:value-type="float">
            <text:p>-0.87464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[.B13]+1"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float" office:value="92.036" calcext:value-type="float">
            <text:p>92.036</text:p>
          </table:table-cell>
          <table:table-cell office:value-type="float" office:value="150.098" calcext:value-type="float">
            <text:p>150.098</text:p>
          </table:table-cell>
          <table:table-cell table:formula="of:=[.E14]-[.E13]" office:value-type="float" office:value="8.94000000000003" calcext:value-type="float">
            <text:p>8.94000000000003</text:p>
          </table:table-cell>
          <table:table-cell table:formula="of:=([.B14]-1)/[.$A$2]" office:value-type="float" office:value="0.05" calcext:value-type="float">
            <text:p>0.05000</text:p>
          </table:table-cell>
          <table:table-cell table:formula="of:=([.E14]-[.$E$3]) *[.$A$3]" office:value-type="float" office:value="0.0450592592592593" calcext:value-type="float">
            <text:p>0.04506</text:p>
          </table:table-cell>
          <table:table-cell table:formula="of:=([.B14]^2*[.$S$3]+[.B14]*[.$S$4]+[.$S$5])" office:value-type="float" office:value="2.1253529" calcext:value-type="float">
            <text:p>2.12535</text:p>
          </table:table-cell>
          <table:table-cell table:formula="of:=[.E14]+[.I14]" office:value-type="float" office:value="152.2233529" calcext:value-type="float">
            <text:p>152.22335</text:p>
          </table:table-cell>
          <table:table-cell table:formula="of:=([.J14]-[.$J$3]) * [.$A$3]" office:value-type="float" office:value="0.0452673623703704" calcext:value-type="float">
            <text:p>0.04527</text:p>
          </table:table-cell>
          <table:table-cell table:number-columns-repeated="2"/>
          <table:table-cell table:formula="of:=[.N13]-4" office:value-type="float" office:value="9" calcext:value-type="float">
            <text:p>9</text:p>
          </table:table-cell>
          <table:table-cell office:value-type="float" office:value="1.9" calcext:value-type="float">
            <text:p>1.9</text:p>
          </table:table-cell>
          <table:table-cell table:formula="of:= ([.N14]^2*[.$S$3]+[.N14]*[.$S$4]+[.$S$5])" office:value-type="float" office:value="1.9322721" calcext:value-type="float">
            <text:p>1.9322721</text:p>
          </table:table-cell>
          <table:table-cell table:formula="of:=[.P14]-[.O14]" office:value-type="float" office:value="0.0322720999999999" calcext:value-type="float">
            <text:p>0.03227209999999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[.B14]+1" office:value-type="float" office:value="14" calcext:value-type="float">
            <text:p>14</text:p>
          </table:table-cell>
          <table:table-cell office:value-type="float" office:value="1289" calcext:value-type="float">
            <text:p>1289</text:p>
          </table:table-cell>
          <table:table-cell office:value-type="float" office:value="91.756" calcext:value-type="float">
            <text:p>91.756</text:p>
          </table:table-cell>
          <table:table-cell office:value-type="float" office:value="159.612" calcext:value-type="float">
            <text:p>159.612</text:p>
          </table:table-cell>
          <table:table-cell table:formula="of:=[.E15]-[.E14]" office:value-type="float" office:value="9.51399999999998" calcext:value-type="float">
            <text:p>9.51399999999998</text:p>
          </table:table-cell>
          <table:table-cell table:formula="of:=([.B15]-1)/[.$A$2]" office:value-type="float" office:value="0.0541666666666667" calcext:value-type="float">
            <text:p>0.05417</text:p>
          </table:table-cell>
          <table:table-cell table:formula="of:=([.E15]-[.$E$3]) *[.$A$3]" office:value-type="float" office:value="0.0497575308641975" calcext:value-type="float">
            <text:p>0.04976</text:p>
          </table:table-cell>
          <table:table-cell table:formula="of:=([.B15]^2*[.$S$3]+[.B15]*[.$S$4]+[.$S$5])" office:value-type="float" office:value="2.1818436" calcext:value-type="float">
            <text:p>2.18184</text:p>
          </table:table-cell>
          <table:table-cell table:formula="of:=[.E15]+[.I15]" office:value-type="float" office:value="161.7938436" calcext:value-type="float">
            <text:p>161.79384</text:p>
          </table:table-cell>
          <table:table-cell table:formula="of:=([.J15]-[.$J$3]) * [.$A$3]" office:value-type="float" office:value="0.049993530617284" calcext:value-type="float">
            <text:p>0.04999</text:p>
          </table:table-cell>
          <table:table-cell table:number-columns-repeated="2"/>
          <table:table-cell table:formula="of:=[.N14]-4"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table:formula="of:= ([.N15]^2*[.$S$3]+[.N15]*[.$S$4]+[.$S$5])" office:value-type="float" office:value="1.7918025" calcext:value-type="float">
            <text:p>1.7918025</text:p>
          </table:table-cell>
          <table:table-cell table:formula="of:=[.P15]-[.O15]" office:value-type="float" office:value="-0.1081975" calcext:value-type="float">
            <text:p>-0.10819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[.B15]+1" office:value-type="float" office:value="15" calcext:value-type="float">
            <text:p>15</text:p>
          </table:table-cell>
          <table:table-cell office:value-type="float" office:value="1283" calcext:value-type="float">
            <text:p>1283</text:p>
          </table:table-cell>
          <table:table-cell office:value-type="float" office:value="91.482" calcext:value-type="float">
            <text:p>91.482</text:p>
          </table:table-cell>
          <table:table-cell office:value-type="float" office:value="169.102" calcext:value-type="float">
            <text:p>169.102</text:p>
          </table:table-cell>
          <table:table-cell table:formula="of:=[.E16]-[.E15]" office:value-type="float" office:value="9.49000000000001" calcext:value-type="float">
            <text:p>9.49000000000001</text:p>
          </table:table-cell>
          <table:table-cell table:formula="of:=([.B16]-1)/[.$A$2]" office:value-type="float" office:value="0.0583333333333333" calcext:value-type="float">
            <text:p>0.05833</text:p>
          </table:table-cell>
          <table:table-cell table:formula="of:=([.E16]-[.$E$3]) *[.$A$3]" office:value-type="float" office:value="0.054443950617284" calcext:value-type="float">
            <text:p>0.05444</text:p>
          </table:table-cell>
          <table:table-cell table:formula="of:=([.B16]^2*[.$S$3]+[.B16]*[.$S$4]+[.$S$5])" office:value-type="float" office:value="2.2416225" calcext:value-type="float">
            <text:p>2.24162</text:p>
          </table:table-cell>
          <table:table-cell table:formula="of:=[.E16]+[.I16]" office:value-type="float" office:value="171.3436225" calcext:value-type="float">
            <text:p>171.34362</text:p>
          </table:table-cell>
          <table:table-cell table:formula="of:=([.J16]-[.$J$3]) * [.$A$3]" office:value-type="float" office:value="0.0547094708148148" calcext:value-type="float">
            <text:p>0.05471</text:p>
          </table:table-cell>
          <table:table-cell table:number-columns-repeated="2"/>
          <table:table-cell table:formula="of:=[.N15]-4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formula="of:= ([.N16]^2*[.$S$3]+[.N16]*[.$S$4]+[.$S$5])" office:value-type="float" office:value="1.7039441" calcext:value-type="float">
            <text:p>1.7039441</text:p>
          </table:table-cell>
          <table:table-cell table:formula="of:=[.P16]-[.O16]" office:value-type="float" office:value="0.6039441" calcext:value-type="float">
            <text:p>0.60394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[.B16]+1" office:value-type="float" office:value="16" calcext:value-type="float">
            <text:p>16</text:p>
          </table:table-cell>
          <table:table-cell office:value-type="float" office:value="1271" calcext:value-type="float">
            <text:p>1271</text:p>
          </table:table-cell>
          <table:table-cell office:value-type="float" office:value="91.111" calcext:value-type="float">
            <text:p>91.111</text:p>
          </table:table-cell>
          <table:table-cell office:value-type="float" office:value="179.443" calcext:value-type="float">
            <text:p>179.443</text:p>
          </table:table-cell>
          <table:table-cell table:formula="of:=[.E17]-[.E16]" office:value-type="float" office:value="10.341" calcext:value-type="float">
            <text:p>10.341</text:p>
          </table:table-cell>
          <table:table-cell table:formula="of:=([.B17]-1)/[.$A$2]" office:value-type="float" office:value="0.0625" calcext:value-type="float">
            <text:p>0.06250</text:p>
          </table:table-cell>
          <table:table-cell table:formula="of:=([.E17]-[.$E$3]) *[.$A$3]" office:value-type="float" office:value="0.0595506172839506" calcext:value-type="float">
            <text:p>0.05955</text:p>
          </table:table-cell>
          <table:table-cell table:formula="of:=([.B17]^2*[.$S$3]+[.B17]*[.$S$4]+[.$S$5])" office:value-type="float" office:value="2.3046896" calcext:value-type="float">
            <text:p>2.30469</text:p>
          </table:table-cell>
          <table:table-cell table:formula="of:=[.E17]+[.I17]" office:value-type="float" office:value="181.7476896" calcext:value-type="float">
            <text:p>181.74769</text:p>
          </table:table-cell>
          <table:table-cell table:formula="of:=([.J17]-[.$J$3]) * [.$A$3]" office:value-type="float" office:value="0.0598472817283951" calcext:value-type="float">
            <text:p>0.05985</text:p>
          </table:table-cell>
          <table:table-cell table:number-columns-repeated="9"/>
        </table:table-row>
        <table:table-row table:style-name="ro1">
          <table:table-cell/>
          <table:table-cell table:formula="of:=[.B17]+1" office:value-type="float" office:value="17" calcext:value-type="float">
            <text:p>17</text:p>
          </table:table-cell>
          <table:table-cell office:value-type="float" office:value="1302" calcext:value-type="float">
            <text:p>1302</text:p>
          </table:table-cell>
          <table:table-cell office:value-type="float" office:value="90.735" calcext:value-type="float">
            <text:p>90.735</text:p>
          </table:table-cell>
          <table:table-cell office:value-type="float" office:value="189.833" calcext:value-type="float">
            <text:p>189.833</text:p>
          </table:table-cell>
          <table:table-cell table:formula="of:=[.E18]-[.E17]" office:value-type="float" office:value="10.39" calcext:value-type="float">
            <text:p>10.39</text:p>
          </table:table-cell>
          <table:table-cell table:formula="of:=([.B18]-1)/[.$A$2]" office:value-type="float" office:value="0.0666666666666667" calcext:value-type="float">
            <text:p>0.06667</text:p>
          </table:table-cell>
          <table:table-cell table:formula="of:=([.E18]-[.$E$3]) *[.$A$3]" office:value-type="float" office:value="0.0646814814814815" calcext:value-type="float">
            <text:p>0.06468</text:p>
          </table:table-cell>
          <table:table-cell table:formula="of:=([.B18]^2*[.$S$3]+[.B18]*[.$S$4]+[.$S$5])" office:value-type="float" office:value="2.3710449" calcext:value-type="float">
            <text:p>2.37104</text:p>
          </table:table-cell>
          <table:table-cell table:formula="of:=[.E18]+[.I18]" office:value-type="float" office:value="192.2040449" calcext:value-type="float">
            <text:p>192.20404</text:p>
          </table:table-cell>
          <table:table-cell table:formula="of:=([.J18]-[.$J$3]) * [.$A$3]" office:value-type="float" office:value="0.0650109139753086" calcext:value-type="float">
            <text:p>0.06501</text:p>
          </table:table-cell>
          <table:table-cell table:number-columns-repeated="9"/>
        </table:table-row>
        <table:table-row table:style-name="ro1">
          <table:table-cell/>
          <table:table-cell table:formula="of:=[.B18]+1" office:value-type="float" office:value="18" calcext:value-type="float">
            <text:p>18</text:p>
          </table:table-cell>
          <table:table-cell office:value-type="float" office:value="1272" calcext:value-type="float">
            <text:p>1272</text:p>
          </table:table-cell>
          <table:table-cell office:value-type="float" office:value="90.347" calcext:value-type="float">
            <text:p>90.347</text:p>
          </table:table-cell>
          <table:table-cell office:value-type="float" office:value="200.296" calcext:value-type="float">
            <text:p>200.296</text:p>
          </table:table-cell>
          <table:table-cell table:formula="of:=[.E19]-[.E18]" office:value-type="float" office:value="10.463" calcext:value-type="float">
            <text:p>10.463</text:p>
          </table:table-cell>
          <table:table-cell table:formula="of:=([.B19]-1)/[.$A$2]" office:value-type="float" office:value="0.0708333333333333" calcext:value-type="float">
            <text:p>0.07083</text:p>
          </table:table-cell>
          <table:table-cell table:formula="of:=([.E19]-[.$E$3]) *[.$A$3]" office:value-type="float" office:value="0.0698483950617284" calcext:value-type="float">
            <text:p>0.06985</text:p>
          </table:table-cell>
          <table:table-cell table:formula="of:=([.B19]^2*[.$S$3]+[.B19]*[.$S$4]+[.$S$5])" office:value-type="float" office:value="2.4406884" calcext:value-type="float">
            <text:p>2.44069</text:p>
          </table:table-cell>
          <table:table-cell table:formula="of:=[.E19]+[.I19]" office:value-type="float" office:value="202.7366884" calcext:value-type="float">
            <text:p>202.73669</text:p>
          </table:table-cell>
          <table:table-cell table:formula="of:=([.J19]-[.$J$3]) * [.$A$3]" office:value-type="float" office:value="0.0702122194074074" calcext:value-type="float">
            <text:p>0.07021</text:p>
          </table:table-cell>
          <table:table-cell table:number-columns-repeated="9"/>
        </table:table-row>
        <table:table-row table:style-name="ro1">
          <table:table-cell/>
          <table:table-cell table:formula="of:=[.B19]+1" office:value-type="float" office:value="19" calcext:value-type="float">
            <text:p>19</text:p>
          </table:table-cell>
          <table:table-cell office:value-type="float" office:value="1289" calcext:value-type="float">
            <text:p>1289</text:p>
          </table:table-cell>
          <table:table-cell office:value-type="float" office:value="90.071" calcext:value-type="float">
            <text:p>90.071</text:p>
          </table:table-cell>
          <table:table-cell office:value-type="float" office:value="211.654" calcext:value-type="float">
            <text:p>211.654</text:p>
          </table:table-cell>
          <table:table-cell table:formula="of:=[.E20]-[.E19]" office:value-type="float" office:value="11.358" calcext:value-type="float">
            <text:p>11.358</text:p>
          </table:table-cell>
          <table:table-cell table:formula="of:=([.B20]-1)/[.$A$2]" office:value-type="float" office:value="0.075" calcext:value-type="float">
            <text:p>0.07500</text:p>
          </table:table-cell>
          <table:table-cell table:formula="of:=([.E20]-[.$E$3]) *[.$A$3]" office:value-type="float" office:value="0.0754572839506173" calcext:value-type="float">
            <text:p>0.07546</text:p>
          </table:table-cell>
          <table:table-cell table:formula="of:=([.B20]^2*[.$S$3]+[.B20]*[.$S$4]+[.$S$5])" office:value-type="float" office:value="2.5136201" calcext:value-type="float">
            <text:p>2.51362</text:p>
          </table:table-cell>
          <table:table-cell table:formula="of:=[.E20]+[.I20]" office:value-type="float" office:value="214.1676201" calcext:value-type="float">
            <text:p>214.16762</text:p>
          </table:table-cell>
          <table:table-cell table:formula="of:=([.J20]-[.$J$3]) * [.$A$3]" office:value-type="float" office:value="0.0758571239506173" calcext:value-type="float">
            <text:p>0.07586</text:p>
          </table:table-cell>
          <table:table-cell table:number-columns-repeated="9"/>
        </table:table-row>
        <table:table-row table:style-name="ro1">
          <table:table-cell/>
          <table:table-cell table:formula="of:=[.B20]+1" office:value-type="float" office:value="20" calcext:value-type="float">
            <text:p>20</text:p>
          </table:table-cell>
          <table:table-cell office:value-type="float" office:value="1275" calcext:value-type="float">
            <text:p>1275</text:p>
          </table:table-cell>
          <table:table-cell office:value-type="float" office:value="89.806" calcext:value-type="float">
            <text:p>89.806</text:p>
          </table:table-cell>
          <table:table-cell office:value-type="float" office:value="222.87" calcext:value-type="float">
            <text:p>222.87</text:p>
          </table:table-cell>
          <table:table-cell table:formula="of:=[.E21]-[.E20]" office:value-type="float" office:value="11.216" calcext:value-type="float">
            <text:p>11.216</text:p>
          </table:table-cell>
          <table:table-cell table:formula="of:=([.B21]-1)/[.$A$2]" office:value-type="float" office:value="0.0791666666666667" calcext:value-type="float">
            <text:p>0.07917</text:p>
          </table:table-cell>
          <table:table-cell table:formula="of:=([.E21]-[.$E$3]) *[.$A$3]" office:value-type="float" office:value="0.0809960493827161" calcext:value-type="float">
            <text:p>0.08100</text:p>
          </table:table-cell>
          <table:table-cell table:formula="of:=([.B21]^2*[.$S$3]+[.B21]*[.$S$4]+[.$S$5])" office:value-type="float" office:value="2.58984" calcext:value-type="float">
            <text:p>2.58984</text:p>
          </table:table-cell>
          <table:table-cell table:formula="of:=[.E21]+[.I21]" office:value-type="float" office:value="225.45984" calcext:value-type="float">
            <text:p>225.45984</text:p>
          </table:table-cell>
          <table:table-cell table:formula="of:=([.J21]-[.$J$3]) * [.$A$3]" office:value-type="float" office:value="0.0814335288395062" calcext:value-type="float">
            <text:p>0.08143</text:p>
          </table:table-cell>
          <table:table-cell table:number-columns-repeated="9"/>
        </table:table-row>
        <table:table-row table:style-name="ro1">
          <table:table-cell/>
          <table:table-cell table:formula="of:=[.B21]+1" office:value-type="float" office:value="21" calcext:value-type="float">
            <text:p>21</text:p>
          </table:table-cell>
          <table:table-cell office:value-type="float" office:value="1259" calcext:value-type="float">
            <text:p>1259</text:p>
          </table:table-cell>
          <table:table-cell office:value-type="float" office:value="89.25" calcext:value-type="float">
            <text:p>89.25</text:p>
          </table:table-cell>
          <table:table-cell office:value-type="float" office:value="234.545" calcext:value-type="float">
            <text:p>234.545</text:p>
          </table:table-cell>
          <table:table-cell table:formula="of:=[.E22]-[.E21]" office:value-type="float" office:value="11.675" calcext:value-type="float">
            <text:p>11.675</text:p>
          </table:table-cell>
          <table:table-cell table:formula="of:=([.B22]-1)/[.$A$2]" office:value-type="float" office:value="0.0833333333333333" calcext:value-type="float">
            <text:p>0.08333</text:p>
          </table:table-cell>
          <table:table-cell table:formula="of:=([.E22]-[.$E$3]) *[.$A$3]" office:value-type="float" office:value="0.0867614814814815" calcext:value-type="float">
            <text:p>0.08676</text:p>
          </table:table-cell>
          <table:table-cell table:formula="of:=([.B22]^2*[.$S$3]+[.B22]*[.$S$4]+[.$S$5])" office:value-type="float" office:value="2.6693481" calcext:value-type="float">
            <text:p>2.66935</text:p>
          </table:table-cell>
          <table:table-cell table:formula="of:=[.E22]+[.I22]" office:value-type="float" office:value="237.2143481" calcext:value-type="float">
            <text:p>237.21435</text:p>
          </table:table-cell>
          <table:table-cell table:formula="of:=([.J22]-[.$J$3]) * [.$A$3]" office:value-type="float" office:value="0.0872382241975309" calcext:value-type="float">
            <text:p>0.08724</text:p>
          </table:table-cell>
          <table:table-cell table:number-columns-repeated="9"/>
        </table:table-row>
        <table:table-row table:style-name="ro1">
          <table:table-cell/>
          <table:table-cell table:formula="of:=[.B22]+1" office:value-type="float" office:value="22" calcext:value-type="float">
            <text:p>22</text:p>
          </table:table-cell>
          <table:table-cell office:value-type="float" office:value="1272" calcext:value-type="float">
            <text:p>1272</text:p>
          </table:table-cell>
          <table:table-cell office:value-type="float" office:value="88.831" calcext:value-type="float">
            <text:p>88.831</text:p>
          </table:table-cell>
          <table:table-cell office:value-type="float" office:value="246.699" calcext:value-type="float">
            <text:p>246.699</text:p>
          </table:table-cell>
          <table:table-cell table:formula="of:=[.E23]-[.E22]" office:value-type="float" office:value="12.154" calcext:value-type="float">
            <text:p>12.154</text:p>
          </table:table-cell>
          <table:table-cell table:formula="of:=([.B23]-1)/[.$A$2]" office:value-type="float" office:value="0.0875" calcext:value-type="float">
            <text:p>0.08750</text:p>
          </table:table-cell>
          <table:table-cell table:formula="of:=([.E23]-[.$E$3]) *[.$A$3]" office:value-type="float" office:value="0.0927634567901235" calcext:value-type="float">
            <text:p>0.09276</text:p>
          </table:table-cell>
          <table:table-cell table:formula="of:=([.B23]^2*[.$S$3]+[.B23]*[.$S$4]+[.$S$5])" office:value-type="float" office:value="2.7521444" calcext:value-type="float">
            <text:p>2.75214</text:p>
          </table:table-cell>
          <table:table-cell table:formula="of:=[.E23]+[.I23]" office:value-type="float" office:value="249.4511444" calcext:value-type="float">
            <text:p>249.45114</text:p>
          </table:table-cell>
          <table:table-cell table:formula="of:=([.J23]-[.$J$3]) * [.$A$3]" office:value-type="float" office:value="0.0932810865679012" calcext:value-type="float">
            <text:p>0.09328</text:p>
          </table:table-cell>
          <table:table-cell table:number-columns-repeated="9"/>
        </table:table-row>
        <table:table-row table:style-name="ro1">
          <table:table-cell/>
          <table:table-cell table:formula="of:=[.B23]+1" office:value-type="float" office:value="23" calcext:value-type="float">
            <text:p>23</text:p>
          </table:table-cell>
          <table:table-cell office:value-type="float" office:value="1230" calcext:value-type="float">
            <text:p>1230</text:p>
          </table:table-cell>
          <table:table-cell office:value-type="float" office:value="88.325" calcext:value-type="float">
            <text:p>88.325</text:p>
          </table:table-cell>
          <table:table-cell office:value-type="float" office:value="258.646" calcext:value-type="float">
            <text:p>258.646</text:p>
          </table:table-cell>
          <table:table-cell table:formula="of:=[.E24]-[.E23]" office:value-type="float" office:value="11.947" calcext:value-type="float">
            <text:p>11.947</text:p>
          </table:table-cell>
          <table:table-cell table:formula="of:=([.B24]-1)/[.$A$2]" office:value-type="float" office:value="0.0916666666666667" calcext:value-type="float">
            <text:p>0.09167</text:p>
          </table:table-cell>
          <table:table-cell table:formula="of:=([.E24]-[.$E$3]) *[.$A$3]" office:value-type="float" office:value="0.0986632098765432" calcext:value-type="float">
            <text:p>0.09866</text:p>
          </table:table-cell>
          <table:table-cell table:formula="of:=([.B24]^2*[.$S$3]+[.B24]*[.$S$4]+[.$S$5])" office:value-type="float" office:value="2.8382289" calcext:value-type="float">
            <text:p>2.83823</text:p>
          </table:table-cell>
          <table:table-cell table:formula="of:=[.E24]+[.I24]" office:value-type="float" office:value="261.4842289" calcext:value-type="float">
            <text:p>261.48423</text:p>
          </table:table-cell>
          <table:table-cell table:formula="of:=([.J24]-[.$J$3]) * [.$A$3]" office:value-type="float" office:value="0.0992233505185185" calcext:value-type="float">
            <text:p>0.09922</text:p>
          </table:table-cell>
          <table:table-cell table:number-columns-repeated="9"/>
        </table:table-row>
        <table:table-row table:style-name="ro1">
          <table:table-cell/>
          <table:table-cell table:formula="of:=[.B24]+1" office:value-type="float" office:value="24" calcext:value-type="float">
            <text:p>24</text:p>
          </table:table-cell>
          <table:table-cell office:value-type="float" office:value="1239" calcext:value-type="float">
            <text:p>1239</text:p>
          </table:table-cell>
          <table:table-cell office:value-type="float" office:value="88.027" calcext:value-type="float">
            <text:p>88.027</text:p>
          </table:table-cell>
          <table:table-cell office:value-type="float" office:value="271.481" calcext:value-type="float">
            <text:p>271.481</text:p>
          </table:table-cell>
          <table:table-cell table:formula="of:=[.E25]-[.E24]" office:value-type="float" office:value="12.835" calcext:value-type="float">
            <text:p>12.835</text:p>
          </table:table-cell>
          <table:table-cell table:formula="of:=([.B25]-1)/[.$A$2]" office:value-type="float" office:value="0.0958333333333333" calcext:value-type="float">
            <text:p>0.09583</text:p>
          </table:table-cell>
          <table:table-cell table:formula="of:=([.E25]-[.$E$3]) *[.$A$3]" office:value-type="float" office:value="0.105001481481481" calcext:value-type="float">
            <text:p>0.10500</text:p>
          </table:table-cell>
          <table:table-cell table:formula="of:=([.B25]^2*[.$S$3]+[.B25]*[.$S$4]+[.$S$5])" office:value-type="float" office:value="2.9276016" calcext:value-type="float">
            <text:p>2.92760</text:p>
          </table:table-cell>
          <table:table-cell table:formula="of:=[.E25]+[.I25]" office:value-type="float" office:value="274.4086016" calcext:value-type="float">
            <text:p>274.40860</text:p>
          </table:table-cell>
          <table:table-cell table:formula="of:=([.J25]-[.$J$3]) * [.$A$3]" office:value-type="float" office:value="0.105605756790123" calcext:value-type="float">
            <text:p>0.10561</text:p>
          </table:table-cell>
          <table:table-cell table:number-columns-repeated="9"/>
        </table:table-row>
        <table:table-row table:style-name="ro1">
          <table:table-cell/>
          <table:table-cell table:formula="of:=[.B25]+1" office:value-type="float" office:value="25" calcext:value-type="float">
            <text:p>25</text:p>
          </table:table-cell>
          <table:table-cell office:value-type="float" office:value="1227" calcext:value-type="float">
            <text:p>1227</text:p>
          </table:table-cell>
          <table:table-cell office:value-type="float" office:value="87.569" calcext:value-type="float">
            <text:p>87.569</text:p>
          </table:table-cell>
          <table:table-cell office:value-type="float" office:value="284.399" calcext:value-type="float">
            <text:p>284.399</text:p>
          </table:table-cell>
          <table:table-cell table:formula="of:=[.E26]-[.E25]" office:value-type="float" office:value="12.918" calcext:value-type="float">
            <text:p>12.918</text:p>
          </table:table-cell>
          <table:table-cell table:formula="of:=([.B26]-1)/[.$A$2]" office:value-type="float" office:value="0.1" calcext:value-type="float">
            <text:p>0.10000</text:p>
          </table:table-cell>
          <table:table-cell table:formula="of:=([.E26]-[.$E$3]) *[.$A$3]" office:value-type="float" office:value="0.111380740740741" calcext:value-type="float">
            <text:p>0.11138</text:p>
          </table:table-cell>
          <table:table-cell table:formula="of:=([.B26]^2*[.$S$3]+[.B26]*[.$S$4]+[.$S$5])" office:value-type="float" office:value="3.0202625" calcext:value-type="float">
            <text:p>3.02026</text:p>
          </table:table-cell>
          <table:table-cell table:formula="of:=[.E26]+[.I26]" office:value-type="float" office:value="287.4192625" calcext:value-type="float">
            <text:p>287.41926</text:p>
          </table:table-cell>
          <table:table-cell table:formula="of:=([.J26]-[.$J$3]) * [.$A$3]" office:value-type="float" office:value="0.112030774518519" calcext:value-type="float">
            <text:p>0.11203</text:p>
          </table:table-cell>
          <table:table-cell table:number-columns-repeated="9"/>
        </table:table-row>
        <table:table-row table:style-name="ro1">
          <table:table-cell/>
          <table:table-cell table:formula="of:=[.B26]+1" office:value-type="float" office:value="26" calcext:value-type="float">
            <text:p>26</text:p>
          </table:table-cell>
          <table:table-cell office:value-type="float" office:value="1238" calcext:value-type="float">
            <text:p>1238</text:p>
          </table:table-cell>
          <table:table-cell office:value-type="float" office:value="87.186" calcext:value-type="float">
            <text:p>87.186</text:p>
          </table:table-cell>
          <table:table-cell office:value-type="float" office:value="297.762" calcext:value-type="float">
            <text:p>297.762</text:p>
          </table:table-cell>
          <table:table-cell table:formula="of:=[.E27]-[.E26]" office:value-type="float" office:value="13.363" calcext:value-type="float">
            <text:p>13.363</text:p>
          </table:table-cell>
          <table:table-cell table:formula="of:=([.B27]-1)/[.$A$2]" office:value-type="float" office:value="0.104166666666667" calcext:value-type="float">
            <text:p>0.10417</text:p>
          </table:table-cell>
          <table:table-cell table:formula="of:=([.E27]-[.$E$3]) *[.$A$3]" office:value-type="float" office:value="0.11797975308642" calcext:value-type="float">
            <text:p>0.11798</text:p>
          </table:table-cell>
          <table:table-cell table:formula="of:=([.B27]^2*[.$S$3]+[.B27]*[.$S$4]+[.$S$5])" office:value-type="float" office:value="3.1162116" calcext:value-type="float">
            <text:p>3.11621</text:p>
          </table:table-cell>
          <table:table-cell table:formula="of:=[.E27]+[.I27]" office:value-type="float" office:value="300.8782116" calcext:value-type="float">
            <text:p>300.87821</text:p>
          </table:table-cell>
          <table:table-cell table:formula="of:=([.J27]-[.$J$3]) * [.$A$3]" office:value-type="float" office:value="0.118677169135802" calcext:value-type="float">
            <text:p>0.11868</text:p>
          </table:table-cell>
          <table:table-cell table:number-columns-repeated="9"/>
        </table:table-row>
        <table:table-row table:style-name="ro1">
          <table:table-cell/>
          <table:table-cell table:formula="of:=[.B27]+1" office:value-type="float" office:value="27" calcext:value-type="float">
            <text:p>27</text:p>
          </table:table-cell>
          <table:table-cell office:value-type="float" office:value="1221" calcext:value-type="float">
            <text:p>1221</text:p>
          </table:table-cell>
          <table:table-cell office:value-type="float" office:value="86.63" calcext:value-type="float">
            <text:p>86.63</text:p>
          </table:table-cell>
          <table:table-cell office:value-type="float" office:value="310.723" calcext:value-type="float">
            <text:p>310.723</text:p>
          </table:table-cell>
          <table:table-cell table:formula="of:=[.E28]-[.E27]" office:value-type="float" office:value="12.961" calcext:value-type="float">
            <text:p>12.961</text:p>
          </table:table-cell>
          <table:table-cell table:formula="of:=([.B28]-1)/[.$A$2]" office:value-type="float" office:value="0.108333333333333" calcext:value-type="float">
            <text:p>0.10833</text:p>
          </table:table-cell>
          <table:table-cell table:formula="of:=([.E28]-[.$E$3]) *[.$A$3]" office:value-type="float" office:value="0.12438024691358" calcext:value-type="float">
            <text:p>0.12438</text:p>
          </table:table-cell>
          <table:table-cell table:formula="of:=([.B28]^2*[.$S$3]+[.B28]*[.$S$4]+[.$S$5])" office:value-type="float" office:value="3.2154489" calcext:value-type="float">
            <text:p>3.21545</text:p>
          </table:table-cell>
          <table:table-cell table:formula="of:=[.E28]+[.I28]" office:value-type="float" office:value="313.9384489" calcext:value-type="float">
            <text:p>313.93845</text:p>
          </table:table-cell>
          <table:table-cell table:formula="of:=([.J28]-[.$J$3]) * [.$A$3]" office:value-type="float" office:value="0.125126669037037" calcext:value-type="float">
            <text:p>0.12513</text:p>
          </table:table-cell>
          <table:table-cell table:number-columns-repeated="9"/>
        </table:table-row>
        <table:table-row table:style-name="ro1">
          <table:table-cell/>
          <table:table-cell table:formula="of:=[.B28]+1" office:value-type="float" office:value="28" calcext:value-type="float">
            <text:p>28</text:p>
          </table:table-cell>
          <table:table-cell office:value-type="float" office:value="1208" calcext:value-type="float">
            <text:p>1208</text:p>
          </table:table-cell>
          <table:table-cell office:value-type="float" office:value="86.333" calcext:value-type="float">
            <text:p>86.333</text:p>
          </table:table-cell>
          <table:table-cell office:value-type="float" office:value="324.247" calcext:value-type="float">
            <text:p>324.247</text:p>
          </table:table-cell>
          <table:table-cell table:formula="of:=[.E29]-[.E28]" office:value-type="float" office:value="13.524" calcext:value-type="float">
            <text:p>13.524</text:p>
          </table:table-cell>
          <table:table-cell table:formula="of:=([.B29]-1)/[.$A$2]" office:value-type="float" office:value="0.1125" calcext:value-type="float">
            <text:p>0.11250</text:p>
          </table:table-cell>
          <table:table-cell table:formula="of:=([.E29]-[.$E$3]) *[.$A$3]" office:value-type="float" office:value="0.131058765432099" calcext:value-type="float">
            <text:p>0.13106</text:p>
          </table:table-cell>
          <table:table-cell table:formula="of:=([.B29]^2*[.$S$3]+[.B29]*[.$S$4]+[.$S$5])" office:value-type="float" office:value="3.3179744" calcext:value-type="float">
            <text:p>3.31797</text:p>
          </table:table-cell>
          <table:table-cell table:formula="of:=[.E29]+[.I29]" office:value-type="float" office:value="327.5649744" calcext:value-type="float">
            <text:p>327.56497</text:p>
          </table:table-cell>
          <table:table-cell table:formula="of:=([.J29]-[.$J$3]) * [.$A$3]" office:value-type="float" office:value="0.131855817432099" calcext:value-type="float">
            <text:p>0.13186</text:p>
          </table:table-cell>
          <table:table-cell table:number-columns-repeated="9"/>
        </table:table-row>
        <table:table-row table:style-name="ro1">
          <table:table-cell/>
          <table:table-cell table:formula="of:=[.B29]+1" office:value-type="float" office:value="29" calcext:value-type="float">
            <text:p>29</text:p>
          </table:table-cell>
          <table:table-cell office:value-type="float" office:value="1217" calcext:value-type="float">
            <text:p>1217</text:p>
          </table:table-cell>
          <table:table-cell office:value-type="float" office:value="85.718" calcext:value-type="float">
            <text:p>85.718</text:p>
          </table:table-cell>
          <table:table-cell office:value-type="float" office:value="338.18" calcext:value-type="float">
            <text:p>338.18</text:p>
          </table:table-cell>
          <table:table-cell table:formula="of:=[.E30]-[.E29]" office:value-type="float" office:value="13.933" calcext:value-type="float">
            <text:p>13.933</text:p>
          </table:table-cell>
          <table:table-cell table:formula="of:=([.B30]-1)/[.$A$2]" office:value-type="float" office:value="0.116666666666667" calcext:value-type="float">
            <text:p>0.11667</text:p>
          </table:table-cell>
          <table:table-cell table:formula="of:=([.E30]-[.$E$3]) *[.$A$3]" office:value-type="float" office:value="0.137939259259259" calcext:value-type="float">
            <text:p>0.13794</text:p>
          </table:table-cell>
          <table:table-cell table:formula="of:=([.B30]^2*[.$S$3]+[.B30]*[.$S$4]+[.$S$5])" office:value-type="float" office:value="3.4237881" calcext:value-type="float">
            <text:p>3.42379</text:p>
          </table:table-cell>
          <table:table-cell table:formula="of:=[.E30]+[.I30]" office:value-type="float" office:value="341.6037881" calcext:value-type="float">
            <text:p>341.60379</text:p>
          </table:table-cell>
          <table:table-cell table:formula="of:=([.J30]-[.$J$3]) * [.$A$3]" office:value-type="float" office:value="0.138788564938272" calcext:value-type="float">
            <text:p>0.13879</text:p>
          </table:table-cell>
          <table:table-cell table:number-columns-repeated="9"/>
        </table:table-row>
        <table:table-row table:style-name="ro1">
          <table:table-cell/>
          <table:table-cell table:formula="of:=[.B30]+1" office:value-type="float" office:value="30" calcext:value-type="float">
            <text:p>30</text:p>
          </table:table-cell>
          <table:table-cell office:value-type="float" office:value="1193" calcext:value-type="float">
            <text:p>1193</text:p>
          </table:table-cell>
          <table:table-cell office:value-type="float" office:value="85.341" calcext:value-type="float">
            <text:p>85.341</text:p>
          </table:table-cell>
          <table:table-cell office:value-type="float" office:value="352.005" calcext:value-type="float">
            <text:p>352.005</text:p>
          </table:table-cell>
          <table:table-cell table:formula="of:=[.E31]-[.E30]" office:value-type="float" office:value="13.825" calcext:value-type="float">
            <text:p>13.825</text:p>
          </table:table-cell>
          <table:table-cell table:formula="of:=([.B31]-1)/[.$A$2]" office:value-type="float" office:value="0.120833333333333" calcext:value-type="float">
            <text:p>0.12083</text:p>
          </table:table-cell>
          <table:table-cell table:formula="of:=([.E31]-[.$E$3]) *[.$A$3]" office:value-type="float" office:value="0.144766419753086" calcext:value-type="float">
            <text:p>0.14477</text:p>
          </table:table-cell>
          <table:table-cell table:formula="of:=([.B31]^2*[.$S$3]+[.B31]*[.$S$4]+[.$S$5])" office:value-type="float" office:value="3.53289" calcext:value-type="float">
            <text:p>3.53289</text:p>
          </table:table-cell>
          <table:table-cell table:formula="of:=[.E31]+[.I31]" office:value-type="float" office:value="355.53789" calcext:value-type="float">
            <text:p>355.53789</text:p>
          </table:table-cell>
          <table:table-cell table:formula="of:=([.J31]-[.$J$3]) * [.$A$3]" office:value-type="float" office:value="0.14566960291358" calcext:value-type="float">
            <text:p>0.14567</text:p>
          </table:table-cell>
          <table:table-cell table:number-columns-repeated="9"/>
        </table:table-row>
        <table:table-row table:style-name="ro1">
          <table:table-cell/>
          <table:table-cell table:formula="of:=[.B31]+1" office:value-type="float" office:value="31" calcext:value-type="float">
            <text:p>31</text:p>
          </table:table-cell>
          <table:table-cell office:value-type="float" office:value="1203" calcext:value-type="float">
            <text:p>1203</text:p>
          </table:table-cell>
          <table:table-cell office:value-type="float" office:value="84.714" calcext:value-type="float">
            <text:p>84.714</text:p>
          </table:table-cell>
          <table:table-cell office:value-type="float" office:value="366.452" calcext:value-type="float">
            <text:p>366.452</text:p>
          </table:table-cell>
          <table:table-cell table:formula="of:=[.E32]-[.E31]" office:value-type="float" office:value="14.447" calcext:value-type="float">
            <text:p>14.447</text:p>
          </table:table-cell>
          <table:table-cell table:formula="of:=([.B32]-1)/[.$A$2]" office:value-type="float" office:value="0.125" calcext:value-type="float">
            <text:p>0.12500</text:p>
          </table:table-cell>
          <table:table-cell table:formula="of:=([.E32]-[.$E$3]) *[.$A$3]" office:value-type="float" office:value="0.151900740740741" calcext:value-type="float">
            <text:p>0.15190</text:p>
          </table:table-cell>
          <table:table-cell table:formula="of:=([.B32]^2*[.$S$3]+[.B32]*[.$S$4]+[.$S$5])" office:value-type="float" office:value="3.6452801" calcext:value-type="float">
            <text:p>3.64528</text:p>
          </table:table-cell>
          <table:table-cell table:formula="of:=[.E32]+[.I32]" office:value-type="float" office:value="370.0972801" calcext:value-type="float">
            <text:p>370.09728</text:p>
          </table:table-cell>
          <table:table-cell table:formula="of:=([.J32]-[.$J$3]) * [.$A$3]" office:value-type="float" office:value="0.152859425185185" calcext:value-type="float">
            <text:p>0.15286</text:p>
          </table:table-cell>
          <table:table-cell table:number-columns-repeated="9"/>
        </table:table-row>
        <table:table-row table:style-name="ro1">
          <table:table-cell/>
          <table:table-cell table:formula="of:=[.B32]+1" office:value-type="float" office:value="32" calcext:value-type="float">
            <text:p>32</text:p>
          </table:table-cell>
          <table:table-cell office:value-type="float" office:value="1186" calcext:value-type="float">
            <text:p>1186</text:p>
          </table:table-cell>
          <table:table-cell office:value-type="float" office:value="84.277" calcext:value-type="float">
            <text:p>84.277</text:p>
          </table:table-cell>
          <table:table-cell office:value-type="float" office:value="380.878" calcext:value-type="float">
            <text:p>380.878</text:p>
          </table:table-cell>
          <table:table-cell table:formula="of:=[.E33]-[.E32]" office:value-type="float" office:value="14.426" calcext:value-type="float">
            <text:p>14.426</text:p>
          </table:table-cell>
          <table:table-cell table:formula="of:=([.B33]-1)/[.$A$2]" office:value-type="float" office:value="0.129166666666667" calcext:value-type="float">
            <text:p>0.12917</text:p>
          </table:table-cell>
          <table:table-cell table:formula="of:=([.E33]-[.$E$3]) *[.$A$3]" office:value-type="float" office:value="0.159024691358025" calcext:value-type="float">
            <text:p>0.15902</text:p>
          </table:table-cell>
          <table:table-cell table:formula="of:=([.B33]^2*[.$S$3]+[.B33]*[.$S$4]+[.$S$5])" office:value-type="float" office:value="3.7609584" calcext:value-type="float">
            <text:p>3.76096</text:p>
          </table:table-cell>
          <table:table-cell table:formula="of:=[.E33]+[.I33]" office:value-type="float" office:value="384.6389584" calcext:value-type="float">
            <text:p>384.63896</text:p>
          </table:table-cell>
          <table:table-cell table:formula="of:=([.J33]-[.$J$3]) * [.$A$3]" office:value-type="float" office:value="0.160040500888889" calcext:value-type="float">
            <text:p>0.16004</text:p>
          </table:table-cell>
          <table:table-cell table:number-columns-repeated="9"/>
        </table:table-row>
        <table:table-row table:style-name="ro1">
          <table:table-cell/>
          <table:table-cell table:formula="of:=[.B33]+1" office:value-type="float" office:value="33" calcext:value-type="float">
            <text:p>33</text:p>
          </table:table-cell>
          <table:table-cell office:value-type="float" office:value="1193" calcext:value-type="float">
            <text:p>1193</text:p>
          </table:table-cell>
          <table:table-cell office:value-type="float" office:value="83.803" calcext:value-type="float">
            <text:p>83.803</text:p>
          </table:table-cell>
          <table:table-cell office:value-type="float" office:value="396.024" calcext:value-type="float">
            <text:p>396.024</text:p>
          </table:table-cell>
          <table:table-cell table:formula="of:=[.E34]-[.E33]" office:value-type="float" office:value="15.146" calcext:value-type="float">
            <text:p>15.146</text:p>
          </table:table-cell>
          <table:table-cell table:formula="of:=([.B34]-1)/[.$A$2]" office:value-type="float" office:value="0.133333333333333" calcext:value-type="float">
            <text:p>0.13333</text:p>
          </table:table-cell>
          <table:table-cell table:formula="of:=([.E34]-[.$E$3]) *[.$A$3]" office:value-type="float" office:value="0.166504197530864" calcext:value-type="float">
            <text:p>0.16650</text:p>
          </table:table-cell>
          <table:table-cell table:formula="of:=([.B34]^2*[.$S$3]+[.B34]*[.$S$4]+[.$S$5])" office:value-type="float" office:value="3.8799249" calcext:value-type="float">
            <text:p>3.87992</text:p>
          </table:table-cell>
          <table:table-cell table:formula="of:=[.E34]+[.I34]" office:value-type="float" office:value="399.9039249" calcext:value-type="float">
            <text:p>399.90392</text:p>
          </table:table-cell>
          <table:table-cell table:formula="of:=([.J34]-[.$J$3]) * [.$A$3]" office:value-type="float" office:value="0.167578755950617" calcext:value-type="float">
            <text:p>0.16758</text:p>
          </table:table-cell>
          <table:table-cell table:number-columns-repeated="9"/>
        </table:table-row>
        <table:table-row table:style-name="ro1">
          <table:table-cell/>
          <table:table-cell table:formula="of:=[.B34]+1" office:value-type="float" office:value="34" calcext:value-type="float">
            <text:p>34</text:p>
          </table:table-cell>
          <table:table-cell office:value-type="float" office:value="1198" calcext:value-type="float">
            <text:p>1198</text:p>
          </table:table-cell>
          <table:table-cell office:value-type="float" office:value="83.178" calcext:value-type="float">
            <text:p>83.178</text:p>
          </table:table-cell>
          <table:table-cell office:value-type="float" office:value="411.252" calcext:value-type="float">
            <text:p>411.252</text:p>
          </table:table-cell>
          <table:table-cell table:formula="of:=[.E35]-[.E34]" office:value-type="float" office:value="15.228" calcext:value-type="float">
            <text:p>15.228</text:p>
          </table:table-cell>
          <table:table-cell table:formula="of:=([.B35]-1)/[.$A$2]" office:value-type="float" office:value="0.1375" calcext:value-type="float">
            <text:p>0.13750</text:p>
          </table:table-cell>
          <table:table-cell table:formula="of:=([.E35]-[.$E$3]) *[.$A$3]" office:value-type="float" office:value="0.174024197530864" calcext:value-type="float">
            <text:p>0.17402</text:p>
          </table:table-cell>
          <table:table-cell table:formula="of:=([.B35]^2*[.$S$3]+[.B35]*[.$S$4]+[.$S$5])" office:value-type="float" office:value="4.0021796" calcext:value-type="float">
            <text:p>4.00218</text:p>
          </table:table-cell>
          <table:table-cell table:formula="of:=[.E35]+[.I35]" office:value-type="float" office:value="415.2541796" calcext:value-type="float">
            <text:p>415.25418</text:p>
          </table:table-cell>
          <table:table-cell table:formula="of:=([.J35]-[.$J$3]) * [.$A$3]" office:value-type="float" office:value="0.175159128641975" calcext:value-type="float">
            <text:p>0.17516</text:p>
          </table:table-cell>
          <table:table-cell table:number-columns-repeated="9"/>
        </table:table-row>
        <table:table-row table:style-name="ro1">
          <table:table-cell/>
          <table:table-cell table:formula="of:=[.B35]+1" office:value-type="float" office:value="35" calcext:value-type="float">
            <text:p>35</text:p>
          </table:table-cell>
          <table:table-cell office:value-type="float" office:value="1186" calcext:value-type="float">
            <text:p>1186</text:p>
          </table:table-cell>
          <table:table-cell office:value-type="float" office:value="82.479" calcext:value-type="float">
            <text:p>82.479</text:p>
          </table:table-cell>
          <table:table-cell office:value-type="float" office:value="426.745" calcext:value-type="float">
            <text:p>426.745</text:p>
          </table:table-cell>
          <table:table-cell table:formula="of:=[.E36]-[.E35]" office:value-type="float" office:value="15.493" calcext:value-type="float">
            <text:p>15.493</text:p>
          </table:table-cell>
          <table:table-cell table:formula="of:=([.B36]-1)/[.$A$2]" office:value-type="float" office:value="0.141666666666667" calcext:value-type="float">
            <text:p>0.14167</text:p>
          </table:table-cell>
          <table:table-cell table:formula="of:=([.E36]-[.$E$3]) *[.$A$3]" office:value-type="float" office:value="0.181675061728395" calcext:value-type="float">
            <text:p>0.18168</text:p>
          </table:table-cell>
          <table:table-cell table:formula="of:=([.B36]^2*[.$S$3]+[.B36]*[.$S$4]+[.$S$5])" office:value-type="float" office:value="4.1277225" calcext:value-type="float">
            <text:p>4.12772</text:p>
          </table:table-cell>
          <table:table-cell table:formula="of:=[.E36]+[.I36]" office:value-type="float" office:value="430.8727225" calcext:value-type="float">
            <text:p>430.87272</text:p>
          </table:table-cell>
          <table:table-cell table:formula="of:=([.J36]-[.$J$3]) * [.$A$3]" office:value-type="float" office:value="0.182871989333333" calcext:value-type="float">
            <text:p>0.18287</text:p>
          </table:table-cell>
          <table:table-cell table:number-columns-repeated="9"/>
        </table:table-row>
        <table:table-row table:style-name="ro1">
          <table:table-cell/>
          <table:table-cell table:formula="of:=[.B36]+1" office:value-type="float" office:value="36" calcext:value-type="float">
            <text:p>36</text:p>
          </table:table-cell>
          <table:table-cell office:value-type="float" office:value="1202" calcext:value-type="float">
            <text:p>1202</text:p>
          </table:table-cell>
          <table:table-cell office:value-type="float" office:value="81.772" calcext:value-type="float">
            <text:p>81.772</text:p>
          </table:table-cell>
          <table:table-cell office:value-type="float" office:value="442.676" calcext:value-type="float">
            <text:p>442.676</text:p>
          </table:table-cell>
          <table:table-cell table:formula="of:=[.E37]-[.E36]" office:value-type="float" office:value="15.931" calcext:value-type="float">
            <text:p>15.931</text:p>
          </table:table-cell>
          <table:table-cell table:formula="of:=([.B37]-1)/[.$A$2]" office:value-type="float" office:value="0.145833333333333" calcext:value-type="float">
            <text:p>0.14583</text:p>
          </table:table-cell>
          <table:table-cell table:formula="of:=([.E37]-[.$E$3]) *[.$A$3]" office:value-type="float" office:value="0.189542222222222" calcext:value-type="float">
            <text:p>0.18954</text:p>
          </table:table-cell>
          <table:table-cell table:formula="of:=([.B37]^2*[.$S$3]+[.B37]*[.$S$4]+[.$S$5])" office:value-type="float" office:value="4.2565536" calcext:value-type="float">
            <text:p>4.25655</text:p>
          </table:table-cell>
          <table:table-cell table:formula="of:=[.E37]+[.I37]" office:value-type="float" office:value="446.9325536" calcext:value-type="float">
            <text:p>446.93255</text:p>
          </table:table-cell>
          <table:table-cell table:formula="of:=([.J37]-[.$J$3]) * [.$A$3]" office:value-type="float" office:value="0.190802770123457" calcext:value-type="float">
            <text:p>0.19080</text:p>
          </table:table-cell>
          <table:table-cell table:number-columns-repeated="9"/>
        </table:table-row>
        <table:table-row table:style-name="ro1">
          <table:table-cell/>
          <table:table-cell table:formula="of:=[.B37]+1" office:value-type="float" office:value="37" calcext:value-type="float">
            <text:p>37</text:p>
          </table:table-cell>
          <table:table-cell office:value-type="float" office:value="1179" calcext:value-type="float">
            <text:p>1179</text:p>
          </table:table-cell>
          <table:table-cell office:value-type="float" office:value="80.881" calcext:value-type="float">
            <text:p>80.881</text:p>
          </table:table-cell>
          <table:table-cell office:value-type="float" office:value="458.976" calcext:value-type="float">
            <text:p>458.976</text:p>
          </table:table-cell>
          <table:table-cell table:formula="of:=[.E38]-[.E37]" office:value-type="float" office:value="16.3" calcext:value-type="float">
            <text:p>16.3</text:p>
          </table:table-cell>
          <table:table-cell table:formula="of:=([.B38]-1)/[.$A$2]" office:value-type="float" office:value="0.15" calcext:value-type="float">
            <text:p>0.15000</text:p>
          </table:table-cell>
          <table:table-cell table:formula="of:=([.E38]-[.$E$3]) *[.$A$3]" office:value-type="float" office:value="0.197591604938272" calcext:value-type="float">
            <text:p>0.19759</text:p>
          </table:table-cell>
          <table:table-cell table:formula="of:=([.B38]^2*[.$S$3]+[.B38]*[.$S$4]+[.$S$5])" office:value-type="float" office:value="4.3886729" calcext:value-type="float">
            <text:p>4.38867</text:p>
          </table:table-cell>
          <table:table-cell table:formula="of:=[.E38]+[.I38]" office:value-type="float" office:value="463.3646729" calcext:value-type="float">
            <text:p>463.36467</text:p>
          </table:table-cell>
          <table:table-cell table:formula="of:=([.J38]-[.$J$3]) * [.$A$3]" office:value-type="float" office:value="0.198917396938272" calcext:value-type="float">
            <text:p>0.19892</text:p>
          </table:table-cell>
          <table:table-cell table:number-columns-repeated="9"/>
        </table:table-row>
        <table:table-row table:style-name="ro1">
          <table:table-cell/>
          <table:table-cell table:formula="of:=[.B38]+1" office:value-type="float" office:value="38" calcext:value-type="float">
            <text:p>38</text:p>
          </table:table-cell>
          <table:table-cell office:value-type="float" office:value="1203" calcext:value-type="float">
            <text:p>1203</text:p>
          </table:table-cell>
          <table:table-cell office:value-type="float" office:value="80.184" calcext:value-type="float">
            <text:p>80.184</text:p>
          </table:table-cell>
          <table:table-cell office:value-type="float" office:value="475.783" calcext:value-type="float">
            <text:p>475.783</text:p>
          </table:table-cell>
          <table:table-cell table:formula="of:=[.E39]-[.E38]" office:value-type="float" office:value="16.807" calcext:value-type="float">
            <text:p>16.807</text:p>
          </table:table-cell>
          <table:table-cell table:formula="of:=([.B39]-1)/[.$A$2]" office:value-type="float" office:value="0.154166666666667" calcext:value-type="float">
            <text:p>0.15417</text:p>
          </table:table-cell>
          <table:table-cell table:formula="of:=([.E39]-[.$E$3]) *[.$A$3]" office:value-type="float" office:value="0.205891358024691" calcext:value-type="float">
            <text:p>0.20589</text:p>
          </table:table-cell>
          <table:table-cell table:formula="of:=([.B39]^2*[.$S$3]+[.B39]*[.$S$4]+[.$S$5])" office:value-type="float" office:value="4.5240804" calcext:value-type="float">
            <text:p>4.52408</text:p>
          </table:table-cell>
          <table:table-cell table:formula="of:=[.E39]+[.I39]" office:value-type="float" office:value="480.3070804" calcext:value-type="float">
            <text:p>480.30708</text:p>
          </table:table-cell>
          <table:table-cell table:formula="of:=([.J39]-[.$J$3]) * [.$A$3]" office:value-type="float" office:value="0.207284017925926" calcext:value-type="float">
            <text:p>0.20728</text:p>
          </table:table-cell>
          <table:table-cell table:number-columns-repeated="9"/>
        </table:table-row>
        <table:table-row table:style-name="ro1">
          <table:table-cell/>
          <table:table-cell table:formula="of:=[.B39]+1" office:value-type="float" office:value="39" calcext:value-type="float">
            <text:p>39</text:p>
          </table:table-cell>
          <table:table-cell office:value-type="float" office:value="1207" calcext:value-type="float">
            <text:p>1207</text:p>
          </table:table-cell>
          <table:table-cell office:value-type="float" office:value="79.48" calcext:value-type="float">
            <text:p>79.48</text:p>
          </table:table-cell>
          <table:table-cell office:value-type="float" office:value="492.686" calcext:value-type="float">
            <text:p>492.686</text:p>
          </table:table-cell>
          <table:table-cell table:formula="of:=[.E40]-[.E39]" office:value-type="float" office:value="16.903" calcext:value-type="float">
            <text:p>16.903</text:p>
          </table:table-cell>
          <table:table-cell table:formula="of:=([.B40]-1)/[.$A$2]" office:value-type="float" office:value="0.158333333333333" calcext:value-type="float">
            <text:p>0.15833</text:p>
          </table:table-cell>
          <table:table-cell table:formula="of:=([.E40]-[.$E$3]) *[.$A$3]" office:value-type="float" office:value="0.214238518518518" calcext:value-type="float">
            <text:p>0.21424</text:p>
          </table:table-cell>
          <table:table-cell table:formula="of:=([.B40]^2*[.$S$3]+[.B40]*[.$S$4]+[.$S$5])" office:value-type="float" office:value="4.6627761" calcext:value-type="float">
            <text:p>4.66278</text:p>
          </table:table-cell>
          <table:table-cell table:formula="of:=[.E40]+[.I40]" office:value-type="float" office:value="497.3487761" calcext:value-type="float">
            <text:p>497.34878</text:p>
          </table:table-cell>
          <table:table-cell table:formula="of:=([.J40]-[.$J$3]) * [.$A$3]" office:value-type="float" office:value="0.215699670123457" calcext:value-type="float">
            <text:p>0.21570</text:p>
          </table:table-cell>
          <table:table-cell table:number-columns-repeated="9"/>
        </table:table-row>
        <table:table-row table:style-name="ro1">
          <table:table-cell/>
          <table:table-cell table:formula="of:=[.B40]+1" office:value-type="float" office:value="40" calcext:value-type="float">
            <text:p>40</text:p>
          </table:table-cell>
          <table:table-cell office:value-type="float" office:value="1198" calcext:value-type="float">
            <text:p>1198</text:p>
          </table:table-cell>
          <table:table-cell office:value-type="float" office:value="78.73" calcext:value-type="float">
            <text:p>78.73</text:p>
          </table:table-cell>
          <table:table-cell office:value-type="float" office:value="510.149" calcext:value-type="float">
            <text:p>510.149</text:p>
          </table:table-cell>
          <table:table-cell table:formula="of:=[.E41]-[.E40]" office:value-type="float" office:value="17.463" calcext:value-type="float">
            <text:p>17.463</text:p>
          </table:table-cell>
          <table:table-cell table:formula="of:=([.B41]-1)/[.$A$2]" office:value-type="float" office:value="0.1625" calcext:value-type="float">
            <text:p>0.16250</text:p>
          </table:table-cell>
          <table:table-cell table:formula="of:=([.E41]-[.$E$3]) *[.$A$3]" office:value-type="float" office:value="0.222862222222222" calcext:value-type="float">
            <text:p>0.22286</text:p>
          </table:table-cell>
          <table:table-cell table:formula="of:=([.B41]^2*[.$S$3]+[.B41]*[.$S$4]+[.$S$5])" office:value-type="float" office:value="4.80476" calcext:value-type="float">
            <text:p>4.80476</text:p>
          </table:table-cell>
          <table:table-cell table:formula="of:=[.E41]+[.I41]" office:value-type="float" office:value="514.95376" calcext:value-type="float">
            <text:p>514.95376</text:p>
          </table:table-cell>
          <table:table-cell table:formula="of:=([.J41]-[.$J$3]) * [.$A$3]" office:value-type="float" office:value="0.224393489333333" calcext:value-type="float">
            <text:p>0.22439</text:p>
          </table:table-cell>
          <table:table-cell table:number-columns-repeated="9"/>
        </table:table-row>
        <table:table-row table:style-name="ro1">
          <table:table-cell/>
          <table:table-cell table:formula="of:=[.B41]+1" office:value-type="float" office:value="41" calcext:value-type="float">
            <text:p>41</text:p>
          </table:table-cell>
          <table:table-cell office:value-type="float" office:value="1222" calcext:value-type="float">
            <text:p>1222</text:p>
          </table:table-cell>
          <table:table-cell office:value-type="float" office:value="77.929" calcext:value-type="float">
            <text:p>77.929</text:p>
          </table:table-cell>
          <table:table-cell office:value-type="float" office:value="527.869" calcext:value-type="float">
            <text:p>527.869</text:p>
          </table:table-cell>
          <table:table-cell table:formula="of:=[.E42]-[.E41]" office:value-type="float" office:value="17.72" calcext:value-type="float">
            <text:p>17.72</text:p>
          </table:table-cell>
          <table:table-cell table:formula="of:=([.B42]-1)/[.$A$2]" office:value-type="float" office:value="0.166666666666667" calcext:value-type="float">
            <text:p>0.16667</text:p>
          </table:table-cell>
          <table:table-cell table:formula="of:=([.E42]-[.$E$3]) *[.$A$3]" office:value-type="float" office:value="0.231612839506173" calcext:value-type="float">
            <text:p>0.23161</text:p>
          </table:table-cell>
          <table:table-cell table:formula="of:=([.B42]^2*[.$S$3]+[.B42]*[.$S$4]+[.$S$5])" office:value-type="float" office:value="4.9500321" calcext:value-type="float">
            <text:p>4.95003</text:p>
          </table:table-cell>
          <table:table-cell table:formula="of:=[.E42]+[.I42]" office:value-type="float" office:value="532.8190321" calcext:value-type="float">
            <text:p>532.81903</text:p>
          </table:table-cell>
          <table:table-cell table:formula="of:=([.J42]-[.$J$3]) * [.$A$3]" office:value-type="float" office:value="0.233215845925926" calcext:value-type="float">
            <text:p>0.23322</text:p>
          </table:table-cell>
          <table:table-cell table:number-columns-repeated="9"/>
        </table:table-row>
        <table:table-row table:style-name="ro1">
          <table:table-cell/>
          <table:table-cell table:formula="of:=[.B42]+1" office:value-type="float" office:value="42" calcext:value-type="float">
            <text:p>42</text:p>
          </table:table-cell>
          <table:table-cell office:value-type="float" office:value="1213" calcext:value-type="float">
            <text:p>1213</text:p>
          </table:table-cell>
          <table:table-cell office:value-type="float" office:value="77.265" calcext:value-type="float">
            <text:p>77.265</text:p>
          </table:table-cell>
          <table:table-cell office:value-type="float" office:value="545.854" calcext:value-type="float">
            <text:p>545.854</text:p>
          </table:table-cell>
          <table:table-cell table:formula="of:=[.E43]-[.E42]" office:value-type="float" office:value="17.985" calcext:value-type="float">
            <text:p>17.985</text:p>
          </table:table-cell>
          <table:table-cell table:formula="of:=([.B43]-1)/[.$A$2]" office:value-type="float" office:value="0.170833333333333" calcext:value-type="float">
            <text:p>0.17083</text:p>
          </table:table-cell>
          <table:table-cell table:formula="of:=([.E43]-[.$E$3]) *[.$A$3]" office:value-type="float" office:value="0.240494320987654" calcext:value-type="float">
            <text:p>0.24049</text:p>
          </table:table-cell>
          <table:table-cell table:formula="of:=([.B43]^2*[.$S$3]+[.B43]*[.$S$4]+[.$S$5])" office:value-type="float" office:value="5.0985924" calcext:value-type="float">
            <text:p>5.09859</text:p>
          </table:table-cell>
          <table:table-cell table:formula="of:=[.E43]+[.I43]" office:value-type="float" office:value="550.9525924" calcext:value-type="float">
            <text:p>550.95259</text:p>
          </table:table-cell>
          <table:table-cell table:formula="of:=([.J43]-[.$J$3]) * [.$A$3]" office:value-type="float" office:value="0.242170690518519" calcext:value-type="float">
            <text:p>0.24217</text:p>
          </table:table-cell>
          <table:table-cell table:number-columns-repeated="9"/>
        </table:table-row>
        <table:table-row table:style-name="ro1">
          <table:table-cell/>
          <table:table-cell table:formula="of:=[.B43]+1" office:value-type="float" office:value="43" calcext:value-type="float">
            <text:p>43</text:p>
          </table:table-cell>
          <table:table-cell office:value-type="float" office:value="1231" calcext:value-type="float">
            <text:p>1231</text:p>
          </table:table-cell>
          <table:table-cell office:value-type="float" office:value="76.66" calcext:value-type="float">
            <text:p>76.66</text:p>
          </table:table-cell>
          <table:table-cell office:value-type="float" office:value="564.204" calcext:value-type="float">
            <text:p>564.204</text:p>
          </table:table-cell>
          <table:table-cell table:formula="of:=[.E44]-[.E43]" office:value-type="float" office:value="18.3499999999999" calcext:value-type="float">
            <text:p>18.3499999999999</text:p>
          </table:table-cell>
          <table:table-cell table:formula="of:=([.B44]-1)/[.$A$2]" office:value-type="float" office:value="0.175" calcext:value-type="float">
            <text:p>0.17500</text:p>
          </table:table-cell>
          <table:table-cell table:formula="of:=([.E44]-[.$E$3]) *[.$A$3]" office:value-type="float" office:value="0.249556049382716" calcext:value-type="float">
            <text:p>0.24956</text:p>
          </table:table-cell>
          <table:table-cell table:formula="of:=([.B44]^2*[.$S$3]+[.B44]*[.$S$4]+[.$S$5])" office:value-type="float" office:value="5.2504409" calcext:value-type="float">
            <text:p>5.25044</text:p>
          </table:table-cell>
          <table:table-cell table:formula="of:=[.E44]+[.I44]" office:value-type="float" office:value="569.4544409" calcext:value-type="float">
            <text:p>569.45444</text:p>
          </table:table-cell>
          <table:table-cell table:formula="of:=([.J44]-[.$J$3]) * [.$A$3]" office:value-type="float" office:value="0.25130740582716" calcext:value-type="float">
            <text:p>0.25131</text:p>
          </table:table-cell>
          <table:table-cell table:number-columns-repeated="9"/>
        </table:table-row>
        <table:table-row table:style-name="ro1">
          <table:table-cell/>
          <table:table-cell table:formula="of:=[.B44]+1" office:value-type="float" office:value="44" calcext:value-type="float">
            <text:p>44</text:p>
          </table:table-cell>
          <table:table-cell office:value-type="float" office:value="1224" calcext:value-type="float">
            <text:p>1224</text:p>
          </table:table-cell>
          <table:table-cell office:value-type="float" office:value="75.738" calcext:value-type="float">
            <text:p>75.738</text:p>
          </table:table-cell>
          <table:table-cell office:value-type="float" office:value="582.479" calcext:value-type="float">
            <text:p>582.479</text:p>
          </table:table-cell>
          <table:table-cell table:formula="of:=[.E45]-[.E44]" office:value-type="float" office:value="18.2750000000001" calcext:value-type="float">
            <text:p>18.2750000000001</text:p>
          </table:table-cell>
          <table:table-cell table:formula="of:=([.B45]-1)/[.$A$2]" office:value-type="float" office:value="0.179166666666667" calcext:value-type="float">
            <text:p>0.17917</text:p>
          </table:table-cell>
          <table:table-cell table:formula="of:=([.E45]-[.$E$3]) *[.$A$3]" office:value-type="float" office:value="0.258580740740741" calcext:value-type="float">
            <text:p>0.25858</text:p>
          </table:table-cell>
          <table:table-cell table:formula="of:=([.B45]^2*[.$S$3]+[.B45]*[.$S$4]+[.$S$5])" office:value-type="float" office:value="5.4055776" calcext:value-type="float">
            <text:p>5.40558</text:p>
          </table:table-cell>
          <table:table-cell table:formula="of:=[.E45]+[.I45]" office:value-type="float" office:value="587.8845776" calcext:value-type="float">
            <text:p>587.88458</text:p>
          </table:table-cell>
          <table:table-cell table:formula="of:=([.J45]-[.$J$3]) * [.$A$3]" office:value-type="float" office:value="0.260408707901235" calcext:value-type="float">
            <text:p>0.26041</text:p>
          </table:table-cell>
          <table:table-cell table:number-columns-repeated="9"/>
        </table:table-row>
        <table:table-row table:style-name="ro1">
          <table:table-cell/>
          <table:table-cell table:formula="of:=[.B45]+1" office:value-type="float" office:value="45" calcext:value-type="float">
            <text:p>45</text:p>
          </table:table-cell>
          <table:table-cell office:value-type="float" office:value="1222" calcext:value-type="float">
            <text:p>1222</text:p>
          </table:table-cell>
          <table:table-cell office:value-type="float" office:value="75.205" calcext:value-type="float">
            <text:p>75.205</text:p>
          </table:table-cell>
          <table:table-cell office:value-type="float" office:value="601.305" calcext:value-type="float">
            <text:p>601.305</text:p>
          </table:table-cell>
          <table:table-cell table:formula="of:=[.E46]-[.E45]" office:value-type="float" office:value="18.8259999999999" calcext:value-type="float">
            <text:p>18.8259999999999</text:p>
          </table:table-cell>
          <table:table-cell table:formula="of:=([.B46]-1)/[.$A$2]" office:value-type="float" office:value="0.183333333333333" calcext:value-type="float">
            <text:p>0.18333</text:p>
          </table:table-cell>
          <table:table-cell table:formula="of:=([.E46]-[.$E$3]) *[.$A$3]" office:value-type="float" office:value="0.267877530864197" calcext:value-type="float">
            <text:p>0.26788</text:p>
          </table:table-cell>
          <table:table-cell table:formula="of:=([.B46]^2*[.$S$3]+[.B46]*[.$S$4]+[.$S$5])" office:value-type="float" office:value="5.5640025" calcext:value-type="float">
            <text:p>5.56400</text:p>
          </table:table-cell>
          <table:table-cell table:formula="of:=[.E46]+[.I46]" office:value-type="float" office:value="606.8690025" calcext:value-type="float">
            <text:p>606.86900</text:p>
          </table:table-cell>
          <table:table-cell table:formula="of:=([.J46]-[.$J$3]) * [.$A$3]" office:value-type="float" office:value="0.26978373254321" calcext:value-type="float">
            <text:p>0.26978</text:p>
          </table:table-cell>
          <table:table-cell table:number-columns-repeated="9"/>
        </table:table-row>
        <table:table-row table:style-name="ro1">
          <table:table-cell/>
          <table:table-cell table:formula="of:=[.B46]+1" office:value-type="float" office:value="46" calcext:value-type="float">
            <text:p>46</text:p>
          </table:table-cell>
          <table:table-cell office:value-type="float" office:value="1263" calcext:value-type="float">
            <text:p>1263</text:p>
          </table:table-cell>
          <table:table-cell office:value-type="float" office:value="74.729" calcext:value-type="float">
            <text:p>74.729</text:p>
          </table:table-cell>
          <table:table-cell office:value-type="float" office:value="620.133" calcext:value-type="float">
            <text:p>620.133</text:p>
          </table:table-cell>
          <table:table-cell table:formula="of:=[.E47]-[.E46]" office:value-type="float" office:value="18.8280000000001" calcext:value-type="float">
            <text:p>18.8280000000001</text:p>
          </table:table-cell>
          <table:table-cell table:formula="of:=([.B47]-1)/[.$A$2]" office:value-type="float" office:value="0.1875" calcext:value-type="float">
            <text:p>0.18750</text:p>
          </table:table-cell>
          <table:table-cell table:formula="of:=([.E47]-[.$E$3]) *[.$A$3]" office:value-type="float" office:value="0.277175308641975" calcext:value-type="float">
            <text:p>0.27718</text:p>
          </table:table-cell>
          <table:table-cell table:formula="of:=([.B47]^2*[.$S$3]+[.B47]*[.$S$4]+[.$S$5])" office:value-type="float" office:value="5.7257156" calcext:value-type="float">
            <text:p>5.72572</text:p>
          </table:table-cell>
          <table:table-cell table:formula="of:=[.E47]+[.I47]" office:value-type="float" office:value="625.8587156" calcext:value-type="float">
            <text:p>625.85872</text:p>
          </table:table-cell>
          <table:table-cell table:formula="of:=([.J47]-[.$J$3]) * [.$A$3]" office:value-type="float" office:value="0.279161368641975" calcext:value-type="float">
            <text:p>0.27916</text:p>
          </table:table-cell>
          <table:table-cell table:number-columns-repeated="9"/>
        </table:table-row>
        <table:table-row table:style-name="ro1">
          <table:table-cell/>
          <table:table-cell table:formula="of:=[.B47]+1" office:value-type="float" office:value="47" calcext:value-type="float">
            <text:p>47</text:p>
          </table:table-cell>
          <table:table-cell office:value-type="float" office:value="1261" calcext:value-type="float">
            <text:p>1261</text:p>
          </table:table-cell>
          <table:table-cell office:value-type="float" office:value="73.887" calcext:value-type="float">
            <text:p>73.887</text:p>
          </table:table-cell>
          <table:table-cell office:value-type="float" office:value="639.559" calcext:value-type="float">
            <text:p>639.559</text:p>
          </table:table-cell>
          <table:table-cell table:formula="of:=[.E48]-[.E47]" office:value-type="float" office:value="19.4259999999999" calcext:value-type="float">
            <text:p>19.4259999999999</text:p>
          </table:table-cell>
          <table:table-cell table:formula="of:=([.B48]-1)/[.$A$2]" office:value-type="float" office:value="0.191666666666667" calcext:value-type="float">
            <text:p>0.19167</text:p>
          </table:table-cell>
          <table:table-cell table:formula="of:=([.E48]-[.$E$3]) *[.$A$3]" office:value-type="float" office:value="0.286768395061728" calcext:value-type="float">
            <text:p>0.28677</text:p>
          </table:table-cell>
          <table:table-cell table:formula="of:=([.B48]^2*[.$S$3]+[.B48]*[.$S$4]+[.$S$5])" office:value-type="float" office:value="5.8907169" calcext:value-type="float">
            <text:p>5.89072</text:p>
          </table:table-cell>
          <table:table-cell table:formula="of:=[.E48]+[.I48]" office:value-type="float" office:value="645.4497169" calcext:value-type="float">
            <text:p>645.44972</text:p>
          </table:table-cell>
          <table:table-cell table:formula="of:=([.J48]-[.$J$3]) * [.$A$3]" office:value-type="float" office:value="0.288835937185185" calcext:value-type="float">
            <text:p>0.28884</text:p>
          </table:table-cell>
          <table:table-cell table:number-columns-repeated="9"/>
        </table:table-row>
        <table:table-row table:style-name="ro1">
          <table:table-cell/>
          <table:table-cell table:formula="of:=[.B48]+1" office:value-type="float" office:value="48" calcext:value-type="float">
            <text:p>48</text:p>
          </table:table-cell>
          <table:table-cell office:value-type="float" office:value="1289" calcext:value-type="float">
            <text:p>1289</text:p>
          </table:table-cell>
          <table:table-cell office:value-type="float" office:value="73.208" calcext:value-type="float">
            <text:p>73.208</text:p>
          </table:table-cell>
          <table:table-cell office:value-type="float" office:value="659.174" calcext:value-type="float">
            <text:p>659.174</text:p>
          </table:table-cell>
          <table:table-cell table:formula="of:=[.E49]-[.E48]" office:value-type="float" office:value="19.615" calcext:value-type="float">
            <text:p>19.615</text:p>
          </table:table-cell>
          <table:table-cell table:formula="of:=([.B49]-1)/[.$A$2]" office:value-type="float" office:value="0.195833333333333" calcext:value-type="float">
            <text:p>0.19583</text:p>
          </table:table-cell>
          <table:table-cell table:formula="of:=([.E49]-[.$E$3]) *[.$A$3]" office:value-type="float" office:value="0.296454814814815" calcext:value-type="float">
            <text:p>0.29645</text:p>
          </table:table-cell>
          <table:table-cell table:formula="of:=([.B49]^2*[.$S$3]+[.B49]*[.$S$4]+[.$S$5])" office:value-type="float" office:value="6.0590064" calcext:value-type="float">
            <text:p>6.05901</text:p>
          </table:table-cell>
          <table:table-cell table:formula="of:=[.E49]+[.I49]" office:value-type="float" office:value="665.2330064" calcext:value-type="float">
            <text:p>665.23301</text:p>
          </table:table-cell>
          <table:table-cell table:formula="of:=([.J49]-[.$J$3]) * [.$A$3]" office:value-type="float" office:value="0.298605462864198" calcext:value-type="float">
            <text:p>0.29861</text:p>
          </table:table-cell>
          <table:table-cell table:number-columns-repeated="9"/>
        </table:table-row>
        <table:table-row table:style-name="ro1">
          <table:table-cell/>
          <table:table-cell table:formula="of:=[.B49]+1" office:value-type="float" office:value="49" calcext:value-type="float">
            <text:p>49</text:p>
          </table:table-cell>
          <table:table-cell office:value-type="float" office:value="1307" calcext:value-type="float">
            <text:p>1307</text:p>
          </table:table-cell>
          <table:table-cell office:value-type="float" office:value="72.583" calcext:value-type="float">
            <text:p>72.583</text:p>
          </table:table-cell>
          <table:table-cell office:value-type="float" office:value="678.827" calcext:value-type="float">
            <text:p>678.827</text:p>
          </table:table-cell>
          <table:table-cell table:formula="of:=[.E50]-[.E49]" office:value-type="float" office:value="19.653" calcext:value-type="float">
            <text:p>19.653</text:p>
          </table:table-cell>
          <table:table-cell table:formula="of:=([.B50]-1)/[.$A$2]" office:value-type="float" office:value="0.2" calcext:value-type="float">
            <text:p>0.20000</text:p>
          </table:table-cell>
          <table:table-cell table:formula="of:=([.E50]-[.$E$3]) *[.$A$3]" office:value-type="float" office:value="0.30616" calcext:value-type="float">
            <text:p>0.30616</text:p>
          </table:table-cell>
          <table:table-cell table:formula="of:=([.B50]^2*[.$S$3]+[.B50]*[.$S$4]+[.$S$5])" office:value-type="float" office:value="6.2305841" calcext:value-type="float">
            <text:p>6.23058</text:p>
          </table:table-cell>
          <table:table-cell table:formula="of:=[.E50]+[.I50]" office:value-type="float" office:value="685.0575841" calcext:value-type="float">
            <text:p>685.05758</text:p>
          </table:table-cell>
          <table:table-cell table:formula="of:=([.J50]-[.$J$3]) * [.$A$3]" office:value-type="float" office:value="0.308395377777778" calcext:value-type="float">
            <text:p>0.30840</text:p>
          </table:table-cell>
          <table:table-cell table:number-columns-repeated="9"/>
        </table:table-row>
        <table:table-row table:style-name="ro1">
          <table:table-cell/>
          <table:table-cell table:formula="of:=[.B50]+1" office:value-type="float" office:value="50" calcext:value-type="float">
            <text:p>50</text:p>
          </table:table-cell>
          <table:table-cell office:value-type="float" office:value="1324" calcext:value-type="float">
            <text:p>1324</text:p>
          </table:table-cell>
          <table:table-cell office:value-type="float" office:value="72.169" calcext:value-type="float">
            <text:p>72.169</text:p>
          </table:table-cell>
          <table:table-cell office:value-type="float" office:value="699.459" calcext:value-type="float">
            <text:p>699.459</text:p>
          </table:table-cell>
          <table:table-cell table:formula="of:=[.E51]-[.E50]" office:value-type="float" office:value="20.6319999999999" calcext:value-type="float">
            <text:p>20.6319999999999</text:p>
          </table:table-cell>
          <table:table-cell table:formula="of:=([.B51]-1)/[.$A$2]" office:value-type="float" office:value="0.204166666666667" calcext:value-type="float">
            <text:p>0.20417</text:p>
          </table:table-cell>
          <table:table-cell table:formula="of:=([.E51]-[.$E$3]) *[.$A$3]" office:value-type="float" office:value="0.316348641975309" calcext:value-type="float">
            <text:p>0.31635</text:p>
          </table:table-cell>
          <table:table-cell table:formula="of:=([.B51]^2*[.$S$3]+[.B51]*[.$S$4]+[.$S$5])" office:value-type="float" office:value="6.40545" calcext:value-type="float">
            <text:p>6.40545</text:p>
          </table:table-cell>
          <table:table-cell table:formula="of:=[.E51]+[.I51]" office:value-type="float" office:value="705.86445" calcext:value-type="float">
            <text:p>705.86445</text:p>
          </table:table-cell>
          <table:table-cell table:formula="of:=([.J51]-[.$J$3]) * [.$A$3]" office:value-type="float" office:value="0.318670373283951" calcext:value-type="float">
            <text:p>0.31867</text:p>
          </table:table-cell>
          <table:table-cell table:number-columns-repeated="9"/>
        </table:table-row>
        <table:table-row table:style-name="ro1">
          <table:table-cell/>
          <table:table-cell table:formula="of:=[.B51]+1" office:value-type="float" office:value="51" calcext:value-type="float">
            <text:p>51</text:p>
          </table:table-cell>
          <table:table-cell office:value-type="float" office:value="1356" calcext:value-type="float">
            <text:p>1356</text:p>
          </table:table-cell>
          <table:table-cell office:value-type="float" office:value="71.63" calcext:value-type="float">
            <text:p>71.63</text:p>
          </table:table-cell>
          <table:table-cell office:value-type="float" office:value="720.093" calcext:value-type="float">
            <text:p>720.093</text:p>
          </table:table-cell>
          <table:table-cell table:formula="of:=[.E52]-[.E51]" office:value-type="float" office:value="20.634" calcext:value-type="float">
            <text:p>20.634</text:p>
          </table:table-cell>
          <table:table-cell table:formula="of:=([.B52]-1)/[.$A$2]" office:value-type="float" office:value="0.208333333333333" calcext:value-type="float">
            <text:p>0.20833</text:p>
          </table:table-cell>
          <table:table-cell table:formula="of:=([.E52]-[.$E$3]) *[.$A$3]" office:value-type="float" office:value="0.326538271604938" calcext:value-type="float">
            <text:p>0.32654</text:p>
          </table:table-cell>
          <table:table-cell table:formula="of:=([.B52]^2*[.$S$3]+[.B52]*[.$S$4]+[.$S$5])" office:value-type="float" office:value="6.5836041" calcext:value-type="float">
            <text:p>6.58360</text:p>
          </table:table-cell>
          <table:table-cell table:formula="of:=[.E52]+[.I52]" office:value-type="float" office:value="726.6766041" calcext:value-type="float">
            <text:p>726.67660</text:p>
          </table:table-cell>
          <table:table-cell table:formula="of:=([.J52]-[.$J$3]) * [.$A$3]" office:value-type="float" office:value="0.328947980246914" calcext:value-type="float">
            <text:p>0.32895</text:p>
          </table:table-cell>
          <table:table-cell table:number-columns-repeated="9"/>
        </table:table-row>
        <table:table-row table:style-name="ro1">
          <table:table-cell/>
          <table:table-cell table:formula="of:=[.B52]+1" office:value-type="float" office:value="52" calcext:value-type="float">
            <text:p>52</text:p>
          </table:table-cell>
          <table:table-cell office:value-type="float" office:value="1368" calcext:value-type="float">
            <text:p>1368</text:p>
          </table:table-cell>
          <table:table-cell office:value-type="float" office:value="70.786" calcext:value-type="float">
            <text:p>70.786</text:p>
          </table:table-cell>
          <table:table-cell office:value-type="float" office:value="741.048" calcext:value-type="float">
            <text:p>741.048</text:p>
          </table:table-cell>
          <table:table-cell table:formula="of:=[.E53]-[.E52]" office:value-type="float" office:value="20.955" calcext:value-type="float">
            <text:p>20.955</text:p>
          </table:table-cell>
          <table:table-cell table:formula="of:=([.B53]-1)/[.$A$2]" office:value-type="float" office:value="0.2125" calcext:value-type="float">
            <text:p>0.21250</text:p>
          </table:table-cell>
          <table:table-cell table:formula="of:=([.E53]-[.$E$3]) *[.$A$3]" office:value-type="float" office:value="0.336886419753086" calcext:value-type="float">
            <text:p>0.33689</text:p>
          </table:table-cell>
          <table:table-cell table:formula="of:=([.B53]^2*[.$S$3]+[.B53]*[.$S$4]+[.$S$5])" office:value-type="float" office:value="6.7650464" calcext:value-type="float">
            <text:p>6.76505</text:p>
          </table:table-cell>
          <table:table-cell table:formula="of:=[.E53]+[.I53]" office:value-type="float" office:value="747.8130464" calcext:value-type="float">
            <text:p>747.81305</text:p>
          </table:table-cell>
          <table:table-cell table:formula="of:=([.J53]-[.$J$3]) * [.$A$3]" office:value-type="float" office:value="0.339385729530864" calcext:value-type="float">
            <text:p>0.33939</text:p>
          </table:table-cell>
          <table:table-cell table:number-columns-repeated="9"/>
        </table:table-row>
        <table:table-row table:style-name="ro1">
          <table:table-cell/>
          <table:table-cell table:style-name="ce4" table:formula="of:=[.B53]+1" office:value-type="float" office:value="53" calcext:value-type="float">
            <text:p>53</text:p>
          </table:table-cell>
          <table:table-cell table:style-name="ce4" office:value-type="float" office:value="1397" calcext:value-type="float">
            <text:p>1397</text:p>
          </table:table-cell>
          <table:table-cell table:style-name="ce4" office:value-type="float" office:value="69.935" calcext:value-type="float">
            <text:p>69.935</text:p>
          </table:table-cell>
          <table:table-cell table:style-name="ce4" office:value-type="float" office:value="762.062" calcext:value-type="float">
            <text:p>762.062</text:p>
          </table:table-cell>
          <table:table-cell table:style-name="ce4" table:formula="of:=[.E54]-[.E53]" office:value-type="float" office:value="21.014" calcext:value-type="float">
            <text:p>21.014</text:p>
          </table:table-cell>
          <table:table-cell table:style-name="ce7" table:formula="of:=([.B54]-1)/[.$A$2]" office:value-type="float" office:value="0.216666666666667" calcext:value-type="float">
            <text:p>0.21667</text:p>
          </table:table-cell>
          <table:table-cell table:style-name="ce7" table:formula="of:=([.E54]-[.$E$3]) *[.$A$3]" office:value-type="float" office:value="0.347263703703704" calcext:value-type="float">
            <text:p>0.34726</text:p>
          </table:table-cell>
          <table:table-cell table:style-name="ce7" table:formula="of:=([.B54]^2*[.$S$3]+[.B54]*[.$S$4]+[.$S$5])" office:value-type="float" office:value="6.9497769" calcext:value-type="float">
            <text:p>6.94978</text:p>
          </table:table-cell>
          <table:table-cell table:style-name="ce7" table:formula="of:=[.E54]+[.I54]" office:value-type="float" office:value="769.0117769" calcext:value-type="float">
            <text:p>769.01178</text:p>
          </table:table-cell>
          <table:table-cell table:style-name="ce7" table:formula="of:=([.J54]-[.$J$3]) * [.$A$3]" office:value-type="float" office:value="0.349854238419753" calcext:value-type="float">
            <text:p>0.34985</text:p>
          </table:table-cell>
          <table:table-cell table:number-columns-repeated="9"/>
        </table:table-row>
      </table:table>
      <table:table table:name="Sheet5" table:style-name="ta1">
        <table:shapes>
          <draw:frame draw:z-index="0" draw:style-name="gr1" draw:text-style-name="P1" svg:width="15.996cm" svg:height="8.988cm" svg:x="2.833cm" svg:y="25.265cm">
            <draw:object draw:notify-on-update-of-ranges="Sheet5.G3:Sheet5.G54 Sheet5.H3:Sheet5.H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6cm" svg:height="8.988cm" svg:x="21.104cm" svg:y="25.511cm">
            <draw:object draw:notify-on-update-of-ranges="Sheet5.G3:Sheet5.G54 Sheet5.K3:Sheet5.K5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5.997cm" svg:height="8.988cm" svg:x="28.442cm" svg:y="10.264cm">
            <draw:object draw:notify-on-update-of-ranges="Sheet5.N5:Sheet5.N18 Sheet5.O5:Sheet5.O1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.995cm" svg:height="9.007cm" svg:x="45.584cm" svg:y="10.077cm">
            <draw:object draw:notify-on-update-of-ranges="Sheet5.N5:Sheet5.N18 Sheet5.Q5:Sheet5.Q1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3"/>
        <table:table-column table:style-name="co1" table:number-columns-repeated="2" table:default-cell-style-name="ce6"/>
        <table:table-column table:style-name="co3" table:default-cell-style-name="ce6"/>
        <table:table-column table:style-name="co1" table:number-columns-repeated="2" table:default-cell-style-name="ce6"/>
        <table:table-column table:style-name="co1" table:number-columns-repeated="9" table:default-cell-style-name="Default"/>
        <table:table-row table:style-name="ro1">
          <table:table-cell/>
          <table:table-cell table:style-name="ce9" table:number-columns-repeated="10"/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8" office:value-type="string" calcext:value-type="string">
            <text:p>Frame</text:p>
          </table:table-cell>
          <table:table-cell table:style-name="ce8" office:value-type="string" calcext:value-type="string">
            <text:p>Area</text:p>
          </table:table-cell>
          <table:table-cell table:style-name="ce8" office:value-type="string" calcext:value-type="string">
            <text:p>XM</text:p>
          </table:table-cell>
          <table:table-cell table:style-name="ce8" office:value-type="string" calcext:value-type="string">
            <text:p>YM</text:p>
          </table:table-cell>
          <table:table-cell table:style-name="ce8" office:value-type="string" calcext:value-type="string">
            <text:p>dy</text:p>
          </table:table-cell>
          <table:table-cell table:style-name="ce8" office:value-type="string" calcext:value-type="string">
            <text:p>time (s)</text:p>
          </table:table-cell>
          <table:table-cell table:style-name="ce8" office:value-type="string" calcext:value-type="string">
            <text:p>Y-y_0 (m)</text:p>
          </table:table-cell>
          <table:table-cell table:style-name="ce8" office:value-type="string" calcext:value-type="string">
            <text:p>Smear (pixels)</text:p>
          </table:table-cell>
          <table:table-cell table:style-name="ce8" office:value-type="string" calcext:value-type="string">
            <text:p>y adj (pixel)</text:p>
          </table:table-cell>
          <table:table-cell table:style-name="ce8" office:value-type="string" calcext:value-type="string">
            <text:p>y adj (m)</text:p>
          </table:table-cell>
          <table:table-cell table:number-columns-repeated="9"/>
        </table:table-row>
        <table:table-row table:style-name="ro1">
          <table:table-cell table:formula="of:=0.04/79" office:value-type="float" office:value="0.000506329113924051" calcext:value-type="float">
            <text:p>0.0005063291139240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float" office:value="73.615" calcext:value-type="float">
            <text:p>73.615</text:p>
          </table:table-cell>
          <table:table-cell table:style-name="ce2" office:value-type="float" office:value="61.562" calcext:value-type="float">
            <text:p>61.56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.00000</text:p>
          </table:table-cell>
          <table:table-cell table:style-name="ce5" table:formula="of:= ([.B3]^2*[.$S$5]+[.B3]*[.$S$6]+[.$S$7])" office:value-type="float" office:value="1.0208354" calcext:value-type="float">
            <text:p>1.02084</text:p>
          </table:table-cell>
          <table:table-cell table:style-name="ce5" table:formula="of:=[.E3] + ([.B3]^2*[.$S$5]+[.B3]*[.$S$6]+[.$S$7])" office:value-type="float" office:value="62.5828354" calcext:value-type="float">
            <text:p>62.58284</text:p>
          </table:table-cell>
          <table:table-cell table:style-name="ce5" office:value-type="float" office:value="0" calcext:value-type="float">
            <text:p>0.0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14" calcext:value-type="float">
            <text:p>1214</text:p>
          </table:table-cell>
          <table:table-cell office:value-type="float" office:value="73.574" calcext:value-type="float">
            <text:p>73.574</text:p>
          </table:table-cell>
          <table:table-cell office:value-type="float" office:value="67.47" calcext:value-type="float">
            <text:p>67.47</text:p>
          </table:table-cell>
          <table:table-cell table:formula="of:=[.E4]-[.E3]" office:value-type="float" office:value="5.908" calcext:value-type="float">
            <text:p>5.908</text:p>
          </table:table-cell>
          <table:table-cell table:formula="of:=([.B4]-1)/[.$A$2]" office:value-type="float" office:value="0.00416666666666667" calcext:value-type="float">
            <text:p>0.00417</text:p>
          </table:table-cell>
          <table:table-cell table:formula="of:=([.E4]-[.$E$3])*[.$A$3]" office:value-type="float" office:value="0.00299139240506329" calcext:value-type="float">
            <text:p>0.00299</text:p>
          </table:table-cell>
          <table:table-cell table:formula="of:= ([.B4]^2*[.$S$5]+[.B4]*[.$S$6]+[.$S$7])" office:value-type="float" office:value="1.0646116" calcext:value-type="float">
            <text:p>1.06461</text:p>
          </table:table-cell>
          <table:table-cell table:formula="of:=[.E4] + ([.B4]^2*[.$S$5]+[.B4]*[.$S$6]+[.$S$7])" office:value-type="float" office:value="68.5346116" calcext:value-type="float">
            <text:p>68.53461</text:p>
          </table:table-cell>
          <table:table-cell table:formula="of:=([.J4]-[.$J$3])*[.$A$3]" office:value-type="float" office:value="0.00301355756962026" calcext:value-type="float">
            <text:p>0.00301</text:p>
          </table:table-cell>
          <table:table-cell table:number-columns-repeated="2"/>
          <table:table-cell office:value-type="string" calcext:value-type="string">
            <text:p>Frame</text:p>
          </table:table-cell>
          <table:table-cell office:value-type="string" calcext:value-type="string">
            <text:p>Smear (pixel)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Residual</text:p>
          </table:table-cell>
          <table:table-cell/>
          <table:table-cell office:value-type="string" calcext:value-type="string">
            <text:p>coef</text:p>
          </table:table-cell>
          <table:table-cell office:value-type="string" calcext:value-type="string">
            <text:p>pw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3" calcext:value-type="float">
            <text:p>3</text:p>
          </table:table-cell>
          <table:table-cell office:value-type="float" office:value="1237" calcext:value-type="float">
            <text:p>1237</text:p>
          </table:table-cell>
          <table:table-cell office:value-type="float" office:value="73.352" calcext:value-type="float">
            <text:p>73.352</text:p>
          </table:table-cell>
          <table:table-cell office:value-type="float" office:value="74.103" calcext:value-type="float">
            <text:p>74.103</text:p>
          </table:table-cell>
          <table:table-cell table:formula="of:=[.E5]-[.E4]" office:value-type="float" office:value="6.633" calcext:value-type="float">
            <text:p>6.633</text:p>
          </table:table-cell>
          <table:table-cell table:formula="of:=([.B5]-1)/[.$A$2]" office:value-type="float" office:value="0.00833333333333333" calcext:value-type="float">
            <text:p>0.00833</text:p>
          </table:table-cell>
          <table:table-cell table:formula="of:=([.E5]-[.$E$3])*[.$A$3]" office:value-type="float" office:value="0.00634987341772152" calcext:value-type="float">
            <text:p>0.00635</text:p>
          </table:table-cell>
          <table:table-cell table:formula="of:= ([.B5]^2*[.$S$5]+[.B5]*[.$S$6]+[.$S$7])" office:value-type="float" office:value="1.1114186" calcext:value-type="float">
            <text:p>1.11142</text:p>
          </table:table-cell>
          <table:table-cell table:formula="of:=[.E5] + ([.B5]^2*[.$S$5]+[.B5]*[.$S$6]+[.$S$7])" office:value-type="float" office:value="75.2144186" calcext:value-type="float">
            <text:p>75.21442</text:p>
          </table:table-cell>
          <table:table-cell table:formula="of:=([.J5]-[.$J$3])*[.$A$3]" office:value-type="float" office:value="0.00639573832911392" calcext:value-type="float">
            <text:p>0.0064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7.5" calcext:value-type="float">
            <text:p>7.5</text:p>
          </table:table-cell>
          <table:table-cell table:formula="of:= ([.N5]^2*[.$S$5]+[.N5]*[.$S$6]+[.$S$7])" office:value-type="float" office:value="7.1176916" calcext:value-type="float">
            <text:p>7.1176916</text:p>
          </table:table-cell>
          <table:table-cell table:formula="of:=[.P5]-[.O5]" office:value-type="float" office:value="-0.3823084" calcext:value-type="float">
            <text:p>-0.3823084</text:p>
          </table:table-cell>
          <table:table-cell/>
          <table:table-cell office:value-type="float" office:value="0.0015154" calcext:value-type="float">
            <text:p>0.00151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51" calcext:value-type="float">
            <text:p>1251</text:p>
          </table:table-cell>
          <table:table-cell office:value-type="float" office:value="72.994" calcext:value-type="float">
            <text:p>72.994</text:p>
          </table:table-cell>
          <table:table-cell office:value-type="float" office:value="80.959" calcext:value-type="float">
            <text:p>80.959</text:p>
          </table:table-cell>
          <table:table-cell table:formula="of:=[.E6]-[.E5]" office:value-type="float" office:value="6.85600000000001" calcext:value-type="float">
            <text:p>6.85600000000001</text:p>
          </table:table-cell>
          <table:table-cell table:formula="of:=([.B6]-1)/[.$A$2]" office:value-type="float" office:value="0.0125" calcext:value-type="float">
            <text:p>0.01250</text:p>
          </table:table-cell>
          <table:table-cell table:formula="of:=([.E6]-[.$E$3])*[.$A$3]" office:value-type="float" office:value="0.00982126582278481" calcext:value-type="float">
            <text:p>0.00982</text:p>
          </table:table-cell>
          <table:table-cell table:formula="of:= ([.B6]^2*[.$S$5]+[.B6]*[.$S$6]+[.$S$7])" office:value-type="float" office:value="1.1612564" calcext:value-type="float">
            <text:p>1.16126</text:p>
          </table:table-cell>
          <table:table-cell table:formula="of:=[.E6] + ([.B6]^2*[.$S$5]+[.B6]*[.$S$6]+[.$S$7])" office:value-type="float" office:value="82.1202564" calcext:value-type="float">
            <text:p>82.12026</text:p>
          </table:table-cell>
          <table:table-cell table:formula="of:=([.J6]-[.$J$3])*[.$A$3]" office:value-type="float" office:value="0.00989236506329114" calcext:value-type="float">
            <text:p>0.00989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 ([.N6]^2*[.$S$5]+[.N6]*[.$S$6]+[.$S$7])" office:value-type="float" office:value="6.3546116" calcext:value-type="float">
            <text:p>6.3546116</text:p>
          </table:table-cell>
          <table:table-cell table:formula="of:=[.P6]-[.O6]" office:value-type="float" office:value="-0.6453884" calcext:value-type="float">
            <text:p>-0.6453884</text:p>
          </table:table-cell>
          <table:table-cell/>
          <table:table-cell office:value-type="float" office:value="0.03923" calcext:value-type="float">
            <text:p>0.03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43" calcext:value-type="float">
            <text:p>1243</text:p>
          </table:table-cell>
          <table:table-cell office:value-type="float" office:value="72.917" calcext:value-type="float">
            <text:p>72.917</text:p>
          </table:table-cell>
          <table:table-cell office:value-type="float" office:value="88.024" calcext:value-type="float">
            <text:p>88.024</text:p>
          </table:table-cell>
          <table:table-cell table:formula="of:=[.E7]-[.E6]" office:value-type="float" office:value="7.065" calcext:value-type="float">
            <text:p>7.065</text:p>
          </table:table-cell>
          <table:table-cell table:formula="of:=([.B7]-1)/[.$A$2]" office:value-type="float" office:value="0.0166666666666667" calcext:value-type="float">
            <text:p>0.01667</text:p>
          </table:table-cell>
          <table:table-cell table:formula="of:=([.E7]-[.$E$3])*[.$A$3]" office:value-type="float" office:value="0.0133984810126582" calcext:value-type="float">
            <text:p>0.01340</text:p>
          </table:table-cell>
          <table:table-cell table:formula="of:= ([.B7]^2*[.$S$5]+[.B7]*[.$S$6]+[.$S$7])" office:value-type="float" office:value="1.214125" calcext:value-type="float">
            <text:p>1.21413</text:p>
          </table:table-cell>
          <table:table-cell table:formula="of:=[.E7] + ([.B7]^2*[.$S$5]+[.B7]*[.$S$6]+[.$S$7])" office:value-type="float" office:value="89.238125" calcext:value-type="float">
            <text:p>89.23813</text:p>
          </table:table-cell>
          <table:table-cell table:formula="of:=([.J7]-[.$J$3])*[.$A$3]" office:value-type="float" office:value="0.013496349164557" calcext:value-type="float">
            <text:p>0.0135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 ([.N7]^2*[.$S$5]+[.N7]*[.$S$6]+[.$S$7])" office:value-type="float" office:value="5.6400244" calcext:value-type="float">
            <text:p>5.6400244</text:p>
          </table:table-cell>
          <table:table-cell table:formula="of:=[.P7]-[.O7]" office:value-type="float" office:value="0.6400244" calcext:value-type="float">
            <text:p>0.6400244</text:p>
          </table:table-cell>
          <table:table-cell/>
          <table:table-cell office:value-type="float" office:value="0.98009" calcext:value-type="float">
            <text:p>0.98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63" calcext:value-type="float">
            <text:p>1263</text:p>
          </table:table-cell>
          <table:table-cell office:value-type="float" office:value="72.608" calcext:value-type="float">
            <text:p>72.608</text:p>
          </table:table-cell>
          <table:table-cell office:value-type="float" office:value="95.515" calcext:value-type="float">
            <text:p>95.515</text:p>
          </table:table-cell>
          <table:table-cell table:formula="of:=[.E8]-[.E7]" office:value-type="float" office:value="7.491" calcext:value-type="float">
            <text:p>7.491</text:p>
          </table:table-cell>
          <table:table-cell table:formula="of:=([.B8]-1)/[.$A$2]" office:value-type="float" office:value="0.0208333333333333" calcext:value-type="float">
            <text:p>0.02083</text:p>
          </table:table-cell>
          <table:table-cell table:formula="of:=([.E8]-[.$E$3])*[.$A$3]" office:value-type="float" office:value="0.0171913924050633" calcext:value-type="float">
            <text:p>0.01719</text:p>
          </table:table-cell>
          <table:table-cell table:formula="of:= ([.B8]^2*[.$S$5]+[.B8]*[.$S$6]+[.$S$7])" office:value-type="float" office:value="1.2700244" calcext:value-type="float">
            <text:p>1.27002</text:p>
          </table:table-cell>
          <table:table-cell table:formula="of:=[.E8] + ([.B8]^2*[.$S$5]+[.B8]*[.$S$6]+[.$S$7])" office:value-type="float" office:value="96.7850244" calcext:value-type="float">
            <text:p>96.78502</text:p>
          </table:table-cell>
          <table:table-cell table:formula="of:=([.J8]-[.$J$3])*[.$A$3]" office:value-type="float" office:value="0.0173175640506329" calcext:value-type="float">
            <text:p>0.0173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 ([.N8]^2*[.$S$5]+[.N8]*[.$S$6]+[.$S$7])" office:value-type="float" office:value="4.97393" calcext:value-type="float">
            <text:p>4.97393</text:p>
          </table:table-cell>
          <table:table-cell table:formula="of:=[.P8]-[.O8]" office:value-type="float" office:value="0.97393" calcext:value-type="float">
            <text:p>0.973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241" calcext:value-type="float">
            <text:p>1241</text:p>
          </table:table-cell>
          <table:table-cell office:value-type="float" office:value="72.559" calcext:value-type="float">
            <text:p>72.559</text:p>
          </table:table-cell>
          <table:table-cell office:value-type="float" office:value="102.856" calcext:value-type="float">
            <text:p>102.856</text:p>
          </table:table-cell>
          <table:table-cell table:formula="of:=[.E9]-[.E8]" office:value-type="float" office:value="7.34099999999999" calcext:value-type="float">
            <text:p>7.34099999999999</text:p>
          </table:table-cell>
          <table:table-cell table:formula="of:=([.B9]-1)/[.$A$2]" office:value-type="float" office:value="0.025" calcext:value-type="float">
            <text:p>0.02500</text:p>
          </table:table-cell>
          <table:table-cell table:formula="of:=([.E9]-[.$E$3])*[.$A$3]" office:value-type="float" office:value="0.0209083544303797" calcext:value-type="float">
            <text:p>0.02091</text:p>
          </table:table-cell>
          <table:table-cell table:formula="of:= ([.B9]^2*[.$S$5]+[.B9]*[.$S$6]+[.$S$7])" office:value-type="float" office:value="1.3289546" calcext:value-type="float">
            <text:p>1.32895</text:p>
          </table:table-cell>
          <table:table-cell table:formula="of:=[.E9] + ([.B9]^2*[.$S$5]+[.B9]*[.$S$6]+[.$S$7])" office:value-type="float" office:value="104.1849546" calcext:value-type="float">
            <text:p>104.18495</text:p>
          </table:table-cell>
          <table:table-cell table:formula="of:=([.J9]-[.$J$3])*[.$A$3]" office:value-type="float" office:value="0.0210643641518987" calcext:value-type="float">
            <text:p>0.0210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 ([.N9]^2*[.$S$5]+[.N9]*[.$S$6]+[.$S$7])" office:value-type="float" office:value="4.3563284" calcext:value-type="float">
            <text:p>4.3563284</text:p>
          </table:table-cell>
          <table:table-cell table:formula="of:=[.P9]-[.O9]" office:value-type="float" office:value="0.3563284" calcext:value-type="float">
            <text:p>0.35632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57" calcext:value-type="float">
            <text:p>1257</text:p>
          </table:table-cell>
          <table:table-cell office:value-type="float" office:value="72.33" calcext:value-type="float">
            <text:p>72.33</text:p>
          </table:table-cell>
          <table:table-cell office:value-type="float" office:value="110.837" calcext:value-type="float">
            <text:p>110.837</text:p>
          </table:table-cell>
          <table:table-cell table:formula="of:=[.E10]-[.E9]" office:value-type="float" office:value="7.98100000000001" calcext:value-type="float">
            <text:p>7.98100000000001</text:p>
          </table:table-cell>
          <table:table-cell table:formula="of:=([.B10]-1)/[.$A$2]" office:value-type="float" office:value="0.0291666666666667" calcext:value-type="float">
            <text:p>0.02917</text:p>
          </table:table-cell>
          <table:table-cell table:formula="of:=([.E10]-[.$E$3])*[.$A$3]" office:value-type="float" office:value="0.0249493670886076" calcext:value-type="float">
            <text:p>0.02495</text:p>
          </table:table-cell>
          <table:table-cell table:formula="of:= ([.B10]^2*[.$S$5]+[.B10]*[.$S$6]+[.$S$7])" office:value-type="float" office:value="1.3909156" calcext:value-type="float">
            <text:p>1.39092</text:p>
          </table:table-cell>
          <table:table-cell table:formula="of:=[.E10] + ([.B10]^2*[.$S$5]+[.B10]*[.$S$6]+[.$S$7])" office:value-type="float" office:value="112.2279156" calcext:value-type="float">
            <text:p>112.22792</text:p>
          </table:table-cell>
          <table:table-cell table:formula="of:=([.J10]-[.$J$3])*[.$A$3]" office:value-type="float" office:value="0.0251367494683544" calcext:value-type="float">
            <text:p>0.0251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 ([.N10]^2*[.$S$5]+[.N10]*[.$S$6]+[.$S$7])" office:value-type="float" office:value="3.7872196" calcext:value-type="float">
            <text:p>3.7872196</text:p>
          </table:table-cell>
          <table:table-cell table:formula="of:=[.P10]-[.O10]" office:value-type="float" office:value="-0.2127804" calcext:value-type="float">
            <text:p>-0.21278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248" calcext:value-type="float">
            <text:p>1248</text:p>
          </table:table-cell>
          <table:table-cell office:value-type="float" office:value="72.073" calcext:value-type="float">
            <text:p>72.073</text:p>
          </table:table-cell>
          <table:table-cell office:value-type="float" office:value="119.044" calcext:value-type="float">
            <text:p>119.044</text:p>
          </table:table-cell>
          <table:table-cell table:formula="of:=[.E11]-[.E10]" office:value-type="float" office:value="8.20699999999999" calcext:value-type="float">
            <text:p>8.20699999999999</text:p>
          </table:table-cell>
          <table:table-cell table:formula="of:=([.B11]-1)/[.$A$2]" office:value-type="float" office:value="0.0333333333333333" calcext:value-type="float">
            <text:p>0.03333</text:p>
          </table:table-cell>
          <table:table-cell table:formula="of:=([.E11]-[.$E$3])*[.$A$3]" office:value-type="float" office:value="0.0291048101265823" calcext:value-type="float">
            <text:p>0.02910</text:p>
          </table:table-cell>
          <table:table-cell table:formula="of:= ([.B11]^2*[.$S$5]+[.B11]*[.$S$6]+[.$S$7])" office:value-type="float" office:value="1.4559074" calcext:value-type="float">
            <text:p>1.45591</text:p>
          </table:table-cell>
          <table:table-cell table:formula="of:=[.E11] + ([.B11]^2*[.$S$5]+[.B11]*[.$S$6]+[.$S$7])" office:value-type="float" office:value="120.4999074" calcext:value-type="float">
            <text:p>120.49991</text:p>
          </table:table-cell>
          <table:table-cell table:formula="of:=([.J11]-[.$J$3])*[.$A$3]" office:value-type="float" office:value="0.0293250997468354" calcext:value-type="float">
            <text:p>0.0293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.4" calcext:value-type="float">
            <text:p>3.4</text:p>
          </table:table-cell>
          <table:table-cell table:formula="of:= ([.N11]^2*[.$S$5]+[.N11]*[.$S$6]+[.$S$7])" office:value-type="float" office:value="3.2666036" calcext:value-type="float">
            <text:p>3.2666036</text:p>
          </table:table-cell>
          <table:table-cell table:formula="of:=[.P11]-[.O11]" office:value-type="float" office:value="-0.1333964" calcext:value-type="float">
            <text:p>-0.13339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40" calcext:value-type="float">
            <text:p>1240</text:p>
          </table:table-cell>
          <table:table-cell office:value-type="float" office:value="71.773" calcext:value-type="float">
            <text:p>71.773</text:p>
          </table:table-cell>
          <table:table-cell office:value-type="float" office:value="127.269" calcext:value-type="float">
            <text:p>127.269</text:p>
          </table:table-cell>
          <table:table-cell table:formula="of:=[.E12]-[.E11]" office:value-type="float" office:value="8.22500000000001" calcext:value-type="float">
            <text:p>8.22500000000001</text:p>
          </table:table-cell>
          <table:table-cell table:formula="of:=([.B12]-1)/[.$A$2]" office:value-type="float" office:value="0.0375" calcext:value-type="float">
            <text:p>0.03750</text:p>
          </table:table-cell>
          <table:table-cell table:formula="of:=([.E12]-[.$E$3])*[.$A$3]" office:value-type="float" office:value="0.0332693670886076" calcext:value-type="float">
            <text:p>0.03327</text:p>
          </table:table-cell>
          <table:table-cell table:formula="of:= ([.B12]^2*[.$S$5]+[.B12]*[.$S$6]+[.$S$7])" office:value-type="float" office:value="1.52393" calcext:value-type="float">
            <text:p>1.52393</text:p>
          </table:table-cell>
          <table:table-cell table:formula="of:=[.E12] + ([.B12]^2*[.$S$5]+[.B12]*[.$S$6]+[.$S$7])" office:value-type="float" office:value="128.79293" calcext:value-type="float">
            <text:p>128.79293</text:p>
          </table:table-cell>
          <table:table-cell table:formula="of:=([.J12]-[.$J$3])*[.$A$3]" office:value-type="float" office:value="0.0335240985316456" calcext:value-type="float">
            <text:p>0.0335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 ([.N12]^2*[.$S$5]+[.N12]*[.$S$6]+[.$S$7])" office:value-type="float" office:value="2.7944804" calcext:value-type="float">
            <text:p>2.7944804</text:p>
          </table:table-cell>
          <table:table-cell table:formula="of:=[.P12]-[.O12]" office:value-type="float" office:value="-0.2055196" calcext:value-type="float">
            <text:p>-0.20551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65" calcext:value-type="float">
            <text:p>1265</text:p>
          </table:table-cell>
          <table:table-cell office:value-type="float" office:value="71.57" calcext:value-type="float">
            <text:p>71.57</text:p>
          </table:table-cell>
          <table:table-cell office:value-type="float" office:value="136.253" calcext:value-type="float">
            <text:p>136.253</text:p>
          </table:table-cell>
          <table:table-cell table:formula="of:=[.E13]-[.E12]" office:value-type="float" office:value="8.98399999999998" calcext:value-type="float">
            <text:p>8.98399999999998</text:p>
          </table:table-cell>
          <table:table-cell table:formula="of:=([.B13]-1)/[.$A$2]" office:value-type="float" office:value="0.0416666666666667" calcext:value-type="float">
            <text:p>0.04167</text:p>
          </table:table-cell>
          <table:table-cell table:formula="of:=([.E13]-[.$E$3])*[.$A$3]" office:value-type="float" office:value="0.0378182278481013" calcext:value-type="float">
            <text:p>0.03782</text:p>
          </table:table-cell>
          <table:table-cell table:formula="of:= ([.B13]^2*[.$S$5]+[.B13]*[.$S$6]+[.$S$7])" office:value-type="float" office:value="1.5949834" calcext:value-type="float">
            <text:p>1.59498</text:p>
          </table:table-cell>
          <table:table-cell table:formula="of:=[.E13] + ([.B13]^2*[.$S$5]+[.B13]*[.$S$6]+[.$S$7])" office:value-type="float" office:value="137.8479834" calcext:value-type="float">
            <text:p>137.84798</text:p>
          </table:table-cell>
          <table:table-cell table:formula="of:=([.J13]-[.$J$3])*[.$A$3]" office:value-type="float" office:value="0.0381089356962025" calcext:value-type="float">
            <text:p>0.038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 ([.N13]^2*[.$S$5]+[.N13]*[.$S$6]+[.$S$7])" office:value-type="float" office:value="2.37085" calcext:value-type="float">
            <text:p>2.37085</text:p>
          </table:table-cell>
          <table:table-cell table:formula="of:=[.P13]-[.O13]" office:value-type="float" office:value="-0.62915" calcext:value-type="float">
            <text:p>-0.629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41" calcext:value-type="float">
            <text:p>1241</text:p>
          </table:table-cell>
          <table:table-cell office:value-type="float" office:value="71.389" calcext:value-type="float">
            <text:p>71.389</text:p>
          </table:table-cell>
          <table:table-cell office:value-type="float" office:value="145.399" calcext:value-type="float">
            <text:p>145.399</text:p>
          </table:table-cell>
          <table:table-cell table:formula="of:=[.E14]-[.E13]" office:value-type="float" office:value="9.14600000000002" calcext:value-type="float">
            <text:p>9.14600000000002</text:p>
          </table:table-cell>
          <table:table-cell table:formula="of:=([.B14]-1)/[.$A$2]" office:value-type="float" office:value="0.0458333333333333" calcext:value-type="float">
            <text:p>0.04583</text:p>
          </table:table-cell>
          <table:table-cell table:formula="of:=([.E14]-[.$E$3])*[.$A$3]" office:value-type="float" office:value="0.0424491139240506" calcext:value-type="float">
            <text:p>0.04245</text:p>
          </table:table-cell>
          <table:table-cell table:formula="of:= ([.B14]^2*[.$S$5]+[.B14]*[.$S$6]+[.$S$7])" office:value-type="float" office:value="1.6690676" calcext:value-type="float">
            <text:p>1.66907</text:p>
          </table:table-cell>
          <table:table-cell table:formula="of:=[.E14] + ([.B14]^2*[.$S$5]+[.B14]*[.$S$6]+[.$S$7])" office:value-type="float" office:value="147.0680676" calcext:value-type="float">
            <text:p>147.06807</text:p>
          </table:table-cell>
          <table:table-cell table:formula="of:=([.J14]-[.$J$3])*[.$A$3]" office:value-type="float" office:value="0.0427773327594937" calcext:value-type="float">
            <text:p>0.0427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.3" calcext:value-type="float">
            <text:p>2.3</text:p>
          </table:table-cell>
          <table:table-cell table:formula="of:= ([.N14]^2*[.$S$5]+[.N14]*[.$S$6]+[.$S$7])" office:value-type="float" office:value="1.9957124" calcext:value-type="float">
            <text:p>1.9957124</text:p>
          </table:table-cell>
          <table:table-cell table:formula="of:=[.P14]-[.O14]" office:value-type="float" office:value="-0.3042876" calcext:value-type="float">
            <text:p>-0.30428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56" calcext:value-type="float">
            <text:p>1256</text:p>
          </table:table-cell>
          <table:table-cell office:value-type="float" office:value="71.11" calcext:value-type="float">
            <text:p>71.11</text:p>
          </table:table-cell>
          <table:table-cell office:value-type="float" office:value="154.936" calcext:value-type="float">
            <text:p>154.936</text:p>
          </table:table-cell>
          <table:table-cell table:formula="of:=[.E15]-[.E14]" office:value-type="float" office:value="9.53700000000001" calcext:value-type="float">
            <text:p>9.53700000000001</text:p>
          </table:table-cell>
          <table:table-cell table:formula="of:=([.B15]-1)/[.$A$2]" office:value-type="float" office:value="0.05" calcext:value-type="float">
            <text:p>0.05000</text:p>
          </table:table-cell>
          <table:table-cell table:formula="of:=([.E15]-[.$E$3])*[.$A$3]" office:value-type="float" office:value="0.0472779746835443" calcext:value-type="float">
            <text:p>0.04728</text:p>
          </table:table-cell>
          <table:table-cell table:formula="of:= ([.B15]^2*[.$S$5]+[.B15]*[.$S$6]+[.$S$7])" office:value-type="float" office:value="1.7461826" calcext:value-type="float">
            <text:p>1.74618</text:p>
          </table:table-cell>
          <table:table-cell table:formula="of:=[.E15] + ([.B15]^2*[.$S$5]+[.B15]*[.$S$6]+[.$S$7])" office:value-type="float" office:value="156.6821826" calcext:value-type="float">
            <text:p>156.68218</text:p>
          </table:table-cell>
          <table:table-cell table:formula="of:=([.J15]-[.$J$3])*[.$A$3]" office:value-type="float" office:value="0.0476452390886076" calcext:value-type="float">
            <text:p>0.0476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.6" calcext:value-type="float">
            <text:p>1.6</text:p>
          </table:table-cell>
          <table:table-cell table:formula="of:= ([.N15]^2*[.$S$5]+[.N15]*[.$S$6]+[.$S$7])" office:value-type="float" office:value="1.6690676" calcext:value-type="float">
            <text:p>1.6690676</text:p>
          </table:table-cell>
          <table:table-cell table:formula="of:=[.P15]-[.O15]" office:value-type="float" office:value="0.0690675999999999" calcext:value-type="float">
            <text:p>0.0690675999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254" calcext:value-type="float">
            <text:p>1254</text:p>
          </table:table-cell>
          <table:table-cell office:value-type="float" office:value="71.041" calcext:value-type="float">
            <text:p>71.041</text:p>
          </table:table-cell>
          <table:table-cell office:value-type="float" office:value="164.49" calcext:value-type="float">
            <text:p>164.49</text:p>
          </table:table-cell>
          <table:table-cell table:formula="of:=[.E16]-[.E15]" office:value-type="float" office:value="9.554" calcext:value-type="float">
            <text:p>9.554</text:p>
          </table:table-cell>
          <table:table-cell table:formula="of:=([.B16]-1)/[.$A$2]" office:value-type="float" office:value="0.0541666666666667" calcext:value-type="float">
            <text:p>0.05417</text:p>
          </table:table-cell>
          <table:table-cell table:formula="of:=([.E16]-[.$E$3])*[.$A$3]" office:value-type="float" office:value="0.0521154430379747" calcext:value-type="float">
            <text:p>0.05212</text:p>
          </table:table-cell>
          <table:table-cell table:formula="of:= ([.B16]^2*[.$S$5]+[.B16]*[.$S$6]+[.$S$7])" office:value-type="float" office:value="1.8263284" calcext:value-type="float">
            <text:p>1.82633</text:p>
          </table:table-cell>
          <table:table-cell table:formula="of:=[.E16] + ([.B16]^2*[.$S$5]+[.B16]*[.$S$6]+[.$S$7])" office:value-type="float" office:value="166.3163284" calcext:value-type="float">
            <text:p>166.31633</text:p>
          </table:table-cell>
          <table:table-cell table:formula="of:=([.J16]-[.$J$3])*[.$A$3]" office:value-type="float" office:value="0.0525232875949367" calcext:value-type="float">
            <text:p>0.0525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table:formula="of:= ([.N16]^2*[.$S$5]+[.N16]*[.$S$6]+[.$S$7])" office:value-type="float" office:value="1.3909156" calcext:value-type="float">
            <text:p>1.3909156</text:p>
          </table:table-cell>
          <table:table-cell table:formula="of:=[.P16]-[.O16]" office:value-type="float" office:value="0.2909156" calcext:value-type="float">
            <text:p>0.29091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65" calcext:value-type="float">
            <text:p>1265</text:p>
          </table:table-cell>
          <table:table-cell office:value-type="float" office:value="70.781" calcext:value-type="float">
            <text:p>70.781</text:p>
          </table:table-cell>
          <table:table-cell office:value-type="float" office:value="174.468" calcext:value-type="float">
            <text:p>174.468</text:p>
          </table:table-cell>
          <table:table-cell table:formula="of:=[.E17]-[.E16]" office:value-type="float" office:value="9.97799999999998" calcext:value-type="float">
            <text:p>9.97799999999998</text:p>
          </table:table-cell>
          <table:table-cell table:formula="of:=([.B17]-1)/[.$A$2]" office:value-type="float" office:value="0.0583333333333333" calcext:value-type="float">
            <text:p>0.05833</text:p>
          </table:table-cell>
          <table:table-cell table:formula="of:=([.E17]-[.$E$3])*[.$A$3]" office:value-type="float" office:value="0.0571675949367089" calcext:value-type="float">
            <text:p>0.05717</text:p>
          </table:table-cell>
          <table:table-cell table:formula="of:= ([.B17]^2*[.$S$5]+[.B17]*[.$S$6]+[.$S$7])" office:value-type="float" office:value="1.909505" calcext:value-type="float">
            <text:p>1.90951</text:p>
          </table:table-cell>
          <table:table-cell table:formula="of:=[.E17] + ([.B17]^2*[.$S$5]+[.B17]*[.$S$6]+[.$S$7])" office:value-type="float" office:value="176.377505" calcext:value-type="float">
            <text:p>176.37751</text:p>
          </table:table-cell>
          <table:table-cell table:formula="of:=([.J17]-[.$J$3])*[.$A$3]" office:value-type="float" office:value="0.0576175542278481" calcext:value-type="float">
            <text:p>0.0576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([.N17]^2*[.$S$5]+[.N17]*[.$S$6]+[.$S$7])" office:value-type="float" office:value="1.1612564" calcext:value-type="float">
            <text:p>1.1612564</text:p>
          </table:table-cell>
          <table:table-cell table:formula="of:=[.P17]-[.O17]" office:value-type="float" office:value="0.1612564" calcext:value-type="float">
            <text:p>0.16125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78" calcext:value-type="float">
            <text:p>1278</text:p>
          </table:table-cell>
          <table:table-cell office:value-type="float" office:value="70.51" calcext:value-type="float">
            <text:p>70.51</text:p>
          </table:table-cell>
          <table:table-cell office:value-type="float" office:value="184.725" calcext:value-type="float">
            <text:p>184.725</text:p>
          </table:table-cell>
          <table:table-cell table:formula="of:=[.E18]-[.E17]" office:value-type="float" office:value="10.257" calcext:value-type="float">
            <text:p>10.257</text:p>
          </table:table-cell>
          <table:table-cell table:formula="of:=([.B18]-1)/[.$A$2]" office:value-type="float" office:value="0.0625" calcext:value-type="float">
            <text:p>0.06250</text:p>
          </table:table-cell>
          <table:table-cell table:formula="of:=([.E18]-[.$E$3])*[.$A$3]" office:value-type="float" office:value="0.0623610126582279" calcext:value-type="float">
            <text:p>0.06236</text:p>
          </table:table-cell>
          <table:table-cell table:formula="of:= ([.B18]^2*[.$S$5]+[.B18]*[.$S$6]+[.$S$7])" office:value-type="float" office:value="1.9957124" calcext:value-type="float">
            <text:p>1.99571</text:p>
          </table:table-cell>
          <table:table-cell table:formula="of:=[.E18] + ([.B18]^2*[.$S$5]+[.B18]*[.$S$6]+[.$S$7])" office:value-type="float" office:value="186.7207124" calcext:value-type="float">
            <text:p>186.72071</text:p>
          </table:table-cell>
          <table:table-cell table:formula="of:=([.J18]-[.$J$3])*[.$A$3]" office:value-type="float" office:value="0.0628546212658228" calcext:value-type="float">
            <text:p>0.0628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 ([.N18]^2*[.$S$5]+[.N18]*[.$S$6]+[.$S$7])" office:value-type="float" office:value="1.0208354" calcext:value-type="float">
            <text:p>1.0208354</text:p>
          </table:table-cell>
          <table:table-cell table:formula="of:=[.P18]-[.O18]" office:value-type="float" office:value="0.0208353999999999" calcext:value-type="float">
            <text:p>0.0208353999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50" calcext:value-type="float">
            <text:p>1250</text:p>
          </table:table-cell>
          <table:table-cell office:value-type="float" office:value="70.239" calcext:value-type="float">
            <text:p>70.239</text:p>
          </table:table-cell>
          <table:table-cell office:value-type="float" office:value="195.243" calcext:value-type="float">
            <text:p>195.243</text:p>
          </table:table-cell>
          <table:table-cell table:formula="of:=[.E19]-[.E18]" office:value-type="float" office:value="10.518" calcext:value-type="float">
            <text:p>10.518</text:p>
          </table:table-cell>
          <table:table-cell table:formula="of:=([.B19]-1)/[.$A$2]" office:value-type="float" office:value="0.0666666666666667" calcext:value-type="float">
            <text:p>0.06667</text:p>
          </table:table-cell>
          <table:table-cell table:formula="of:=([.E19]-[.$E$3])*[.$A$3]" office:value-type="float" office:value="0.067686582278481" calcext:value-type="float">
            <text:p>0.06769</text:p>
          </table:table-cell>
          <table:table-cell table:formula="of:= ([.B19]^2*[.$S$5]+[.B19]*[.$S$6]+[.$S$7])" office:value-type="float" office:value="2.0849506" calcext:value-type="float">
            <text:p>2.08495</text:p>
          </table:table-cell>
          <table:table-cell table:formula="of:=[.E19] + ([.B19]^2*[.$S$5]+[.B19]*[.$S$6]+[.$S$7])" office:value-type="float" office:value="197.3279506" calcext:value-type="float">
            <text:p>197.32795</text:p>
          </table:table-cell>
          <table:table-cell table:formula="of:=([.J19]-[.$J$3])*[.$A$3]" office:value-type="float" office:value="0.0682253747848101" calcext:value-type="float">
            <text:p>0.068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262" calcext:value-type="float">
            <text:p>1262</text:p>
          </table:table-cell>
          <table:table-cell office:value-type="float" office:value="70.141" calcext:value-type="float">
            <text:p>70.141</text:p>
          </table:table-cell>
          <table:table-cell office:value-type="float" office:value="206.179" calcext:value-type="float">
            <text:p>206.179</text:p>
          </table:table-cell>
          <table:table-cell table:formula="of:=[.E20]-[.E19]" office:value-type="float" office:value="10.936" calcext:value-type="float">
            <text:p>10.936</text:p>
          </table:table-cell>
          <table:table-cell table:formula="of:=([.B20]-1)/[.$A$2]" office:value-type="float" office:value="0.0708333333333333" calcext:value-type="float">
            <text:p>0.07083</text:p>
          </table:table-cell>
          <table:table-cell table:formula="of:=([.E20]-[.$E$3])*[.$A$3]" office:value-type="float" office:value="0.0732237974683545" calcext:value-type="float">
            <text:p>0.07322</text:p>
          </table:table-cell>
          <table:table-cell table:formula="of:= ([.B20]^2*[.$S$5]+[.B20]*[.$S$6]+[.$S$7])" office:value-type="float" office:value="2.1772196" calcext:value-type="float">
            <text:p>2.17722</text:p>
          </table:table-cell>
          <table:table-cell table:formula="of:=[.E20] + ([.B20]^2*[.$S$5]+[.B20]*[.$S$6]+[.$S$7])" office:value-type="float" office:value="208.3562196" calcext:value-type="float">
            <text:p>208.35622</text:p>
          </table:table-cell>
          <table:table-cell table:formula="of:=([.J20]-[.$J$3])*[.$A$3]" office:value-type="float" office:value="0.0738093084556962" calcext:value-type="float">
            <text:p>0.073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248" calcext:value-type="float">
            <text:p>1248</text:p>
          </table:table-cell>
          <table:table-cell office:value-type="float" office:value="70.035" calcext:value-type="float">
            <text:p>70.035</text:p>
          </table:table-cell>
          <table:table-cell office:value-type="float" office:value="217.268" calcext:value-type="float">
            <text:p>217.268</text:p>
          </table:table-cell>
          <table:table-cell table:formula="of:=[.E21]-[.E20]" office:value-type="float" office:value="11.089" calcext:value-type="float">
            <text:p>11.089</text:p>
          </table:table-cell>
          <table:table-cell table:formula="of:=([.B21]-1)/[.$A$2]" office:value-type="float" office:value="0.075" calcext:value-type="float">
            <text:p>0.07500</text:p>
          </table:table-cell>
          <table:table-cell table:formula="of:=([.E21]-[.$E$3])*[.$A$3]" office:value-type="float" office:value="0.0788384810126582" calcext:value-type="float">
            <text:p>0.07884</text:p>
          </table:table-cell>
          <table:table-cell table:formula="of:= ([.B21]^2*[.$S$5]+[.B21]*[.$S$6]+[.$S$7])" office:value-type="float" office:value="2.2725194" calcext:value-type="float">
            <text:p>2.27252</text:p>
          </table:table-cell>
          <table:table-cell table:formula="of:=[.E21] + ([.B21]^2*[.$S$5]+[.B21]*[.$S$6]+[.$S$7])" office:value-type="float" office:value="219.5405194" calcext:value-type="float">
            <text:p>219.54052</text:p>
          </table:table-cell>
          <table:table-cell table:formula="of:=([.J21]-[.$J$3])*[.$A$3]" office:value-type="float" office:value="0.0794722450632912" calcext:value-type="float">
            <text:p>0.079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262" calcext:value-type="float">
            <text:p>1262</text:p>
          </table:table-cell>
          <table:table-cell office:value-type="float" office:value="69.87" calcext:value-type="float">
            <text:p>69.87</text:p>
          </table:table-cell>
          <table:table-cell office:value-type="float" office:value="228.919" calcext:value-type="float">
            <text:p>228.919</text:p>
          </table:table-cell>
          <table:table-cell table:formula="of:=[.E22]-[.E21]" office:value-type="float" office:value="11.651" calcext:value-type="float">
            <text:p>11.651</text:p>
          </table:table-cell>
          <table:table-cell table:formula="of:=([.B22]-1)/[.$A$2]" office:value-type="float" office:value="0.0791666666666667" calcext:value-type="float">
            <text:p>0.07917</text:p>
          </table:table-cell>
          <table:table-cell table:formula="of:=([.E22]-[.$E$3])*[.$A$3]" office:value-type="float" office:value="0.0847377215189874" calcext:value-type="float">
            <text:p>0.08474</text:p>
          </table:table-cell>
          <table:table-cell table:formula="of:= ([.B22]^2*[.$S$5]+[.B22]*[.$S$6]+[.$S$7])" office:value-type="float" office:value="2.37085" calcext:value-type="float">
            <text:p>2.37085</text:p>
          </table:table-cell>
          <table:table-cell table:formula="of:=[.E22] + ([.B22]^2*[.$S$5]+[.B22]*[.$S$6]+[.$S$7])" office:value-type="float" office:value="231.28985" calcext:value-type="float">
            <text:p>231.28985</text:p>
          </table:table-cell>
          <table:table-cell table:formula="of:=([.J22]-[.$J$3])*[.$A$3]" office:value-type="float" office:value="0.0854212732151899" calcext:value-type="float">
            <text:p>0.085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238" calcext:value-type="float">
            <text:p>1238</text:p>
          </table:table-cell>
          <table:table-cell office:value-type="float" office:value="69.557" calcext:value-type="float">
            <text:p>69.557</text:p>
          </table:table-cell>
          <table:table-cell office:value-type="float" office:value="240.466" calcext:value-type="float">
            <text:p>240.466</text:p>
          </table:table-cell>
          <table:table-cell table:formula="of:=[.E23]-[.E22]" office:value-type="float" office:value="11.547" calcext:value-type="float">
            <text:p>11.547</text:p>
          </table:table-cell>
          <table:table-cell table:formula="of:=([.B23]-1)/[.$A$2]" office:value-type="float" office:value="0.0833333333333333" calcext:value-type="float">
            <text:p>0.08333</text:p>
          </table:table-cell>
          <table:table-cell table:formula="of:=([.E23]-[.$E$3])*[.$A$3]" office:value-type="float" office:value="0.0905843037974684" calcext:value-type="float">
            <text:p>0.09058</text:p>
          </table:table-cell>
          <table:table-cell table:formula="of:= ([.B23]^2*[.$S$5]+[.B23]*[.$S$6]+[.$S$7])" office:value-type="float" office:value="2.4722114" calcext:value-type="float">
            <text:p>2.47221</text:p>
          </table:table-cell>
          <table:table-cell table:formula="of:=[.E23] + ([.B23]^2*[.$S$5]+[.B23]*[.$S$6]+[.$S$7])" office:value-type="float" office:value="242.9382114" calcext:value-type="float">
            <text:p>242.93821</text:p>
          </table:table-cell>
          <table:table-cell table:formula="of:=([.J23]-[.$J$3])*[.$A$3]" office:value-type="float" office:value="0.091319177721519" calcext:value-type="float">
            <text:p>0.0913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237" calcext:value-type="float">
            <text:p>1237</text:p>
          </table:table-cell>
          <table:table-cell office:value-type="float" office:value="69.376" calcext:value-type="float">
            <text:p>69.376</text:p>
          </table:table-cell>
          <table:table-cell office:value-type="float" office:value="252.748" calcext:value-type="float">
            <text:p>252.748</text:p>
          </table:table-cell>
          <table:table-cell table:formula="of:=[.E24]-[.E23]" office:value-type="float" office:value="12.282" calcext:value-type="float">
            <text:p>12.282</text:p>
          </table:table-cell>
          <table:table-cell table:formula="of:=([.B24]-1)/[.$A$2]" office:value-type="float" office:value="0.0875" calcext:value-type="float">
            <text:p>0.08750</text:p>
          </table:table-cell>
          <table:table-cell table:formula="of:=([.E24]-[.$E$3])*[.$A$3]" office:value-type="float" office:value="0.0968030379746835" calcext:value-type="float">
            <text:p>0.09680</text:p>
          </table:table-cell>
          <table:table-cell table:formula="of:= ([.B24]^2*[.$S$5]+[.B24]*[.$S$6]+[.$S$7])" office:value-type="float" office:value="2.5766036" calcext:value-type="float">
            <text:p>2.57660</text:p>
          </table:table-cell>
          <table:table-cell table:formula="of:=[.E24] + ([.B24]^2*[.$S$5]+[.B24]*[.$S$6]+[.$S$7])" office:value-type="float" office:value="255.3246036" calcext:value-type="float">
            <text:p>255.32460</text:p>
          </table:table-cell>
          <table:table-cell table:formula="of:=([.J24]-[.$J$3])*[.$A$3]" office:value-type="float" office:value="0.0975907687088608" calcext:value-type="float">
            <text:p>0.097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228" calcext:value-type="float">
            <text:p>1228</text:p>
          </table:table-cell>
          <table:table-cell office:value-type="float" office:value="69.055" calcext:value-type="float">
            <text:p>69.055</text:p>
          </table:table-cell>
          <table:table-cell office:value-type="float" office:value="265.126" calcext:value-type="float">
            <text:p>265.126</text:p>
          </table:table-cell>
          <table:table-cell table:formula="of:=[.E25]-[.E24]" office:value-type="float" office:value="12.378" calcext:value-type="float">
            <text:p>12.378</text:p>
          </table:table-cell>
          <table:table-cell table:formula="of:=([.B25]-1)/[.$A$2]" office:value-type="float" office:value="0.0916666666666667" calcext:value-type="float">
            <text:p>0.09167</text:p>
          </table:table-cell>
          <table:table-cell table:formula="of:=([.E25]-[.$E$3])*[.$A$3]" office:value-type="float" office:value="0.103070379746835" calcext:value-type="float">
            <text:p>0.10307</text:p>
          </table:table-cell>
          <table:table-cell table:formula="of:= ([.B25]^2*[.$S$5]+[.B25]*[.$S$6]+[.$S$7])" office:value-type="float" office:value="2.6840266" calcext:value-type="float">
            <text:p>2.68403</text:p>
          </table:table-cell>
          <table:table-cell table:formula="of:=[.E25] + ([.B25]^2*[.$S$5]+[.B25]*[.$S$6]+[.$S$7])" office:value-type="float" office:value="267.8100266" calcext:value-type="float">
            <text:p>267.81003</text:p>
          </table:table-cell>
          <table:table-cell table:formula="of:=([.J25]-[.$J$3])*[.$A$3]" office:value-type="float" office:value="0.103912501873418" calcext:value-type="float">
            <text:p>0.1039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08" calcext:value-type="float">
            <text:p>1208</text:p>
          </table:table-cell>
          <table:table-cell office:value-type="float" office:value="68.725" calcext:value-type="float">
            <text:p>68.725</text:p>
          </table:table-cell>
          <table:table-cell office:value-type="float" office:value="277.938" calcext:value-type="float">
            <text:p>277.938</text:p>
          </table:table-cell>
          <table:table-cell table:formula="of:=[.E26]-[.E25]" office:value-type="float" office:value="12.812" calcext:value-type="float">
            <text:p>12.812</text:p>
          </table:table-cell>
          <table:table-cell table:formula="of:=([.B26]-1)/[.$A$2]" office:value-type="float" office:value="0.0958333333333333" calcext:value-type="float">
            <text:p>0.09583</text:p>
          </table:table-cell>
          <table:table-cell table:formula="of:=([.E26]-[.$E$3])*[.$A$3]" office:value-type="float" office:value="0.10955746835443" calcext:value-type="float">
            <text:p>0.10956</text:p>
          </table:table-cell>
          <table:table-cell table:formula="of:= ([.B26]^2*[.$S$5]+[.B26]*[.$S$6]+[.$S$7])" office:value-type="float" office:value="2.7944804" calcext:value-type="float">
            <text:p>2.79448</text:p>
          </table:table-cell>
          <table:table-cell table:formula="of:=[.E26] + ([.B26]^2*[.$S$5]+[.B26]*[.$S$6]+[.$S$7])" office:value-type="float" office:value="280.7324804" calcext:value-type="float">
            <text:p>280.73248</text:p>
          </table:table-cell>
          <table:table-cell table:formula="of:=([.J26]-[.$J$3])*[.$A$3]" office:value-type="float" office:value="0.110455516455696" calcext:value-type="float">
            <text:p>0.110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20" calcext:value-type="float">
            <text:p>1220</text:p>
          </table:table-cell>
          <table:table-cell office:value-type="float" office:value="68.431" calcext:value-type="float">
            <text:p>68.431</text:p>
          </table:table-cell>
          <table:table-cell office:value-type="float" office:value="291.089" calcext:value-type="float">
            <text:p>291.089</text:p>
          </table:table-cell>
          <table:table-cell table:formula="of:=[.E27]-[.E26]" office:value-type="float" office:value="13.151" calcext:value-type="float">
            <text:p>13.151</text:p>
          </table:table-cell>
          <table:table-cell table:formula="of:=([.B27]-1)/[.$A$2]" office:value-type="float" office:value="0.1" calcext:value-type="float">
            <text:p>0.10000</text:p>
          </table:table-cell>
          <table:table-cell table:formula="of:=([.E27]-[.$E$3])*[.$A$3]" office:value-type="float" office:value="0.116216202531646" calcext:value-type="float">
            <text:p>0.11622</text:p>
          </table:table-cell>
          <table:table-cell table:formula="of:= ([.B27]^2*[.$S$5]+[.B27]*[.$S$6]+[.$S$7])" office:value-type="float" office:value="2.907965" calcext:value-type="float">
            <text:p>2.90797</text:p>
          </table:table-cell>
          <table:table-cell table:formula="of:=[.E27] + ([.B27]^2*[.$S$5]+[.B27]*[.$S$6]+[.$S$7])" office:value-type="float" office:value="293.996965" calcext:value-type="float">
            <text:p>293.99697</text:p>
          </table:table-cell>
          <table:table-cell table:formula="of:=([.J27]-[.$J$3])*[.$A$3]" office:value-type="float" office:value="0.117171711189873" calcext:value-type="float">
            <text:p>0.117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207" calcext:value-type="float">
            <text:p>1207</text:p>
          </table:table-cell>
          <table:table-cell office:value-type="float" office:value="68.164" calcext:value-type="float">
            <text:p>68.164</text:p>
          </table:table-cell>
          <table:table-cell office:value-type="float" office:value="304.203" calcext:value-type="float">
            <text:p>304.203</text:p>
          </table:table-cell>
          <table:table-cell table:formula="of:=[.E28]-[.E27]" office:value-type="float" office:value="13.114" calcext:value-type="float">
            <text:p>13.114</text:p>
          </table:table-cell>
          <table:table-cell table:formula="of:=([.B28]-1)/[.$A$2]" office:value-type="float" office:value="0.104166666666667" calcext:value-type="float">
            <text:p>0.10417</text:p>
          </table:table-cell>
          <table:table-cell table:formula="of:=([.E28]-[.$E$3])*[.$A$3]" office:value-type="float" office:value="0.122856202531646" calcext:value-type="float">
            <text:p>0.12286</text:p>
          </table:table-cell>
          <table:table-cell table:formula="of:= ([.B28]^2*[.$S$5]+[.B28]*[.$S$6]+[.$S$7])" office:value-type="float" office:value="3.0244804" calcext:value-type="float">
            <text:p>3.02448</text:p>
          </table:table-cell>
          <table:table-cell table:formula="of:=[.E28] + ([.B28]^2*[.$S$5]+[.B28]*[.$S$6]+[.$S$7])" office:value-type="float" office:value="307.2274804" calcext:value-type="float">
            <text:p>307.22748</text:p>
          </table:table-cell>
          <table:table-cell table:formula="of:=([.J28]-[.$J$3])*[.$A$3]" office:value-type="float" office:value="0.123870706329114" calcext:value-type="float">
            <text:p>0.123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204" calcext:value-type="float">
            <text:p>1204</text:p>
          </table:table-cell>
          <table:table-cell office:value-type="float" office:value="67.724" calcext:value-type="float">
            <text:p>67.724</text:p>
          </table:table-cell>
          <table:table-cell office:value-type="float" office:value="317.831" calcext:value-type="float">
            <text:p>317.831</text:p>
          </table:table-cell>
          <table:table-cell table:formula="of:=[.E29]-[.E28]" office:value-type="float" office:value="13.628" calcext:value-type="float">
            <text:p>13.628</text:p>
          </table:table-cell>
          <table:table-cell table:formula="of:=([.B29]-1)/[.$A$2]" office:value-type="float" office:value="0.108333333333333" calcext:value-type="float">
            <text:p>0.10833</text:p>
          </table:table-cell>
          <table:table-cell table:formula="of:=([.E29]-[.$E$3])*[.$A$3]" office:value-type="float" office:value="0.129756455696203" calcext:value-type="float">
            <text:p>0.12976</text:p>
          </table:table-cell>
          <table:table-cell table:formula="of:= ([.B29]^2*[.$S$5]+[.B29]*[.$S$6]+[.$S$7])" office:value-type="float" office:value="3.1440266" calcext:value-type="float">
            <text:p>3.14403</text:p>
          </table:table-cell>
          <table:table-cell table:formula="of:=[.E29] + ([.B29]^2*[.$S$5]+[.B29]*[.$S$6]+[.$S$7])" office:value-type="float" office:value="320.9750266" calcext:value-type="float">
            <text:p>320.97503</text:p>
          </table:table-cell>
          <table:table-cell table:formula="of:=([.J29]-[.$J$3])*[.$A$3]" office:value-type="float" office:value="0.13083148921519" calcext:value-type="float">
            <text:p>0.130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199" calcext:value-type="float">
            <text:p>1199</text:p>
          </table:table-cell>
          <table:table-cell office:value-type="float" office:value="67.434" calcext:value-type="float">
            <text:p>67.434</text:p>
          </table:table-cell>
          <table:table-cell office:value-type="float" office:value="331.606" calcext:value-type="float">
            <text:p>331.606</text:p>
          </table:table-cell>
          <table:table-cell table:formula="of:=[.E30]-[.E29]" office:value-type="float" office:value="13.775" calcext:value-type="float">
            <text:p>13.775</text:p>
          </table:table-cell>
          <table:table-cell table:formula="of:=([.B30]-1)/[.$A$2]" office:value-type="float" office:value="0.1125" calcext:value-type="float">
            <text:p>0.11250</text:p>
          </table:table-cell>
          <table:table-cell table:formula="of:=([.E30]-[.$E$3])*[.$A$3]" office:value-type="float" office:value="0.136731139240506" calcext:value-type="float">
            <text:p>0.13673</text:p>
          </table:table-cell>
          <table:table-cell table:formula="of:= ([.B30]^2*[.$S$5]+[.B30]*[.$S$6]+[.$S$7])" office:value-type="float" office:value="3.2666036" calcext:value-type="float">
            <text:p>3.26660</text:p>
          </table:table-cell>
          <table:table-cell table:formula="of:=[.E30] + ([.B30]^2*[.$S$5]+[.B30]*[.$S$6]+[.$S$7])" office:value-type="float" office:value="334.8726036" calcext:value-type="float">
            <text:p>334.87260</text:p>
          </table:table-cell>
          <table:table-cell table:formula="of:=([.J30]-[.$J$3])*[.$A$3]" office:value-type="float" office:value="0.137868237063291" calcext:value-type="float">
            <text:p>0.137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183" calcext:value-type="float">
            <text:p>1183</text:p>
          </table:table-cell>
          <table:table-cell office:value-type="float" office:value="67.033" calcext:value-type="float">
            <text:p>67.033</text:p>
          </table:table-cell>
          <table:table-cell office:value-type="float" office:value="345.56" calcext:value-type="float">
            <text:p>345.56</text:p>
          </table:table-cell>
          <table:table-cell table:formula="of:=[.E31]-[.E30]" office:value-type="float" office:value="13.954" calcext:value-type="float">
            <text:p>13.954</text:p>
          </table:table-cell>
          <table:table-cell table:formula="of:=([.B31]-1)/[.$A$2]" office:value-type="float" office:value="0.116666666666667" calcext:value-type="float">
            <text:p>0.11667</text:p>
          </table:table-cell>
          <table:table-cell table:formula="of:=([.E31]-[.$E$3])*[.$A$3]" office:value-type="float" office:value="0.143796455696203" calcext:value-type="float">
            <text:p>0.14380</text:p>
          </table:table-cell>
          <table:table-cell table:formula="of:= ([.B31]^2*[.$S$5]+[.B31]*[.$S$6]+[.$S$7])" office:value-type="float" office:value="3.3922114" calcext:value-type="float">
            <text:p>3.39221</text:p>
          </table:table-cell>
          <table:table-cell table:formula="of:=[.E31] + ([.B31]^2*[.$S$5]+[.B31]*[.$S$6]+[.$S$7])" office:value-type="float" office:value="348.9522114" calcext:value-type="float">
            <text:p>348.95221</text:p>
          </table:table-cell>
          <table:table-cell table:formula="of:=([.J31]-[.$J$3])*[.$A$3]" office:value-type="float" office:value="0.144997152405063" calcext:value-type="float">
            <text:p>0.145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202" calcext:value-type="float">
            <text:p>1202</text:p>
          </table:table-cell>
          <table:table-cell office:value-type="float" office:value="66.641" calcext:value-type="float">
            <text:p>66.641</text:p>
          </table:table-cell>
          <table:table-cell office:value-type="float" office:value="359.967" calcext:value-type="float">
            <text:p>359.967</text:p>
          </table:table-cell>
          <table:table-cell table:formula="of:=[.E32]-[.E31]" office:value-type="float" office:value="14.407" calcext:value-type="float">
            <text:p>14.407</text:p>
          </table:table-cell>
          <table:table-cell table:formula="of:=([.B32]-1)/[.$A$2]" office:value-type="float" office:value="0.120833333333333" calcext:value-type="float">
            <text:p>0.12083</text:p>
          </table:table-cell>
          <table:table-cell table:formula="of:=([.E32]-[.$E$3])*[.$A$3]" office:value-type="float" office:value="0.151091139240506" calcext:value-type="float">
            <text:p>0.15109</text:p>
          </table:table-cell>
          <table:table-cell table:formula="of:= ([.B32]^2*[.$S$5]+[.B32]*[.$S$6]+[.$S$7])" office:value-type="float" office:value="3.52085" calcext:value-type="float">
            <text:p>3.52085</text:p>
          </table:table-cell>
          <table:table-cell table:formula="of:=[.E32] + ([.B32]^2*[.$S$5]+[.B32]*[.$S$6]+[.$S$7])" office:value-type="float" office:value="363.48785" calcext:value-type="float">
            <text:p>363.48785</text:p>
          </table:table-cell>
          <table:table-cell table:formula="of:=([.J32]-[.$J$3])*[.$A$3]" office:value-type="float" office:value="0.152356969417722" calcext:value-type="float">
            <text:p>0.152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185" calcext:value-type="float">
            <text:p>1185</text:p>
          </table:table-cell>
          <table:table-cell office:value-type="float" office:value="66.297" calcext:value-type="float">
            <text:p>66.297</text:p>
          </table:table-cell>
          <table:table-cell office:value-type="float" office:value="374.211" calcext:value-type="float">
            <text:p>374.211</text:p>
          </table:table-cell>
          <table:table-cell table:formula="of:=[.E33]-[.E32]" office:value-type="float" office:value="14.244" calcext:value-type="float">
            <text:p>14.244</text:p>
          </table:table-cell>
          <table:table-cell table:formula="of:=([.B33]-1)/[.$A$2]" office:value-type="float" office:value="0.125" calcext:value-type="float">
            <text:p>0.12500</text:p>
          </table:table-cell>
          <table:table-cell table:formula="of:=([.E33]-[.$E$3])*[.$A$3]" office:value-type="float" office:value="0.158303291139241" calcext:value-type="float">
            <text:p>0.15830</text:p>
          </table:table-cell>
          <table:table-cell table:formula="of:= ([.B33]^2*[.$S$5]+[.B33]*[.$S$6]+[.$S$7])" office:value-type="float" office:value="3.6525194" calcext:value-type="float">
            <text:p>3.65252</text:p>
          </table:table-cell>
          <table:table-cell table:formula="of:=[.E33] + ([.B33]^2*[.$S$5]+[.B33]*[.$S$6]+[.$S$7])" office:value-type="float" office:value="377.8635194" calcext:value-type="float">
            <text:p>377.86352</text:p>
          </table:table-cell>
          <table:table-cell table:formula="of:=([.J33]-[.$J$3])*[.$A$3]" office:value-type="float" office:value="0.159635789367089" calcext:value-type="float">
            <text:p>0.159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188" calcext:value-type="float">
            <text:p>1188</text:p>
          </table:table-cell>
          <table:table-cell office:value-type="float" office:value="65.928" calcext:value-type="float">
            <text:p>65.928</text:p>
          </table:table-cell>
          <table:table-cell office:value-type="float" office:value="389.272" calcext:value-type="float">
            <text:p>389.272</text:p>
          </table:table-cell>
          <table:table-cell table:formula="of:=[.E34]-[.E33]" office:value-type="float" office:value="15.061" calcext:value-type="float">
            <text:p>15.061</text:p>
          </table:table-cell>
          <table:table-cell table:formula="of:=([.B34]-1)/[.$A$2]" office:value-type="float" office:value="0.129166666666667" calcext:value-type="float">
            <text:p>0.12917</text:p>
          </table:table-cell>
          <table:table-cell table:formula="of:=([.E34]-[.$E$3])*[.$A$3]" office:value-type="float" office:value="0.165929113924051" calcext:value-type="float">
            <text:p>0.16593</text:p>
          </table:table-cell>
          <table:table-cell table:formula="of:= ([.B34]^2*[.$S$5]+[.B34]*[.$S$6]+[.$S$7])" office:value-type="float" office:value="3.7872196" calcext:value-type="float">
            <text:p>3.78722</text:p>
          </table:table-cell>
          <table:table-cell table:formula="of:=[.E34] + ([.B34]^2*[.$S$5]+[.B34]*[.$S$6]+[.$S$7])" office:value-type="float" office:value="393.0592196" calcext:value-type="float">
            <text:p>393.05922</text:p>
          </table:table-cell>
          <table:table-cell table:formula="of:=([.J34]-[.$J$3])*[.$A$3]" office:value-type="float" office:value="0.16732981478481" calcext:value-type="float">
            <text:p>0.167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195" calcext:value-type="float">
            <text:p>1195</text:p>
          </table:table-cell>
          <table:table-cell office:value-type="float" office:value="65.584" calcext:value-type="float">
            <text:p>65.584</text:p>
          </table:table-cell>
          <table:table-cell office:value-type="float" office:value="404.335" calcext:value-type="float">
            <text:p>404.335</text:p>
          </table:table-cell>
          <table:table-cell table:formula="of:=[.E35]-[.E34]" office:value-type="float" office:value="15.063" calcext:value-type="float">
            <text:p>15.063</text:p>
          </table:table-cell>
          <table:table-cell table:formula="of:=([.B35]-1)/[.$A$2]" office:value-type="float" office:value="0.133333333333333" calcext:value-type="float">
            <text:p>0.13333</text:p>
          </table:table-cell>
          <table:table-cell table:formula="of:=([.E35]-[.$E$3])*[.$A$3]" office:value-type="float" office:value="0.173555949367089" calcext:value-type="float">
            <text:p>0.17356</text:p>
          </table:table-cell>
          <table:table-cell table:formula="of:= ([.B35]^2*[.$S$5]+[.B35]*[.$S$6]+[.$S$7])" office:value-type="float" office:value="3.9249506" calcext:value-type="float">
            <text:p>3.92495</text:p>
          </table:table-cell>
          <table:table-cell table:formula="of:=[.E35] + ([.B35]^2*[.$S$5]+[.B35]*[.$S$6]+[.$S$7])" office:value-type="float" office:value="408.2599506" calcext:value-type="float">
            <text:p>408.25995</text:p>
          </table:table-cell>
          <table:table-cell table:formula="of:=([.J35]-[.$J$3])*[.$A$3]" office:value-type="float" office:value="0.175026387443038" calcext:value-type="float">
            <text:p>0.175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187" calcext:value-type="float">
            <text:p>1187</text:p>
          </table:table-cell>
          <table:table-cell office:value-type="float" office:value="65.045" calcext:value-type="float">
            <text:p>65.045</text:p>
          </table:table-cell>
          <table:table-cell office:value-type="float" office:value="420.004" calcext:value-type="float">
            <text:p>420.004</text:p>
          </table:table-cell>
          <table:table-cell table:formula="of:=[.E36]-[.E35]" office:value-type="float" office:value="15.669" calcext:value-type="float">
            <text:p>15.669</text:p>
          </table:table-cell>
          <table:table-cell table:formula="of:=([.B36]-1)/[.$A$2]" office:value-type="float" office:value="0.1375" calcext:value-type="float">
            <text:p>0.13750</text:p>
          </table:table-cell>
          <table:table-cell table:formula="of:=([.E36]-[.$E$3])*[.$A$3]" office:value-type="float" office:value="0.181489620253165" calcext:value-type="float">
            <text:p>0.18149</text:p>
          </table:table-cell>
          <table:table-cell table:formula="of:= ([.B36]^2*[.$S$5]+[.B36]*[.$S$6]+[.$S$7])" office:value-type="float" office:value="4.0657124" calcext:value-type="float">
            <text:p>4.06571</text:p>
          </table:table-cell>
          <table:table-cell table:formula="of:=[.E36] + ([.B36]^2*[.$S$5]+[.B36]*[.$S$6]+[.$S$7])" office:value-type="float" office:value="424.0697124" calcext:value-type="float">
            <text:p>424.06971</text:p>
          </table:table-cell>
          <table:table-cell table:formula="of:=([.J36]-[.$J$3])*[.$A$3]" office:value-type="float" office:value="0.183031330126582" calcext:value-type="float">
            <text:p>0.183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202" calcext:value-type="float">
            <text:p>1202</text:p>
          </table:table-cell>
          <table:table-cell office:value-type="float" office:value="64.584" calcext:value-type="float">
            <text:p>64.584</text:p>
          </table:table-cell>
          <table:table-cell office:value-type="float" office:value="435.621" calcext:value-type="float">
            <text:p>435.621</text:p>
          </table:table-cell>
          <table:table-cell table:formula="of:=[.E37]-[.E36]" office:value-type="float" office:value="15.617" calcext:value-type="float">
            <text:p>15.617</text:p>
          </table:table-cell>
          <table:table-cell table:formula="of:=([.B37]-1)/[.$A$2]" office:value-type="float" office:value="0.141666666666667" calcext:value-type="float">
            <text:p>0.14167</text:p>
          </table:table-cell>
          <table:table-cell table:formula="of:=([.E37]-[.$E$3])*[.$A$3]" office:value-type="float" office:value="0.189396962025316" calcext:value-type="float">
            <text:p>0.18940</text:p>
          </table:table-cell>
          <table:table-cell table:formula="of:= ([.B37]^2*[.$S$5]+[.B37]*[.$S$6]+[.$S$7])" office:value-type="float" office:value="4.209505" calcext:value-type="float">
            <text:p>4.20951</text:p>
          </table:table-cell>
          <table:table-cell table:formula="of:=[.E37] + ([.B37]^2*[.$S$5]+[.B37]*[.$S$6]+[.$S$7])" office:value-type="float" office:value="439.830505" calcext:value-type="float">
            <text:p>439.83051</text:p>
          </table:table-cell>
          <table:table-cell table:formula="of:=([.J37]-[.$J$3])*[.$A$3]" office:value-type="float" office:value="0.191011478278481" calcext:value-type="float">
            <text:p>0.191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183" calcext:value-type="float">
            <text:p>1183</text:p>
          </table:table-cell>
          <table:table-cell office:value-type="float" office:value="63.965" calcext:value-type="float">
            <text:p>63.965</text:p>
          </table:table-cell>
          <table:table-cell office:value-type="float" office:value="451.723" calcext:value-type="float">
            <text:p>451.723</text:p>
          </table:table-cell>
          <table:table-cell table:formula="of:=[.E38]-[.E37]" office:value-type="float" office:value="16.102" calcext:value-type="float">
            <text:p>16.102</text:p>
          </table:table-cell>
          <table:table-cell table:formula="of:=([.B38]-1)/[.$A$2]" office:value-type="float" office:value="0.145833333333333" calcext:value-type="float">
            <text:p>0.14583</text:p>
          </table:table-cell>
          <table:table-cell table:formula="of:=([.E38]-[.$E$3])*[.$A$3]" office:value-type="float" office:value="0.197549873417722" calcext:value-type="float">
            <text:p>0.19755</text:p>
          </table:table-cell>
          <table:table-cell table:formula="of:= ([.B38]^2*[.$S$5]+[.B38]*[.$S$6]+[.$S$7])" office:value-type="float" office:value="4.3563284" calcext:value-type="float">
            <text:p>4.35633</text:p>
          </table:table-cell>
          <table:table-cell table:formula="of:=[.E38] + ([.B38]^2*[.$S$5]+[.B38]*[.$S$6]+[.$S$7])" office:value-type="float" office:value="456.0793284" calcext:value-type="float">
            <text:p>456.07933</text:p>
          </table:table-cell>
          <table:table-cell table:formula="of:=([.J38]-[.$J$3])*[.$A$3]" office:value-type="float" office:value="0.199238730632911" calcext:value-type="float">
            <text:p>0.199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205" calcext:value-type="float">
            <text:p>1205</text:p>
          </table:table-cell>
          <table:table-cell office:value-type="float" office:value="63.515" calcext:value-type="float">
            <text:p>63.515</text:p>
          </table:table-cell>
          <table:table-cell office:value-type="float" office:value="468.388" calcext:value-type="float">
            <text:p>468.388</text:p>
          </table:table-cell>
          <table:table-cell table:formula="of:=[.E39]-[.E38]" office:value-type="float" office:value="16.665" calcext:value-type="float">
            <text:p>16.665</text:p>
          </table:table-cell>
          <table:table-cell table:formula="of:=([.B39]-1)/[.$A$2]" office:value-type="float" office:value="0.15" calcext:value-type="float">
            <text:p>0.15000</text:p>
          </table:table-cell>
          <table:table-cell table:formula="of:=([.E39]-[.$E$3])*[.$A$3]" office:value-type="float" office:value="0.205987848101266" calcext:value-type="float">
            <text:p>0.20599</text:p>
          </table:table-cell>
          <table:table-cell table:formula="of:= ([.B39]^2*[.$S$5]+[.B39]*[.$S$6]+[.$S$7])" office:value-type="float" office:value="4.5061826" calcext:value-type="float">
            <text:p>4.50618</text:p>
          </table:table-cell>
          <table:table-cell table:formula="of:=[.E39] + ([.B39]^2*[.$S$5]+[.B39]*[.$S$6]+[.$S$7])" office:value-type="float" office:value="472.8941826" calcext:value-type="float">
            <text:p>472.89418</text:p>
          </table:table-cell>
          <table:table-cell table:formula="of:=([.J39]-[.$J$3])*[.$A$3]" office:value-type="float" office:value="0.207752580860759" calcext:value-type="float">
            <text:p>0.207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190" calcext:value-type="float">
            <text:p>1190</text:p>
          </table:table-cell>
          <table:table-cell office:value-type="float" office:value="62.939" calcext:value-type="float">
            <text:p>62.939</text:p>
          </table:table-cell>
          <table:table-cell office:value-type="float" office:value="485.192" calcext:value-type="float">
            <text:p>485.192</text:p>
          </table:table-cell>
          <table:table-cell table:formula="of:=[.E40]-[.E39]" office:value-type="float" office:value="16.804" calcext:value-type="float">
            <text:p>16.804</text:p>
          </table:table-cell>
          <table:table-cell table:formula="of:=([.B40]-1)/[.$A$2]" office:value-type="float" office:value="0.154166666666667" calcext:value-type="float">
            <text:p>0.15417</text:p>
          </table:table-cell>
          <table:table-cell table:formula="of:=([.E40]-[.$E$3])*[.$A$3]" office:value-type="float" office:value="0.214496202531646" calcext:value-type="float">
            <text:p>0.21450</text:p>
          </table:table-cell>
          <table:table-cell table:formula="of:= ([.B40]^2*[.$S$5]+[.B40]*[.$S$6]+[.$S$7])" office:value-type="float" office:value="4.6590676" calcext:value-type="float">
            <text:p>4.65907</text:p>
          </table:table-cell>
          <table:table-cell table:formula="of:=[.E40] + ([.B40]^2*[.$S$5]+[.B40]*[.$S$6]+[.$S$7])" office:value-type="float" office:value="489.8510676" calcext:value-type="float">
            <text:p>489.85107</text:p>
          </table:table-cell>
          <table:table-cell table:formula="of:=([.J40]-[.$J$3])*[.$A$3]" office:value-type="float" office:value="0.216338345417722" calcext:value-type="float">
            <text:p>0.216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200" calcext:value-type="float">
            <text:p>1200</text:p>
          </table:table-cell>
          <table:table-cell office:value-type="float" office:value="62.215" calcext:value-type="float">
            <text:p>62.215</text:p>
          </table:table-cell>
          <table:table-cell office:value-type="float" office:value="502.503" calcext:value-type="float">
            <text:p>502.503</text:p>
          </table:table-cell>
          <table:table-cell table:formula="of:=[.E41]-[.E40]" office:value-type="float" office:value="17.311" calcext:value-type="float">
            <text:p>17.311</text:p>
          </table:table-cell>
          <table:table-cell table:formula="of:=([.B41]-1)/[.$A$2]" office:value-type="float" office:value="0.158333333333333" calcext:value-type="float">
            <text:p>0.15833</text:p>
          </table:table-cell>
          <table:table-cell table:formula="of:=([.E41]-[.$E$3])*[.$A$3]" office:value-type="float" office:value="0.223261265822785" calcext:value-type="float">
            <text:p>0.22326</text:p>
          </table:table-cell>
          <table:table-cell table:formula="of:= ([.B41]^2*[.$S$5]+[.B41]*[.$S$6]+[.$S$7])" office:value-type="float" office:value="4.8149834" calcext:value-type="float">
            <text:p>4.81498</text:p>
          </table:table-cell>
          <table:table-cell table:formula="of:=[.E41] + ([.B41]^2*[.$S$5]+[.B41]*[.$S$6]+[.$S$7])" office:value-type="float" office:value="507.3179834" calcext:value-type="float">
            <text:p>507.31798</text:p>
          </table:table-cell>
          <table:table-cell table:formula="of:=([.J41]-[.$J$3])*[.$A$3]" office:value-type="float" office:value="0.225182353417722" calcext:value-type="float">
            <text:p>0.225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214" calcext:value-type="float">
            <text:p>1214</text:p>
          </table:table-cell>
          <table:table-cell office:value-type="float" office:value="61.771" calcext:value-type="float">
            <text:p>61.771</text:p>
          </table:table-cell>
          <table:table-cell office:value-type="float" office:value="519.932" calcext:value-type="float">
            <text:p>519.932</text:p>
          </table:table-cell>
          <table:table-cell table:formula="of:=[.E42]-[.E41]" office:value-type="float" office:value="17.429" calcext:value-type="float">
            <text:p>17.429</text:p>
          </table:table-cell>
          <table:table-cell table:formula="of:=([.B42]-1)/[.$A$2]" office:value-type="float" office:value="0.1625" calcext:value-type="float">
            <text:p>0.16250</text:p>
          </table:table-cell>
          <table:table-cell table:formula="of:=([.E42]-[.$E$3])*[.$A$3]" office:value-type="float" office:value="0.232086075949367" calcext:value-type="float">
            <text:p>0.23209</text:p>
          </table:table-cell>
          <table:table-cell table:formula="of:= ([.B42]^2*[.$S$5]+[.B42]*[.$S$6]+[.$S$7])" office:value-type="float" office:value="4.97393" calcext:value-type="float">
            <text:p>4.97393</text:p>
          </table:table-cell>
          <table:table-cell table:formula="of:=[.E42] + ([.B42]^2*[.$S$5]+[.B42]*[.$S$6]+[.$S$7])" office:value-type="float" office:value="524.90593" calcext:value-type="float">
            <text:p>524.90593</text:p>
          </table:table-cell>
          <table:table-cell table:formula="of:=([.J42]-[.$J$3])*[.$A$3]" office:value-type="float" office:value="0.234087642835443" calcext:value-type="float">
            <text:p>0.2340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208" calcext:value-type="float">
            <text:p>1208</text:p>
          </table:table-cell>
          <table:table-cell office:value-type="float" office:value="61.093" calcext:value-type="float">
            <text:p>61.093</text:p>
          </table:table-cell>
          <table:table-cell office:value-type="float" office:value="537.839" calcext:value-type="float">
            <text:p>537.839</text:p>
          </table:table-cell>
          <table:table-cell table:formula="of:=[.E43]-[.E42]" office:value-type="float" office:value="17.907" calcext:value-type="float">
            <text:p>17.907</text:p>
          </table:table-cell>
          <table:table-cell table:formula="of:=([.B43]-1)/[.$A$2]" office:value-type="float" office:value="0.166666666666667" calcext:value-type="float">
            <text:p>0.16667</text:p>
          </table:table-cell>
          <table:table-cell table:formula="of:=([.E43]-[.$E$3])*[.$A$3]" office:value-type="float" office:value="0.241152911392405" calcext:value-type="float">
            <text:p>0.24115</text:p>
          </table:table-cell>
          <table:table-cell table:formula="of:= ([.B43]^2*[.$S$5]+[.B43]*[.$S$6]+[.$S$7])" office:value-type="float" office:value="5.1359074" calcext:value-type="float">
            <text:p>5.13591</text:p>
          </table:table-cell>
          <table:table-cell table:formula="of:=[.E43] + ([.B43]^2*[.$S$5]+[.B43]*[.$S$6]+[.$S$7])" office:value-type="float" office:value="542.9749074" calcext:value-type="float">
            <text:p>542.97491</text:p>
          </table:table-cell>
          <table:table-cell table:formula="of:=([.J43]-[.$J$3])*[.$A$3]" office:value-type="float" office:value="0.243236492151899" calcext:value-type="float">
            <text:p>0.243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232" calcext:value-type="float">
            <text:p>1232</text:p>
          </table:table-cell>
          <table:table-cell office:value-type="float" office:value="60.641" calcext:value-type="float">
            <text:p>60.641</text:p>
          </table:table-cell>
          <table:table-cell office:value-type="float" office:value="556.058" calcext:value-type="float">
            <text:p>556.058</text:p>
          </table:table-cell>
          <table:table-cell table:formula="of:=[.E44]-[.E43]" office:value-type="float" office:value="18.2189999999999" calcext:value-type="float">
            <text:p>18.2189999999999</text:p>
          </table:table-cell>
          <table:table-cell table:formula="of:=([.B44]-1)/[.$A$2]" office:value-type="float" office:value="0.170833333333333" calcext:value-type="float">
            <text:p>0.17083</text:p>
          </table:table-cell>
          <table:table-cell table:formula="of:=([.E44]-[.$E$3])*[.$A$3]" office:value-type="float" office:value="0.250377721518987" calcext:value-type="float">
            <text:p>0.25038</text:p>
          </table:table-cell>
          <table:table-cell table:formula="of:= ([.B44]^2*[.$S$5]+[.B44]*[.$S$6]+[.$S$7])" office:value-type="float" office:value="5.3009156" calcext:value-type="float">
            <text:p>5.30092</text:p>
          </table:table-cell>
          <table:table-cell table:formula="of:=[.E44] + ([.B44]^2*[.$S$5]+[.B44]*[.$S$6]+[.$S$7])" office:value-type="float" office:value="561.3589156" calcext:value-type="float">
            <text:p>561.35892</text:p>
          </table:table-cell>
          <table:table-cell table:formula="of:=([.J44]-[.$J$3])*[.$A$3]" office:value-type="float" office:value="0.252544850734177" calcext:value-type="float">
            <text:p>0.252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211" calcext:value-type="float">
            <text:p>1211</text:p>
          </table:table-cell>
          <table:table-cell office:value-type="float" office:value="59.957" calcext:value-type="float">
            <text:p>59.957</text:p>
          </table:table-cell>
          <table:table-cell office:value-type="float" office:value="574.142" calcext:value-type="float">
            <text:p>574.142</text:p>
          </table:table-cell>
          <table:table-cell table:formula="of:=[.E45]-[.E44]" office:value-type="float" office:value="18.0840000000001" calcext:value-type="float">
            <text:p>18.0840000000001</text:p>
          </table:table-cell>
          <table:table-cell table:formula="of:=([.B45]-1)/[.$A$2]" office:value-type="float" office:value="0.175" calcext:value-type="float">
            <text:p>0.17500</text:p>
          </table:table-cell>
          <table:table-cell table:formula="of:=([.E45]-[.$E$3])*[.$A$3]" office:value-type="float" office:value="0.25953417721519" calcext:value-type="float">
            <text:p>0.25953</text:p>
          </table:table-cell>
          <table:table-cell table:formula="of:= ([.B45]^2*[.$S$5]+[.B45]*[.$S$6]+[.$S$7])" office:value-type="float" office:value="5.4689546" calcext:value-type="float">
            <text:p>5.46895</text:p>
          </table:table-cell>
          <table:table-cell table:formula="of:=[.E45] + ([.B45]^2*[.$S$5]+[.B45]*[.$S$6]+[.$S$7])" office:value-type="float" office:value="579.6109546" calcext:value-type="float">
            <text:p>579.61095</text:p>
          </table:table-cell>
          <table:table-cell table:formula="of:=([.J45]-[.$J$3])*[.$A$3]" office:value-type="float" office:value="0.261786389468354" calcext:value-type="float">
            <text:p>0.261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234" calcext:value-type="float">
            <text:p>1234</text:p>
          </table:table-cell>
          <table:table-cell office:value-type="float" office:value="59.491" calcext:value-type="float">
            <text:p>59.491</text:p>
          </table:table-cell>
          <table:table-cell office:value-type="float" office:value="592.961" calcext:value-type="float">
            <text:p>592.961</text:p>
          </table:table-cell>
          <table:table-cell table:formula="of:=[.E46]-[.E45]" office:value-type="float" office:value="18.819" calcext:value-type="float">
            <text:p>18.819</text:p>
          </table:table-cell>
          <table:table-cell table:formula="of:=([.B46]-1)/[.$A$2]" office:value-type="float" office:value="0.179166666666667" calcext:value-type="float">
            <text:p>0.17917</text:p>
          </table:table-cell>
          <table:table-cell table:formula="of:=([.E46]-[.$E$3])*[.$A$3]" office:value-type="float" office:value="0.269062784810127" calcext:value-type="float">
            <text:p>0.26906</text:p>
          </table:table-cell>
          <table:table-cell table:formula="of:= ([.B46]^2*[.$S$5]+[.B46]*[.$S$6]+[.$S$7])" office:value-type="float" office:value="5.6400244" calcext:value-type="float">
            <text:p>5.64002</text:p>
          </table:table-cell>
          <table:table-cell table:formula="of:=[.E46] + ([.B46]^2*[.$S$5]+[.B46]*[.$S$6]+[.$S$7])" office:value-type="float" office:value="598.6010244" calcext:value-type="float">
            <text:p>598.60102</text:p>
          </table:table-cell>
          <table:table-cell table:formula="of:=([.J46]-[.$J$3])*[.$A$3]" office:value-type="float" office:value="0.271401614683544" calcext:value-type="float">
            <text:p>0.2714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251" calcext:value-type="float">
            <text:p>1251</text:p>
          </table:table-cell>
          <table:table-cell office:value-type="float" office:value="58.894" calcext:value-type="float">
            <text:p>58.894</text:p>
          </table:table-cell>
          <table:table-cell office:value-type="float" office:value="611.712" calcext:value-type="float">
            <text:p>611.712</text:p>
          </table:table-cell>
          <table:table-cell table:formula="of:=[.E47]-[.E46]" office:value-type="float" office:value="18.751" calcext:value-type="float">
            <text:p>18.751</text:p>
          </table:table-cell>
          <table:table-cell table:formula="of:=([.B47]-1)/[.$A$2]" office:value-type="float" office:value="0.183333333333333" calcext:value-type="float">
            <text:p>0.18333</text:p>
          </table:table-cell>
          <table:table-cell table:formula="of:=([.E47]-[.$E$3])*[.$A$3]" office:value-type="float" office:value="0.278556962025316" calcext:value-type="float">
            <text:p>0.27856</text:p>
          </table:table-cell>
          <table:table-cell table:formula="of:= ([.B47]^2*[.$S$5]+[.B47]*[.$S$6]+[.$S$7])" office:value-type="float" office:value="5.814125" calcext:value-type="float">
            <text:p>5.81413</text:p>
          </table:table-cell>
          <table:table-cell table:formula="of:=[.E47] + ([.B47]^2*[.$S$5]+[.B47]*[.$S$6]+[.$S$7])" office:value-type="float" office:value="617.526125" calcext:value-type="float">
            <text:p>617.52613</text:p>
          </table:table-cell>
          <table:table-cell table:formula="of:=([.J47]-[.$J$3])*[.$A$3]" office:value-type="float" office:value="0.280983944101266" calcext:value-type="float">
            <text:p>0.280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257" calcext:value-type="float">
            <text:p>1257</text:p>
          </table:table-cell>
          <table:table-cell office:value-type="float" office:value="58.313" calcext:value-type="float">
            <text:p>58.313</text:p>
          </table:table-cell>
          <table:table-cell office:value-type="float" office:value="631.173" calcext:value-type="float">
            <text:p>631.173</text:p>
          </table:table-cell>
          <table:table-cell table:formula="of:=[.E48]-[.E47]" office:value-type="float" office:value="19.461" calcext:value-type="float">
            <text:p>19.461</text:p>
          </table:table-cell>
          <table:table-cell table:formula="of:=([.B48]-1)/[.$A$2]" office:value-type="float" office:value="0.1875" calcext:value-type="float">
            <text:p>0.18750</text:p>
          </table:table-cell>
          <table:table-cell table:formula="of:=([.E48]-[.$E$3])*[.$A$3]" office:value-type="float" office:value="0.288410632911392" calcext:value-type="float">
            <text:p>0.28841</text:p>
          </table:table-cell>
          <table:table-cell table:formula="of:= ([.B48]^2*[.$S$5]+[.B48]*[.$S$6]+[.$S$7])" office:value-type="float" office:value="5.9912564" calcext:value-type="float">
            <text:p>5.99126</text:p>
          </table:table-cell>
          <table:table-cell table:formula="of:=[.E48] + ([.B48]^2*[.$S$5]+[.B48]*[.$S$6]+[.$S$7])" office:value-type="float" office:value="637.1642564" calcext:value-type="float">
            <text:p>637.16426</text:p>
          </table:table-cell>
          <table:table-cell table:formula="of:=([.J48]-[.$J$3])*[.$A$3]" office:value-type="float" office:value="0.290927301772152" calcext:value-type="float">
            <text:p>0.290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306" calcext:value-type="float">
            <text:p>1306</text:p>
          </table:table-cell>
          <table:table-cell office:value-type="float" office:value="57.843" calcext:value-type="float">
            <text:p>57.843</text:p>
          </table:table-cell>
          <table:table-cell office:value-type="float" office:value="650.777" calcext:value-type="float">
            <text:p>650.777</text:p>
          </table:table-cell>
          <table:table-cell table:formula="of:=[.E49]-[.E48]" office:value-type="float" office:value="19.604" calcext:value-type="float">
            <text:p>19.604</text:p>
          </table:table-cell>
          <table:table-cell table:formula="of:=([.B49]-1)/[.$A$2]" office:value-type="float" office:value="0.191666666666667" calcext:value-type="float">
            <text:p>0.19167</text:p>
          </table:table-cell>
          <table:table-cell table:formula="of:=([.E49]-[.$E$3])*[.$A$3]" office:value-type="float" office:value="0.298336708860759" calcext:value-type="float">
            <text:p>0.29834</text:p>
          </table:table-cell>
          <table:table-cell table:formula="of:= ([.B49]^2*[.$S$5]+[.B49]*[.$S$6]+[.$S$7])" office:value-type="float" office:value="6.1714186" calcext:value-type="float">
            <text:p>6.17142</text:p>
          </table:table-cell>
          <table:table-cell table:formula="of:=[.E49] + ([.B49]^2*[.$S$5]+[.B49]*[.$S$6]+[.$S$7])" office:value-type="float" office:value="656.9484186" calcext:value-type="float">
            <text:p>656.94842</text:p>
          </table:table-cell>
          <table:table-cell table:formula="of:=([.J49]-[.$J$3])*[.$A$3]" office:value-type="float" office:value="0.300944599088608" calcext:value-type="float">
            <text:p>0.300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302" calcext:value-type="float">
            <text:p>1302</text:p>
          </table:table-cell>
          <table:table-cell office:value-type="float" office:value="57.334" calcext:value-type="float">
            <text:p>57.334</text:p>
          </table:table-cell>
          <table:table-cell office:value-type="float" office:value="670.534" calcext:value-type="float">
            <text:p>670.534</text:p>
          </table:table-cell>
          <table:table-cell table:formula="of:=[.E50]-[.E49]" office:value-type="float" office:value="19.7569999999999" calcext:value-type="float">
            <text:p>19.7569999999999</text:p>
          </table:table-cell>
          <table:table-cell table:formula="of:=([.B50]-1)/[.$A$2]" office:value-type="float" office:value="0.195833333333333" calcext:value-type="float">
            <text:p>0.19583</text:p>
          </table:table-cell>
          <table:table-cell table:formula="of:=([.E50]-[.$E$3])*[.$A$3]" office:value-type="float" office:value="0.308340253164557" calcext:value-type="float">
            <text:p>0.30834</text:p>
          </table:table-cell>
          <table:table-cell table:formula="of:= ([.B50]^2*[.$S$5]+[.B50]*[.$S$6]+[.$S$7])" office:value-type="float" office:value="6.3546116" calcext:value-type="float">
            <text:p>6.35461</text:p>
          </table:table-cell>
          <table:table-cell table:formula="of:=[.E50] + ([.B50]^2*[.$S$5]+[.B50]*[.$S$6]+[.$S$7])" office:value-type="float" office:value="676.8886116" calcext:value-type="float">
            <text:p>676.88861</text:p>
          </table:table-cell>
          <table:table-cell table:formula="of:=([.J50]-[.$J$3])*[.$A$3]" office:value-type="float" office:value="0.311040899341772" calcext:value-type="float">
            <text:p>0.311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352" calcext:value-type="float">
            <text:p>1352</text:p>
          </table:table-cell>
          <table:table-cell office:value-type="float" office:value="56.786" calcext:value-type="float">
            <text:p>56.786</text:p>
          </table:table-cell>
          <table:table-cell office:value-type="float" office:value="691.13" calcext:value-type="float">
            <text:p>691.13</text:p>
          </table:table-cell>
          <table:table-cell table:formula="of:=[.E51]-[.E50]" office:value-type="float" office:value="20.596" calcext:value-type="float">
            <text:p>20.596</text:p>
          </table:table-cell>
          <table:table-cell table:formula="of:=([.B51]-1)/[.$A$2]" office:value-type="float" office:value="0.2" calcext:value-type="float">
            <text:p>0.20000</text:p>
          </table:table-cell>
          <table:table-cell table:formula="of:=([.E51]-[.$E$3])*[.$A$3]" office:value-type="float" office:value="0.318768607594937" calcext:value-type="float">
            <text:p>0.31877</text:p>
          </table:table-cell>
          <table:table-cell table:formula="of:= ([.B51]^2*[.$S$5]+[.B51]*[.$S$6]+[.$S$7])" office:value-type="float" office:value="6.5408354" calcext:value-type="float">
            <text:p>6.54084</text:p>
          </table:table-cell>
          <table:table-cell table:formula="of:=[.E51] + ([.B51]^2*[.$S$5]+[.B51]*[.$S$6]+[.$S$7])" office:value-type="float" office:value="697.6708354" calcext:value-type="float">
            <text:p>697.67084</text:p>
          </table:table-cell>
          <table:table-cell table:formula="of:=([.J51]-[.$J$3])*[.$A$3]" office:value-type="float" office:value="0.321563544303797" calcext:value-type="float">
            <text:p>0.321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357" calcext:value-type="float">
            <text:p>1357</text:p>
          </table:table-cell>
          <table:table-cell office:value-type="float" office:value="56.173" calcext:value-type="float">
            <text:p>56.173</text:p>
          </table:table-cell>
          <table:table-cell office:value-type="float" office:value="711.61" calcext:value-type="float">
            <text:p>711.61</text:p>
          </table:table-cell>
          <table:table-cell table:formula="of:=[.E52]-[.E51]" office:value-type="float" office:value="20.48" calcext:value-type="float">
            <text:p>20.48</text:p>
          </table:table-cell>
          <table:table-cell table:formula="of:=([.B52]-1)/[.$A$2]" office:value-type="float" office:value="0.204166666666667" calcext:value-type="float">
            <text:p>0.20417</text:p>
          </table:table-cell>
          <table:table-cell table:formula="of:=([.E52]-[.$E$3])*[.$A$3]" office:value-type="float" office:value="0.329138227848101" calcext:value-type="float">
            <text:p>0.32914</text:p>
          </table:table-cell>
          <table:table-cell table:formula="of:= ([.B52]^2*[.$S$5]+[.B52]*[.$S$6]+[.$S$7])" office:value-type="float" office:value="6.73009" calcext:value-type="float">
            <text:p>6.73009</text:p>
          </table:table-cell>
          <table:table-cell table:formula="of:=[.E52] + ([.B52]^2*[.$S$5]+[.B52]*[.$S$6]+[.$S$7])" office:value-type="float" office:value="718.34009" calcext:value-type="float">
            <text:p>718.34009</text:p>
          </table:table-cell>
          <table:table-cell table:formula="of:=([.J52]-[.$J$3])*[.$A$3]" office:value-type="float" office:value="0.332028989670886" calcext:value-type="float">
            <text:p>0.332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385" calcext:value-type="float">
            <text:p>1385</text:p>
          </table:table-cell>
          <table:table-cell office:value-type="float" office:value="55.677" calcext:value-type="float">
            <text:p>55.677</text:p>
          </table:table-cell>
          <table:table-cell office:value-type="float" office:value="732.639" calcext:value-type="float">
            <text:p>732.639</text:p>
          </table:table-cell>
          <table:table-cell table:formula="of:=[.E53]-[.E52]" office:value-type="float" office:value="21.029" calcext:value-type="float">
            <text:p>21.029</text:p>
          </table:table-cell>
          <table:table-cell table:formula="of:=([.B53]-1)/[.$A$2]" office:value-type="float" office:value="0.208333333333333" calcext:value-type="float">
            <text:p>0.20833</text:p>
          </table:table-cell>
          <table:table-cell table:formula="of:=([.E53]-[.$E$3])*[.$A$3]" office:value-type="float" office:value="0.33978582278481" calcext:value-type="float">
            <text:p>0.33979</text:p>
          </table:table-cell>
          <table:table-cell table:formula="of:= ([.B53]^2*[.$S$5]+[.B53]*[.$S$6]+[.$S$7])" office:value-type="float" office:value="6.9223754" calcext:value-type="float">
            <text:p>6.92238</text:p>
          </table:table-cell>
          <table:table-cell table:formula="of:=[.E53] + ([.B53]^2*[.$S$5]+[.B53]*[.$S$6]+[.$S$7])" office:value-type="float" office:value="739.5613754" calcext:value-type="float">
            <text:p>739.56138</text:p>
          </table:table-cell>
          <table:table-cell table:formula="of:=([.J53]-[.$J$3])*[.$A$3]" office:value-type="float" office:value="0.342773944303797" calcext:value-type="float">
            <text:p>0.34277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52" calcext:value-type="float">
            <text:p>52</text:p>
          </table:table-cell>
          <table:table-cell table:style-name="ce4" office:value-type="float" office:value="1421" calcext:value-type="float">
            <text:p>1421</text:p>
          </table:table-cell>
          <table:table-cell table:style-name="ce4" office:value-type="float" office:value="54.95" calcext:value-type="float">
            <text:p>54.95</text:p>
          </table:table-cell>
          <table:table-cell table:style-name="ce4" office:value-type="float" office:value="753.599" calcext:value-type="float">
            <text:p>753.599</text:p>
          </table:table-cell>
          <table:table-cell table:style-name="ce4" table:formula="of:=[.E54]-[.E53]" office:value-type="float" office:value="20.96" calcext:value-type="float">
            <text:p>20.96</text:p>
          </table:table-cell>
          <table:table-cell table:style-name="ce7" table:formula="of:=([.B54]-1)/[.$A$2]" office:value-type="float" office:value="0.2125" calcext:value-type="float">
            <text:p>0.21250</text:p>
          </table:table-cell>
          <table:table-cell table:style-name="ce7" table:formula="of:=([.E54]-[.$E$3])*[.$A$3]" office:value-type="float" office:value="0.350398481012658" calcext:value-type="float">
            <text:p>0.35040</text:p>
          </table:table-cell>
          <table:table-cell table:style-name="ce7" table:formula="of:= ([.B54]^2*[.$S$5]+[.B54]*[.$S$6]+[.$S$7])" office:value-type="float" office:value="7.1176916" calcext:value-type="float">
            <text:p>7.11769</text:p>
          </table:table-cell>
          <table:table-cell table:style-name="ce7" table:formula="of:=[.E54] + ([.B54]^2*[.$S$5]+[.B54]*[.$S$6]+[.$S$7])" office:value-type="float" office:value="760.7166916" calcext:value-type="float">
            <text:p>760.71669</text:p>
          </table:table-cell>
          <table:table-cell table:style-name="ce7" table:formula="of:=([.J54]-[.$J$3])*[.$A$3]" office:value-type="float" office:value="0.353485496810127" calcext:value-type="float">
            <text:p>0.3534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7T17:46:48.179551917</meta:creation-date>
    <meta:generator>LibreOffice/7.3.7.2$Linux_X86_64 LibreOffice_project/30$Build-2</meta:generator>
    <dc:date>2025-10-19T17:15:07.754799499</dc:date>
    <meta:editing-duration>PT3H24M41S</meta:editing-duration>
    <meta:editing-cycles>7</meta:editing-cycles>
    <meta:document-statistic meta:table-count="5" meta:cell-count="2962" meta:object-count="2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plot-area chart:style-name="ch2" table:cell-range-address="Sheet1.G3:Sheet1.H52" svg:x="0.319cm" svg:y="0.179cm" svg:width="15.359cm" svg:height="8.631cm">
          <chart:coordinate-region svg:x="1.247cm" svg:y="0.381cm" svg:width="14.091cm" svg:height="7.776cm"/>
          <chart:axis chart:dimension="x" chart:name="primary-x" chart:style-name="ch3"/>
          <chart:axis chart:dimension="y" chart:name="primary-y" chart:style-name="ch4"/>
          <chart:series chart:style-name="ch5" chart:values-cell-range-address="Sheet1.H3:Sheet1.H52" chart:class="chart:scatter">
            <chart:domain table:cell-range-address="Sheet1.G3:Sheet1.G52"/>
            <chart:regression-curve chart:style-name="ch6">
              <chart:equation chart:display-equation="true" chart:display-r-square="true"/>
            </chart:regression-curve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3:Sheet1.G52</svg:desc>
                </draw:g>
              </table:table-cell>
              <table:table-cell office:value-type="float" office:value="0">
                <text:p>0</text:p>
                <draw:g>
                  <svg:desc>Sheet1.H3:Sheet1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291526315789474">
                <text:p>0.00291526315789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621736842105263">
                <text:p>0.00621736842105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">
                <text:p>0.0125</text:p>
              </table:table-cell>
              <table:table-cell office:value-type="float" office:value="0.00949842105263158">
                <text:p>0.00949842105263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30894736842105">
                <text:p>0.0130894736842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67557894736842">
                <text:p>0.0167557894736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0.0205173684210526">
                <text:p>0.0205173684210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0.0244831578947368">
                <text:p>0.0244831578947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86131578947368">
                <text:p>0.0286131578947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75">
                <text:p>0.0375</text:p>
              </table:table-cell>
              <table:table-cell office:value-type="float" office:value="0.0329805263157895">
                <text:p>0.03298052631578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373826315789474">
                <text:p>0.0373826315789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421321052631579">
                <text:p>0.04213210526315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">
                <text:p>0.05</text:p>
              </table:table-cell>
              <table:table-cell office:value-type="float" office:value="0.0469742105263158">
                <text:p>0.0469742105263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519978947368421">
                <text:p>0.05199789473684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571521052631579">
                <text:p>0.05715210526315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25">
                <text:p>0.0625</text:p>
              </table:table-cell>
              <table:table-cell office:value-type="float" office:value="0.0623284210526316">
                <text:p>0.06232842105263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79515789473684">
                <text:p>0.0679515789473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734936842105263">
                <text:p>0.07349368421052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5">
                <text:p>0.075</text:p>
              </table:table-cell>
              <table:table-cell office:value-type="float" office:value="0.0793794736842105">
                <text:p>0.0793794736842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853078947368421">
                <text:p>0.08530789473684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913473684210526">
                <text:p>0.09134736842105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75">
                <text:p>0.0875</text:p>
              </table:table-cell>
              <table:table-cell office:value-type="float" office:value="0.0978089473684211">
                <text:p>0.09780894736842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104080526315789">
                <text:p>0.1040805263157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0.11073">
                <text:p>0.110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117476842105263">
                <text:p>0.1174768421052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124377368421053">
                <text:p>0.1243773684210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131453684210526">
                <text:p>0.1314536842105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25">
                <text:p>0.1125</text:p>
              </table:table-cell>
              <table:table-cell office:value-type="float" office:value="0.138575263157895">
                <text:p>0.1385752631578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0.153363684210526">
                <text:p>0.1533636842105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61046315789474">
                <text:p>0.1610463157894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168908421052632">
                <text:p>0.1689084210526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76927894736842">
                <text:p>0.1769278947368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75">
                <text:p>0.1375</text:p>
              </table:table-cell>
              <table:table-cell office:value-type="float" office:value="0.18521">
                <text:p>0.185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193507368421053">
                <text:p>0.1935073684210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202125263157895">
                <text:p>0.2021252631578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  <table:table-cell office:value-type="float" office:value="0.210851578947368">
                <text:p>0.2108515789473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0.219830526315789">
                <text:p>0.2198305263157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229122631578947">
                <text:p>0.2291226315789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25">
                <text:p>0.1625</text:p>
              </table:table-cell>
              <table:table-cell office:value-type="float" office:value="0.238441578947368">
                <text:p>0.2384415789473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48040526315789">
                <text:p>0.2480405263157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0.257724210526316">
                <text:p>0.2577242105263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5">
                <text:p>0.175</text:p>
              </table:table-cell>
              <table:table-cell office:value-type="float" office:value="0.267674736842105">
                <text:p>0.2676747368421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0.277715263157895">
                <text:p>0.2777152631578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287836842105263">
                <text:p>0.2878368421052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75">
                <text:p>0.1875</text:p>
              </table:table-cell>
              <table:table-cell office:value-type="float" office:value="0.29837947368421">
                <text:p>0.298379473684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0.309010526315789">
                <text:p>0.3090105263157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5833333333333">
                <text:p>0.195833333333333</text:p>
              </table:table-cell>
              <table:table-cell office:value-type="float" office:value="0.319991578947368">
                <text:p>0.3199915789473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">
                <text:p>0.2</text:p>
              </table:table-cell>
              <table:table-cell office:value-type="float" office:value="0.331041578947368">
                <text:p>0.3310415789473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0.34227947368421">
                <text:p>0.342279473684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353748421052632">
                <text:p>0.3537484210526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error-category="constant">
        <chart:symbol-image xlink:href="Pictures/2000000E000000DF000000DFEBC41A6293732F30.svm"/>
      </style:chart-properties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 chart:error-category="constant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chart-properties chart:error-lower-limit="0.5" chart:error-upper-limit="0.5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3cm" xlink:href=".." xlink:type="simple" chart:class="chart:scatter" chart:style-name="ch1">
        <chart:plot-area chart:style-name="ch2" table:cell-range-address="Sheet4.N3:Sheet4.N16 Sheet4.Q3:Sheet4.Q16" svg:x="0.512cm" svg:y="0.174cm" svg:width="15.338cm" svg:height="8.202cm">
          <chart:coordinate-region svg:x="1.377cm" svg:y="0.376cm" svg:width="14.281cm" svg:height="7.798cm"/>
          <chart:axis chart:dimension="x" chart:name="primary-x" chart:style-name="ch3">
            <chart:title svg:x="7.679cm" svg:y="8.443cm" chart:style-name="ch4">
              <text:p>Frame</text:p>
            </chart:title>
          </chart:axis>
          <chart:axis chart:dimension="y" chart:name="primary-y" chart:style-name="ch5">
            <chart:title svg:x="0cm" svg:y="5.486cm" chart:style-name="ch6">
              <text:p>Residual (pixels)</text:p>
            </chart:title>
          </chart:axis>
          <chart:series chart:style-name="ch7" chart:values-cell-range-address="Sheet4.Q3:Sheet4.Q16" chart:class="chart:scatter">
            <chart:domain table:cell-range-address="Sheet4.N3:Sheet4.N16"/>
            <chart:error-indicator chart:style-name="ch8" chart:dimension="y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">
                <text:p>53</text:p>
                <draw:g>
                  <svg:desc>Sheet4.N3:Sheet4.N16</svg:desc>
                </draw:g>
              </table:table-cell>
              <table:table-cell office:value-type="float" office:value="-1.0502231">
                <text:p>-1.0502231</text:p>
                <draw:g>
                  <svg:desc>Sheet4.Q3:Sheet4.Q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0.0305840999999996">
                <text:p>0.0305840999999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0.8640025">
                <text:p>0.8640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0.8500321">
                <text:p>0.85003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0.3886729">
                <text:p>0.38867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-0.1200751">
                <text:p>-0.1200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-0.3762119">
                <text:p>-0.3762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-0.5797375">
                <text:p>-0.5797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0.1693481">
                <text:p>0.1693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1710449">
                <text:p>0.17104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-0.8746471">
                <text:p>-0.87464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0.0322720999999999">
                <text:p>0.03227209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-0.1081975">
                <text:p>-0.1081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6039441">
                <text:p>0.60394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style-name="ch1">
        <chart:plot-area chart:style-name="ch2" table:cell-range-address="Sheet4.G3:Sheet4.G54 Sheet4.K3:Sheet4.K54" svg:x="0.319cm" svg:y="0.179cm" svg:width="15.36cm" svg:height="8.631cm">
          <chart:coordinate-region svg:x="1.247cm" svg:y="0.381cm" svg:width="14.092cm" svg:height="7.776cm"/>
          <chart:axis chart:dimension="x" chart:name="primary-x" chart:style-name="ch3"/>
          <chart:axis chart:dimension="y" chart:name="primary-y" chart:style-name="ch4"/>
          <chart:series chart:style-name="ch5" chart:values-cell-range-address="Sheet4.K3:Sheet4.K54" chart:class="chart:scatter">
            <chart:domain table:cell-range-address="Sheet4.G3:Sheet4.G54"/>
            <chart:regression-curve chart:style-name="ch6">
              <chart:equation chart:display-equation="true" chart:display-r-square="true"/>
            </chart:regression-curve>
            <chart:data-point chart:repeated="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G3:Sheet4.G54</svg:desc>
                </draw:g>
              </table:table-cell>
              <table:table-cell office:value-type="float" office:value="0">
                <text:p>0</text:p>
                <draw:g>
                  <svg:desc>Sheet4.K3:Sheet4.K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315557150617284">
                <text:p>0.00315557150617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0.00950763530864198">
                <text:p>0.009507635308641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30246214320988">
                <text:p>0.01302462143209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63832313580247">
                <text:p>0.0163832313580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0.0201074157037037">
                <text:p>0.0201074157037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0.0238618658271605">
                <text:p>0.0238618658271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7890532345679">
                <text:p>0.027890532345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5">
                <text:p>0.0375</text:p>
              </table:table-cell>
              <table:table-cell office:value-type="float" office:value="0.0320669955061728">
                <text:p>0.03206699550617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362090330864197">
                <text:p>0.0362090330864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408262747160494">
                <text:p>0.04082627471604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">
                <text:p>0.05</text:p>
              </table:table-cell>
              <table:table-cell office:value-type="float" office:value="0.0452673623703704">
                <text:p>0.04526736237037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49993530617284">
                <text:p>0.0499935306172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547094708148148">
                <text:p>0.05470947081481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5">
                <text:p>0.0625</text:p>
              </table:table-cell>
              <table:table-cell office:value-type="float" office:value="0.0598472817283951">
                <text:p>0.05984728172839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50109139753086">
                <text:p>0.06501091397530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702122194074074">
                <text:p>0.07021221940740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">
                <text:p>0.075</text:p>
              </table:table-cell>
              <table:table-cell office:value-type="float" office:value="0.0758571239506173">
                <text:p>0.07585712395061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814335288395062">
                <text:p>0.08143352883950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72382241975309">
                <text:p>0.08723822419753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5">
                <text:p>0.0875</text:p>
              </table:table-cell>
              <table:table-cell office:value-type="float" office:value="0.0932810865679012">
                <text:p>0.09328108656790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0992233505185185">
                <text:p>0.09922335051851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0.105605756790123">
                <text:p>0.1056057567901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0.112030774518519">
                <text:p>0.1120307745185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118677169135802">
                <text:p>0.1186771691358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125126669037037">
                <text:p>0.1251266690370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5">
                <text:p>0.1125</text:p>
              </table:table-cell>
              <table:table-cell office:value-type="float" office:value="0.131855817432099">
                <text:p>0.1318558174320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138788564938272">
                <text:p>0.1387885649382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0.14566960291358">
                <text:p>0.145669602913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52859425185185">
                <text:p>0.1528594251851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160040500888889">
                <text:p>0.1600405008888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67578755950617">
                <text:p>0.1675787559506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75">
                <text:p>0.1375</text:p>
              </table:table-cell>
              <table:table-cell office:value-type="float" office:value="0.175159128641975">
                <text:p>0.1751591286419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182871989333333">
                <text:p>0.182871989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190802770123457">
                <text:p>0.190802770123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  <table:table-cell office:value-type="float" office:value="0.198917396938272">
                <text:p>0.1989173969382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0.207284017925926">
                <text:p>0.2072840179259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215699670123457">
                <text:p>0.2156996701234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25">
                <text:p>0.1625</text:p>
              </table:table-cell>
              <table:table-cell office:value-type="float" office:value="0.224393489333333">
                <text:p>0.224393489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33215845925926">
                <text:p>0.2332158459259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0.242170690518519">
                <text:p>0.2421706905185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5">
                <text:p>0.175</text:p>
              </table:table-cell>
              <table:table-cell office:value-type="float" office:value="0.25130740582716">
                <text:p>0.251307405827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0.260408707901235">
                <text:p>0.2604087079012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26978373254321">
                <text:p>0.269783732543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75">
                <text:p>0.1875</text:p>
              </table:table-cell>
              <table:table-cell office:value-type="float" office:value="0.279161368641975">
                <text:p>0.2791613686419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0.288835937185185">
                <text:p>0.2888359371851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5833333333333">
                <text:p>0.195833333333333</text:p>
              </table:table-cell>
              <table:table-cell office:value-type="float" office:value="0.298605462864198">
                <text:p>0.2986054628641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">
                <text:p>0.2</text:p>
              </table:table-cell>
              <table:table-cell office:value-type="float" office:value="0.308395377777778">
                <text:p>0.3083953777777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0.318670373283951">
                <text:p>0.3186703732839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328947980246914">
                <text:p>0.3289479802469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25">
                <text:p>0.2125</text:p>
              </table:table-cell>
              <table:table-cell office:value-type="float" office:value="0.339385729530864">
                <text:p>0.3393857295308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0.349854238419753">
                <text:p>0.34985423841975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6" number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>
        <chart:symbol-image xlink:href="Pictures/2000000E000000DF000000DFEBC41A6293732F30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</style:style>
    <style:style style:name="ch9" style:family="chart" style:data-style-name="N111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7cm" svg:height="9.002cm" xlink:href=".." xlink:type="simple" chart:class="chart:scatter" chart:style-name="ch1">
        <chart:plot-area chart:style-name="ch2" table:cell-range-address="Sheet3.N3:Sheet3.O15" svg:x="0.558cm" svg:y="0.179cm" svg:width="15.093cm" svg:height="8.359cm">
          <chart:coordinate-region svg:x="1cm" svg:y="0.381cm" svg:width="14.46cm" svg:height="7.504cm"/>
          <chart:axis chart:dimension="x" chart:name="primary-x" chart:style-name="ch3">
            <chart:title svg:x="7.602cm" svg:y="8.452cm" chart:style-name="ch4">
              <text:p>Frame</text:p>
            </chart:title>
          </chart:axis>
          <chart:axis chart:dimension="y" chart:name="primary-y" chart:style-name="ch5">
            <chart:title svg:x="0cm" svg:y="5.421cm" chart:style-name="ch6">
              <text:p>Smear (pixels)</text:p>
            </chart:title>
          </chart:axis>
          <chart:series chart:style-name="ch7" chart:values-cell-range-address="Sheet3.O3:Sheet3.O15" chart:class="chart:scatter">
            <chart:domain table:cell-range-address="Sheet3.N3:Sheet3.N15"/>
            <chart:regression-curve chart:style-name="ch8">
              <chart:equation chart:display-equation="true" chart:display-r-square="true" svg:x="1.91cm" svg:y="1.223cm" chart:style-name="ch9"/>
            </chart:regression-curve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3.N3:Sheet3.N15</svg:desc>
                </draw:g>
              </table:table-cell>
              <table:table-cell office:value-type="float" office:value="7.5">
                <text:p>7.5</text:p>
                <draw:g>
                  <svg:desc>Sheet3.O3:Sheet3.O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">
                <text:p>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.7">
                <text:p>1.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error-category="constant">
        <chart:symbol-image xlink:href="Pictures/2000000E000000DF000000DFEBC41A6293732F30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 chart:error-category="constant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chart-properties chart:error-lower-limit="0.5" chart:error-upper-limit="0.5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9.008cm" xlink:href=".." xlink:type="simple" chart:class="chart:scatter" chart:style-name="ch1">
        <chart:plot-area chart:style-name="ch2" table:cell-range-address="Sheet3.N3:Sheet3.N15 Sheet3.Q3:Sheet3.Q15" svg:x="0.627cm" svg:y="0.179cm" svg:width="15.045cm" svg:height="8.056cm">
          <chart:coordinate-region svg:x="1.492cm" svg:y="0.381cm" svg:width="13.988cm" svg:height="7.652cm"/>
          <chart:axis chart:dimension="x" chart:name="primary-x" chart:style-name="ch3">
            <chart:title svg:x="7.647cm" svg:y="8.415cm" chart:style-name="ch4">
              <text:p>Frame</text:p>
            </chart:title>
          </chart:axis>
          <chart:axis chart:dimension="y" chart:name="primary-y" chart:style-name="ch5">
            <chart:title svg:x="0cm" svg:y="5.418cm" chart:style-name="ch6">
              <text:p>Residual (pixels)</text:p>
            </chart:title>
          </chart:axis>
          <chart:series chart:style-name="ch7" chart:values-cell-range-address="Sheet3.Q3:Sheet3.Q15" chart:class="chart:scatter">
            <chart:domain table:cell-range-address="Sheet3.N3:Sheet3.N15"/>
            <chart:error-indicator chart:style-name="ch8" chart:dimension="y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3.N3:Sheet3.N15</svg:desc>
                </draw:g>
              </table:table-cell>
              <table:table-cell office:value-type="float" office:value="-0.77575">
                <text:p>-0.77575</text:p>
                <draw:g>
                  <svg:desc>Sheet3.Q3:Sheet3.Q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">
                <text:p>46</text:p>
              </table:table-cell>
              <table:table-cell office:value-type="float" office:value="-0.104326799999999">
                <text:p>-0.1043267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0.9451188">
                <text:p>0.94511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0.4725868">
                <text:p>0.4725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0.4780772">
                <text:p>0.4780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-0.0384099999999994">
                <text:p>-0.0384099999999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-0.7768748">
                <text:p>-0.7768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0.1626828">
                <text:p>0.1626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-1.1197372">
                <text:p>-1.1197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5758652">
                <text:p>0.57586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15051">
                <text:p>-0.150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1011372">
                <text:p>0.10113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.2308068">
                <text:p>0.23080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plot-area chart:style-name="ch2" table:cell-range-address="Sheet3.G3:Sheet3.G52 Sheet3.K3:Sheet3.K52" svg:x="0.319cm" svg:y="0.221cm" svg:width="15.358cm" svg:height="8.63cm">
          <chart:coordinate-region svg:x="1.247cm" svg:y="0.423cm" svg:width="14.09cm" svg:height="7.775cm"/>
          <chart:axis chart:dimension="x" chart:name="primary-x" chart:style-name="ch3"/>
          <chart:axis chart:dimension="y" chart:name="primary-y" chart:style-name="ch4"/>
          <chart:series chart:style-name="ch5" chart:values-cell-range-address="Sheet3.K3:Sheet3.K52" chart:class="chart:scatter">
            <chart:domain table:cell-range-address="Sheet3.G3:Sheet3.G52"/>
            <chart:regression-curve chart:style-name="ch6">
              <chart:equation chart:display-equation="true" chart:display-r-square="true"/>
            </chart:regression-curve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G3:Sheet3.G52</svg:desc>
                </draw:g>
              </table:table-cell>
              <table:table-cell office:value-type="float" office:value="0">
                <text:p>0</text:p>
                <draw:g>
                  <svg:desc>Sheet3.K3:Sheet3.K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343661107692308">
                <text:p>0.003436611076923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687469723076923">
                <text:p>0.00687469723076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">
                <text:p>0.0125</text:p>
              </table:table-cell>
              <table:table-cell office:value-type="float" office:value="0.0106834892307692">
                <text:p>0.01068348923076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43399101538462">
                <text:p>0.0143399101538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81952420512821">
                <text:p>0.0181952420512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0.022340766974359">
                <text:p>0.0223407669743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0.026539049025641">
                <text:p>0.0265390490256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310977805128205">
                <text:p>0.03109778051282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75">
                <text:p>0.0375</text:p>
              </table:table-cell>
              <table:table-cell office:value-type="float" office:value="0.0355169614358974">
                <text:p>0.03551696143589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404006943589744">
                <text:p>0.04040069435897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45226928">
                <text:p>0.0452269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">
                <text:p>0.05</text:p>
              </table:table-cell>
              <table:table-cell office:value-type="float" office:value="0.050136688">
                <text:p>0.0501366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553556153846154">
                <text:p>0.0553556153846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60544222974359">
                <text:p>0.0605442229743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25">
                <text:p>0.0625</text:p>
              </table:table-cell>
              <table:table-cell office:value-type="float" office:value="0.0660968697435897">
                <text:p>0.06609686974358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717438121025641">
                <text:p>0.07174381210256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775901782564103">
                <text:p>0.07759017825641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5">
                <text:p>0.075</text:p>
              </table:table-cell>
              <table:table-cell office:value-type="float" office:value="0.0835113528205128">
                <text:p>0.0835113528205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896227204102564">
                <text:p>0.08962272041025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958504348717949">
                <text:p>0.09585043487179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75">
                <text:p>0.0875</text:p>
              </table:table-cell>
              <table:table-cell office:value-type="float" office:value="0.102329880820513">
                <text:p>0.1023298808205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108896955692308">
                <text:p>0.1088969556923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0.115726018461538">
                <text:p>0.1157260184615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122602197333333">
                <text:p>0.122602197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129582415384615">
                <text:p>0.129582415384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136636929025641">
                <text:p>0.1366369290256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25">
                <text:p>0.1125</text:p>
              </table:table-cell>
              <table:table-cell office:value-type="float" office:value="0.143894969025641">
                <text:p>0.1438949690256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151165766153846">
                <text:p>0.1511657661538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0.158656499897436">
                <text:p>0.1586564998974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5">
                <text:p>0.125</text:p>
              </table:table-cell>
              <table:table-cell office:value-type="float" office:value="0.166350247179487">
                <text:p>0.1663502471794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174031110564103">
                <text:p>0.1740311105641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82089859282051">
                <text:p>0.1820898592820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75">
                <text:p>0.1375</text:p>
              </table:table-cell>
              <table:table-cell office:value-type="float" office:value="0.190194698461538">
                <text:p>0.1901946984615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198490756307692">
                <text:p>0.1984907563076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207067776410256">
                <text:p>0.2070677764102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">
                <text:p>0.15</text:p>
              </table:table-cell>
              <table:table-cell office:value-type="float" office:value="0.215745758769231">
                <text:p>0.2157457587692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0.224610857230769">
                <text:p>0.2246108572307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233618456410256">
                <text:p>0.2336184564102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25">
                <text:p>0.1625</text:p>
              </table:table-cell>
              <table:table-cell office:value-type="float" office:value="0.242880351179487">
                <text:p>0.2428803511794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52176541538461">
                <text:p>0.2521765415384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0.261735745435897">
                <text:p>0.2617357454358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5">
                <text:p>0.175</text:p>
              </table:table-cell>
              <table:table-cell office:value-type="float" office:value="0.271375911589744">
                <text:p>0.271375911589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0.28113345025641">
                <text:p>0.281133450256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291134515282051">
                <text:p>0.2911345152820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75">
                <text:p>0.1875</text:p>
              </table:table-cell>
              <table:table-cell office:value-type="float" office:value="0.30122885025641">
                <text:p>0.301228850256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0.311580044923077">
                <text:p>0.3115800449230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5833333333333">
                <text:p>0.195833333333333</text:p>
              </table:table-cell>
              <table:table-cell office:value-type="float" office:value="0.321997842871795">
                <text:p>0.3219978428717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">
                <text:p>0.2</text:p>
              </table:table-cell>
              <table:table-cell office:value-type="float" office:value="0.332620192820513">
                <text:p>0.3326201928205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0.343364017846154">
                <text:p>0.34336401784615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6" number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>
        <chart:symbol-image xlink:href="Pictures/2000000E000000DF000000DFEBC41A6293732F30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</style:style>
    <style:style style:name="ch9" style:family="chart" style:data-style-name="N111"/>
    <style:style style:name="ch10" style:family="chart">
      <style:chart-properties chart:solid-type="cuboid" chart:symbol-type="named-symbol" chart:symbol-name="x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3cm" xlink:href=".." xlink:type="simple" chart:class="chart:scatter" chart:style-name="ch1">
        <chart:plot-area chart:style-name="ch2" table:cell-range-address="Sheet2.N3:Sheet2.O16" svg:x="0.755cm" svg:y="0.178cm" svg:width="14.921cm" svg:height="8.171cm">
          <chart:coordinate-region svg:x="1.197cm" svg:y="0.38cm" svg:width="14.287cm" svg:height="7.316cm"/>
          <chart:axis chart:dimension="x" chart:name="primary-x" chart:style-name="ch3">
            <chart:title svg:x="7.713cm" svg:y="8.443cm" chart:style-name="ch4">
              <text:p>Frame</text:p>
            </chart:title>
          </chart:axis>
          <chart:axis chart:dimension="y" chart:name="primary-y" chart:style-name="ch5">
            <chart:title svg:x="0cm" svg:y="5.326cm" chart:style-name="ch6">
              <text:p>Smear (pixels)</text:p>
            </chart:title>
          </chart:axis>
          <chart:series chart:style-name="ch7" chart:values-cell-range-address="Sheet2.O3:Sheet2.O16" chart:class="chart:scatter">
            <chart:domain table:cell-range-address="Sheet2.N3:Sheet2.N16"/>
            <chart:regression-curve chart:style-name="ch8">
              <chart:equation chart:display-equation="true" chart:display-r-square="true" svg:x="1.435cm" svg:y="0.861cm" chart:style-name="ch9"/>
            </chart:regression-curve>
            <chart:data-point chart:repeated="6"/>
            <chart:data-point chart:style-name="ch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">
                <text:p>52</text:p>
                <draw:g>
                  <svg:desc>Sheet2.N3:Sheet2.N16</svg:desc>
                </draw:g>
              </table:table-cell>
              <table:table-cell office:value-type="float" office:value="7.2">
                <text:p>7.2</text:p>
                <draw:g>
                  <svg:desc>Sheet2.O3:Sheet2.O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error-category="constant">
        <chart:symbol-image xlink:href="Pictures/2000000E000000DF000000DFEBC41A6293732F30.svm"/>
      </style:chart-properties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-1.5" chart:max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 chart:error-category="constant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chart-properties chart:error-lower-limit="0.5" chart:error-upper-limit="0.5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.01cm" xlink:href=".." xlink:type="simple" chart:class="chart:scatter" chart:style-name="ch1">
        <chart:plot-area chart:style-name="ch2" table:cell-range-address="Sheet2.N3:Sheet2.N16 Sheet2.Q3:Sheet2.Q16" svg:x="0.456cm" svg:y="0.179cm" svg:width="15.229cm" svg:height="8.059cm">
          <chart:coordinate-region svg:x="1.321cm" svg:y="0.381cm" svg:width="14.172cm" svg:height="7.655cm"/>
          <chart:axis chart:dimension="x" chart:name="primary-x" chart:style-name="ch3">
            <chart:title svg:x="7.568cm" svg:y="8.418cm" chart:style-name="ch4">
              <text:p>Frame</text:p>
            </chart:title>
          </chart:axis>
          <chart:axis chart:dimension="y" chart:name="primary-y" chart:style-name="ch5">
            <chart:title svg:x="0cm" svg:y="5.419cm" chart:style-name="ch6">
              <text:p>Residual (pixels)</text:p>
            </chart:title>
          </chart:axis>
          <chart:series chart:style-name="ch7" chart:values-cell-range-address="Sheet2.Q3:Sheet2.Q16" chart:class="chart:scatter">
            <chart:domain table:cell-range-address="Sheet2.N3:Sheet2.N16"/>
            <chart:error-indicator chart:style-name="ch8" chart:dimension="y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">
                <text:p>52</text:p>
                <draw:g>
                  <svg:desc>Sheet2.N3:Sheet2.N16</svg:desc>
                </draw:g>
              </table:table-cell>
              <table:table-cell office:value-type="float" office:value="-0.883468000000002">
                <text:p>-0.883468000000002</text:p>
                <draw:g>
                  <svg:desc>Sheet2.Q3:Sheet2.Q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0.154092">
                <text:p>0.1540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0.835348">
                <text:p>0.835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260299999999999">
                <text:p>0.26029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-0.0710520000000003">
                <text:p>-0.0710520000000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141292">
                <text:p>0.1412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0.597332">
                <text:p>0.597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-0.502932">
                <text:p>-0.5029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-0.2595">
                <text:p>-0.25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-0.272372">
                <text:p>-0.2723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-0.141548">
                <text:p>-0.1415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-0.567028">
                <text:p>-0.5670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-0.0488119999999999">
                <text:p>-0.048811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7591505">
                <text:p>0.759150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plot-area chart:style-name="ch2" table:cell-range-address="Sheet2.G3:Sheet2.G52 Sheet2.K3:Sheet2.K52" svg:x="0.319cm" svg:y="0.179cm" svg:width="15.359cm" svg:height="8.631cm">
          <chart:coordinate-region svg:x="1.247cm" svg:y="0.381cm" svg:width="14.091cm" svg:height="7.776cm"/>
          <chart:axis chart:dimension="x" chart:name="primary-x" chart:style-name="ch3"/>
          <chart:axis chart:dimension="y" chart:name="primary-y" chart:style-name="ch4"/>
          <chart:series chart:style-name="ch5" chart:values-cell-range-address="Sheet2.K3:Sheet2.K52" chart:class="chart:scatter">
            <chart:domain table:cell-range-address="Sheet2.G3:Sheet2.G52"/>
            <chart:regression-curve chart:style-name="ch6">
              <chart:equation chart:display-equation="true" chart:display-r-square="true"/>
            </chart:regression-curve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G3:Sheet2.G52</svg:desc>
                </draw:g>
              </table:table-cell>
              <table:table-cell office:value-type="float" office:value="0">
                <text:p>0</text:p>
                <draw:g>
                  <svg:desc>Sheet2.K3:Sheet2.K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296580605263158">
                <text:p>0.00296580605263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626581263157895">
                <text:p>0.006265812631578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">
                <text:p>0.0125</text:p>
              </table:table-cell>
              <table:table-cell office:value-type="float" office:value="0.00958423026315789">
                <text:p>0.00958423026315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31289536842105">
                <text:p>0.0131289536842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67578776315789">
                <text:p>0.01675787763157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0.0245778007894737">
                <text:p>0.02457780078947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85588">
                <text:p>0.02855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5">
                <text:p>0.0375</text:p>
              </table:table-cell>
              <table:table-cell office:value-type="float" office:value="0.0330187365789474">
                <text:p>0.0330187365789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374539263157895">
                <text:p>0.03745392631578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421701586842105">
                <text:p>0.0421701586842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">
                <text:p>0.05</text:p>
              </table:table-cell>
              <table:table-cell office:value-type="float" office:value="0.04709796">
                <text:p>0.047097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520431197368421">
                <text:p>0.05204311973684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573598484210526">
                <text:p>0.05735984842105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5">
                <text:p>0.0625</text:p>
              </table:table-cell>
              <table:table-cell office:value-type="float" office:value="0.0625834092105263">
                <text:p>0.06258340921052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82074863157895">
                <text:p>0.0682074863157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738789218421053">
                <text:p>0.07387892184210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">
                <text:p>0.075</text:p>
              </table:table-cell>
              <table:table-cell office:value-type="float" office:value="0.0796503473684211">
                <text:p>0.07965034736842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857833418421053">
                <text:p>0.0857833418421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918252736842105">
                <text:p>0.09182527368421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5">
                <text:p>0.0875</text:p>
              </table:table-cell>
              <table:table-cell office:value-type="float" office:value="0.0983756165789474">
                <text:p>0.09837561657894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104712791578947">
                <text:p>0.1047127915789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0.111445219736842">
                <text:p>0.1114452197368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0.11827448">
                <text:p>0.118274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125107940789474">
                <text:p>0.1251079407894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132254023157895">
                <text:p>0.1322540231578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5">
                <text:p>0.1125</text:p>
              </table:table-cell>
              <table:table-cell office:value-type="float" office:value="0.139386411315789">
                <text:p>0.1393864113157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146742473684211">
                <text:p>0.1467424736842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0.154184315526316">
                <text:p>0.1541843155263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61769305263158">
                <text:p>0.1617693052631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169651653421053">
                <text:p>0.1696516534210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77576096842105">
                <text:p>0.1775760968421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75">
                <text:p>0.1375</text:p>
              </table:table-cell>
              <table:table-cell office:value-type="float" office:value="0.185852109210526">
                <text:p>0.1858521092105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194142322105263">
                <text:p>0.1941423221052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202698314473684">
                <text:p>0.2026983144736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0.220301848157895">
                <text:p>0.2203018481578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229477284210526">
                <text:p>0.2294772842105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25">
                <text:p>0.1625</text:p>
              </table:table-cell>
              <table:table-cell office:value-type="float" office:value="0.238702710263158">
                <text:p>0.2387027102631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48200757894737">
                <text:p>0.2482007578947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0.257767742894737">
                <text:p>0.2577677428947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5">
                <text:p>0.175</text:p>
              </table:table-cell>
              <table:table-cell office:value-type="float" office:value="0.267449454736842">
                <text:p>0.2674494547368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0.277380630263158">
                <text:p>0.2773806302631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28733548">
                <text:p>0.287335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75">
                <text:p>0.1875</text:p>
              </table:table-cell>
              <table:table-cell office:value-type="float" office:value="0.297651898684211">
                <text:p>0.2976518986842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0.307951465263158">
                <text:p>0.3079514652631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5833333333333">
                <text:p>0.195833333333333</text:p>
              </table:table-cell>
              <table:table-cell office:value-type="float" office:value="0.318589969210526">
                <text:p>0.3185899692105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">
                <text:p>0.2</text:p>
              </table:table-cell>
              <table:table-cell office:value-type="float" office:value="0.329397936842105">
                <text:p>0.3293979368421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0.340287999736842">
                <text:p>0.3402879997368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351587">
                <text:p>0.3515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125">
                <text:p>0.2125</text:p>
              </table:table-cell>
              <table:table-cell office:value-type="float" office:value="0.362794937631579">
                <text:p>0.36279493763157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6" number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</style:style>
    <style:style style:name="ch9" style:family="chart" style:data-style-name="N111"/>
    <style:style style:name="ch10" style:family="chart">
      <style:chart-properties chart:solid-type="cuboid" chart:symbol-type="named-symbol" chart:symbol-name="x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3cm" xlink:href=".." xlink:type="simple" chart:class="chart:scatter" chart:style-name="ch1">
        <chart:plot-area chart:style-name="ch2" table:cell-range-address="Sheet1.N3:Sheet1.O16" svg:x="0.877cm" svg:y="0.178cm" svg:width="14.8cm" svg:height="8.315cm">
          <chart:coordinate-region svg:x="1.319cm" svg:y="0.38cm" svg:width="14.166cm" svg:height="7.46cm"/>
          <chart:axis chart:dimension="x" chart:name="primary-x" chart:style-name="ch3">
            <chart:title svg:x="7.775cm" svg:y="8.443cm" chart:style-name="ch4">
              <text:p>Frame</text:p>
            </chart:title>
          </chart:axis>
          <chart:axis chart:dimension="y" chart:name="primary-y" chart:style-name="ch5">
            <chart:title svg:x="0.008cm" svg:y="5.398cm" chart:style-name="ch6">
              <text:p>Smear (pixels)</text:p>
            </chart:title>
          </chart:axis>
          <chart:series chart:style-name="ch7" chart:values-cell-range-address="Sheet1.O3:Sheet1.O16" chart:class="chart:scatter">
            <chart:domain table:cell-range-address="Sheet1.N3:Sheet1.N16"/>
            <chart:regression-curve chart:style-name="ch8">
              <chart:equation chart:display-equation="true" chart:display-r-square="true" svg:x="2.011cm" svg:y="1.311cm" chart:style-name="ch9"/>
            </chart:regression-curve>
            <chart:data-point chart:repeated="6"/>
            <chart:data-point chart:style-name="ch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">
                <text:p>51</text:p>
                <draw:g>
                  <svg:desc>Sheet1.N3:Sheet1.N16</svg:desc>
                </draw:g>
              </table:table-cell>
              <table:table-cell office:value-type="float" office:value="7">
                <text:p>7</text:p>
                <draw:g>
                  <svg:desc>Sheet1.O3:Sheet1.O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error-category="constant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 chart:error-category="constant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chart-properties chart:error-lower-limit="0.5" chart:error-upper-limit="0.5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.01cm" xlink:href=".." xlink:type="simple" chart:class="chart:scatter" chart:style-name="ch1">
        <chart:plot-area chart:style-name="ch2" table:cell-range-address="Sheet1.N3:Sheet1.N16 Sheet1.Q3:Sheet1.Q16" svg:x="0.525cm" svg:y="0.179cm" svg:width="15.158cm" svg:height="8.217cm">
          <chart:coordinate-region svg:x="1.39cm" svg:y="0.381cm" svg:width="14.101cm" svg:height="7.813cm"/>
          <chart:axis chart:dimension="x" chart:name="primary-x" chart:style-name="ch3">
            <chart:title svg:x="7.602cm" svg:y="8.46cm" chart:style-name="ch4">
              <text:p>Frame</text:p>
            </chart:title>
          </chart:axis>
          <chart:axis chart:dimension="y" chart:name="primary-y" chart:style-name="ch5">
            <chart:title svg:x="0cm" svg:y="5.498cm" chart:style-name="ch6">
              <text:p>Residual (pixels)</text:p>
            </chart:title>
          </chart:axis>
          <chart:series chart:style-name="ch7" chart:values-cell-range-address="Sheet1.Q3:Sheet1.Q16" chart:class="chart:scatter">
            <chart:domain table:cell-range-address="Sheet1.N3:Sheet1.N16"/>
            <chart:error-indicator chart:style-name="ch8" chart:dimension="y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">
                <text:p>51</text:p>
                <draw:g>
                  <svg:desc>Sheet1.N3:Sheet1.N16</svg:desc>
                </draw:g>
              </table:table-cell>
              <table:table-cell office:value-type="float" office:value="-0.7476266">
                <text:p>-0.7476266</text:p>
                <draw:g>
                  <svg:desc>Sheet1.Q3:Sheet1.Q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0.537192600000001">
                <text:p>0.5371926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0.2770326">
                <text:p>0.27703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-0.5281066">
                <text:p>-0.5281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1.221775">
                <text:p>1.221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0.0266773999999996">
                <text:p>0.02667739999999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-0.6133994">
                <text:p>-0.6133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.0015446">
                <text:p>1.00154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-1.2284906">
                <text:p>-1.22849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-0.803505">
                <text:p>-0.8035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765014">
                <text:p>0.4765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0.2115286">
                <text:p>0.2115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.00157659999999993">
                <text:p>0.001576599999999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1672334">
                <text:p>0.167233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plot-area chart:style-name="ch2" table:cell-range-address="Sheet2.G3:Sheet2.H52" svg:x="0.319cm" svg:y="0.179cm" svg:width="15.359cm" svg:height="8.631cm">
          <chart:coordinate-region svg:x="1.247cm" svg:y="0.381cm" svg:width="14.091cm" svg:height="7.776cm"/>
          <chart:axis chart:dimension="x" chart:name="primary-x" chart:style-name="ch3"/>
          <chart:axis chart:dimension="y" chart:name="primary-y" chart:style-name="ch4"/>
          <chart:series chart:style-name="ch5" chart:values-cell-range-address="Sheet2.H3:Sheet2.H52" chart:class="chart:scatter">
            <chart:domain table:cell-range-address="Sheet2.G3:Sheet2.G52"/>
            <chart:regression-curve chart:style-name="ch6">
              <chart:equation chart:display-equation="true" chart:display-r-square="true"/>
            </chart:regression-curve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G3:Sheet2.G52</svg:desc>
                </draw:g>
              </table:table-cell>
              <table:table-cell office:value-type="float" office:value="0">
                <text:p>0</text:p>
                <draw:g>
                  <svg:desc>Sheet2.H3:Sheet2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30421052631579">
                <text:p>0.0030421052631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641368421052632">
                <text:p>0.00641368421052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">
                <text:p>0.0125</text:p>
              </table:table-cell>
              <table:table-cell office:value-type="float" office:value="0.00979894736842105">
                <text:p>0.00979894736842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34057894736842">
                <text:p>0.0134057894736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70921052631579">
                <text:p>0.0170921052631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0.0250126315789474">
                <text:p>0.0250126315789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90368421052632">
                <text:p>0.02903684210526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5">
                <text:p>0.0375</text:p>
              </table:table-cell>
              <table:table-cell office:value-type="float" office:value="0.0335352631578947">
                <text:p>0.03353526315789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380042105263158">
                <text:p>0.03800421052631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427494736842105">
                <text:p>0.0427494736842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">
                <text:p>0.05</text:p>
              </table:table-cell>
              <table:table-cell office:value-type="float" office:value="0.0477015789473684">
                <text:p>0.04770157894736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526663157894737">
                <text:p>0.05266631578947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579978947368421">
                <text:p>0.05799789473684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5">
                <text:p>0.0625</text:p>
              </table:table-cell>
              <table:table-cell office:value-type="float" office:value="0.0632315789473684">
                <text:p>0.06323157894736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88610526315789">
                <text:p>0.06886105263157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745331578947368">
                <text:p>0.07453315789473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">
                <text:p>0.075</text:p>
              </table:table-cell>
              <table:table-cell office:value-type="float" office:value="0.0803005263157895">
                <text:p>0.08030052631578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864247368421053">
                <text:p>0.0864247368421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924531578947368">
                <text:p>0.09245315789473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5">
                <text:p>0.0875</text:p>
              </table:table-cell>
              <table:table-cell office:value-type="float" office:value="0.0989852631578948">
                <text:p>0.09898526315789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105299473684211">
                <text:p>0.1052994736842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0.112004210526316">
                <text:p>0.1120042105263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0.118801052631579">
                <text:p>0.1188010526315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125597368421053">
                <text:p>0.1255973684210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132701578947368">
                <text:p>0.1327015789473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5">
                <text:p>0.1125</text:p>
              </table:table-cell>
              <table:table-cell office:value-type="float" office:value="0.139787368421053">
                <text:p>0.1397873684210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147092105263158">
                <text:p>0.1470921052631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0.154477894736842">
                <text:p>0.1544778947368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62002105263158">
                <text:p>0.1620021052631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169818947368421">
                <text:p>0.1698189473684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77673157894737">
                <text:p>0.1776731578947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75">
                <text:p>0.1375</text:p>
              </table:table-cell>
              <table:table-cell office:value-type="float" office:value="0.185874210526316">
                <text:p>0.1858742105263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194084736842105">
                <text:p>0.1940847368421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202556315789474">
                <text:p>0.2025563157894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0.219976842105263">
                <text:p>0.2199768421052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229053684210526">
                <text:p>0.2290536842105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25">
                <text:p>0.1625</text:p>
              </table:table-cell>
              <table:table-cell office:value-type="float" office:value="0.238175789473684">
                <text:p>0.2381757894736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47565789473684">
                <text:p>0.2475657894736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0.25702">
                <text:p>0.257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5">
                <text:p>0.175</text:p>
              </table:table-cell>
              <table:table-cell office:value-type="float" office:value="0.266584210526316">
                <text:p>0.2665842105263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0.276393157894737">
                <text:p>0.2763931578947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286221052631579">
                <text:p>0.2862210526315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75">
                <text:p>0.1875</text:p>
              </table:table-cell>
              <table:table-cell office:value-type="float" office:value="0.296405789473684">
                <text:p>0.2964057894736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0.306568947368421">
                <text:p>0.3065689473684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5833333333333">
                <text:p>0.195833333333333</text:p>
              </table:table-cell>
              <table:table-cell office:value-type="float" office:value="0.317066315789474">
                <text:p>0.3170663157894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">
                <text:p>0.2</text:p>
              </table:table-cell>
              <table:table-cell office:value-type="float" office:value="0.327728421052632">
                <text:p>0.3277284210526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0.338467894736842">
                <text:p>0.3384678947368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349611578947368">
                <text:p>0.3496115789473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125">
                <text:p>0.2125</text:p>
              </table:table-cell>
              <table:table-cell office:value-type="float" office:value="0.36065947368421">
                <text:p>0.360659473684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plot-area chart:style-name="ch2" table:cell-range-address="Sheet1.G3:Sheet1.G52 Sheet1.K3:Sheet1.K52" svg:x="0.319cm" svg:y="0.179cm" svg:width="15.359cm" svg:height="8.631cm">
          <chart:coordinate-region svg:x="1.819cm" svg:y="0.381cm" svg:width="13.233cm" svg:height="7.776cm"/>
          <chart:axis chart:dimension="x" chart:name="primary-x" chart:style-name="ch3"/>
          <chart:axis chart:dimension="y" chart:name="primary-y" chart:style-name="ch4"/>
          <chart:series chart:style-name="ch5" chart:values-cell-range-address="Sheet1.K3:Sheet1.K52" chart:class="chart:scatter">
            <chart:domain table:cell-range-address="Sheet1.G3:Sheet1.G52"/>
            <chart:regression-curve chart:style-name="ch6">
              <chart:equation chart:display-equation="true" chart:display-r-square="true"/>
            </chart:regression-curve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3:Sheet1.G52</svg:desc>
                </draw:g>
              </table:table-cell>
              <table:table-cell office:value-type="float" office:value="0">
                <text:p>0</text:p>
                <draw:g>
                  <svg:desc>Sheet1.K3:Sheet1.K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292339589473684">
                <text:p>0.002923395894736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623544378947369">
                <text:p>0.00623544378947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">
                <text:p>0.0125</text:p>
              </table:table-cell>
              <table:table-cell office:value-type="float" office:value="0.00952824894736842">
                <text:p>0.00952824894736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3132864">
                <text:p>0.013132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68145521052632">
                <text:p>0.0168145521052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0.0205933132631579">
                <text:p>0.02059331326315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0.0245780948421053">
                <text:p>0.02457809484210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87288968421053">
                <text:p>0.02872889684210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75">
                <text:p>0.0375</text:p>
              </table:table-cell>
              <table:table-cell office:value-type="float" office:value="0.0331188771578947">
                <text:p>0.03311887715789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375454042105263">
                <text:p>0.0375454042105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423211095789474">
                <text:p>0.0423211095789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">
                <text:p>0.05</text:p>
              </table:table-cell>
              <table:table-cell office:value-type="float" office:value="0.0471912564210526">
                <text:p>0.04719125642105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522447921052632">
                <text:p>0.05224479210526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57430664">
                <text:p>0.0574306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25">
                <text:p>0.0625</text:p>
              </table:table-cell>
              <table:table-cell office:value-type="float" office:value="0.0626404510526316">
                <text:p>0.06264045105263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82988901052632">
                <text:p>0.06829889010526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738780864210526">
                <text:p>0.07387808642105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5">
                <text:p>0.075</text:p>
              </table:table-cell>
              <table:table-cell office:value-type="float" office:value="0.0798027768421053">
                <text:p>0.0798027768421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857719087368421">
                <text:p>0.08577190873684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918539031578947">
                <text:p>0.0918539031578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75">
                <text:p>0.0875</text:p>
              </table:table-cell>
              <table:table-cell office:value-type="float" office:value="0.0983598127368421">
                <text:p>0.09835981273684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104677532210526">
                <text:p>0.1046775322105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0.111374956315789">
                <text:p>0.111374956315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118171558736842">
                <text:p>0.1181715587368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125123655263158">
                <text:p>0.1251236552631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132253351157895">
                <text:p>0.1322533511578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25">
                <text:p>0.1125</text:p>
              </table:table-cell>
              <table:table-cell office:value-type="float" office:value="0.139430120105263">
                <text:p>0.1394301201052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0.154334350842105">
                <text:p>0.1543343508421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62077602105263">
                <text:p>0.1620776021052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170002136947368">
                <text:p>0.1700021369473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78085850105263">
                <text:p>0.1780858501052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75">
                <text:p>0.1375</text:p>
              </table:table-cell>
              <table:table-cell office:value-type="float" office:value="0.186434004736842">
                <text:p>0.1864340047368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194799232421053">
                <text:p>0.1947992324210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203486796315789">
                <text:p>0.2034867963157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  <table:table-cell office:value-type="float" office:value="0.212284591157895">
                <text:p>0.2122845911578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0.221336827473684">
                <text:p>0.2213368274736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230704031578947">
                <text:p>0.2307040315789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25">
                <text:p>0.1625</text:p>
              </table:table-cell>
              <table:table-cell office:value-type="float" office:value="0.24009988768421">
                <text:p>0.240099887684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4977755368421">
                <text:p>0.249777553684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0.259541766421053">
                <text:p>0.2595417664210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5">
                <text:p>0.175</text:p>
              </table:table-cell>
              <table:table-cell office:value-type="float" office:value="0.269574631157895">
                <text:p>0.2695746311578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0.279699305789474">
                <text:p>0.2796993057894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289906842947368">
                <text:p>0.2899068429473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75">
                <text:p>0.1875</text:p>
              </table:table-cell>
              <table:table-cell office:value-type="float" office:value="0.300537242631579">
                <text:p>0.3005372426315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0.311257873263158">
                <text:p>0.3112578732631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5833333333333">
                <text:p>0.195833333333333</text:p>
              </table:table-cell>
              <table:table-cell office:value-type="float" office:value="0.322330313789474">
                <text:p>0.3223303137894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">
                <text:p>0.2</text:p>
              </table:table-cell>
              <table:table-cell office:value-type="float" office:value="0.333473511578947">
                <text:p>0.3334735115789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0.344806414">
                <text:p>0.3448064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356372178947368">
                <text:p>0.35637217894736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plot-area chart:style-name="ch2" table:cell-range-address="Sheet3.G3:Sheet3.H52" svg:x="0.319cm" svg:y="0.221cm" svg:width="15.358cm" svg:height="8.63cm">
          <chart:coordinate-region svg:x="1.247cm" svg:y="0.423cm" svg:width="14.09cm" svg:height="7.775cm"/>
          <chart:axis chart:dimension="x" chart:name="primary-x" chart:style-name="ch3"/>
          <chart:axis chart:dimension="y" chart:name="primary-y" chart:style-name="ch4"/>
          <chart:series chart:style-name="ch5" chart:values-cell-range-address="Sheet3.H3:Sheet3.H52" chart:class="chart:scatter">
            <chart:domain table:cell-range-address="Sheet3.G3:Sheet3.G52"/>
            <chart:regression-curve chart:style-name="ch6">
              <chart:equation chart:display-equation="true" chart:display-r-square="true"/>
            </chart:regression-curve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G3:Sheet3.G52</svg:desc>
                </draw:g>
              </table:table-cell>
              <table:table-cell office:value-type="float" office:value="0">
                <text:p>0</text:p>
                <draw:g>
                  <svg:desc>Sheet3.H3:Sheet3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344666666666667">
                <text:p>0.00344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689230769230769">
                <text:p>0.00689230769230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">
                <text:p>0.0125</text:p>
              </table:table-cell>
              <table:table-cell office:value-type="float" office:value="0.0107061538461538">
                <text:p>0.0107061538461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43651282051282">
                <text:p>0.0143651282051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82205128205128">
                <text:p>0.0182205128205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0.0223635897435897">
                <text:p>0.02236358974358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0.0265569230769231">
                <text:p>0.02655692307692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311082051282051">
                <text:p>0.0311082051282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75">
                <text:p>0.0375</text:p>
              </table:table-cell>
              <table:table-cell office:value-type="float" office:value="0.0355174358974359">
                <text:p>0.03551743589743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40388717948718">
                <text:p>0.040388717948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452">
                <text:p>0.04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">
                <text:p>0.05</text:p>
              </table:table-cell>
              <table:table-cell office:value-type="float" office:value="0.0500923076923077">
                <text:p>0.0500923076923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552912820512821">
                <text:p>0.05529128205128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604574358974359">
                <text:p>0.06045743589743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25">
                <text:p>0.0625</text:p>
              </table:table-cell>
              <table:table-cell office:value-type="float" office:value="0.0659851282051282">
                <text:p>0.0659851282051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716046153846154">
                <text:p>0.0716046153846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774210256410256">
                <text:p>0.0774210256410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5">
                <text:p>0.075</text:p>
              </table:table-cell>
              <table:table-cell office:value-type="float" office:value="0.0833097435897436">
                <text:p>0.08330974358974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893861538461539">
                <text:p>0.08938615384615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955764102564103">
                <text:p>0.09557641025641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75">
                <text:p>0.0875</text:p>
              </table:table-cell>
              <table:table-cell office:value-type="float" office:value="0.102015897435897">
                <text:p>0.1020158974358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108540512820513">
                <text:p>0.1085405128205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0.115324615384615">
                <text:p>0.115324615384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122153333333333">
                <text:p>0.12215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12908358974359">
                <text:p>0.129083589743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136085641025641">
                <text:p>0.1360856410256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25">
                <text:p>0.1125</text:p>
              </table:table-cell>
              <table:table-cell office:value-type="float" office:value="0.143288717948718">
                <text:p>0.143288717948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150502051282051">
                <text:p>0.1505020512820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0.157932820512821">
                <text:p>0.1579328205128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5">
                <text:p>0.125</text:p>
              </table:table-cell>
              <table:table-cell office:value-type="float" office:value="0.165564102564103">
                <text:p>0.1655641025641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17318">
                <text:p>0.173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81171282051282">
                <text:p>0.1811712820512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75">
                <text:p>0.1375</text:p>
              </table:table-cell>
              <table:table-cell office:value-type="float" office:value="0.189206153846154">
                <text:p>0.1892061538461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197429743589744">
                <text:p>0.1974297435897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205931794871795">
                <text:p>0.2059317948717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">
                <text:p>0.15</text:p>
              </table:table-cell>
              <table:table-cell office:value-type="float" office:value="0.214532307692308">
                <text:p>0.2145323076923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0.223317435897436">
                <text:p>0.2233174358974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232242564102564">
                <text:p>0.232242564102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25">
                <text:p>0.1625</text:p>
              </table:table-cell>
              <table:table-cell office:value-type="float" office:value="0.241419487179487">
                <text:p>0.2414194871794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50628205128205">
                <text:p>0.250628205128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0.260097435897436">
                <text:p>0.2600974358974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5">
                <text:p>0.175</text:p>
              </table:table-cell>
              <table:table-cell office:value-type="float" office:value="0.269645128205128">
                <text:p>0.2696451282051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0.279307692307692">
                <text:p>0.2793076923076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289211282051282">
                <text:p>0.2892112820512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75">
                <text:p>0.1875</text:p>
              </table:table-cell>
              <table:table-cell office:value-type="float" office:value="0.299205641025641">
                <text:p>0.2992056410256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0.309454358974359">
                <text:p>0.3094543589743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5833333333333">
                <text:p>0.195833333333333</text:p>
              </table:table-cell>
              <table:table-cell office:value-type="float" office:value="0.31976717948718">
                <text:p>0.319767179487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">
                <text:p>0.2</text:p>
              </table:table-cell>
              <table:table-cell office:value-type="float" office:value="0.330282051282051">
                <text:p>0.3302820512820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0.340915897435897">
                <text:p>0.3409158974358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style-name="ch1">
        <chart:plot-area chart:style-name="ch2" table:cell-range-address="Sheet4.G3:Sheet4.H54" svg:x="0.319cm" svg:y="0.179cm" svg:width="15.36cm" svg:height="8.631cm">
          <chart:coordinate-region svg:x="1.247cm" svg:y="0.381cm" svg:width="14.092cm" svg:height="7.776cm"/>
          <chart:axis chart:dimension="x" chart:name="primary-x" chart:style-name="ch3"/>
          <chart:axis chart:dimension="y" chart:name="primary-y" chart:style-name="ch4"/>
          <chart:series chart:style-name="ch5" chart:values-cell-range-address="Sheet4.H3:Sheet4.H54" chart:class="chart:scatter">
            <chart:domain table:cell-range-address="Sheet4.G3:Sheet4.G54"/>
            <chart:regression-curve chart:style-name="ch6">
              <chart:equation chart:display-equation="true" chart:display-r-square="true"/>
            </chart:regression-curve>
            <chart:data-point chart:repeated="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G3:Sheet4.G54</svg:desc>
                </draw:g>
              </table:table-cell>
              <table:table-cell office:value-type="float" office:value="0">
                <text:p>0</text:p>
                <draw:g>
                  <svg:desc>Sheet4.H3:Sheet4.H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314716049382716">
                <text:p>0.00314716049382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0.00947753086419753">
                <text:p>0.00947753086419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29812345679012">
                <text:p>0.0129812345679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63249382716049">
                <text:p>0.01632493827160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0.0200325925925926">
                <text:p>0.02003259259259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0.0237688888888889">
                <text:p>0.02376888888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5">
                <text:p>0.0375</text:p>
              </table:table-cell>
              <table:table-cell office:value-type="float" office:value="0.0319328395061728">
                <text:p>0.03193283950617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360518518518518">
                <text:p>0.03605185185185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406444444444444">
                <text:p>0.0406444444444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">
                <text:p>0.05</text:p>
              </table:table-cell>
              <table:table-cell office:value-type="float" office:value="0.0450592592592593">
                <text:p>0.04505925925925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497575308641975">
                <text:p>0.0497575308641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54443950617284">
                <text:p>0.0544439506172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5">
                <text:p>0.0625</text:p>
              </table:table-cell>
              <table:table-cell office:value-type="float" office:value="0.0595506172839506">
                <text:p>0.05955061728395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46814814814815">
                <text:p>0.06468148148148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698483950617284">
                <text:p>0.06984839506172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">
                <text:p>0.075</text:p>
              </table:table-cell>
              <table:table-cell office:value-type="float" office:value="0.0754572839506173">
                <text:p>0.07545728395061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809960493827161">
                <text:p>0.08099604938271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67614814814815">
                <text:p>0.08676148148148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5">
                <text:p>0.0875</text:p>
              </table:table-cell>
              <table:table-cell office:value-type="float" office:value="0.0927634567901235">
                <text:p>0.09276345679012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0986632098765432">
                <text:p>0.09866320987654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0.105001481481481">
                <text:p>0.105001481481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0.111380740740741">
                <text:p>0.1113807407407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11797975308642">
                <text:p>0.117979753086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12438024691358">
                <text:p>0.124380246913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5">
                <text:p>0.1125</text:p>
              </table:table-cell>
              <table:table-cell office:value-type="float" office:value="0.131058765432099">
                <text:p>0.1310587654320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137939259259259">
                <text:p>0.1379392592592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0.144766419753086">
                <text:p>0.1447664197530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51900740740741">
                <text:p>0.1519007407407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159024691358025">
                <text:p>0.159024691358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66504197530864">
                <text:p>0.1665041975308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75">
                <text:p>0.1375</text:p>
              </table:table-cell>
              <table:table-cell office:value-type="float" office:value="0.174024197530864">
                <text:p>0.1740241975308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181675061728395">
                <text:p>0.1816750617283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189542222222222">
                <text:p>0.1895422222222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  <table:table-cell office:value-type="float" office:value="0.197591604938272">
                <text:p>0.1975916049382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0.205891358024691">
                <text:p>0.2058913580246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214238518518518">
                <text:p>0.2142385185185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25">
                <text:p>0.1625</text:p>
              </table:table-cell>
              <table:table-cell office:value-type="float" office:value="0.222862222222222">
                <text:p>0.2228622222222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31612839506173">
                <text:p>0.2316128395061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0.240494320987654">
                <text:p>0.2404943209876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5">
                <text:p>0.175</text:p>
              </table:table-cell>
              <table:table-cell office:value-type="float" office:value="0.249556049382716">
                <text:p>0.2495560493827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0.258580740740741">
                <text:p>0.2585807407407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267877530864197">
                <text:p>0.2678775308641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75">
                <text:p>0.1875</text:p>
              </table:table-cell>
              <table:table-cell office:value-type="float" office:value="0.277175308641975">
                <text:p>0.2771753086419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0.286768395061728">
                <text:p>0.2867683950617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5833333333333">
                <text:p>0.195833333333333</text:p>
              </table:table-cell>
              <table:table-cell office:value-type="float" office:value="0.296454814814815">
                <text:p>0.2964548148148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">
                <text:p>0.2</text:p>
              </table:table-cell>
              <table:table-cell office:value-type="float" office:value="0.30616">
                <text:p>0.306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0.316348641975309">
                <text:p>0.3163486419753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326538271604938">
                <text:p>0.3265382716049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25">
                <text:p>0.2125</text:p>
              </table:table-cell>
              <table:table-cell office:value-type="float" office:value="0.336886419753086">
                <text:p>0.3368864197530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0.347263703703704">
                <text:p>0.3472637037037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plot-area chart:style-name="ch2" table:cell-range-address="Sheet5.G3:Sheet5.H54" svg:x="0.319cm" svg:y="0.179cm" svg:width="15.359cm" svg:height="8.631cm">
          <chart:coordinate-region svg:x="1.247cm" svg:y="0.381cm" svg:width="14.091cm" svg:height="7.776cm"/>
          <chart:axis chart:dimension="x" chart:name="primary-x" chart:style-name="ch3"/>
          <chart:axis chart:dimension="y" chart:name="primary-y" chart:style-name="ch4"/>
          <chart:series chart:style-name="ch5" chart:values-cell-range-address="Sheet5.H3:Sheet5.H54" chart:class="chart:scatter">
            <chart:domain table:cell-range-address="Sheet5.G3:Sheet5.G54"/>
            <chart:regression-curve chart:style-name="ch6">
              <chart:equation chart:display-equation="true" chart:display-r-square="true"/>
            </chart:regression-curve>
            <chart:data-point chart:repeated="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G3:Sheet5.G54</svg:desc>
                </draw:g>
              </table:table-cell>
              <table:table-cell office:value-type="float" office:value="0">
                <text:p>0</text:p>
                <draw:g>
                  <svg:desc>Sheet5.H3:Sheet5.H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299139240506329">
                <text:p>0.002991392405063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634987341772152">
                <text:p>0.00634987341772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">
                <text:p>0.0125</text:p>
              </table:table-cell>
              <table:table-cell office:value-type="float" office:value="0.00982126582278481">
                <text:p>0.00982126582278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33984810126582">
                <text:p>0.0133984810126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71913924050633">
                <text:p>0.0171913924050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0.0209083544303797">
                <text:p>0.02090835443037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0.0249493670886076">
                <text:p>0.0249493670886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91048101265823">
                <text:p>0.02910481012658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75">
                <text:p>0.0375</text:p>
              </table:table-cell>
              <table:table-cell office:value-type="float" office:value="0.0332693670886076">
                <text:p>0.03326936708860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378182278481013">
                <text:p>0.0378182278481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424491139240506">
                <text:p>0.04244911392405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">
                <text:p>0.05</text:p>
              </table:table-cell>
              <table:table-cell office:value-type="float" office:value="0.0472779746835443">
                <text:p>0.04727797468354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521154430379747">
                <text:p>0.0521154430379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571675949367089">
                <text:p>0.05716759493670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25">
                <text:p>0.0625</text:p>
              </table:table-cell>
              <table:table-cell office:value-type="float" office:value="0.0623610126582279">
                <text:p>0.06236101265822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7686582278481">
                <text:p>0.067686582278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732237974683545">
                <text:p>0.07322379746835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5">
                <text:p>0.075</text:p>
              </table:table-cell>
              <table:table-cell office:value-type="float" office:value="0.0788384810126582">
                <text:p>0.07883848101265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847377215189874">
                <text:p>0.08473772151898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905843037974684">
                <text:p>0.09058430379746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75">
                <text:p>0.0875</text:p>
              </table:table-cell>
              <table:table-cell office:value-type="float" office:value="0.0968030379746835">
                <text:p>0.09680303797468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103070379746835">
                <text:p>0.1030703797468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0.10955746835443">
                <text:p>0.109557468354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116216202531646">
                <text:p>0.1162162025316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122856202531646">
                <text:p>0.1228562025316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129756455696203">
                <text:p>0.1297564556962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25">
                <text:p>0.1125</text:p>
              </table:table-cell>
              <table:table-cell office:value-type="float" office:value="0.136731139240506">
                <text:p>0.1367311392405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143796455696203">
                <text:p>0.1437964556962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0.151091139240506">
                <text:p>0.1510911392405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5">
                <text:p>0.125</text:p>
              </table:table-cell>
              <table:table-cell office:value-type="float" office:value="0.158303291139241">
                <text:p>0.1583032911392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165929113924051">
                <text:p>0.1659291139240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73555949367089">
                <text:p>0.1735559493670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75">
                <text:p>0.1375</text:p>
              </table:table-cell>
              <table:table-cell office:value-type="float" office:value="0.181489620253165">
                <text:p>0.1814896202531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189396962025316">
                <text:p>0.1893969620253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197549873417722">
                <text:p>0.1975498734177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">
                <text:p>0.15</text:p>
              </table:table-cell>
              <table:table-cell office:value-type="float" office:value="0.205987848101266">
                <text:p>0.2059878481012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0.214496202531646">
                <text:p>0.2144962025316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223261265822785">
                <text:p>0.2232612658227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25">
                <text:p>0.1625</text:p>
              </table:table-cell>
              <table:table-cell office:value-type="float" office:value="0.232086075949367">
                <text:p>0.2320860759493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41152911392405">
                <text:p>0.2411529113924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0.250377721518987">
                <text:p>0.2503777215189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5">
                <text:p>0.175</text:p>
              </table:table-cell>
              <table:table-cell office:value-type="float" office:value="0.25953417721519">
                <text:p>0.259534177215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0.269062784810127">
                <text:p>0.2690627848101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278556962025316">
                <text:p>0.2785569620253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75">
                <text:p>0.1875</text:p>
              </table:table-cell>
              <table:table-cell office:value-type="float" office:value="0.288410632911392">
                <text:p>0.2884106329113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0.298336708860759">
                <text:p>0.2983367088607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5833333333333">
                <text:p>0.195833333333333</text:p>
              </table:table-cell>
              <table:table-cell office:value-type="float" office:value="0.308340253164557">
                <text:p>0.3083402531645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">
                <text:p>0.2</text:p>
              </table:table-cell>
              <table:table-cell office:value-type="float" office:value="0.318768607594937">
                <text:p>0.3187686075949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0.329138227848101">
                <text:p>0.329138227848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33978582278481">
                <text:p>0.339785822784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25">
                <text:p>0.2125</text:p>
              </table:table-cell>
              <table:table-cell office:value-type="float" office:value="0.350398481012658">
                <text:p>0.3503984810126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plot-area chart:style-name="ch2" table:cell-range-address="Sheet5.G3:Sheet5.G54 Sheet5.K3:Sheet5.K54" svg:x="0.319cm" svg:y="0.179cm" svg:width="15.359cm" svg:height="8.631cm">
          <chart:coordinate-region svg:x="1.247cm" svg:y="0.381cm" svg:width="14.091cm" svg:height="7.776cm"/>
          <chart:axis chart:dimension="x" chart:name="primary-x" chart:style-name="ch3"/>
          <chart:axis chart:dimension="y" chart:name="primary-y" chart:style-name="ch4"/>
          <chart:series chart:style-name="ch5" chart:values-cell-range-address="Sheet5.K3:Sheet5.K54" chart:class="chart:scatter">
            <chart:domain table:cell-range-address="Sheet5.G3:Sheet5.G54"/>
            <chart:regression-curve chart:style-name="ch6">
              <chart:equation chart:display-equation="true" chart:display-r-square="true"/>
            </chart:regression-curve>
            <chart:data-point chart:repeated="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G3:Sheet5.G54</svg:desc>
                </draw:g>
              </table:table-cell>
              <table:table-cell office:value-type="float" office:value="0">
                <text:p>0</text:p>
                <draw:g>
                  <svg:desc>Sheet5.K3:Sheet5.K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301355756962026">
                <text:p>0.00301355756962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639573832911392">
                <text:p>0.00639573832911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">
                <text:p>0.0125</text:p>
              </table:table-cell>
              <table:table-cell office:value-type="float" office:value="0.00989236506329114">
                <text:p>0.00989236506329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3496349164557">
                <text:p>0.0134963491645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73175640506329">
                <text:p>0.01731756405063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0.0210643641518987">
                <text:p>0.02106436415189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0.0251367494683544">
                <text:p>0.0251367494683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93250997468354">
                <text:p>0.02932509974683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75">
                <text:p>0.0375</text:p>
              </table:table-cell>
              <table:table-cell office:value-type="float" office:value="0.0335240985316456">
                <text:p>0.0335240985316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381089356962025">
                <text:p>0.0381089356962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0.0427773327594937">
                <text:p>0.04277733275949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">
                <text:p>0.05</text:p>
              </table:table-cell>
              <table:table-cell office:value-type="float" office:value="0.0476452390886076">
                <text:p>0.0476452390886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0.0525232875949367">
                <text:p>0.05252328759493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576175542278481">
                <text:p>0.05761755422784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25">
                <text:p>0.0625</text:p>
              </table:table-cell>
              <table:table-cell office:value-type="float" office:value="0.0628546212658228">
                <text:p>0.06285462126582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82253747848101">
                <text:p>0.06822537478481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738093084556962">
                <text:p>0.07380930845569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5">
                <text:p>0.075</text:p>
              </table:table-cell>
              <table:table-cell office:value-type="float" office:value="0.0794722450632912">
                <text:p>0.07947224506329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854212732151899">
                <text:p>0.08542127321518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91319177721519">
                <text:p>0.0913191777215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75">
                <text:p>0.0875</text:p>
              </table:table-cell>
              <table:table-cell office:value-type="float" office:value="0.0975907687088608">
                <text:p>0.09759076870886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103912501873418">
                <text:p>0.1039125018734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0.110455516455696">
                <text:p>0.1104555164556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117171711189873">
                <text:p>0.1171717111898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123870706329114">
                <text:p>0.1238707063291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13083148921519">
                <text:p>0.13083148921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25">
                <text:p>0.1125</text:p>
              </table:table-cell>
              <table:table-cell office:value-type="float" office:value="0.137868237063291">
                <text:p>0.1378682370632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144997152405063">
                <text:p>0.1449971524050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0.152356969417722">
                <text:p>0.1523569694177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5">
                <text:p>0.125</text:p>
              </table:table-cell>
              <table:table-cell office:value-type="float" office:value="0.159635789367089">
                <text:p>0.1596357893670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16732981478481">
                <text:p>0.167329814784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75026387443038">
                <text:p>0.1750263874430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75">
                <text:p>0.1375</text:p>
              </table:table-cell>
              <table:table-cell office:value-type="float" office:value="0.183031330126582">
                <text:p>0.1830313301265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191011478278481">
                <text:p>0.1910114782784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199238730632911">
                <text:p>0.1992387306329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">
                <text:p>0.15</text:p>
              </table:table-cell>
              <table:table-cell office:value-type="float" office:value="0.207752580860759">
                <text:p>0.2077525808607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0.216338345417722">
                <text:p>0.2163383454177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225182353417722">
                <text:p>0.2251823534177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25">
                <text:p>0.1625</text:p>
              </table:table-cell>
              <table:table-cell office:value-type="float" office:value="0.234087642835443">
                <text:p>0.2340876428354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43236492151899">
                <text:p>0.2432364921518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0.252544850734177">
                <text:p>0.2525448507341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5">
                <text:p>0.175</text:p>
              </table:table-cell>
              <table:table-cell office:value-type="float" office:value="0.261786389468354">
                <text:p>0.2617863894683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0.271401614683544">
                <text:p>0.2714016146835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280983944101266">
                <text:p>0.2809839441012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75">
                <text:p>0.1875</text:p>
              </table:table-cell>
              <table:table-cell office:value-type="float" office:value="0.290927301772152">
                <text:p>0.2909273017721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0.300944599088608">
                <text:p>0.3009445990886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5833333333333">
                <text:p>0.195833333333333</text:p>
              </table:table-cell>
              <table:table-cell office:value-type="float" office:value="0.311040899341772">
                <text:p>0.3110408993417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">
                <text:p>0.2</text:p>
              </table:table-cell>
              <table:table-cell office:value-type="float" office:value="0.321563544303797">
                <text:p>0.3215635443037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0.332028989670886">
                <text:p>0.3320289896708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342773944303797">
                <text:p>0.3427739443037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25">
                <text:p>0.2125</text:p>
              </table:table-cell>
              <table:table-cell office:value-type="float" office:value="0.353485496810127">
                <text:p>0.3534854968101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6" number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</style:style>
    <style:style style:name="ch9" style:family="chart" style:data-style-name="N111"/>
    <style:style style:name="ch10" style:family="chart">
      <style:chart-properties chart:solid-type="cuboid" chart:symbol-type="named-symbol" chart:symbol-name="x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style-name="ch1">
        <chart:plot-area chart:style-name="ch2" table:cell-range-address="Sheet5.N5:Sheet5.O18" svg:x="0.769cm" svg:y="0.178cm" svg:width="14.907cm" svg:height="8.086cm">
          <chart:coordinate-region svg:x="1.211cm" svg:y="0.38cm" svg:width="14.274cm" svg:height="7.231cm"/>
          <chart:axis chart:dimension="x" chart:name="primary-x" chart:style-name="ch3">
            <chart:title svg:x="8.044cm" svg:y="8.302cm" chart:style-name="ch4">
              <text:p>Frame</text:p>
            </chart:title>
          </chart:axis>
          <chart:axis chart:dimension="y" chart:name="primary-y" chart:style-name="ch5">
            <chart:title svg:x="0cm" svg:y="5.485cm" chart:style-name="ch6">
              <text:p>Smearing (pixels)</text:p>
            </chart:title>
          </chart:axis>
          <chart:series chart:style-name="ch7" chart:values-cell-range-address="Sheet5.O5:Sheet5.O18" chart:class="chart:scatter">
            <chart:domain table:cell-range-address="Sheet5.N5:Sheet5.N18"/>
            <chart:regression-curve chart:style-name="ch8">
              <chart:equation chart:display-equation="true" chart:display-r-square="true" svg:x="2.068cm" svg:y="1.245cm" chart:style-name="ch9"/>
            </chart:regression-curve>
            <chart:data-point chart:repeated="4"/>
            <chart:data-point chart:style-name="ch10" chart:repeated="2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">
                <text:p>52</text:p>
                <draw:g>
                  <svg:desc>Sheet5.N5:Sheet5.N18</svg:desc>
                </draw:g>
              </table:table-cell>
              <table:table-cell office:value-type="float" office:value="7.5">
                <text:p>7.5</text:p>
                <draw:g>
                  <svg:desc>Sheet5.O5:Sheet5.O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error-category="constant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-1.2" chart:maximum="1.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 chart:error-category="constant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chart-properties chart:error-lower-limit="0.5" chart:error-upper-limit="0.5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 chart:symbol-type="named-symbol" chart:symbol-name="x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9.008cm" xlink:href=".." xlink:type="simple" chart:class="chart:scatter" chart:style-name="ch1">
        <chart:plot-area chart:style-name="ch2" table:cell-range-address="Sheet5.N5:Sheet5.N18 Sheet5.Q5:Sheet5.Q18" svg:x="0.7cm" svg:y="0.381cm" svg:width="14.972cm" svg:height="8.056cm">
          <chart:coordinate-region svg:x="1.565cm" svg:y="0.381cm" svg:width="13.915cm" svg:height="7.854cm"/>
          <chart:axis chart:dimension="x" chart:name="primary-x" chart:style-name="ch3">
            <chart:title svg:x="7.684cm" svg:y="8.458cm" chart:style-name="ch4">
              <text:p>Frame</text:p>
            </chart:title>
          </chart:axis>
          <chart:axis chart:dimension="y" chart:name="primary-y" chart:style-name="ch5">
            <chart:title svg:x="0cm" svg:y="5.62cm" chart:style-name="ch6">
              <text:p>Residual (pixels)</text:p>
            </chart:title>
          </chart:axis>
          <chart:series chart:style-name="ch7" chart:values-cell-range-address="Sheet5.Q5:Sheet5.Q18" chart:class="chart:scatter">
            <chart:domain table:cell-range-address="Sheet5.N5:Sheet5.N18"/>
            <chart:error-indicator chart:style-name="ch8" chart:dimension="y"/>
            <chart:data-point chart:repeated="10"/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">
                <text:p>52</text:p>
                <draw:g>
                  <svg:desc>Sheet5.N5:Sheet5.N18</svg:desc>
                </draw:g>
              </table:table-cell>
              <table:table-cell office:value-type="float" office:value="-0.3823084">
                <text:p>-0.3823084</text:p>
                <draw:g>
                  <svg:desc>Sheet5.Q5:Sheet5.Q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-0.6453884">
                <text:p>-0.64538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0.6400244">
                <text:p>0.6400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97393">
                <text:p>0.973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0.3563284">
                <text:p>0.3563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-0.2127804">
                <text:p>-0.2127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-0.1333964">
                <text:p>-0.1333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-0.2055196">
                <text:p>-0.2055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-0.62915">
                <text:p>-0.629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-0.3042876">
                <text:p>-0.3042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0690675999999999">
                <text:p>0.0690675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0.2909156">
                <text:p>0.29091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1612564">
                <text:p>0.16125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208353999999999">
                <text:p>0.020835399999999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6" number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>
        <chart:symbol-image xlink:href="Pictures/2000000E000000DF000000DFEBC41A6293732F30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</style:style>
    <style:style style:name="ch9" style:family="chart" style:data-style-name="N111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scatter" chart:style-name="ch1">
        <chart:plot-area chart:style-name="ch2" table:cell-range-address="Sheet4.N3:Sheet4.O16" svg:x="0.877cm" svg:y="0.178cm" svg:width="14.799cm" svg:height="8.314cm">
          <chart:coordinate-region svg:x="1.319cm" svg:y="0.38cm" svg:width="14.165cm" svg:height="7.459cm"/>
          <chart:axis chart:dimension="x" chart:name="primary-x" chart:style-name="ch3">
            <chart:title svg:x="7.774cm" svg:y="8.442cm" chart:style-name="ch4">
              <text:p>Frame</text:p>
            </chart:title>
          </chart:axis>
          <chart:axis chart:dimension="y" chart:name="primary-y" chart:style-name="ch5">
            <chart:title svg:x="0.008cm" svg:y="5.398cm" chart:style-name="ch6">
              <text:p>Smear (pixels)</text:p>
            </chart:title>
          </chart:axis>
          <chart:series chart:style-name="ch7" chart:values-cell-range-address="Sheet4.O3:Sheet4.O16" chart:class="chart:scatter">
            <chart:domain table:cell-range-address="Sheet4.N3:Sheet4.N16"/>
            <chart:regression-curve chart:style-name="ch8">
              <chart:equation chart:display-equation="true" chart:display-r-square="true" svg:x="1.463cm" svg:y="1.313cm" chart:style-name="ch9"/>
            </chart:regression-curve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">
                <text:p>53</text:p>
                <draw:g>
                  <svg:desc>Sheet4.N3:Sheet4.N16</svg:desc>
                </draw:g>
              </table:table-cell>
              <table:table-cell office:value-type="float" office:value="8">
                <text:p>8</text:p>
                <draw:g>
                  <svg:desc>Sheet4.O3:Sheet4.O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